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vnd.sun.star.oleobject" manifest:full-path="Obj136"/>
  <manifest:file-entry manifest:media-type="application/vnd.sun.star.oleobject" manifest:full-path="Obj137"/>
  <manifest:file-entry manifest:media-type="application/vnd.sun.star.oleobject" manifest:full-path="Obj138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vnd.sun.star.oleobject" manifest:full-path="Obj139"/>
  <manifest:file-entry manifest:media-type="application/vnd.sun.star.oleobject" manifest:full-path="Obj190"/>
  <manifest:file-entry manifest:media-type="application/vnd.sun.star.oleobject" manifest:full-path="Obj191"/>
  <manifest:file-entry manifest:media-type="application/vnd.sun.star.oleobject" manifest:full-path="Obj192"/>
  <manifest:file-entry manifest:media-type="application/vnd.sun.star.oleobject" manifest:full-path="Obj193"/>
  <manifest:file-entry manifest:media-type="application/vnd.sun.star.oleobject" manifest:full-path="Obj194"/>
  <manifest:file-entry manifest:media-type="application/vnd.sun.star.oleobject" manifest:full-path="Obj195"/>
  <manifest:file-entry manifest:media-type="application/vnd.sun.star.oleobject" manifest:full-path="Obj196"/>
  <manifest:file-entry manifest:media-type="application/vnd.sun.star.oleobject" manifest:full-path="Obj197"/>
  <manifest:file-entry manifest:media-type="application/vnd.sun.star.oleobject" manifest:full-path="Obj140"/>
  <manifest:file-entry manifest:media-type="application/vnd.sun.star.oleobject" manifest:full-path="Obj198"/>
  <manifest:file-entry manifest:media-type="application/vnd.sun.star.oleobject" manifest:full-path="Obj141"/>
  <manifest:file-entry manifest:media-type="application/vnd.sun.star.oleobject" manifest:full-path="Obj199"/>
  <manifest:file-entry manifest:media-type="application/vnd.sun.star.oleobject" manifest:full-path="Obj142"/>
  <manifest:file-entry manifest:media-type="application/vnd.sun.star.oleobject" manifest:full-path="Obj143"/>
  <manifest:file-entry manifest:media-type="application/vnd.sun.star.oleobject" manifest:full-path="Obj144"/>
  <manifest:file-entry manifest:media-type="application/vnd.sun.star.oleobject" manifest:full-path="Obj145"/>
  <manifest:file-entry manifest:media-type="application/vnd.sun.star.oleobject" manifest:full-path="Obj146"/>
  <manifest:file-entry manifest:media-type="application/vnd.sun.star.oleobject" manifest:full-path="Obj147"/>
  <manifest:file-entry manifest:media-type="application/vnd.sun.star.oleobject" manifest:full-path="Obj148"/>
  <manifest:file-entry manifest:media-type="application/vnd.sun.star.oleobject" manifest:full-path="Obj149"/>
  <manifest:file-entry manifest:media-type="application/binary" manifest:full-path="layout-cache"/>
  <manifest:file-entry manifest:media-type="application/x-openoffice-wmf;windows_formatname=&quot;Image WMF&quot;" manifest:full-path="ObjectReplacements/Obj136"/>
  <manifest:file-entry manifest:media-type="application/x-openoffice-wmf;windows_formatname=&quot;Image WMF&quot;" manifest:full-path="ObjectReplacements/Obj137"/>
  <manifest:file-entry manifest:media-type="application/x-openoffice-wmf;windows_formatname=&quot;Image WMF&quot;" manifest:full-path="ObjectReplacements/Obj138"/>
  <manifest:file-entry manifest:media-type="application/x-openoffice-wmf;windows_formatname=&quot;Image WMF&quot;" manifest:full-path="ObjectReplacements/Obj139"/>
  <manifest:file-entry manifest:media-type="application/x-openoffice-wmf;windows_formatname=&quot;Image WMF&quot;" manifest:full-path="ObjectReplacements/Obj190"/>
  <manifest:file-entry manifest:media-type="application/x-openoffice-wmf;windows_formatname=&quot;Image WMF&quot;" manifest:full-path="ObjectReplacements/Obj191"/>
  <manifest:file-entry manifest:media-type="application/x-openoffice-wmf;windows_formatname=&quot;Image WMF&quot;" manifest:full-path="ObjectReplacements/Obj192"/>
  <manifest:file-entry manifest:media-type="application/x-openoffice-wmf;windows_formatname=&quot;Image WMF&quot;" manifest:full-path="ObjectReplacements/Obj193"/>
  <manifest:file-entry manifest:media-type="application/x-openoffice-wmf;windows_formatname=&quot;Image WMF&quot;" manifest:full-path="ObjectReplacements/Obj194"/>
  <manifest:file-entry manifest:media-type="application/x-openoffice-wmf;windows_formatname=&quot;Image WMF&quot;" manifest:full-path="ObjectReplacements/Obj195"/>
  <manifest:file-entry manifest:media-type="application/x-openoffice-wmf;windows_formatname=&quot;Image WMF&quot;" manifest:full-path="ObjectReplacements/Obj196"/>
  <manifest:file-entry manifest:media-type="application/x-openoffice-wmf;windows_formatname=&quot;Image WMF&quot;" manifest:full-path="ObjectReplacements/Obj197"/>
  <manifest:file-entry manifest:media-type="application/x-openoffice-wmf;windows_formatname=&quot;Image WMF&quot;" manifest:full-path="ObjectReplacements/Obj140"/>
  <manifest:file-entry manifest:media-type="application/x-openoffice-wmf;windows_formatname=&quot;Image WMF&quot;" manifest:full-path="ObjectReplacements/Obj198"/>
  <manifest:file-entry manifest:media-type="application/x-openoffice-wmf;windows_formatname=&quot;Image WMF&quot;" manifest:full-path="ObjectReplacements/Obj141"/>
  <manifest:file-entry manifest:media-type="application/x-openoffice-wmf;windows_formatname=&quot;Image WMF&quot;" manifest:full-path="ObjectReplacements/Obj199"/>
  <manifest:file-entry manifest:media-type="application/x-openoffice-wmf;windows_formatname=&quot;Image WMF&quot;" manifest:full-path="ObjectReplacements/Obj142"/>
  <manifest:file-entry manifest:media-type="application/x-openoffice-wmf;windows_formatname=&quot;Image WMF&quot;" manifest:full-path="ObjectReplacements/Obj143"/>
  <manifest:file-entry manifest:media-type="application/x-openoffice-wmf;windows_formatname=&quot;Image WMF&quot;" manifest:full-path="ObjectReplacements/Obj144"/>
  <manifest:file-entry manifest:media-type="application/x-openoffice-wmf;windows_formatname=&quot;Image WMF&quot;" manifest:full-path="ObjectReplacements/Obj145"/>
  <manifest:file-entry manifest:media-type="application/x-openoffice-wmf;windows_formatname=&quot;Image WMF&quot;" manifest:full-path="ObjectReplacements/Obj146"/>
  <manifest:file-entry manifest:media-type="application/x-openoffice-wmf;windows_formatname=&quot;Image WMF&quot;" manifest:full-path="ObjectReplacements/Obj147"/>
  <manifest:file-entry manifest:media-type="application/x-openoffice-wmf;windows_formatname=&quot;Image WMF&quot;" manifest:full-path="ObjectReplacements/Obj148"/>
  <manifest:file-entry manifest:media-type="application/x-openoffice-wmf;windows_formatname=&quot;Image WMF&quot;" manifest:full-path="ObjectReplacements/Obj149"/>
  <manifest:file-entry manifest:media-type="application/x-openoffice-wmf;windows_formatname=&quot;Image WMF&quot;" manifest:full-path="ObjectReplacements/Obj150"/>
  <manifest:file-entry manifest:media-type="application/x-openoffice-wmf;windows_formatname=&quot;Image WMF&quot;" manifest:full-path="ObjectReplacements/Obj151"/>
  <manifest:file-entry manifest:media-type="application/x-openoffice-wmf;windows_formatname=&quot;Image WMF&quot;" manifest:full-path="ObjectReplacements/Obj152"/>
  <manifest:file-entry manifest:media-type="application/x-openoffice-wmf;windows_formatname=&quot;Image WMF&quot;" manifest:full-path="ObjectReplacements/Obj153"/>
  <manifest:file-entry manifest:media-type="application/x-openoffice-wmf;windows_formatname=&quot;Image WMF&quot;" manifest:full-path="ObjectReplacements/Obj154"/>
  <manifest:file-entry manifest:media-type="application/x-openoffice-wmf;windows_formatname=&quot;Image WMF&quot;" manifest:full-path="ObjectReplacements/Obj155"/>
  <manifest:file-entry manifest:media-type="application/x-openoffice-wmf;windows_formatname=&quot;Image WMF&quot;" manifest:full-path="ObjectReplacements/Obj156"/>
  <manifest:file-entry manifest:media-type="application/x-openoffice-wmf;windows_formatname=&quot;Image WMF&quot;" manifest:full-path="ObjectReplacements/Obj157"/>
  <manifest:file-entry manifest:media-type="application/x-openoffice-wmf;windows_formatname=&quot;Image WMF&quot;" manifest:full-path="ObjectReplacements/Obj100"/>
  <manifest:file-entry manifest:media-type="application/x-openoffice-wmf;windows_formatname=&quot;Image WMF&quot;" manifest:full-path="ObjectReplacements/Obj158"/>
  <manifest:file-entry manifest:media-type="application/x-openoffice-wmf;windows_formatname=&quot;Image WMF&quot;" manifest:full-path="ObjectReplacements/Obj101"/>
  <manifest:file-entry manifest:media-type="application/x-openoffice-wmf;windows_formatname=&quot;Image WMF&quot;" manifest:full-path="ObjectReplacements/Obj159"/>
  <manifest:file-entry manifest:media-type="application/x-openoffice-wmf;windows_formatname=&quot;Image WMF&quot;" manifest:full-path="ObjectReplacements/Obj102"/>
  <manifest:file-entry manifest:media-type="application/x-openoffice-wmf;windows_formatname=&quot;Image WMF&quot;" manifest:full-path="ObjectReplacements/Obj103"/>
  <manifest:file-entry manifest:media-type="application/x-openoffice-wmf;windows_formatname=&quot;Image WMF&quot;" manifest:full-path="ObjectReplacements/Obj104"/>
  <manifest:file-entry manifest:media-type="application/x-openoffice-wmf;windows_formatname=&quot;Image WMF&quot;" manifest:full-path="ObjectReplacements/Obj105"/>
  <manifest:file-entry manifest:media-type="application/x-openoffice-wmf;windows_formatname=&quot;Image WMF&quot;" manifest:full-path="ObjectReplacements/Obj106"/>
  <manifest:file-entry manifest:media-type="application/x-openoffice-wmf;windows_formatname=&quot;Image WMF&quot;" manifest:full-path="ObjectReplacements/Obj107"/>
  <manifest:file-entry manifest:media-type="application/x-openoffice-wmf;windows_formatname=&quot;Image WMF&quot;" manifest:full-path="ObjectReplacements/Obj108"/>
  <manifest:file-entry manifest:media-type="application/x-openoffice-wmf;windows_formatname=&quot;Image WMF&quot;" manifest:full-path="ObjectReplacements/Obj109"/>
  <manifest:file-entry manifest:media-type="application/x-openoffice-wmf;windows_formatname=&quot;Image WMF&quot;" manifest:full-path="ObjectReplacements/Obj200"/>
  <manifest:file-entry manifest:media-type="application/x-openoffice-wmf;windows_formatname=&quot;Image WMF&quot;" manifest:full-path="ObjectReplacements/Obj201"/>
  <manifest:file-entry manifest:media-type="application/x-openoffice-wmf;windows_formatname=&quot;Image WMF&quot;" manifest:full-path="ObjectReplacements/Obj202"/>
  <manifest:file-entry manifest:media-type="application/x-openoffice-wmf;windows_formatname=&quot;Image WMF&quot;" manifest:full-path="ObjectReplacements/Obj203"/>
  <manifest:file-entry manifest:media-type="application/x-openoffice-wmf;windows_formatname=&quot;Image WMF&quot;" manifest:full-path="ObjectReplacements/Obj204"/>
  <manifest:file-entry manifest:media-type="application/x-openoffice-wmf;windows_formatname=&quot;Image WMF&quot;" manifest:full-path="ObjectReplacements/Obj205"/>
  <manifest:file-entry manifest:media-type="application/x-openoffice-wmf;windows_formatname=&quot;Image WMF&quot;" manifest:full-path="ObjectReplacements/Obj206"/>
  <manifest:file-entry manifest:media-type="application/x-openoffice-wmf;windows_formatname=&quot;Image WMF&quot;" manifest:full-path="ObjectReplacements/Obj207"/>
  <manifest:file-entry manifest:media-type="application/x-openoffice-wmf;windows_formatname=&quot;Image WMF&quot;" manifest:full-path="ObjectReplacements/Obj208"/>
  <manifest:file-entry manifest:media-type="application/x-openoffice-wmf;windows_formatname=&quot;Image WMF&quot;" manifest:full-path="ObjectReplacements/Obj209"/>
  <manifest:file-entry manifest:media-type="application/x-openoffice-wmf;windows_formatname=&quot;Image WMF&quot;" manifest:full-path="ObjectReplacements/Obj160"/>
  <manifest:file-entry manifest:media-type="application/x-openoffice-wmf;windows_formatname=&quot;Image WMF&quot;" manifest:full-path="ObjectReplacements/Obj161"/>
  <manifest:file-entry manifest:media-type="application/x-openoffice-wmf;windows_formatname=&quot;Image WMF&quot;" manifest:full-path="ObjectReplacements/Obj162"/>
  <manifest:file-entry manifest:media-type="application/x-openoffice-wmf;windows_formatname=&quot;Image WMF&quot;" manifest:full-path="ObjectReplacements/Obj163"/>
  <manifest:file-entry manifest:media-type="application/x-openoffice-wmf;windows_formatname=&quot;Image WMF&quot;" manifest:full-path="ObjectReplacements/Obj164"/>
  <manifest:file-entry manifest:media-type="application/x-openoffice-wmf;windows_formatname=&quot;Image WMF&quot;" manifest:full-path="ObjectReplacements/Obj165"/>
  <manifest:file-entry manifest:media-type="application/x-openoffice-wmf;windows_formatname=&quot;Image WMF&quot;" manifest:full-path="ObjectReplacements/Obj166"/>
  <manifest:file-entry manifest:media-type="application/x-openoffice-wmf;windows_formatname=&quot;Image WMF&quot;" manifest:full-path="ObjectReplacements/Obj167"/>
  <manifest:file-entry manifest:media-type="application/x-openoffice-wmf;windows_formatname=&quot;Image WMF&quot;" manifest:full-path="ObjectReplacements/Obj110"/>
  <manifest:file-entry manifest:media-type="application/x-openoffice-wmf;windows_formatname=&quot;Image WMF&quot;" manifest:full-path="ObjectReplacements/Obj168"/>
  <manifest:file-entry manifest:media-type="application/x-openoffice-wmf;windows_formatname=&quot;Image WMF&quot;" manifest:full-path="ObjectReplacements/Obj111"/>
  <manifest:file-entry manifest:media-type="application/x-openoffice-wmf;windows_formatname=&quot;Image WMF&quot;" manifest:full-path="ObjectReplacements/Obj169"/>
  <manifest:file-entry manifest:media-type="application/x-openoffice-wmf;windows_formatname=&quot;Image WMF&quot;" manifest:full-path="ObjectReplacements/Obj112"/>
  <manifest:file-entry manifest:media-type="application/x-openoffice-wmf;windows_formatname=&quot;Image WMF&quot;" manifest:full-path="ObjectReplacements/Obj113"/>
  <manifest:file-entry manifest:media-type="application/x-openoffice-wmf;windows_formatname=&quot;Image WMF&quot;" manifest:full-path="ObjectReplacements/Obj114"/>
  <manifest:file-entry manifest:media-type="application/x-openoffice-wmf;windows_formatname=&quot;Image WMF&quot;" manifest:full-path="ObjectReplacements/Obj115"/>
  <manifest:file-entry manifest:media-type="application/x-openoffice-wmf;windows_formatname=&quot;Image WMF&quot;" manifest:full-path="ObjectReplacements/Obj116"/>
  <manifest:file-entry manifest:media-type="application/x-openoffice-wmf;windows_formatname=&quot;Image WMF&quot;" manifest:full-path="ObjectReplacements/Obj117"/>
  <manifest:file-entry manifest:media-type="application/x-openoffice-wmf;windows_formatname=&quot;Image WMF&quot;" manifest:full-path="ObjectReplacements/Obj118"/>
  <manifest:file-entry manifest:media-type="application/x-openoffice-wmf;windows_formatname=&quot;Image WMF&quot;" manifest:full-path="ObjectReplacements/Obj119"/>
  <manifest:file-entry manifest:media-type="application/x-openoffice-wmf;windows_formatname=&quot;Image WMF&quot;" manifest:full-path="ObjectReplacements/Obj170"/>
  <manifest:file-entry manifest:media-type="application/x-openoffice-wmf;windows_formatname=&quot;Image WMF&quot;" manifest:full-path="ObjectReplacements/Obj171"/>
  <manifest:file-entry manifest:media-type="application/x-openoffice-wmf;windows_formatname=&quot;Image WMF&quot;" manifest:full-path="ObjectReplacements/Obj172"/>
  <manifest:file-entry manifest:media-type="application/x-openoffice-wmf;windows_formatname=&quot;Image WMF&quot;" manifest:full-path="ObjectReplacements/Obj173"/>
  <manifest:file-entry manifest:media-type="application/x-openoffice-wmf;windows_formatname=&quot;Image WMF&quot;" manifest:full-path="ObjectReplacements/Obj174"/>
  <manifest:file-entry manifest:media-type="application/x-openoffice-wmf;windows_formatname=&quot;Image WMF&quot;" manifest:full-path="ObjectReplacements/Obj175"/>
  <manifest:file-entry manifest:media-type="application/x-openoffice-wmf;windows_formatname=&quot;Image WMF&quot;" manifest:full-path="ObjectReplacements/Obj176"/>
  <manifest:file-entry manifest:media-type="application/x-openoffice-wmf;windows_formatname=&quot;Image WMF&quot;" manifest:full-path="ObjectReplacements/Obj177"/>
  <manifest:file-entry manifest:media-type="application/x-openoffice-wmf;windows_formatname=&quot;Image WMF&quot;" manifest:full-path="ObjectReplacements/Obj120"/>
  <manifest:file-entry manifest:media-type="application/x-openoffice-wmf;windows_formatname=&quot;Image WMF&quot;" manifest:full-path="ObjectReplacements/Obj178"/>
  <manifest:file-entry manifest:media-type="application/x-openoffice-wmf;windows_formatname=&quot;Image WMF&quot;" manifest:full-path="ObjectReplacements/Obj121"/>
  <manifest:file-entry manifest:media-type="application/x-openoffice-wmf;windows_formatname=&quot;Image WMF&quot;" manifest:full-path="ObjectReplacements/Obj179"/>
  <manifest:file-entry manifest:media-type="application/x-openoffice-wmf;windows_formatname=&quot;Image WMF&quot;" manifest:full-path="ObjectReplacements/Obj122"/>
  <manifest:file-entry manifest:media-type="application/x-openoffice-wmf;windows_formatname=&quot;Image WMF&quot;" manifest:full-path="ObjectReplacements/Obj123"/>
  <manifest:file-entry manifest:media-type="application/x-openoffice-wmf;windows_formatname=&quot;Image WMF&quot;" manifest:full-path="ObjectReplacements/Obj124"/>
  <manifest:file-entry manifest:media-type="application/x-openoffice-wmf;windows_formatname=&quot;Image WMF&quot;" manifest:full-path="ObjectReplacements/Obj125"/>
  <manifest:file-entry manifest:media-type="application/x-openoffice-wmf;windows_formatname=&quot;Image WMF&quot;" manifest:full-path="ObjectReplacements/Obj126"/>
  <manifest:file-entry manifest:media-type="application/x-openoffice-wmf;windows_formatname=&quot;Image WMF&quot;" manifest:full-path="ObjectReplacements/Obj127"/>
  <manifest:file-entry manifest:media-type="application/x-openoffice-wmf;windows_formatname=&quot;Image WMF&quot;" manifest:full-path="ObjectReplacements/Obj128"/>
  <manifest:file-entry manifest:media-type="application/x-openoffice-wmf;windows_formatname=&quot;Image WMF&quot;" manifest:full-path="ObjectReplacements/Obj129"/>
  <manifest:file-entry manifest:media-type="application/x-openoffice-wmf;windows_formatname=&quot;Image WMF&quot;" manifest:full-path="ObjectReplacements/Obj180"/>
  <manifest:file-entry manifest:media-type="application/x-openoffice-wmf;windows_formatname=&quot;Image WMF&quot;" manifest:full-path="ObjectReplacements/Obj181"/>
  <manifest:file-entry manifest:media-type="application/x-openoffice-wmf;windows_formatname=&quot;Image WMF&quot;" manifest:full-path="ObjectReplacements/Obj182"/>
  <manifest:file-entry manifest:media-type="application/x-openoffice-wmf;windows_formatname=&quot;Image WMF&quot;" manifest:full-path="ObjectReplacements/Obj183"/>
  <manifest:file-entry manifest:media-type="application/x-openoffice-wmf;windows_formatname=&quot;Image WMF&quot;" manifest:full-path="ObjectReplacements/Obj184"/>
  <manifest:file-entry manifest:media-type="application/x-openoffice-wmf;windows_formatname=&quot;Image WMF&quot;" manifest:full-path="ObjectReplacements/Obj185"/>
  <manifest:file-entry manifest:media-type="application/x-openoffice-wmf;windows_formatname=&quot;Image WMF&quot;" manifest:full-path="ObjectReplacements/Obj186"/>
  <manifest:file-entry manifest:media-type="application/x-openoffice-wmf;windows_formatname=&quot;Image WMF&quot;" manifest:full-path="ObjectReplacements/Obj187"/>
  <manifest:file-entry manifest:media-type="application/x-openoffice-wmf;windows_formatname=&quot;Image WMF&quot;" manifest:full-path="ObjectReplacements/Obj130"/>
  <manifest:file-entry manifest:media-type="application/x-openoffice-wmf;windows_formatname=&quot;Image WMF&quot;" manifest:full-path="ObjectReplacements/Obj188"/>
  <manifest:file-entry manifest:media-type="application/x-openoffice-wmf;windows_formatname=&quot;Image WMF&quot;" manifest:full-path="ObjectReplacements/Obj131"/>
  <manifest:file-entry manifest:media-type="application/x-openoffice-wmf;windows_formatname=&quot;Image WMF&quot;" manifest:full-path="ObjectReplacements/Obj189"/>
  <manifest:file-entry manifest:media-type="application/x-openoffice-wmf;windows_formatname=&quot;Image WMF&quot;" manifest:full-path="ObjectReplacements/Obj132"/>
  <manifest:file-entry manifest:media-type="application/x-openoffice-wmf;windows_formatname=&quot;Image WMF&quot;" manifest:full-path="ObjectReplacements/Obj133"/>
  <manifest:file-entry manifest:media-type="application/x-openoffice-wmf;windows_formatname=&quot;Image WMF&quot;" manifest:full-path="ObjectReplacements/Obj134"/>
  <manifest:file-entry manifest:media-type="application/x-openoffice-wmf;windows_formatname=&quot;Image WMF&quot;" manifest:full-path="ObjectReplacements/Obj135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150"/>
  <manifest:file-entry manifest:media-type="application/vnd.sun.star.oleobject" manifest:full-path="Obj151"/>
  <manifest:file-entry manifest:media-type="application/vnd.sun.star.oleobject" manifest:full-path="Obj152"/>
  <manifest:file-entry manifest:media-type="application/vnd.sun.star.oleobject" manifest:full-path="Obj153"/>
  <manifest:file-entry manifest:media-type="application/vnd.sun.star.oleobject" manifest:full-path="Obj154"/>
  <manifest:file-entry manifest:media-type="application/vnd.sun.star.oleobject" manifest:full-path="Obj155"/>
  <manifest:file-entry manifest:media-type="application/vnd.sun.star.oleobject" manifest:full-path="Obj156"/>
  <manifest:file-entry manifest:media-type="application/vnd.sun.star.oleobject" manifest:full-path="Obj157"/>
  <manifest:file-entry manifest:media-type="application/vnd.sun.star.oleobject" manifest:full-path="Obj100"/>
  <manifest:file-entry manifest:media-type="application/vnd.sun.star.oleobject" manifest:full-path="Obj158"/>
  <manifest:file-entry manifest:media-type="application/vnd.sun.star.oleobject" manifest:full-path="Obj101"/>
  <manifest:file-entry manifest:media-type="application/vnd.sun.star.oleobject" manifest:full-path="Obj159"/>
  <manifest:file-entry manifest:media-type="application/vnd.sun.star.oleobject" manifest:full-path="Obj102"/>
  <manifest:file-entry manifest:media-type="application/vnd.sun.star.oleobject" manifest:full-path="Obj103"/>
  <manifest:file-entry manifest:media-type="application/vnd.sun.star.oleobject" manifest:full-path="Obj104"/>
  <manifest:file-entry manifest:media-type="application/vnd.sun.star.oleobject" manifest:full-path="Obj105"/>
  <manifest:file-entry manifest:media-type="application/vnd.sun.star.oleobject" manifest:full-path="Obj106"/>
  <manifest:file-entry manifest:media-type="application/vnd.sun.star.oleobject" manifest:full-path="Obj107"/>
  <manifest:file-entry manifest:media-type="application/vnd.sun.star.oleobject" manifest:full-path="Obj108"/>
  <manifest:file-entry manifest:media-type="application/vnd.sun.star.oleobject" manifest:full-path="Obj109"/>
  <manifest:file-entry manifest:media-type="application/vnd.sun.star.oleobject" manifest:full-path="Obj200"/>
  <manifest:file-entry manifest:media-type="application/vnd.sun.star.oleobject" manifest:full-path="Obj201"/>
  <manifest:file-entry manifest:media-type="application/vnd.sun.star.oleobject" manifest:full-path="Obj202"/>
  <manifest:file-entry manifest:media-type="application/vnd.sun.star.oleobject" manifest:full-path="Obj203"/>
  <manifest:file-entry manifest:media-type="application/vnd.sun.star.oleobject" manifest:full-path="Obj204"/>
  <manifest:file-entry manifest:media-type="application/vnd.sun.star.oleobject" manifest:full-path="Obj205"/>
  <manifest:file-entry manifest:media-type="application/vnd.sun.star.oleobject" manifest:full-path="Obj206"/>
  <manifest:file-entry manifest:media-type="application/vnd.sun.star.oleobject" manifest:full-path="Obj207"/>
  <manifest:file-entry manifest:media-type="application/vnd.sun.star.oleobject" manifest:full-path="Obj208"/>
  <manifest:file-entry manifest:media-type="application/vnd.sun.star.oleobject" manifest:full-path="Obj209"/>
  <manifest:file-entry manifest:media-type="application/vnd.sun.star.oleobject" manifest:full-path="Obj160"/>
  <manifest:file-entry manifest:media-type="application/vnd.sun.star.oleobject" manifest:full-path="Obj161"/>
  <manifest:file-entry manifest:media-type="application/vnd.sun.star.oleobject" manifest:full-path="Obj162"/>
  <manifest:file-entry manifest:media-type="application/vnd.sun.star.oleobject" manifest:full-path="Obj163"/>
  <manifest:file-entry manifest:media-type="application/vnd.sun.star.oleobject" manifest:full-path="Obj164"/>
  <manifest:file-entry manifest:media-type="application/vnd.sun.star.oleobject" manifest:full-path="Obj165"/>
  <manifest:file-entry manifest:media-type="application/vnd.sun.star.oleobject" manifest:full-path="Obj166"/>
  <manifest:file-entry manifest:media-type="application/vnd.sun.star.oleobject" manifest:full-path="Obj167"/>
  <manifest:file-entry manifest:media-type="application/vnd.sun.star.oleobject" manifest:full-path="Obj110"/>
  <manifest:file-entry manifest:media-type="application/vnd.sun.star.oleobject" manifest:full-path="Obj168"/>
  <manifest:file-entry manifest:media-type="text/xml" manifest:full-path="styles.xml"/>
  <manifest:file-entry manifest:media-type="application/vnd.sun.star.oleobject" manifest:full-path="Obj111"/>
  <manifest:file-entry manifest:media-type="application/vnd.sun.star.oleobject" manifest:full-path="Obj169"/>
  <manifest:file-entry manifest:media-type="application/vnd.sun.star.oleobject" manifest:full-path="Obj112"/>
  <manifest:file-entry manifest:media-type="application/vnd.sun.star.oleobject" manifest:full-path="Obj113"/>
  <manifest:file-entry manifest:media-type="application/vnd.sun.star.oleobject" manifest:full-path="Obj114"/>
  <manifest:file-entry manifest:media-type="application/vnd.sun.star.oleobject" manifest:full-path="Obj115"/>
  <manifest:file-entry manifest:media-type="application/vnd.sun.star.oleobject" manifest:full-path="Obj116"/>
  <manifest:file-entry manifest:media-type="application/vnd.sun.star.oleobject" manifest:full-path="Obj117"/>
  <manifest:file-entry manifest:media-type="application/vnd.sun.star.oleobject" manifest:full-path="Obj118"/>
  <manifest:file-entry manifest:media-type="application/vnd.sun.star.oleobject" manifest:full-path="Obj119"/>
  <manifest:file-entry manifest:media-type="application/vnd.sun.star.oleobject" manifest:full-path="Obj170"/>
  <manifest:file-entry manifest:media-type="application/vnd.sun.star.oleobject" manifest:full-path="Obj171"/>
  <manifest:file-entry manifest:media-type="application/vnd.sun.star.oleobject" manifest:full-path="Obj172"/>
  <manifest:file-entry manifest:media-type="application/vnd.sun.star.oleobject" manifest:full-path="Obj173"/>
  <manifest:file-entry manifest:media-type="application/vnd.sun.star.oleobject" manifest:full-path="Obj174"/>
  <manifest:file-entry manifest:media-type="application/vnd.sun.star.oleobject" manifest:full-path="Obj175"/>
  <manifest:file-entry manifest:media-type="application/vnd.sun.star.oleobject" manifest:full-path="Obj176"/>
  <manifest:file-entry manifest:media-type="application/vnd.sun.star.oleobject" manifest:full-path="Obj177"/>
  <manifest:file-entry manifest:media-type="application/vnd.sun.star.oleobject" manifest:full-path="Obj120"/>
  <manifest:file-entry manifest:media-type="application/vnd.sun.star.oleobject" manifest:full-path="Obj178"/>
  <manifest:file-entry manifest:media-type="application/vnd.sun.star.oleobject" manifest:full-path="Obj121"/>
  <manifest:file-entry manifest:media-type="application/vnd.sun.star.oleobject" manifest:full-path="Obj179"/>
  <manifest:file-entry manifest:media-type="application/vnd.sun.star.oleobject" manifest:full-path="Obj122"/>
  <manifest:file-entry manifest:media-type="application/vnd.sun.star.oleobject" manifest:full-path="Obj123"/>
  <manifest:file-entry manifest:media-type="application/vnd.sun.star.oleobject" manifest:full-path="Obj124"/>
  <manifest:file-entry manifest:media-type="application/vnd.sun.star.oleobject" manifest:full-path="Obj125"/>
  <manifest:file-entry manifest:media-type="application/vnd.sun.star.oleobject" manifest:full-path="Obj126"/>
  <manifest:file-entry manifest:media-type="application/vnd.sun.star.oleobject" manifest:full-path="Obj127"/>
  <manifest:file-entry manifest:media-type="application/vnd.sun.star.oleobject" manifest:full-path="Obj128"/>
  <manifest:file-entry manifest:media-type="application/vnd.sun.star.oleobject" manifest:full-path="Obj129"/>
  <manifest:file-entry manifest:media-type="text/xml" manifest:full-path="meta.xml"/>
  <manifest:file-entry manifest:media-type="application/vnd.sun.star.oleobject" manifest:full-path="Obj180"/>
  <manifest:file-entry manifest:media-type="application/vnd.sun.star.oleobject" manifest:full-path="Obj181"/>
  <manifest:file-entry manifest:media-type="" manifest:full-path="Thumbnails/thumbnail.png"/>
  <manifest:file-entry manifest:media-type="" manifest:full-path="Thumbnails/"/>
  <manifest:file-entry manifest:media-type="application/vnd.sun.star.oleobject" manifest:full-path="Obj182"/>
  <manifest:file-entry manifest:media-type="application/vnd.sun.star.oleobject" manifest:full-path="Obj183"/>
  <manifest:file-entry manifest:media-type="application/vnd.sun.star.oleobject" manifest:full-path="Obj184"/>
  <manifest:file-entry manifest:media-type="application/vnd.sun.star.oleobject" manifest:full-path="Obj185"/>
  <manifest:file-entry manifest:media-type="application/vnd.sun.star.oleobject" manifest:full-path="Obj186"/>
  <manifest:file-entry manifest:media-type="text/xml" manifest:full-path="settings.xml"/>
  <manifest:file-entry manifest:media-type="application/vnd.sun.star.oleobject" manifest:full-path="Obj187"/>
  <manifest:file-entry manifest:media-type="application/vnd.sun.star.oleobject" manifest:full-path="Obj130"/>
  <manifest:file-entry manifest:media-type="application/vnd.sun.star.oleobject" manifest:full-path="Obj188"/>
  <manifest:file-entry manifest:media-type="application/vnd.sun.star.oleobject" manifest:full-path="Obj131"/>
  <manifest:file-entry manifest:media-type="application/vnd.sun.star.oleobject" manifest:full-path="Obj189"/>
  <manifest:file-entry manifest:media-type="application/vnd.sun.star.oleobject" manifest:full-path="Obj132"/>
  <manifest:file-entry manifest:media-type="application/vnd.sun.star.oleobject" manifest:full-path="Obj133"/>
  <manifest:file-entry manifest:media-type="application/vnd.sun.star.oleobject" manifest:full-path="Obj134"/>
  <manifest:file-entry manifest:media-type="application/vnd.sun.star.oleobject" manifest:full-path="Obj13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146in" fo:margin-left="-0.075in" table:align="left" style:writing-mode="lr-tb"/>
    </style:style>
    <style:style style:name="Table1.A" style:family="table-column">
      <style:table-column-properties style:column-width="4.0854in"/>
    </style:style>
    <style:style style:name="Table1.B" style:family="table-column">
      <style:table-column-properties style:column-width="2.4285in"/>
    </style:style>
    <style:style style:name="Table1.1" style:family="table-row">
      <style:table-row-properties style:min-row-height="0.2049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284in" style:keep-together="true" fo:keep-together="auto"/>
    </style:style>
    <style:style style:name="Table2" style:family="table">
      <style:table-properties style:width="6.5146in" fo:margin-left="-0.075in" table:align="left" style:writing-mode="lr-tb"/>
    </style:style>
    <style:style style:name="Table2.A" style:family="table-column">
      <style:table-column-properties style:column-width="4.0854in"/>
    </style:style>
    <style:style style:name="Table2.B" style:family="table-column">
      <style:table-column-properties style:column-width="2.4285in"/>
    </style:style>
    <style:style style:name="Table2.1" style:family="table-row">
      <style:table-row-properties style:min-row-height="0.2049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284in" style:keep-together="true" fo:keep-together="auto"/>
    </style:style>
    <style:style style:name="Table3" style:family="table">
      <style:table-properties style:width="6.4424in" fo:margin-left="-0.0986in" table:align="left" style:writing-mode="lr-tb"/>
    </style:style>
    <style:style style:name="Table3.A" style:family="table-column">
      <style:table-column-properties style:column-width="0.5403in"/>
    </style:style>
    <style:style style:name="Table3.B" style:family="table-column">
      <style:table-column-properties style:column-width="1.1278in"/>
    </style:style>
    <style:style style:name="Table3.C" style:family="table-column">
      <style:table-column-properties style:column-width="1.066in"/>
    </style:style>
    <style:style style:name="Table3.D" style:family="table-column">
      <style:table-column-properties style:column-width="1.1306in"/>
    </style:style>
    <style:style style:name="Table3.E" style:family="table-column">
      <style:table-column-properties style:column-width="1.4361in"/>
    </style:style>
    <style:style style:name="Table3.F" style:family="table-column">
      <style:table-column-properties style:column-width="1.14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5.2368in" fo:margin-left="1.1063in" table:align="left" style:writing-mode="lr-tb"/>
    </style:style>
    <style:style style:name="Table4.A" style:family="table-column">
      <style:table-column-properties style:column-width="1.7451in"/>
    </style:style>
    <style:style style:name="Table4.B" style:family="table-column">
      <style:table-column-properties style:column-width="1.741in"/>
    </style:style>
    <style:style style:name="Table4.C" style:family="table-column">
      <style:table-column-properties style:column-width="1.750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4569in" fo:margin-left="0.8861in" table:align="left" style:writing-mode="lr-tb"/>
    </style:style>
    <style:style style:name="Table5.A" style:family="table-column">
      <style:table-column-properties style:column-width="1.2139in"/>
    </style:style>
    <style:style style:name="Table5.B" style:family="table-column">
      <style:table-column-properties style:column-width="0.6049in"/>
    </style:style>
    <style:style style:name="Table5.C" style:family="table-column">
      <style:table-column-properties style:column-width="1.8139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none"/>
    </style:style>
    <style:style style:name="Table5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6" style:family="table">
      <style:table-properties style:width="6.2014in" fo:margin-left="0.2958in" table:align="left" style:writing-mode="lr-tb"/>
    </style:style>
    <style:style style:name="Table6.A" style:family="table-column">
      <style:table-column-properties style:column-width="0.491in"/>
    </style:style>
    <style:style style:name="Table6.B" style:family="table-column">
      <style:table-column-properties style:column-width="1.4764in"/>
    </style:style>
    <style:style style:name="Table6.C" style:family="table-column">
      <style:table-column-properties style:column-width="1.3771in"/>
    </style:style>
    <style:style style:name="Table6.D" style:family="table-column">
      <style:table-column-properties style:column-width="1.2799in"/>
    </style:style>
    <style:style style:name="Table6.E" style:family="table-column">
      <style:table-column-properties style:column-width="1.577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6.1535in" fo:margin-left="0.1896in" table:align="left" style:writing-mode="lr-tb"/>
    </style:style>
    <style:style style:name="Table7.A" style:family="table-column">
      <style:table-column-properties style:column-width="0.5549in"/>
    </style:style>
    <style:style style:name="Table7.B" style:family="table-column">
      <style:table-column-properties style:column-width="1.066in"/>
    </style:style>
    <style:style style:name="Table7.C" style:family="table-column">
      <style:table-column-properties style:column-width="1.1472in"/>
    </style:style>
    <style:style style:name="Table7.D" style:family="table-column">
      <style:table-column-properties style:column-width="1.3701in"/>
    </style:style>
    <style:style style:name="Table7.E" style:family="table-column">
      <style:table-column-properties style:column-width="1.0326in"/>
    </style:style>
    <style:style style:name="Table7.F" style:family="table-column">
      <style:table-column-properties style:column-width="0.9819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5.4139in" fo:margin-left="0.1972in" table:align="left" style:writing-mode="lr-tb"/>
    </style:style>
    <style:style style:name="Table8.A" style:family="table-column">
      <style:table-column-properties style:column-width="1.566in"/>
    </style:style>
    <style:style style:name="Table8.B" style:family="table-column">
      <style:table-column-properties style:column-width="1.5556in"/>
    </style:style>
    <style:style style:name="Table8.C" style:family="table-column">
      <style:table-column-properties style:column-width="2.2924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9" style:family="table">
      <style:table-properties style:width="6.125in" fo:margin-left="0.175in" table:align="left" style:writing-mode="lr-tb"/>
    </style:style>
    <style:style style:name="Table9.A" style:family="table-column">
      <style:table-column-properties style:column-width="1.6396in"/>
    </style:style>
    <style:style style:name="Table9.B" style:family="table-column">
      <style:table-column-properties style:column-width="0.4021in"/>
    </style:style>
    <style:style style:name="Table9.C" style:family="table-column">
      <style:table-column-properties style:column-width="1.9035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9.A2" style:family="table-cell">
      <style:table-cell-properties fo:padding-left="0.075in" fo:padding-right="0.075in" fo:padding-top="0in" fo:padding-bottom="0in" fo:border="none"/>
    </style:style>
    <style:style style:name="Table9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0" style:family="table">
      <style:table-properties style:width="6.1028in" fo:margin-left="0.1972in" table:align="left" style:writing-mode="lr-tb"/>
    </style:style>
    <style:style style:name="Table10.A" style:family="table-column">
      <style:table-column-properties style:column-width="0.5556in"/>
    </style:style>
    <style:style style:name="Table10.B" style:family="table-column">
      <style:table-column-properties style:column-width="1.1069in"/>
    </style:style>
    <style:style style:name="Table10.C" style:family="table-column">
      <style:table-column-properties style:column-width="0.9604in"/>
    </style:style>
    <style:style style:name="Table10.D" style:family="table-column">
      <style:table-column-properties style:column-width="1.3069in"/>
    </style:style>
    <style:style style:name="Table10.E" style:family="table-column">
      <style:table-column-properties style:column-width="2.1729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075in" fo:padding-right="0.075in" fo:padding-top="0in" fo:padding-bottom="0in" fo:border="none"/>
    </style:style>
    <style:style style:name="Table11" style:family="table">
      <style:table-properties style:width="6.1535in" fo:margin-left="0.1896in" table:align="left" style:writing-mode="lr-tb"/>
    </style:style>
    <style:style style:name="Table11.A" style:family="table-column">
      <style:table-column-properties style:column-width="0.5326in"/>
    </style:style>
    <style:style style:name="Table11.B" style:family="table-column">
      <style:table-column-properties style:column-width="1.0979in"/>
    </style:style>
    <style:style style:name="Table11.C" style:family="table-column">
      <style:table-column-properties style:column-width="1.0972in"/>
    </style:style>
    <style:style style:name="Table11.D" style:family="table-column">
      <style:table-column-properties style:column-width="1.0889in"/>
    </style:style>
    <style:style style:name="Table11.E" style:family="table-column">
      <style:table-column-properties style:column-width="0.9049in"/>
    </style:style>
    <style:style style:name="Table11.F" style:family="table-column">
      <style:table-column-properties style:column-width="1.4313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11.F17" style:family="table-cell">
      <style:table-cell-properties style:vertical-align="middle" fo:padding-left="0.075in" fo:padding-right="0.075in" fo:padding-top="0in" fo:padding-bottom="0in" fo:border="none"/>
    </style:style>
    <style:style style:name="Table12" style:family="table">
      <style:table-properties style:width="6.4188in" fo:margin-left="-0.075in" table:align="left" style:writing-mode="lr-tb"/>
    </style:style>
    <style:style style:name="Table12.A" style:family="table-column">
      <style:table-column-properties style:column-width="2.1382in"/>
    </style:style>
    <style:style style:name="Table12.B" style:family="table-column">
      <style:table-column-properties style:column-width="2.1396in"/>
    </style:style>
    <style:style style:name="Table12.C" style:family="table-column">
      <style:table-column-properties style:column-width="2.141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padding-left="0.075in" fo:padding-right="0.075in" fo:padding-top="0in" fo:padding-bottom="0in" fo:border="none"/>
    </style:style>
    <style:style style:name="Table13" style:family="table">
      <style:table-properties style:width="5.5125in" fo:margin-left="0.1972in" table:align="left" style:writing-mode="lr-tb"/>
    </style:style>
    <style:style style:name="Table13.A" style:family="table-column">
      <style:table-column-properties style:column-width="0.5486in"/>
    </style:style>
    <style:style style:name="Table13.B" style:family="table-column">
      <style:table-column-properties style:column-width="1.5285in"/>
    </style:style>
    <style:style style:name="Table13.C" style:family="table-column">
      <style:table-column-properties style:column-width="1.1188in"/>
    </style:style>
    <style:style style:name="Table13.D" style:family="table-column">
      <style:table-column-properties style:column-width="2.316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padding-left="0.075in" fo:padding-right="0.075in" fo:padding-top="0in" fo:padding-bottom="0in" fo:border="none"/>
    </style:style>
    <style:style style:name="Table13.A2" style:family="table-cell">
      <style:table-cell-properties style:vertical-align="middle" fo:padding-left="0.075in" fo:padding-right="0.075in" fo:padding-top="0in" fo:padding-bottom="0in" fo:border="none"/>
    </style:style>
    <style:style style:name="Table14" style:family="table">
      <style:table-properties style:width="6.3319in" fo:margin-left="0.175in" table:align="left" style:writing-mode="lr-tb"/>
    </style:style>
    <style:style style:name="Table14.A" style:family="table-column">
      <style:table-column-properties style:column-width="1.6396in"/>
    </style:style>
    <style:style style:name="Table14.B" style:family="table-column">
      <style:table-column-properties style:column-width="0.4708in"/>
    </style:style>
    <style:style style:name="Table14.C" style:family="table-column">
      <style:table-column-properties style:column-width="2.2208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4.A2" style:family="table-cell">
      <style:table-cell-properties fo:padding-left="0.075in" fo:padding-right="0.075in" fo:padding-top="0in" fo:padding-bottom="0in" fo:border="none"/>
    </style:style>
    <style:style style:name="Table14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5" style:family="table">
      <style:table-properties style:width="5.8507in" fo:margin-left="0.4924in" table:align="left" style:writing-mode="lr-tb"/>
    </style:style>
    <style:style style:name="Table15.A" style:family="table-column">
      <style:table-column-properties style:column-width="0.5306in"/>
    </style:style>
    <style:style style:name="Table15.B" style:family="table-column">
      <style:table-column-properties style:column-width="1.0111in"/>
    </style:style>
    <style:style style:name="Table15.C" style:family="table-column">
      <style:table-column-properties style:column-width="0.8167in"/>
    </style:style>
    <style:style style:name="Table15.D" style:family="table-column">
      <style:table-column-properties style:column-width="0.8174in"/>
    </style:style>
    <style:style style:name="Table15.E" style:family="table-column">
      <style:table-column-properties style:column-width="1.0875in"/>
    </style:style>
    <style:style style:name="Table15.F" style:family="table-column">
      <style:table-column-properties style:column-width="1.5868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padding-left="0.075in" fo:padding-right="0.075in" fo:padding-top="0in" fo:padding-bottom="0in" fo:border="none"/>
    </style:style>
    <style:style style:name="Table16" style:family="table">
      <style:table-properties style:width="6.1535in" fo:margin-left="0.1896in" table:align="left" style:writing-mode="lr-tb"/>
    </style:style>
    <style:style style:name="Table16.A" style:family="table-column">
      <style:table-column-properties style:column-width="0.5326in"/>
    </style:style>
    <style:style style:name="Table16.B" style:family="table-column">
      <style:table-column-properties style:column-width="1.0979in"/>
    </style:style>
    <style:style style:name="Table16.C" style:family="table-column">
      <style:table-column-properties style:column-width="1.0972in"/>
    </style:style>
    <style:style style:name="Table16.D" style:family="table-column">
      <style:table-column-properties style:column-width="1.0889in"/>
    </style:style>
    <style:style style:name="Table16.E" style:family="table-column">
      <style:table-column-properties style:column-width="0.9049in"/>
    </style:style>
    <style:style style:name="Table16.F" style:family="table-column">
      <style:table-column-properties style:column-width="1.4313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padding-left="0.075in" fo:padding-right="0.075in" fo:padding-top="0in" fo:padding-bottom="0in" fo:border="none"/>
    </style:style>
    <style:style style:name="Table16.F17" style:family="table-cell">
      <style:table-cell-properties style:vertical-align="middle" fo:padding-left="0.075in" fo:padding-right="0.075in" fo:padding-top="0in" fo:padding-bottom="0in" fo:border="none"/>
    </style:style>
    <style:style style:name="Table17" style:family="table">
      <style:table-properties style:width="6.4188in" fo:margin-left="-0.075in" table:align="left" style:writing-mode="lr-tb"/>
    </style:style>
    <style:style style:name="Table17.A" style:family="table-column">
      <style:table-column-properties style:column-width="2.1382in"/>
    </style:style>
    <style:style style:name="Table17.B" style:family="table-column">
      <style:table-column-properties style:column-width="2.1396in"/>
    </style:style>
    <style:style style:name="Table17.C" style:family="table-column">
      <style:table-column-properties style:column-width="2.141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fo:padding-left="0.075in" fo:padding-right="0.075in" fo:padding-top="0in" fo:padding-bottom="0in" fo:border="none"/>
    </style:style>
    <style:style style:name="Table18" style:family="table">
      <style:table-properties style:width="5.5125in" fo:margin-left="0.1972in" table:align="left" style:writing-mode="lr-tb"/>
    </style:style>
    <style:style style:name="Table18.A" style:family="table-column">
      <style:table-column-properties style:column-width="0.5486in"/>
    </style:style>
    <style:style style:name="Table18.B" style:family="table-column">
      <style:table-column-properties style:column-width="1.5285in"/>
    </style:style>
    <style:style style:name="Table18.C" style:family="table-column">
      <style:table-column-properties style:column-width="1.1188in"/>
    </style:style>
    <style:style style:name="Table18.D" style:family="table-column">
      <style:table-column-properties style:column-width="2.316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fo:padding-left="0.075in" fo:padding-right="0.075in" fo:padding-top="0in" fo:padding-bottom="0in" fo:border="none"/>
    </style:style>
    <style:style style:name="Table18.A2" style:family="table-cell">
      <style:table-cell-properties style:vertical-align="middle" fo:padding-left="0.075in" fo:padding-right="0.075in" fo:padding-top="0in" fo:padding-bottom="0in" fo:border="none"/>
    </style:style>
    <style:style style:name="Table19" style:family="table">
      <style:table-properties style:width="6.4389in" fo:margin-left="0.175in" table:align="left" style:writing-mode="lr-tb"/>
    </style:style>
    <style:style style:name="Table19.A" style:family="table-column">
      <style:table-column-properties style:column-width="1.6396in"/>
    </style:style>
    <style:style style:name="Table19.B" style:family="table-column">
      <style:table-column-properties style:column-width="0.5063in"/>
    </style:style>
    <style:style style:name="Table19.C" style:family="table-column">
      <style:table-column-properties style:column-width="2.1854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9.A2" style:family="table-cell">
      <style:table-cell-properties fo:padding-left="0.075in" fo:padding-right="0.075in" fo:padding-top="0in" fo:padding-bottom="0in" fo:border="none"/>
    </style:style>
    <style:style style:name="Table19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0" style:family="table">
      <style:table-properties style:width="6.3986in" fo:margin-left="0.1972in" table:align="left" style:writing-mode="lr-tb"/>
    </style:style>
    <style:style style:name="Table20.A" style:family="table-column">
      <style:table-column-properties style:column-width="0.5167in"/>
    </style:style>
    <style:style style:name="Table20.B" style:family="table-column">
      <style:table-column-properties style:column-width="1.0569in"/>
    </style:style>
    <style:style style:name="Table20.C" style:family="table-column">
      <style:table-column-properties style:column-width="0.9833in"/>
    </style:style>
    <style:style style:name="Table20.D" style:family="table-column">
      <style:table-column-properties style:column-width="1.0833in"/>
    </style:style>
    <style:style style:name="Table20.E" style:family="table-column">
      <style:table-column-properties style:column-width="1.2792in"/>
    </style:style>
    <style:style style:name="Table20.F" style:family="table-column">
      <style:table-column-properties style:column-width="1.4785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fo:padding-left="0.075in" fo:padding-right="0.075in" fo:padding-top="0in" fo:padding-bottom="0in" fo:border="none"/>
    </style:style>
    <style:style style:name="Table21" style:family="table">
      <style:table-properties style:width="6.1535in" fo:margin-left="0.1896in" table:align="left" style:writing-mode="lr-tb"/>
    </style:style>
    <style:style style:name="Table21.A" style:family="table-column">
      <style:table-column-properties style:column-width="0.5326in"/>
    </style:style>
    <style:style style:name="Table21.B" style:family="table-column">
      <style:table-column-properties style:column-width="1.0979in"/>
    </style:style>
    <style:style style:name="Table21.C" style:family="table-column">
      <style:table-column-properties style:column-width="1.0972in"/>
    </style:style>
    <style:style style:name="Table21.D" style:family="table-column">
      <style:table-column-properties style:column-width="1.0889in"/>
    </style:style>
    <style:style style:name="Table21.E" style:family="table-column">
      <style:table-column-properties style:column-width="0.9049in"/>
    </style:style>
    <style:style style:name="Table21.F" style:family="table-column">
      <style:table-column-properties style:column-width="1.4313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fo:padding-left="0.075in" fo:padding-right="0.075in" fo:padding-top="0in" fo:padding-bottom="0in" fo:border="none"/>
    </style:style>
    <style:style style:name="Table21.F17" style:family="table-cell">
      <style:table-cell-properties style:vertical-align="middle" fo:padding-left="0.075in" fo:padding-right="0.075in" fo:padding-top="0in" fo:padding-bottom="0in" fo:border="none"/>
    </style:style>
    <style:style style:name="Table22" style:family="table">
      <style:table-properties style:width="6.4188in" fo:margin-left="-0.075in" table:align="left" style:writing-mode="lr-tb"/>
    </style:style>
    <style:style style:name="Table22.A" style:family="table-column">
      <style:table-column-properties style:column-width="2.1382in"/>
    </style:style>
    <style:style style:name="Table22.B" style:family="table-column">
      <style:table-column-properties style:column-width="2.1396in"/>
    </style:style>
    <style:style style:name="Table22.C" style:family="table-column">
      <style:table-column-properties style:column-width="2.141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fo:padding-left="0.075in" fo:padding-right="0.075in" fo:padding-top="0in" fo:padding-bottom="0in" fo:border="none"/>
    </style:style>
    <style:style style:name="Table23" style:family="table">
      <style:table-properties style:width="5.5125in" fo:margin-left="0.1972in" table:align="left" style:writing-mode="lr-tb"/>
    </style:style>
    <style:style style:name="Table23.A" style:family="table-column">
      <style:table-column-properties style:column-width="0.5486in"/>
    </style:style>
    <style:style style:name="Table23.B" style:family="table-column">
      <style:table-column-properties style:column-width="1.5285in"/>
    </style:style>
    <style:style style:name="Table23.C" style:family="table-column">
      <style:table-column-properties style:column-width="1.1188in"/>
    </style:style>
    <style:style style:name="Table23.D" style:family="table-column">
      <style:table-column-properties style:column-width="2.316in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fo:padding-left="0.075in" fo:padding-right="0.075in" fo:padding-top="0in" fo:padding-bottom="0in" fo:border="none"/>
    </style:style>
    <style:style style:name="Table23.A2" style:family="table-cell">
      <style:table-cell-properties style:vertical-align="middle" fo:padding-left="0.075in" fo:padding-right="0.075in" fo:padding-top="0in" fo:padding-bottom="0in" fo:border="none"/>
    </style:style>
    <style:style style:name="Table24" style:family="table">
      <style:table-properties style:width="6.4389in" fo:margin-left="0.175in" table:align="left" style:writing-mode="lr-tb"/>
    </style:style>
    <style:style style:name="Table24.A" style:family="table-column">
      <style:table-column-properties style:column-width="1.6396in"/>
    </style:style>
    <style:style style:name="Table24.B" style:family="table-column">
      <style:table-column-properties style:column-width="0.5063in"/>
    </style:style>
    <style:style style:name="Table24.C" style:family="table-column">
      <style:table-column-properties style:column-width="2.1854in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24.A2" style:family="table-cell">
      <style:table-cell-properties fo:padding-left="0.075in" fo:padding-right="0.075in" fo:padding-top="0in" fo:padding-bottom="0in" fo:border="none"/>
    </style:style>
    <style:style style:name="Table24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5" style:family="table">
      <style:table-properties style:width="5.3153in" fo:margin-left="0.1972in" table:align="left" style:writing-mode="lr-tb"/>
    </style:style>
    <style:style style:name="Table25.A" style:family="table-column">
      <style:table-column-properties style:column-width="0.5167in"/>
    </style:style>
    <style:style style:name="Table25.B" style:family="table-column">
      <style:table-column-properties style:column-width="1.0576in"/>
    </style:style>
    <style:style style:name="Table25.C" style:family="table-column">
      <style:table-column-properties style:column-width="0.9833in"/>
    </style:style>
    <style:style style:name="Table25.D" style:family="table-column">
      <style:table-column-properties style:column-width="1.2785in"/>
    </style:style>
    <style:style style:name="Table25.E" style:family="table-column">
      <style:table-column-properties style:column-width="1.4792in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fo:padding-left="0.075in" fo:padding-right="0.075in" fo:padding-top="0in" fo:padding-bottom="0in" fo:border="none"/>
    </style:style>
    <style:style style:name="Table26" style:family="table">
      <style:table-properties style:width="6.2806in" fo:margin-left="0.175in" table:align="left" style:writing-mode="lr-tb"/>
    </style:style>
    <style:style style:name="Table26.A" style:family="table-column">
      <style:table-column-properties style:column-width="0.5139in"/>
    </style:style>
    <style:style style:name="Table26.B" style:family="table-column">
      <style:table-column-properties style:column-width="0.7417in"/>
    </style:style>
    <style:style style:name="Table26.C" style:family="table-column">
      <style:table-column-properties style:column-width="0.2257in"/>
    </style:style>
    <style:style style:name="Table26.D" style:family="table-column">
      <style:table-column-properties style:column-width="0.2132in"/>
    </style:style>
    <style:style style:name="Table26.E" style:family="table-column">
      <style:table-column-properties style:column-width="1.2792in"/>
    </style:style>
    <style:style style:name="Table26.F" style:family="table-column">
      <style:table-column-properties style:column-width="1.1986in"/>
    </style:style>
    <style:style style:name="Table26.G" style:family="table-column">
      <style:table-column-properties style:column-width="0.4535in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26.A2" style:family="table-cell">
      <style:table-cell-properties fo:padding-left="0.075in" fo:padding-right="0.075in" fo:padding-top="0in" fo:padding-bottom="0in" fo:border="none"/>
    </style:style>
    <style:style style:name="Table26.A7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7" style:family="table">
      <style:table-properties style:width="6.1535in" fo:margin-left="0.1896in" table:align="left" style:writing-mode="lr-tb"/>
    </style:style>
    <style:style style:name="Table27.A" style:family="table-column">
      <style:table-column-properties style:column-width="0.5549in"/>
    </style:style>
    <style:style style:name="Table27.B" style:family="table-column">
      <style:table-column-properties style:column-width="1.066in"/>
    </style:style>
    <style:style style:name="Table27.C" style:family="table-column">
      <style:table-column-properties style:column-width="1.1472in"/>
    </style:style>
    <style:style style:name="Table27.D" style:family="table-column">
      <style:table-column-properties style:column-width="1.3701in"/>
    </style:style>
    <style:style style:name="Table27.E" style:family="table-column">
      <style:table-column-properties style:column-width="1.0326in"/>
    </style:style>
    <style:style style:name="Table27.F" style:family="table-column">
      <style:table-column-properties style:column-width="0.9819in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fo:padding-left="0.075in" fo:padding-right="0.075in" fo:padding-top="0in" fo:padding-bottom="0in" fo:border="none"/>
    </style:style>
    <style:style style:name="Table28" style:family="table">
      <style:table-properties style:width="6.4188in" fo:margin-left="-0.075in" table:align="left" style:writing-mode="lr-tb"/>
    </style:style>
    <style:style style:name="Table28.A" style:family="table-column">
      <style:table-column-properties style:column-width="2.1382in"/>
    </style:style>
    <style:style style:name="Table28.B" style:family="table-column">
      <style:table-column-properties style:column-width="2.1396in"/>
    </style:style>
    <style:style style:name="Table28.C" style:family="table-column">
      <style:table-column-properties style:column-width="2.141in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fo:padding-left="0.075in" fo:padding-right="0.075in" fo:padding-top="0in" fo:padding-bottom="0in" fo:border="none"/>
    </style:style>
    <style:style style:name="Table29" style:family="table">
      <style:table-properties style:width="5.5132in" fo:margin-left="0.1972in" table:align="left" style:writing-mode="lr-tb"/>
    </style:style>
    <style:style style:name="Table29.A" style:family="table-column">
      <style:table-column-properties style:column-width="0.6882in"/>
    </style:style>
    <style:style style:name="Table29.B" style:family="table-column">
      <style:table-column-properties style:column-width="1.3896in"/>
    </style:style>
    <style:style style:name="Table29.C" style:family="table-column">
      <style:table-column-properties style:column-width="1.1188in"/>
    </style:style>
    <style:style style:name="Table29.D" style:family="table-column">
      <style:table-column-properties style:column-width="2.316in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fo:padding-left="0.075in" fo:padding-right="0.075in" fo:padding-top="0in" fo:padding-bottom="0in" fo:border="none"/>
    </style:style>
    <style:style style:name="Table29.A2" style:family="table-cell">
      <style:table-cell-properties style:vertical-align="middle" fo:padding-left="0.075in" fo:padding-right="0.075in" fo:padding-top="0in" fo:padding-bottom="0in" fo:border="none"/>
    </style:style>
    <style:style style:name="Table30" style:family="table">
      <style:table-properties style:width="6.2889in" fo:margin-left="0.175in" table:align="left" style:writing-mode="lr-tb"/>
    </style:style>
    <style:style style:name="Table30.A" style:family="table-column">
      <style:table-column-properties style:column-width="1.8042in"/>
    </style:style>
    <style:style style:name="Table30.B" style:family="table-column">
      <style:table-column-properties style:column-width="0.2917in"/>
    </style:style>
    <style:style style:name="Table30.C" style:family="table-column">
      <style:table-column-properties style:column-width="2.0132in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30.A2" style:family="table-cell">
      <style:table-cell-properties fo:padding-left="0.075in" fo:padding-right="0.075in" fo:padding-top="0in" fo:padding-bottom="0in" fo:border="none"/>
    </style:style>
    <style:style style:name="Table30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31" style:family="table">
      <style:table-properties style:width="6.1028in" fo:margin-left="0.1972in" table:align="left" style:writing-mode="lr-tb"/>
    </style:style>
    <style:style style:name="Table31.A" style:family="table-column">
      <style:table-column-properties style:column-width="0.5556in"/>
    </style:style>
    <style:style style:name="Table31.B" style:family="table-column">
      <style:table-column-properties style:column-width="1.1069in"/>
    </style:style>
    <style:style style:name="Table31.C" style:family="table-column">
      <style:table-column-properties style:column-width="0.9604in"/>
    </style:style>
    <style:style style:name="Table31.D" style:family="table-column">
      <style:table-column-properties style:column-width="1.3069in"/>
    </style:style>
    <style:style style:name="Table31.E" style:family="table-column">
      <style:table-column-properties style:column-width="2.1729in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fo:padding-left="0.075in" fo:padding-right="0.075in" fo:padding-top="0in" fo:padding-bottom="0in" fo:border="none"/>
    </style:style>
    <style:style style:name="Table32" style:family="table">
      <style:table-properties style:width="6.1535in" fo:margin-left="0.1896in" table:align="left" style:writing-mode="lr-tb"/>
    </style:style>
    <style:style style:name="Table32.A" style:family="table-column">
      <style:table-column-properties style:column-width="0.5319in"/>
    </style:style>
    <style:style style:name="Table32.B" style:family="table-column">
      <style:table-column-properties style:column-width="1.0903in"/>
    </style:style>
    <style:style style:name="Table32.C" style:family="table-column">
      <style:table-column-properties style:column-width="1.1111in"/>
    </style:style>
    <style:style style:name="Table32.D" style:family="table-column">
      <style:table-column-properties style:column-width="1.0882in"/>
    </style:style>
    <style:style style:name="Table32.E" style:family="table-column">
      <style:table-column-properties style:column-width="0.8993in"/>
    </style:style>
    <style:style style:name="Table32.F" style:family="table-column">
      <style:table-column-properties style:column-width="1.4319in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fo:padding-left="0.075in" fo:padding-right="0.075in" fo:padding-top="0in" fo:padding-bottom="0in" fo:border="none"/>
    </style:style>
    <style:style style:name="Table33" style:family="table">
      <style:table-properties style:width="5.5125in" fo:margin-left="0.1972in" table:align="left" style:writing-mode="lr-tb"/>
    </style:style>
    <style:style style:name="Table33.A" style:family="table-column">
      <style:table-column-properties style:column-width="0.5486in"/>
    </style:style>
    <style:style style:name="Table33.B" style:family="table-column">
      <style:table-column-properties style:column-width="1.5285in"/>
    </style:style>
    <style:style style:name="Table33.C" style:family="table-column">
      <style:table-column-properties style:column-width="1.1188in"/>
    </style:style>
    <style:style style:name="Table33.D" style:family="table-column">
      <style:table-column-properties style:column-width="2.316in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fo:padding-left="0.075in" fo:padding-right="0.075in" fo:padding-top="0in" fo:padding-bottom="0in" fo:border="none"/>
    </style:style>
    <style:style style:name="Table33.A2" style:family="table-cell">
      <style:table-cell-properties style:vertical-align="middle" fo:padding-left="0.075in" fo:padding-right="0.075in" fo:padding-top="0in" fo:padding-bottom="0in" fo:border="none"/>
    </style:style>
    <style:style style:name="Table34" style:family="table">
      <style:table-properties style:width="6.3319in" fo:margin-left="0.175in" table:align="left" style:writing-mode="lr-tb"/>
    </style:style>
    <style:style style:name="Table34.A" style:family="table-column">
      <style:table-column-properties style:column-width="1.6868in"/>
    </style:style>
    <style:style style:name="Table34.B" style:family="table-column">
      <style:table-column-properties style:column-width="0.4236in"/>
    </style:style>
    <style:style style:name="Table34.C" style:family="table-column">
      <style:table-column-properties style:column-width="2.1139in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34.A2" style:family="table-cell">
      <style:table-cell-properties fo:padding-left="0.075in" fo:padding-right="0.075in" fo:padding-top="0in" fo:padding-bottom="0in" fo:border="none"/>
    </style:style>
    <style:style style:name="Table34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35" style:family="table">
      <style:table-properties style:width="5.8507in" fo:margin-left="0.4924in" table:align="left" style:writing-mode="lr-tb"/>
    </style:style>
    <style:style style:name="Table35.A" style:family="table-column">
      <style:table-column-properties style:column-width="0.5285in"/>
    </style:style>
    <style:style style:name="Table35.B" style:family="table-column">
      <style:table-column-properties style:column-width="1.0514in"/>
    </style:style>
    <style:style style:name="Table35.C" style:family="table-column">
      <style:table-column-properties style:column-width="0.816in"/>
    </style:style>
    <style:style style:name="Table35.D" style:family="table-column">
      <style:table-column-properties style:column-width="0.8333in"/>
    </style:style>
    <style:style style:name="Table35.E" style:family="table-column">
      <style:table-column-properties style:column-width="1.0708in"/>
    </style:style>
    <style:style style:name="Table35.F" style:family="table-column">
      <style:table-column-properties style:column-width="1.55in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fo:padding-left="0.075in" fo:padding-right="0.075in" fo:padding-top="0in" fo:padding-bottom="0in" fo:border="none"/>
    </style:style>
    <style:style style:name="Table36" style:family="table">
      <style:table-properties style:width="6.1535in" fo:margin-left="0.1896in" table:align="left" style:writing-mode="lr-tb"/>
    </style:style>
    <style:style style:name="Table36.A" style:family="table-column">
      <style:table-column-properties style:column-width="0.5278in"/>
    </style:style>
    <style:style style:name="Table36.B" style:family="table-column">
      <style:table-column-properties style:column-width="1.041in"/>
    </style:style>
    <style:style style:name="Table36.C" style:family="table-column">
      <style:table-column-properties style:column-width="1.4076in"/>
    </style:style>
    <style:style style:name="Table36.D" style:family="table-column">
      <style:table-column-properties style:column-width="1.0403in"/>
    </style:style>
    <style:style style:name="Table36.E" style:family="table-column">
      <style:table-column-properties style:column-width="0.8576in"/>
    </style:style>
    <style:style style:name="Table36.F" style:family="table-column">
      <style:table-column-properties style:column-width="1.2785in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fo:padding-left="0.075in" fo:padding-right="0.075in" fo:padding-top="0in" fo:padding-bottom="0in" fo:border="none"/>
    </style:style>
    <style:style style:name="Table37" style:family="table">
      <style:table-properties style:width="5.5125in" fo:margin-left="0.1972in" table:align="left" style:writing-mode="lr-tb"/>
    </style:style>
    <style:style style:name="Table37.A" style:family="table-column">
      <style:table-column-properties style:column-width="0.5486in"/>
    </style:style>
    <style:style style:name="Table37.B" style:family="table-column">
      <style:table-column-properties style:column-width="1.5285in"/>
    </style:style>
    <style:style style:name="Table37.C" style:family="table-column">
      <style:table-column-properties style:column-width="1.1188in"/>
    </style:style>
    <style:style style:name="Table37.D" style:family="table-column">
      <style:table-column-properties style:column-width="2.316in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fo:padding-left="0.075in" fo:padding-right="0.075in" fo:padding-top="0in" fo:padding-bottom="0in" fo:border="none"/>
    </style:style>
    <style:style style:name="Table37.A2" style:family="table-cell">
      <style:table-cell-properties style:vertical-align="middle" fo:padding-left="0.075in" fo:padding-right="0.075in" fo:padding-top="0in" fo:padding-bottom="0in" fo:border="none"/>
    </style:style>
    <style:style style:name="Table38" style:family="table">
      <style:table-properties style:width="6.3319in" fo:margin-left="0.175in" table:align="left" style:writing-mode="lr-tb"/>
    </style:style>
    <style:style style:name="Table38.A" style:family="table-column">
      <style:table-column-properties style:column-width="1.6868in"/>
    </style:style>
    <style:style style:name="Table38.B" style:family="table-column">
      <style:table-column-properties style:column-width="0.4236in"/>
    </style:style>
    <style:style style:name="Table38.C" style:family="table-column">
      <style:table-column-properties style:column-width="2.1139in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38.A2" style:family="table-cell">
      <style:table-cell-properties fo:padding-left="0.075in" fo:padding-right="0.075in" fo:padding-top="0in" fo:padding-bottom="0in" fo:border="none"/>
    </style:style>
    <style:style style:name="Table38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39" style:family="table">
      <style:table-properties style:width="5.8507in" fo:margin-left="0.4924in" table:align="left" style:writing-mode="lr-tb"/>
    </style:style>
    <style:style style:name="Table39.A" style:family="table-column">
      <style:table-column-properties style:column-width="0.5194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0.8174in"/>
    </style:style>
    <style:style style:name="Table39.D" style:family="table-column">
      <style:table-column-properties style:column-width="0.8264in"/>
    </style:style>
    <style:style style:name="Table39.E" style:family="table-column">
      <style:table-column-properties style:column-width="1.3986in"/>
    </style:style>
    <style:style style:name="Table39.F" style:family="table-column">
      <style:table-column-properties style:column-width="1.2882in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fo:padding-left="0.075in" fo:padding-right="0.075in" fo:padding-top="0in" fo:padding-bottom="0in" fo:border="none"/>
    </style:style>
    <style:style style:name="Table40" style:family="table">
      <style:table-properties style:width="6.2806in" fo:margin-left="0.175in" table:align="left" style:writing-mode="lr-tb"/>
    </style:style>
    <style:style style:name="Table40.A" style:family="table-column">
      <style:table-column-properties style:column-width="0.5139in"/>
    </style:style>
    <style:style style:name="Table40.B" style:family="table-column">
      <style:table-column-properties style:column-width="0.7417in"/>
    </style:style>
    <style:style style:name="Table40.C" style:family="table-column">
      <style:table-column-properties style:column-width="0.2257in"/>
    </style:style>
    <style:style style:name="Table40.D" style:family="table-column">
      <style:table-column-properties style:column-width="0.2132in"/>
    </style:style>
    <style:style style:name="Table40.E" style:family="table-column">
      <style:table-column-properties style:column-width="1.2792in"/>
    </style:style>
    <style:style style:name="Table40.F" style:family="table-column">
      <style:table-column-properties style:column-width="1.1986in"/>
    </style:style>
    <style:style style:name="Table40.G" style:family="table-column">
      <style:table-column-properties style:column-width="0.4535in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40.A2" style:family="table-cell">
      <style:table-cell-properties fo:padding-left="0.075in" fo:padding-right="0.075in" fo:padding-top="0in" fo:padding-bottom="0in" fo:border="none"/>
    </style:style>
    <style:style style:name="Table40.A7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41" style:family="table">
      <style:table-properties style:width="6.1535in" fo:margin-left="0.1896in" table:align="left" style:writing-mode="lr-tb"/>
    </style:style>
    <style:style style:name="Table41.A" style:family="table-column">
      <style:table-column-properties style:column-width="0.5549in"/>
    </style:style>
    <style:style style:name="Table41.B" style:family="table-column">
      <style:table-column-properties style:column-width="1.066in"/>
    </style:style>
    <style:style style:name="Table41.C" style:family="table-column">
      <style:table-column-properties style:column-width="1.1472in"/>
    </style:style>
    <style:style style:name="Table41.D" style:family="table-column">
      <style:table-column-properties style:column-width="1.3701in"/>
    </style:style>
    <style:style style:name="Table41.E" style:family="table-column">
      <style:table-column-properties style:column-width="1.0326in"/>
    </style:style>
    <style:style style:name="Table41.F" style:family="table-column">
      <style:table-column-properties style:column-width="0.9819in"/>
    </style:style>
    <style:style style:name="Table41.1" style:family="table-row">
      <style:table-row-properties style:keep-together="true" fo:keep-together="auto"/>
    </style:style>
    <style:style style:name="Table41.A1" style:family="table-cell">
      <style:table-cell-properties fo:padding-left="0.075in" fo:padding-right="0.075in" fo:padding-top="0in" fo:padding-bottom="0in" fo:border="none"/>
    </style:style>
    <style:style style:name="Table42" style:family="table">
      <style:table-properties style:width="6.4188in" fo:margin-left="-0.075in" table:align="left" style:writing-mode="lr-tb"/>
    </style:style>
    <style:style style:name="Table42.A" style:family="table-column">
      <style:table-column-properties style:column-width="2.1382in"/>
    </style:style>
    <style:style style:name="Table42.B" style:family="table-column">
      <style:table-column-properties style:column-width="2.1396in"/>
    </style:style>
    <style:style style:name="Table42.C" style:family="table-column">
      <style:table-column-properties style:column-width="2.141in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fo:padding-left="0.075in" fo:padding-right="0.075in" fo:padding-top="0in" fo:padding-bottom="0in" fo:border="none"/>
    </style:style>
    <style:style style:name="Table43" style:family="table">
      <style:table-properties style:width="5.5132in" fo:margin-left="0.1972in" table:align="left" style:writing-mode="lr-tb"/>
    </style:style>
    <style:style style:name="Table43.A" style:family="table-column">
      <style:table-column-properties style:column-width="0.6882in"/>
    </style:style>
    <style:style style:name="Table43.B" style:family="table-column">
      <style:table-column-properties style:column-width="1.3896in"/>
    </style:style>
    <style:style style:name="Table43.C" style:family="table-column">
      <style:table-column-properties style:column-width="1.1188in"/>
    </style:style>
    <style:style style:name="Table43.D" style:family="table-column">
      <style:table-column-properties style:column-width="2.316in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fo:padding-left="0.075in" fo:padding-right="0.075in" fo:padding-top="0in" fo:padding-bottom="0in" fo:border="none"/>
    </style:style>
    <style:style style:name="Table43.A2" style:family="table-cell">
      <style:table-cell-properties style:vertical-align="middle" fo:padding-left="0.075in" fo:padding-right="0.075in" fo:padding-top="0in" fo:padding-bottom="0in" fo:border="none"/>
    </style:style>
    <style:style style:name="Table44" style:family="table">
      <style:table-properties style:width="6.2889in" fo:margin-left="0.175in" table:align="left" style:writing-mode="lr-tb"/>
    </style:style>
    <style:style style:name="Table44.A" style:family="table-column">
      <style:table-column-properties style:column-width="1.8042in"/>
    </style:style>
    <style:style style:name="Table44.B" style:family="table-column">
      <style:table-column-properties style:column-width="0.2917in"/>
    </style:style>
    <style:style style:name="Table44.C" style:family="table-column">
      <style:table-column-properties style:column-width="2.0132in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44.A2" style:family="table-cell">
      <style:table-cell-properties fo:padding-left="0.075in" fo:padding-right="0.075in" fo:padding-top="0in" fo:padding-bottom="0in" fo:border="none"/>
    </style:style>
    <style:style style:name="Table44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45" style:family="table">
      <style:table-properties style:width="6.1465in" fo:margin-left="0.1972in" table:align="left" style:writing-mode="lr-tb"/>
    </style:style>
    <style:style style:name="Table45.A" style:family="table-column">
      <style:table-column-properties style:column-width="0.566in"/>
    </style:style>
    <style:style style:name="Table45.B" style:family="table-column">
      <style:table-column-properties style:column-width="1.0507in"/>
    </style:style>
    <style:style style:name="Table45.C" style:family="table-column">
      <style:table-column-properties style:column-width="0.975in"/>
    </style:style>
    <style:style style:name="Table45.D" style:family="table-column">
      <style:table-column-properties style:column-width="1.3875in"/>
    </style:style>
    <style:style style:name="Table45.E" style:family="table-column">
      <style:table-column-properties style:column-width="2.1674in"/>
    </style:style>
    <style:style style:name="Table45.1" style:family="table-row">
      <style:table-row-properties style:keep-together="true" fo:keep-together="auto"/>
    </style:style>
    <style:style style:name="Table45.A1" style:family="table-cell">
      <style:table-cell-properties fo:padding-left="0.075in" fo:padding-right="0.075in" fo:padding-top="0in" fo:padding-bottom="0in" fo:border="none"/>
    </style:style>
    <style:style style:name="Table46" style:family="table">
      <style:table-properties style:width="6.1535in" fo:margin-left="0.1896in" table:align="left" style:writing-mode="lr-tb"/>
    </style:style>
    <style:style style:name="Table46.A" style:family="table-column">
      <style:table-column-properties style:column-width="0.5451in"/>
    </style:style>
    <style:style style:name="Table46.B" style:family="table-column">
      <style:table-column-properties style:column-width="1.1625in"/>
    </style:style>
    <style:style style:name="Table46.C" style:family="table-column">
      <style:table-column-properties style:column-width="0.9979in"/>
    </style:style>
    <style:style style:name="Table46.D" style:family="table-column">
      <style:table-column-properties style:column-width="1.3097in"/>
    </style:style>
    <style:style style:name="Table46.E" style:family="table-column">
      <style:table-column-properties style:column-width="0.9188in"/>
    </style:style>
    <style:style style:name="Table46.F" style:family="table-column">
      <style:table-column-properties style:column-width="1.2188in"/>
    </style:style>
    <style:style style:name="Table46.1" style:family="table-row">
      <style:table-row-properties style:keep-together="true" fo:keep-together="auto"/>
    </style:style>
    <style:style style:name="Table46.A1" style:family="table-cell">
      <style:table-cell-properties fo:padding-left="0.075in" fo:padding-right="0.075in" fo:padding-top="0in" fo:padding-bottom="0in" fo:border="none"/>
    </style:style>
    <style:style style:name="Table47" style:family="table">
      <style:table-properties style:width="6.2889in" fo:margin-left="0.175in" table:align="left" style:writing-mode="lr-tb"/>
    </style:style>
    <style:style style:name="Table47.A" style:family="table-column">
      <style:table-column-properties style:column-width="1.8042in"/>
    </style:style>
    <style:style style:name="Table47.B" style:family="table-column">
      <style:table-column-properties style:column-width="0.2917in"/>
    </style:style>
    <style:style style:name="Table47.C" style:family="table-column">
      <style:table-column-properties style:column-width="2.0132in"/>
    </style:style>
    <style:style style:name="Table47.1" style:family="table-row">
      <style:table-row-properties style:keep-together="true" fo:keep-together="auto"/>
    </style:style>
    <style:style style:name="Table47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47.A2" style:family="table-cell">
      <style:table-cell-properties fo:padding-left="0.075in" fo:padding-right="0.075in" fo:padding-top="0in" fo:padding-bottom="0in" fo:border="none"/>
    </style:style>
    <style:style style:name="Table47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48" style:family="table">
      <style:table-properties style:width="6.1465in" fo:margin-left="0.1972in" table:align="left" style:writing-mode="lr-tb"/>
    </style:style>
    <style:style style:name="Table48.A" style:family="table-column">
      <style:table-column-properties style:column-width="0.566in"/>
    </style:style>
    <style:style style:name="Table48.B" style:family="table-column">
      <style:table-column-properties style:column-width="1.0507in"/>
    </style:style>
    <style:style style:name="Table48.C" style:family="table-column">
      <style:table-column-properties style:column-width="0.975in"/>
    </style:style>
    <style:style style:name="Table48.D" style:family="table-column">
      <style:table-column-properties style:column-width="1.3875in"/>
    </style:style>
    <style:style style:name="Table48.E" style:family="table-column">
      <style:table-column-properties style:column-width="2.1674in"/>
    </style:style>
    <style:style style:name="Table48.1" style:family="table-row">
      <style:table-row-properties style:keep-together="true" fo:keep-together="auto"/>
    </style:style>
    <style:style style:name="Table48.A1" style:family="table-cell">
      <style:table-cell-properties fo:padding-left="0.075in" fo:padding-right="0.075in" fo:padding-top="0in" fo:padding-bottom="0in" fo:border="none"/>
    </style:style>
    <style:style style:name="Table49" style:family="table">
      <style:table-properties style:width="6.1535in" fo:margin-left="0.1896in" table:align="left" style:writing-mode="lr-tb"/>
    </style:style>
    <style:style style:name="Table49.A" style:family="table-column">
      <style:table-column-properties style:column-width="0.5451in"/>
    </style:style>
    <style:style style:name="Table49.B" style:family="table-column">
      <style:table-column-properties style:column-width="1.1625in"/>
    </style:style>
    <style:style style:name="Table49.C" style:family="table-column">
      <style:table-column-properties style:column-width="0.9979in"/>
    </style:style>
    <style:style style:name="Table49.D" style:family="table-column">
      <style:table-column-properties style:column-width="1.3097in"/>
    </style:style>
    <style:style style:name="Table49.E" style:family="table-column">
      <style:table-column-properties style:column-width="0.9188in"/>
    </style:style>
    <style:style style:name="Table49.F" style:family="table-column">
      <style:table-column-properties style:column-width="1.2188in"/>
    </style:style>
    <style:style style:name="Table49.1" style:family="table-row">
      <style:table-row-properties style:keep-together="true" fo:keep-together="auto"/>
    </style:style>
    <style:style style:name="Table49.A1" style:family="table-cell">
      <style:table-cell-properties fo:padding-left="0.075in" fo:padding-right="0.075in" fo:padding-top="0in" fo:padding-bottom="0in" fo:border="none"/>
    </style:style>
    <style:style style:name="Table50" style:family="table">
      <style:table-properties style:width="6.4528in" fo:margin-left="0.175in" table:align="left" style:writing-mode="lr-tb"/>
    </style:style>
    <style:style style:name="Table50.A" style:family="table-column">
      <style:table-column-properties style:column-width="1.7931in"/>
    </style:style>
    <style:style style:name="Table50.B" style:family="table-column">
      <style:table-column-properties style:column-width="0.175in"/>
    </style:style>
    <style:style style:name="Table50.C" style:family="table-column">
      <style:table-column-properties style:column-width="0.1826in"/>
    </style:style>
    <style:style style:name="Table50.D" style:family="table-column">
      <style:table-column-properties style:column-width="2.1222in"/>
    </style:style>
    <style:style style:name="Table50.1" style:family="table-row">
      <style:table-row-properties style:keep-together="true" fo:keep-together="auto"/>
    </style:style>
    <style:style style:name="Table50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50.A2" style:family="table-cell">
      <style:table-cell-properties fo:padding-left="0.075in" fo:padding-right="0.075in" fo:padding-top="0in" fo:padding-bottom="0in" fo:border="none"/>
    </style:style>
    <style:style style:name="Table50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51" style:family="table">
      <style:table-properties style:width="6.1465in" fo:margin-left="0.1972in" table:align="left" style:writing-mode="lr-tb"/>
    </style:style>
    <style:style style:name="Table51.A" style:family="table-column">
      <style:table-column-properties style:column-width="0.566in"/>
    </style:style>
    <style:style style:name="Table51.B" style:family="table-column">
      <style:table-column-properties style:column-width="1.0507in"/>
    </style:style>
    <style:style style:name="Table51.C" style:family="table-column">
      <style:table-column-properties style:column-width="0.975in"/>
    </style:style>
    <style:style style:name="Table51.D" style:family="table-column">
      <style:table-column-properties style:column-width="1.3875in"/>
    </style:style>
    <style:style style:name="Table51.E" style:family="table-column">
      <style:table-column-properties style:column-width="2.1674in"/>
    </style:style>
    <style:style style:name="Table51.1" style:family="table-row">
      <style:table-row-properties style:keep-together="true" fo:keep-together="auto"/>
    </style:style>
    <style:style style:name="Table5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fo:font-size="25pt" fo:language="en" fo:country="US" style:font-size-asian="25pt" style:font-size-complex="25pt"/>
    </style:style>
    <style:style style:name="P2" style:family="paragraph" style:parent-style-name="Standard">
      <style:paragraph-properties fo:text-align="center" style:justify-single-word="false"/>
      <style:text-properties fo:font-size="25pt" fo:language="en" fo:country="US" style:font-size-asian="25pt" style:font-size-complex="25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2pt" fo:language="en" fo:country="US" style:font-size-asian="12pt" style:font-size-complex="12pt"/>
    </style:style>
    <style:style style:name="P5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0.5in"/>
          <style:tab-stop style:position="1.5311in"/>
        </style:tab-stops>
      </style:paragraph-properties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margin-top="0in" fo:margin-bottom="0in" fo:line-height="100%"/>
    </style:style>
    <style:style style:name="P11" style:family="paragraph" style:parent-style-name="Standard">
      <style:paragraph-properties fo:margin-top="0in" fo:margin-bottom="0in" fo:line-height="100%" fo:text-align="justify" style:justify-single-word="false"/>
    </style:style>
    <style:style style:name="P12" style:family="paragraph" style:parent-style-name="Standard">
      <style:paragraph-properties fo:margin-top="0in" fo:margin-bottom="0in" fo:line-height="100%" fo:text-align="center" style:justify-single-word="false"/>
    </style:style>
    <style:style style:name="P13" style:family="paragraph" style:parent-style-name="Standard">
      <style:paragraph-properties fo:margin-top="0in" fo:margin-bottom="0in" fo:line-height="100%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in" fo:margin-bottom="0in" fo:line-height="100%"/>
      <style:text-properties fo:font-size="12pt" fo:language="en" fo:country="US" style:font-size-asian="12pt" style:font-size-complex="12pt"/>
    </style:style>
    <style:style style:name="P15" style:family="paragraph" style:parent-style-name="Standard">
      <style:paragraph-properties fo:margin-left="0in" fo:margin-right="-0.0752in" fo:margin-top="0in" fo:margin-bottom="0in" fo:line-height="100%" fo:text-indent="0in" style:auto-text-indent="false"/>
    </style:style>
    <style:style style:name="P16" style:family="paragraph" style:parent-style-name="Standard">
      <style:paragraph-properties fo:margin-left="0.25in" fo:margin-right="0in" fo:text-indent="0in" style:auto-text-indent="false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fo:font-size="12pt" fo:language="en" fo:country="US" style:font-size-asian="12pt" style:font-size-complex="12pt"/>
    </style:style>
    <style:style style:name="P18" style:family="paragraph" style:parent-style-name="Standard">
      <style:paragraph-properties fo:margin-left="0.25in" fo:margin-right="0in" fo:margin-top="0in" fo:margin-bottom="0in" fo:line-height="100%" fo:text-indent="0in" style:auto-text-indent="false"/>
    </style:style>
    <style:style style:name="P19" style:family="paragraph" style:parent-style-name="Standard">
      <style:paragraph-properties fo:margin-left="0.75in" fo:margin-right="0in" fo:text-indent="0.5in" style:auto-text-indent="false"/>
    </style:style>
    <style:style style:name="P20" style:family="paragraph" style:parent-style-name="Standard">
      <style:paragraph-properties fo:margin-left="-0.1972in" fo:margin-right="0in" fo:text-indent="0.5in" style:auto-text-indent="false"/>
    </style:style>
    <style:style style:name="P21" style:family="paragraph" style:parent-style-name="Standard">
      <style:paragraph-properties fo:margin-left="0in" fo:margin-right="0in" fo:text-indent="0.5in" style:auto-text-indent="false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25pt" fo:language="en" fo:country="US" style:font-size-asian="25pt" style:font-size-complex="25pt"/>
    </style:style>
    <style:style style:name="P23" style:family="paragraph" style:parent-style-name="Heading_20_2">
      <style:paragraph-properties fo:line-height="100%"/>
    </style:style>
    <style:style style:name="P24" style:family="paragraph" style:parent-style-name="List_20_Paragraph" style:list-style-name="L1"/>
    <style:style style:name="P25" style:family="paragraph" style:parent-style-name="List_20_Paragraph">
      <style:text-properties fo:font-size="12pt" fo:language="en" fo:country="US" style:font-size-asian="12pt" style:font-size-complex="12pt"/>
    </style:style>
    <style:style style:name="P26" style:family="paragraph" style:parent-style-name="List_20_Paragraph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7" style:family="paragraph" style:parent-style-name="List_20_Paragraph">
      <style:text-properties fo:font-size="13pt" fo:language="en" fo:country="US" style:font-size-asian="13pt" style:font-size-complex="13pt"/>
    </style:style>
    <style:style style:name="P28" style:family="paragraph" style:parent-style-name="List_20_Paragraph" style:list-style-name="L3"/>
    <style:style style:name="P29" style:family="paragraph" style:parent-style-name="List_20_Paragraph" style:list-style-name="L5"/>
    <style:style style:name="P30" style:family="paragraph" style:parent-style-name="List_20_Paragraph" style:list-style-name="L9"/>
    <style:style style:name="P31" style:family="paragraph" style:parent-style-name="List_20_Paragraph" style:list-style-name="L10"/>
    <style:style style:name="P32" style:family="paragraph" style:parent-style-name="List_20_Paragraph">
      <style:paragraph-properties fo:margin-left="1in" fo:margin-right="0in" fo:text-indent="0in" style:auto-text-indent="false"/>
    </style:style>
    <style:style style:name="P33" style:family="paragraph" style:parent-style-name="List_20_Paragraph">
      <style:paragraph-properties fo:margin-left="1in" fo:margin-right="0in" fo:text-indent="0in" style:auto-text-indent="false"/>
      <style:text-properties fo:font-size="12pt" fo:language="en" fo:country="US" style:font-size-asian="12pt" style:font-size-complex="12pt"/>
    </style:style>
    <style:style style:name="P34" style:family="paragraph" style:parent-style-name="List_20_Paragraph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5" style:family="paragraph" style:parent-style-name="List_20_Paragraph">
      <style:paragraph-properties fo:margin-left="0in" fo:margin-right="0in" fo:margin-top="0in" fo:margin-bottom="0in" fo:line-height="100%" fo:text-indent="0in" style:auto-text-indent="false"/>
    </style:style>
    <style:style style:name="P36" style:family="paragraph" style:parent-style-name="List_20_Paragraph">
      <style:paragraph-properties fo:margin-left="0in" fo:margin-right="0in" fo:margin-top="0in" fo:margin-bottom="0in" fo:line-height="100%" fo:text-align="center" style:justify-single-word="false" fo:text-indent="0in" style:auto-text-indent="false"/>
    </style:style>
    <style:style style:name="P37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5in"/>
          <style:tab-stop style:position="1.5311in"/>
        </style:tab-stops>
      </style:paragraph-properties>
    </style:style>
    <style:style style:name="P38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font-size="12pt" style:font-size-asian="12pt" style:font-size-complex="12pt"/>
    </style:style>
    <style:style style:name="P39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font-size="12pt" fo:language="en" fo:country="US" style:font-size-asian="12pt" style:font-size-complex="12pt"/>
    </style:style>
    <style:style style:name="P40" style:family="paragraph" style:parent-style-name="List_20_Paragraph" style:list-style-name="L8">
      <style:paragraph-properties fo:margin-left="0in" fo:margin-right="0in" fo:margin-top="0in" fo:margin-bottom="0in" fo:line-height="100%" fo:text-indent="0in" style:auto-text-indent="false">
        <style:tab-stops>
          <style:tab-stop style:position="0.2862in"/>
          <style:tab-stop style:position="1.5311in"/>
        </style:tab-stops>
      </style:paragraph-properties>
      <style:text-properties fo:font-size="12pt" fo:language="en" fo:country="US" style:font-size-asian="12pt" style:font-size-complex="12pt"/>
    </style:style>
    <style:style style:name="P41" style:family="paragraph" style:parent-style-name="List_20_Paragraph" style:list-style-name="L11">
      <style:paragraph-properties fo:margin-left="0in" fo:margin-right="0in" fo:margin-top="0in" fo:margin-bottom="0in" fo:line-height="100%" fo:text-indent="0in" style:auto-text-indent="false">
        <style:tab-stops>
          <style:tab-stop style:position="0.2862in"/>
          <style:tab-stop style:position="1.5311in"/>
        </style:tab-stops>
      </style:paragraph-properties>
      <style:text-properties fo:font-size="12pt" fo:language="en" fo:country="US" style:font-size-asian="12pt" style:font-size-complex="12pt"/>
    </style:style>
    <style:style style:name="P42" style:family="paragraph" style:parent-style-name="List_20_Paragraph" style:list-style-name="L12">
      <style:paragraph-properties fo:margin-left="0in" fo:margin-right="0in" fo:margin-top="0in" fo:margin-bottom="0in" fo:line-height="100%" fo:text-indent="0in" style:auto-text-indent="false">
        <style:tab-stops>
          <style:tab-stop style:position="0.2862in"/>
          <style:tab-stop style:position="1.5311in"/>
        </style:tab-stops>
      </style:paragraph-properties>
      <style:text-properties fo:font-size="12pt" fo:language="en" fo:country="US" style:font-size-asian="12pt" style:font-size-complex="12pt"/>
    </style:style>
    <style:style style:name="P43" style:family="paragraph" style:parent-style-name="List_20_Paragraph" style:list-style-name="L14">
      <style:paragraph-properties fo:margin-left="0in" fo:margin-right="0in" fo:margin-top="0in" fo:margin-bottom="0in" fo:line-height="100%" fo:text-indent="0in" style:auto-text-indent="false">
        <style:tab-stops>
          <style:tab-stop style:position="0.2862in"/>
          <style:tab-stop style:position="1.5311in"/>
        </style:tab-stops>
      </style:paragraph-properties>
      <style:text-properties fo:font-size="12pt" fo:language="en" fo:country="US" style:font-size-asian="12pt" style:font-size-complex="12pt"/>
    </style:style>
    <style:style style:name="P44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5in"/>
          <style:tab-stop style:position="1.5311in"/>
        </style:tab-stops>
      </style:paragraph-properties>
      <style:text-properties fo:font-size="12pt" fo:language="en" fo:country="US" style:font-size-asian="12pt" style:font-size-complex="12pt"/>
    </style:style>
    <style:style style:name="P45" style:family="paragraph" style:parent-style-name="List_20_Paragraph">
      <style:paragraph-properties fo:margin-left="1.1811in" fo:margin-right="0in" fo:text-indent="0in" style:auto-text-indent="false"/>
      <style:text-properties fo:font-size="12pt" fo:language="en" fo:country="US" style:font-size-asian="12pt" style:font-size-complex="12pt"/>
    </style:style>
    <style:style style:name="P46" style:family="paragraph" style:parent-style-name="List_20_Paragraph" style:list-style-name="L2">
      <style:paragraph-properties fo:margin-left="1.1811in" fo:margin-right="0in" fo:text-indent="-0.2043in" style:auto-text-indent="false"/>
    </style:style>
    <style:style style:name="P47" style:family="paragraph" style:parent-style-name="List_20_Paragraph">
      <style:paragraph-properties fo:margin-left="1.5in" fo:margin-right="0in" fo:text-indent="0in" style:auto-text-indent="false"/>
    </style:style>
    <style:style style:name="P48" style:family="paragraph" style:parent-style-name="List_20_Paragraph">
      <style:paragraph-properties fo:margin-left="1in" fo:margin-right="0in" fo:text-indent="0.5in" style:auto-text-indent="false"/>
    </style:style>
    <style:style style:name="P49" style:family="paragraph" style:parent-style-name="List_20_Paragraph">
      <style:paragraph-properties fo:margin-left="2in" fo:margin-right="0in" fo:text-indent="0in" style:auto-text-indent="false"/>
      <style:text-properties fo:font-size="12pt" fo:language="en" fo:country="US" style:font-size-asian="12pt" style:font-size-complex="12pt"/>
    </style:style>
    <style:style style:name="P50" style:family="paragraph" style:parent-style-name="List_20_Paragraph" style:list-style-name="L4">
      <style:paragraph-properties fo:margin-left="1.1811in" fo:margin-right="0in" fo:text-indent="-0.1811in" style:auto-text-indent="false"/>
    </style:style>
    <style:style style:name="P51" style:family="paragraph" style:parent-style-name="List_20_Paragraph">
      <style:paragraph-properties fo:margin-left="1.25in" fo:margin-right="0in" fo:text-indent="0in" style:auto-text-indent="false"/>
    </style:style>
    <style:style style:name="P52" style:family="paragraph" style:parent-style-name="List_20_Paragraph">
      <style:paragraph-properties fo:margin-left="1.25in" fo:margin-right="0in" fo:text-indent="0in" style:auto-text-indent="false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3" style:family="paragraph" style:parent-style-name="List_20_Paragraph">
      <style:paragraph-properties fo:margin-left="1.25in" fo:margin-right="0in" fo:text-indent="0in" style:auto-text-indent="false"/>
      <style:text-properties fo:font-size="12pt" fo:language="en" fo:country="US" style:font-size-asian="12pt" style:font-size-complex="12pt"/>
    </style:style>
    <style:style style:name="P54" style:family="paragraph" style:parent-style-name="List_20_Paragraph" style:list-style-name="L6">
      <style:paragraph-properties fo:margin-left="1.25in" fo:margin-right="0in" fo:text-indent="0in" style:auto-text-indent="false"/>
    </style:style>
    <style:style style:name="P55" style:family="paragraph" style:parent-style-name="List_20_Paragraph">
      <style:paragraph-properties fo:margin-left="0.1972in" fo:margin-right="0in" fo:text-indent="0in" style:auto-text-indent="false"/>
    </style:style>
    <style:style style:name="P56" style:family="paragraph" style:parent-style-name="List_20_Paragraph">
      <style:paragraph-properties fo:margin-left="0.1972in" fo:margin-right="0in" fo:text-indent="0in" style:auto-text-indent="false"/>
      <style:text-properties fo:font-size="12pt" fo:language="en" fo:country="US" style:font-size-asian="12pt" style:font-size-complex="12pt"/>
    </style:style>
    <style:style style:name="P57" style:family="paragraph" style:parent-style-name="List_20_Paragraph" style:list-style-name="L7">
      <style:paragraph-properties fo:margin-left="0.4925in" fo:margin-right="0in" fo:text-indent="-0.1972in" style:auto-text-indent="false"/>
    </style:style>
    <style:style style:name="P58" style:family="paragraph" style:parent-style-name="List_20_Paragraph">
      <style:paragraph-properties fo:margin-left="1.4311in" fo:margin-right="0in" fo:text-indent="0in" style:auto-text-indent="false"/>
      <style:text-properties fo:font-size="12pt" fo:language="en" fo:country="US" style:font-size-asian="12pt" style:font-size-complex="12pt"/>
    </style:style>
    <style:style style:name="P59" style:family="paragraph" style:parent-style-name="List_20_Paragraph">
      <style:paragraph-properties fo:margin-left="4in" fo:margin-right="0in" fo:text-indent="0in" style:auto-text-indent="false"/>
      <style:text-properties fo:font-size="12pt" fo:language="en" fo:country="US" style:font-size-asian="12pt" style:font-size-complex="12pt"/>
    </style:style>
    <style:style style:name="P60" style:family="paragraph" style:parent-style-name="List_20_Paragraph">
      <style:paragraph-properties fo:margin-left="1.7811in" fo:margin-right="0in" fo:text-indent="0in" style:auto-text-indent="false">
        <style:tab-stops>
          <style:tab-stop style:position="0.5in"/>
          <style:tab-stop style:position="1.5311in"/>
        </style:tab-stops>
      </style:paragraph-properties>
    </style:style>
    <style:style style:name="P61" style:family="paragraph" style:parent-style-name="List_20_Paragraph">
      <style:paragraph-properties fo:margin-left="1.75in" fo:margin-right="0in" fo:text-indent="0in" style:auto-text-indent="false"/>
      <style:text-properties fo:font-size="12pt" fo:language="en" fo:country="US" style:font-size-asian="12pt" style:font-size-complex="12pt"/>
    </style:style>
    <style:style style:name="P62" style:family="paragraph" style:parent-style-name="List_20_Paragraph">
      <style:paragraph-properties fo:margin-left="0.2957in" fo:margin-right="0in" fo:text-indent="0in" style:auto-text-indent="false"/>
    </style:style>
    <style:style style:name="P63" style:family="paragraph" style:parent-style-name="List_20_Paragraph" style:list-style-name="L6">
      <style:paragraph-properties fo:margin-left="0.2957in" fo:margin-right="0in" fo:text-indent="0in" style:auto-text-indent="false"/>
    </style:style>
    <style:style style:name="P64" style:family="paragraph" style:parent-style-name="List_20_Paragraph">
      <style:paragraph-properties fo:margin-left="0.2957in" fo:margin-right="0in" fo:text-indent="0in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65" style:family="paragraph" style:parent-style-name="List_20_Paragraph">
      <style:paragraph-properties fo:margin-left="0.2957in" fo:margin-right="0in" fo:text-indent="0in" style:auto-text-indent="false"/>
      <style:text-properties fo:font-size="12pt" fo:language="en" fo:country="US" style:font-size-asian="12pt" style:font-size-complex="12pt"/>
    </style:style>
    <style:style style:name="P66" style:family="paragraph" style:parent-style-name="List_20_Paragraph" style:list-style-name="L13">
      <style:paragraph-properties fo:margin-left="0.2957in" fo:margin-right="0in" fo:text-indent="0in" style:auto-text-indent="false"/>
    </style:style>
    <style:style style:name="P67" style:family="paragraph" style:parent-style-name="List_20_Paragraph" style:list-style-name="L16">
      <style:paragraph-properties fo:margin-left="0.2957in" fo:margin-right="0in" fo:text-indent="0in" style:auto-text-indent="false"/>
    </style:style>
    <style:style style:name="P68" style:family="paragraph" style:parent-style-name="List_20_Paragraph" style:list-style-name="L4">
      <style:paragraph-properties fo:margin-left="0.2957in" fo:margin-right="0in" fo:text-indent="-0.1811in" style:auto-text-indent="false"/>
    </style:style>
    <style:style style:name="P69" style:family="paragraph" style:parent-style-name="List_20_Paragraph" style:list-style-name="L9">
      <style:paragraph-properties fo:margin-left="2.248in" fo:margin-right="0in" fo:text-indent="-0.248in" style:auto-text-indent="false"/>
    </style:style>
    <style:style style:name="P70" style:family="paragraph" style:parent-style-name="List_20_Paragraph" style:list-style-name="L13">
      <style:paragraph-properties fo:margin-left="0.2957in" fo:margin-right="0in" fo:text-indent="-0.248in" style:auto-text-indent="false"/>
    </style:style>
    <style:style style:name="P71" style:family="paragraph" style:parent-style-name="List_20_Paragraph" style:list-style-name="L14">
      <style:paragraph-properties fo:margin-top="0in" fo:margin-bottom="0in" fo:line-height="100%">
        <style:tab-stops>
          <style:tab-stop style:position="0.2862in"/>
          <style:tab-stop style:position="1.5311in"/>
        </style:tab-stops>
      </style:paragraph-properties>
      <style:text-properties fo:font-size="12pt" fo:language="en" fo:country="US" style:font-size-asian="12pt" style:font-size-complex="12pt"/>
    </style:style>
    <style:style style:name="P72" style:family="paragraph" style:parent-style-name="List_20_Paragraph" style:list-style-name="L4">
      <style:paragraph-properties fo:margin-left="0.1972in" fo:margin-right="0in" fo:text-indent="-0.2043in" style:auto-text-indent="false"/>
    </style:style>
    <style:style style:name="P73" style:family="paragraph" style:parent-style-name="List_20_Paragraph">
      <style:paragraph-properties fo:margin-left="0in" fo:margin-right="0in" fo:text-indent="0.5in" style:auto-text-indent="false"/>
    </style:style>
    <style:style style:name="P74" style:family="paragraph" style:parent-style-name="List_20_Paragraph" style:list-style-name="L15">
      <style:paragraph-properties fo:margin-left="0.6898in" fo:margin-right="0in" fo:text-indent="0in" style:auto-text-indent="false"/>
    </style:style>
    <style:style style:name="P75" style:family="paragraph" style:parent-style-name="List_20_Paragraph">
      <style:paragraph-properties fo:margin-left="2.25in" fo:margin-right="0in" fo:text-indent="0in" style:auto-text-indent="false"/>
      <style:text-properties fo:font-size="12pt" fo:language="en" fo:country="US" style:font-size-asian="12pt" style:font-size-complex="12pt"/>
    </style:style>
    <style:style style:name="T1" style:family="text">
      <style:text-properties fo:font-size="25pt" fo:language="en" fo:country="US" style:font-size-asian="25pt" style:font-size-complex="25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en" fo:country="US" fo:font-weight="bold" style:font-size-asian="12pt" style:font-weight-asian="bold" style:font-size-complex="12pt" style:language-complex="hi" style:country-complex="IN" style:font-weight-complex="bold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2pt" fo:language="en" fo:country="US" style:font-size-asian="12pt" style:font-size-complex="12pt" style:language-complex="hi" style:country-complex="IN"/>
    </style:style>
    <style:style style:name="T8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3pt" fo:language="en" fo:country="US" style:font-size-asian="13pt" style:font-size-complex="13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 draw:visible-area-top="0in" draw:visible-area-width="1.9685in" draw:visible-area-height="1.9685in"/>
    </style:style>
    <style:style style:name="fr2" style:family="graphic" style:parent-style-name="OLE">
      <style:graphic-properties style:horizontal-pos="center" style:horizontal-rel="paragraph" draw:ole-draw-aspect="1" draw:visible-area-top="0in" draw:visible-area-width="1.9685in" draw:visible-area-height="1.9685in"/>
    </style:style>
    <style:style style:name="fr3" style:family="graphic" style:parent-style-name="OLE">
      <style:graphic-properties draw:ole-draw-aspect="1" draw:visible-area-top="0in" draw:visible-area-width="1.9685in" draw:visible-area-height="1.9685in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"/>
      <text:p text:style-name="P2"/>
      <text:p text:style-name="P2"/>
      <text:p text:style-name="P2"/>
      <text:p text:style-name="P3"><text:span text:style-name="T1">Technical Document</text:span></text:p>
      <text:p text:style-name="P3"><text:span text:style-name="T1">For </text:span></text:p>
      <text:p text:style-name="P3"><text:span text:style-name="T1">Library Management System (LibMS)</text:span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4"/>
      <text:p text:style-name="P6"><text:soft-page-break/></text:p>
      <text:p text:style-name="P6"/>
      <text:p text:style-name="P6"/>
      <text:p text:style-name="P3"><text:span text:style-name="T4">Project Configuration Files</text:span></text:p>
      <text:p text:style-name="P5"/>
      <text:p text:style-name="Standard"><text:span text:style-name="T4">Project Name:</text:span><text:span text:style-name="T6"> LibMS-Struts</text:span></text:p>
      <text:p text:style-name="Standard"><text:span text:style-name="T4">Start-Up File: </text:span><text:span text:style-name="T6">login.jsp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4">Project Configuration File:</text:span><text:span text:style-name="T6"> <text:s text:c="2"/>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2">
          <table:table-cell table:style-name="Table1.A1" office:value-type="string">
            <text:h text:style-name="P23" text:outline-level="2"><text:span text:style-name="T2">web.xml</text:span></text:h>
          </table:table-cell>
          <table:table-cell table:style-name="Table1.A1" office:value-type="string">
            <text:p text:style-name="P14"><draw:frame draw:style-name="fr1" text:anchor-type="paragraph" svg:width="0.3937in" svg:height="0.3937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</table:table-row>
      </table:table>
      <text:p text:style-name="Standard"><text:span text:style-name="T4">Working Definition: Web …..</text:span></text:p>
      <text:p text:style-name="Standard"><text:span text:style-name="T4">Database: </text:span><text:span text:style-name="T6">MySQL 5.1 </text:span></text:p>
      <text:p text:style-name="Standard"><text:span text:style-name="T5">Host Address: </text:span><text:span text:style-name="T7">localhost</text:span></text:p>
      <text:p text:style-name="Standard"><text:span text:style-name="T4">Instance Name:</text:span><text:span text:style-name="T6"> libms</text:span></text:p>
      <text:p text:style-name="Standard"><text:span text:style-name="T4">Port No: </text:span><text:span text:style-name="T6">3307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5">Struts Mapping File: </text:span><text:span text:style-name="T6"><text:s text:c="2"/>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2.2">
          <table:table-cell table:style-name="Table2.A1" office:value-type="string">
            <text:h text:style-name="P23" text:outline-level="2"><text:span text:style-name="T7">struts-config.xml</text:span></text:h>
          </table:table-cell>
          <table:table-cell table:style-name="Table2.A1" office:value-type="string">
            <text:p text:style-name="P14"><draw:frame draw:style-name="fr1" text:anchor-type="paragraph" svg:width="0.3937in" svg:height="0.3937in" draw:z-index="1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Standard"><text:span text:style-name="T4">Working Definition: web…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oft-page-break/><text:span text:style-name="T8">LibMS</text:span><text:span text:style-name="T4">-Login Page</text:span><text:span text:style-name="T8"> <text:s/></text:span></text:p>
      <text:p text:style-name="Standard"><text:span text:style-name="T6"><text:tab/>LibMS is a multilingual multi-institutional multi-layered library management system that provides a provision for user to login into the system.</text:span></text:p>
      <text:list xml:id="list243091135" text:style-name="L1">
        <text:list-item>
          <text:p text:style-name="P24"><text:span text:style-name="T6">Login: <text:s text:c="2"/></text:span></text:p>
        </text:list-item>
      </text:list>
      <text:p text:style-name="P32"><text:span text:style-name="T6">File Name of view page: login.jsp</text:span></text:p>
      <text:p text:style-name="P33"/>
      <text:p text:style-name="P32"><text:span text:style-name="T6">Attribute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5"><text:span text:style-name="T4">S.No.</text:span></text:p>
          </table:table-cell>
          <table:table-cell table:style-name="Table3.A1" office:value-type="string">
            <text:p text:style-name="P35"><text:span text:style-name="T4">Attribute Name</text:span></text:p>
          </table:table-cell>
          <table:table-cell table:style-name="Table3.A1" office:value-type="string">
            <text:p text:style-name="P35"><text:span text:style-name="T4">Label </text:span></text:p>
          </table:table-cell>
          <table:table-cell table:style-name="Table3.A1" office:value-type="string">
            <text:p text:style-name="P35"><text:span text:style-name="T4">Field Name</text:span></text:p>
          </table:table-cell>
          <table:table-cell table:style-name="Table3.A1" office:value-type="string">
            <text:p text:style-name="P35"><text:span text:style-name="T4">Type</text:span></text:p>
          </table:table-cell>
          <table:table-cell table:style-name="Table3.A1" office:value-type="string">
            <text:p text:style-name="P35"><text:span text:style-name="T4">Validation</text:span></text:p>
          </table:table-cell>
        </table:table-row>
        <table:table-row table:style-name="Table3.1">
          <table:table-cell table:style-name="Table3.A1" office:value-type="string">
            <text:p text:style-name="P36"><text:span text:style-name="T6">1.</text:span></text:p>
          </table:table-cell>
          <table:table-cell table:style-name="Table3.A1" office:value-type="string">
            <text:p text:style-name="P35"><text:span text:style-name="T6">User Name</text:span></text:p>
          </table:table-cell>
          <table:table-cell table:style-name="Table3.A1" office:value-type="string">
            <text:p text:style-name="P35"><text:span text:style-name="T12">User Name</text:span></text:p>
          </table:table-cell>
          <table:table-cell table:style-name="Table3.A1" office:value-type="string">
            <text:p text:style-name="P35"><text:span text:style-name="T12">username</text:span></text:p>
          </table:table-cell>
          <table:table-cell table:style-name="Table3.A1" office:value-type="string">
            <text:p text:style-name="P35"><text:span text:style-name="T12">Input box</text:span></text:p>
          </table:table-cell>
          <table:table-cell table:style-name="Table3.A1" office:value-type="string">
            <text:p text:style-name="P35"><text:span text:style-name="T6">search()</text:span></text:p>
          </table:table-cell>
        </table:table-row>
        <table:table-row table:style-name="Table3.1">
          <table:table-cell table:style-name="Table3.A1" office:value-type="string">
            <text:p text:style-name="P36"><text:span text:style-name="T6">2.</text:span></text:p>
          </table:table-cell>
          <table:table-cell table:style-name="Table3.A1" office:value-type="string">
            <text:p text:style-name="P35"><text:span text:style-name="T6">Password</text:span></text:p>
          </table:table-cell>
          <table:table-cell table:style-name="Table3.A1" office:value-type="string">
            <text:p text:style-name="P35"><text:span text:style-name="T12">Password</text:span></text:p>
          </table:table-cell>
          <table:table-cell table:style-name="Table3.A1" office:value-type="string">
            <text:p text:style-name="P35"><text:span text:style-name="T12">password</text:span></text:p>
          </table:table-cell>
          <table:table-cell table:style-name="Table3.A1" office:value-type="string">
            <text:p text:style-name="P35"><text:span text:style-name="T12">Password</text:span></text:p>
          </table:table-cell>
          <table:table-cell table:style-name="Table3.A1" office:value-type="string">
            <text:p text:style-name="P35"><text:span text:style-name="T6">search1()</text:span></text:p>
          </table:table-cell>
        </table:table-row>
        <table:table-row table:style-name="Table3.1">
          <table:table-cell table:style-name="Table3.A1" office:value-type="string">
            <text:p text:style-name="P36"><text:span text:style-name="T6">3.</text:span></text:p>
          </table:table-cell>
          <table:table-cell table:style-name="Table3.A1" office:value-type="string">
            <text:p text:style-name="P35"><text:span text:style-name="T12">Remember me</text:span></text:p>
          </table:table-cell>
          <table:table-cell table:style-name="Table3.A1" office:value-type="string">
            <text:p text:style-name="P35"><text:span text:style-name="T12">Remember me</text:span></text:p>
          </table:table-cell>
          <table:table-cell table:style-name="Table3.A1" office:value-type="string">
            <text:p text:style-name="P35"><text:span text:style-name="T12">rememberme</text:span></text:p>
          </table:table-cell>
          <table:table-cell table:style-name="Table3.A1" office:value-type="string">
            <text:p text:style-name="P35"><text:span text:style-name="T12">Checkbox</text:span></text:p>
          </table:table-cell>
          <table:table-cell table:style-name="Table3.A1" office:value-type="string">
            <text:p text:style-name="P38"/>
          </table:table-cell>
        </table:table-row>
        <table:table-row table:style-name="Table3.1">
          <table:table-cell table:style-name="Table3.A1" office:value-type="string">
            <text:p text:style-name="P36"><text:span text:style-name="T6">4.</text:span></text:p>
          </table:table-cell>
          <table:table-cell table:style-name="Table3.A1" office:value-type="string">
            <text:p text:style-name="P35"><text:span text:style-name="T12">Submit button</text:span></text:p>
          </table:table-cell>
          <table:table-cell table:style-name="Table3.A1" office:value-type="string">
            <text:p text:style-name="P35"><text:span text:style-name="T12">Log In</text:span></text:p>
          </table:table-cell>
          <table:table-cell table:style-name="Table3.A1" office:value-type="string">
            <text:p text:style-name="P35"><text:span text:style-name="T12">button</text:span></text:p>
          </table:table-cell>
          <table:table-cell table:style-name="Table3.A1" office:value-type="string">
            <text:p text:style-name="P35"><text:span text:style-name="T12">Button</text:span></text:p>
          </table:table-cell>
          <table:table-cell table:style-name="Table3.A1" office:value-type="string">
            <text:p text:style-name="P38"/>
          </table:table-cell>
        </table:table-row>
        <table:table-row table:style-name="Table3.1">
          <table:table-cell table:style-name="Table3.A1" office:value-type="string">
            <text:p text:style-name="P36"><text:span text:style-name="T6">5.</text:span></text:p>
          </table:table-cell>
          <table:table-cell table:style-name="Table3.A1" office:value-type="string">
            <text:p text:style-name="P35"><text:span text:style-name="T12">Submit button</text:span></text:p>
          </table:table-cell>
          <table:table-cell table:style-name="Table3.A1" office:value-type="string">
            <text:p text:style-name="P35"><text:span text:style-name="T12">Forget Password</text:span></text:p>
          </table:table-cell>
          <table:table-cell table:style-name="Table3.A1" office:value-type="string">
            <text:p text:style-name="P35"><text:span text:style-name="T12">button</text:span></text:p>
          </table:table-cell>
          <table:table-cell table:style-name="Table3.A1" office:value-type="string">
            <text:p text:style-name="P35"><text:span text:style-name="T12">Button</text:span></text:p>
          </table:table-cell>
          <table:table-cell table:style-name="Table3.A1" office:value-type="string">
            <text:p text:style-name="P38"/>
          </table:table-cell>
        </table:table-row>
      </table:table>
      <text:p text:style-name="P33"/>
      <text:p text:style-name="P32"><text:span text:style-name="T6">Technology Used:</text:span></text:p>
      <text:list xml:id="list209905362" text:style-name="L2">
        <text:list-item>
          <text:p text:style-name="P46"><text:span text:style-name="T6">AJAX Validation: 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<text:span text:style-name="T6">Attribute Name<text:tab/></text:span></text:p>
          </table:table-cell>
          <table:table-cell table:style-name="Table4.A1" office:value-type="string">
            <text:p text:style-name="P35"><text:span text:style-name="T6">Function Name<text:tab/></text:span></text:p>
          </table:table-cell>
          <table:table-cell table:style-name="Table4.A1" office:value-type="string">
            <text:p text:style-name="P10"><text:span text:style-name="T6">Purpose</text:span></text:p>
          </table:table-cell>
        </table:table-row>
        <table:table-row table:style-name="Table4.1">
          <table:table-cell table:style-name="Table4.A1" office:value-type="string">
            <text:p text:style-name="P35"><text:span text:style-name="T6">User Name</text:span></text:p>
          </table:table-cell>
          <table:table-cell table:style-name="Table4.A1" office:value-type="string">
            <text:p text:style-name="P35"><text:span text:style-name="T6">search()</text:span></text:p>
          </table:table-cell>
          <table:table-cell table:style-name="Table4.A1" office:value-type="string">
            <text:p text:style-name="P35"><text:span text:style-name="T6">For checking valid email id from login table</text:span></text:p>
          </table:table-cell>
        </table:table-row>
        <table:table-row table:style-name="Table4.1">
          <table:table-cell table:style-name="Table4.A1" office:value-type="string">
            <text:p text:style-name="P35"><text:span text:style-name="T6">Password</text:span></text:p>
          </table:table-cell>
          <table:table-cell table:style-name="Table4.A1" office:value-type="string">
            <text:p text:style-name="P35"><text:span text:style-name="T6">search1()</text:span></text:p>
          </table:table-cell>
          <table:table-cell table:style-name="Table4.A1" office:value-type="string">
            <text:p text:style-name="P35"><text:span text:style-name="T6">For validating password from login table</text:span></text:p>
          </table:table-cell>
        </table:table-row>
      </table:table>
      <text:p text:style-name="P4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2" office:value-type="string">
            <text:p text:style-name="P10"><text:span text:style-name="T6">Struts Form Bean Mapping:</text:span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0"><text:span text:style-name="T6">Logical Name</text:span></text:p>
          </table:table-cell>
          <table:table-cell table:style-name="Table5.A2" office:value-type="string">
            <text:p text:style-name="P10"><text:span text:style-name="T6">LoginActionForm</text:span></text:p>
          </table:table-cell>
        </table:table-row>
        <table:table-row table:style-name="Table5.1">
          <table:table-cell table:style-name="Table5.A2" office:value-type="string">
            <text:p text:style-name="P10"><text:span text:style-name="T6">Physical Name</text:span></text:p>
          </table:table-cell>
          <table:table-cell table:style-name="Table5.A2" office:value-type="string">
            <text:p text:style-name="P10"><text:span text:style-name="T6">com.myapp.struts.LoginActionForm.java</text:span></text:p>
          </table:table-cell>
        </table:table-row>
        <table:table-row table:style-name="Table5.1">
          <table:table-cell table:style-name="Table5.A4" office:value-type="string">
            <text:p text:style-name="P10"><text:span text:style-name="T6">Code:</text:span></text:p>
          </table:table-cell>
          <table:table-cell table:style-name="Table5.A4" office:value-type="string">
            <text:p text:style-name="P14"><draw:frame draw:style-name="fr2" text:anchor-type="paragraph" svg:width="0.3937in" svg:height="0.3937in" draw:z-index="2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5.1">
          <table:table-cell table:style-name="Table5.A4" office:value-type="string">
            <text:p text:style-name="P10"><text:span text:style-name="T6">Description:</text:span></text:p>
          </table:table-cell>
          <table:table-cell table:style-name="Table5.A4" office:value-type="string">
            <text:p text:style-name="P10"><text:span text:style-name="T6">For defining setter and getter functions.</text:span></text:p>
          </table:table-cell>
        </table:table-row>
        <table:table-row table:style-name="Table5.1">
          <table:table-cell table:style-name="Table5.A1" table:number-columns-spanned="2" office:value-type="string">
            <text:p text:style-name="P10"><text:span text:style-name="T6">Struts Action:</text:span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0"><text:span text:style-name="T6">Logical Name:</text:span></text:p>
          </table:table-cell>
          <table:table-cell table:style-name="Table5.A2" office:value-type="string">
            <text:p text:style-name="P10"><text:span text:style-name="T6">Login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10"><text:span text:style-name="T6">Input JSP Form:</text:span></text:p>
          </table:table-cell>
          <table:table-cell table:style-name="Table5.A2" office:value-type="string">
            <text:p text:style-name="P10"><text:span text:style-name="T6">login.jsp</text:span></text:p>
          </table:table-cell>
        </table:table-row>
        <table:table-row table:style-name="Table5.1">
          <table:table-cell table:style-name="Table5.A2" office:value-type="string">
            <text:p text:style-name="P10"><text:span text:style-name="T6">Physical Path:</text:span></text:p>
          </table:table-cell>
          <table:table-cell table:style-name="Table5.A2" office:value-type="string">
            <text:p text:style-name="P10"><text:span text:style-name="T6">com.myapp.struts.LoginAction.java</text:span></text:p>
          </table:table-cell>
        </table:table-row>
        <table:table-row table:style-name="Table5.1">
          <table:table-cell table:style-name="Table5.A4" office:value-type="string">
            <text:p text:style-name="P10"><text:span text:style-name="T6">Code:</text:span></text:p>
          </table:table-cell>
          <table:table-cell table:style-name="Table5.A4" office:value-type="string">
            <text:p text:style-name="P14"><draw:frame draw:style-name="fr2" text:anchor-type="paragraph" svg:width="0.3937in" svg:height="0.3937in" draw:z-index="3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5.1">
          <table:table-cell table:style-name="Table5.A4" office:value-type="string">
            <text:p text:style-name="P10"><text:span text:style-name="T6">Description:</text:span></text:p>
          </table:table-cell>
          <table:table-cell table:style-name="Table5.A4" office:value-type="string">
            <text:p text:style-name="P10"><text:span text:style-name="T6">for checking user_id and password from login table and provide sufficient privileges to the identified user. <text:s text:c="2"/></text:span></text:p>
          </table:table-cell>
        </table:table-row>
        <table:table-row table:style-name="Table5.1">
          <table:table-cell table:style-name="Table5.A1" table:number-columns-spanned="3" office:value-type="string">
            <text:p text:style-name="P11"><text:span text:style-name="T6">Request Forwards On:</text:span></text:p>
          </table:table-cell>
          <table:covered-table-cell/>
          <table:covered-table-cell/>
          <table:table-cell table:style-name="Table5.A1" table:number-columns-spanned="65535" office:value-type="string">
            <text:p text:style-name="P11"><text:span text:style-name="T6">Purpose</text:span></text:p>
          </table:table-cell>
        </table:table-row>
        <table:table-row table:style-name="Table5.1">
          <table:table-cell table:style-name="Table5.A2" office:value-type="string">
            <text:p text:style-name="P10"><text:span text:style-name="T6">success</text:span></text:p>
          </table:table-cell>
          <table:table-cell table:style-name="Table5.A2" table:number-columns-spanned="2" office:value-type="string">
            <text:p text:style-name="P10"><text:span text:style-name="T6">"/admin/main.jsp"</text:span></text:p>
          </table:table-cell>
          <table:covered-table-cell/>
          <table:table-cell table:style-name="Table5.A2" table:number-columns-spanned="65535" office:value-type="string">
            <text:p text:style-name="P10"><text:span text:style-name="T6">Admin/user login success *</text:span></text:p>
          </table:table-cell>
        </table:table-row>
        <table:table-row table:style-name="Table5.1">
          <table:table-cell table:style-name="Table5.A2" office:value-type="string">
            <text:p text:style-name="P10"><text:span text:style-name="T6">failure</text:span></text:p>
          </table:table-cell>
          <table:table-cell table:style-name="Table5.A2" table:number-columns-spanned="2" office:value-type="string">
            <text:p text:style-name="P10"><text:span text:style-name="T6">"/login.jsp"</text:span></text:p>
          </table:table-cell>
          <table:covered-table-cell/>
          <table:table-cell table:style-name="Table5.A2" table:number-columns-spanned="65535" office:value-type="string">
            <text:p text:style-name="P10"><text:span text:style-name="T6">Admin/user/superadmin login failure</text:span></text:p>
          </table:table-cell>
        </table:table-row>
        <table:table-row table:style-name="Table5.1">
          <table:table-cell table:style-name="Table5.A2" office:value-type="string">
            <text:p text:style-name="P10"><text:span text:style-name="T6">superadmin</text:span></text:p>
          </table:table-cell>
          <table:table-cell table:style-name="Table5.A2" table:number-columns-spanned="2" office:value-type="string">
            <text:p text:style-name="P10"><text:span text:style-name="T6">"/admin/admin_home.jsp"</text:span></text:p>
          </table:table-cell>
          <table:covered-table-cell/>
          <table:table-cell table:style-name="Table5.A2" table:number-columns-spanned="65535" office:value-type="string">
            <text:p text:style-name="P12"><text:span text:style-name="T6">superadmin login success</text:span></text:p>
          </table:table-cell>
        </table:table-row>
        <table:table-row table:style-name="Table5.1">
          <table:table-cell table:style-name="Table5.A2" office:value-type="string">
            <text:p text:style-name="P10"><text:span text:style-name="T6">firstlogin</text:span></text:p>
          </table:table-cell>
          <table:table-cell table:style-name="Table5.A2" table:number-columns-spanned="2" office:value-type="string">
            <text:p text:style-name="P10"><text:span text:style-name="T6">"/admin/security.jsp"</text:span></text:p>
          </table:table-cell>
          <table:covered-table-cell/>
          <table:table-cell table:style-name="Table5.A2" table:number-columns-spanned="65535" office:value-type="string">
            <text:p text:style-name="P10"><text:span text:style-name="T6">If users logs in first time.</text:span></text:p>
          </table:table-cell>
        </table:table-row>
        <table:table-row table:style-name="Table5.1">
          <table:table-cell table:style-name="Table5.A2" office:value-type="string">
            <text:p text:style-name="P10"><text:span text:style-name="T6">forgetpassword</text:span></text:p>
          </table:table-cell>
          <table:table-cell table:style-name="Table5.A2" table:number-columns-spanned="2" office:value-type="string">
            <text:p text:style-name="P10"><text:span text:style-name="T6">"/forget.jsp".</text:span></text:p>
          </table:table-cell>
          <table:covered-table-cell/>
          <table:table-cell table:style-name="Table5.A2" table:number-columns-spanned="65535" office:value-type="string">
            <text:p text:style-name="P10"><text:span text:style-name="T6">If user forgets password</text:span></text:p>
          </table:table-cell>
        </table:table-row>
      </table:table>
      <text:p text:style-name="P47"><text:span text:style-name="T6"><text:tab/><text:tab/><text:tab/></text:span></text:p>
      <text:p text:style-name="List_20_Paragraph"><text:span text:style-name="T6">*session is maintained for each user with library_id,email_id </text:span></text:p>
      <text:p text:style-name="Standard"><text:span text:style-name="T6">Tables Used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0"><text:span text:style-name="T4">S.No.</text:span></text:p>
          </table:table-cell>
          <table:table-cell table:style-name="Table6.A1" office:value-type="string">
            <text:p text:style-name="P10"><text:span text:style-name="T4">Table Name</text:span></text:p>
          </table:table-cell>
          <table:table-cell table:style-name="Table6.A1" office:value-type="string">
            <text:p text:style-name="P10"><text:span text:style-name="T4">Select Operation</text:span></text:p>
          </table:table-cell>
          <table:table-cell table:style-name="Table6.A1" office:value-type="string">
            <text:p text:style-name="P15"><text:span text:style-name="T4">Column Used in where clause</text:span></text:p>
          </table:table-cell>
          <table:table-cell table:style-name="Table6.A1" office:value-type="string">
            <text:p text:style-name="P10"><text:span text:style-name="T4">Purpose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6">1</text:span></text:p>
          </table:table-cell>
          <table:table-cell table:style-name="Table6.A1" office:value-type="string">
            <text:p text:style-name="P10"><text:span text:style-name="T6">Login</text:span></text:p>
          </table:table-cell>
          <table:table-cell table:style-name="Table6.A1" office:value-type="string">
            <text:p text:style-name="P10"><text:span text:style-name="T6">All columns are retrieved</text:span></text:p>
          </table:table-cell>
          <table:table-cell table:style-name="Table6.A1" office:value-type="string">
            <text:p text:style-name="P10"><text:span text:style-name="T10">user_id</text:span><text:span text:style-name="T6">, </text:span>password, question</text:p>
          </table:table-cell>
          <table:table-cell table:style-name="Table6.A1" office:value-type="string">
            <text:p text:style-name="P10"><text:span text:style-name="T6">Authenticates user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6">2</text:span></text:p>
          </table:table-cell>
          <table:table-cell table:style-name="Table6.A1" office:value-type="string">
            <text:p text:style-name="P10"><text:span text:style-name="T6">admin_registration</text:span></text:p>
          </table:table-cell>
          <table:table-cell table:style-name="Table6.A1" office:value-type="string">
            <text:p text:style-name="P10"><text:span text:style-name="T6">All columns are retrieved</text:span></text:p>
          </table:table-cell>
          <table:table-cell table:style-name="Table6.A1" office:value-type="string">
            <text:p text:style-name="P10"><text:span text:style-name="T6">Status</text:span></text:p>
          </table:table-cell>
          <table:table-cell table:style-name="Table6.A1" office:value-type="string">
            <text:p text:style-name="P10"><text:span text:style-name="T6">Display status of registration request 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6">3</text:span></text:p>
          </table:table-cell>
          <table:table-cell table:style-name="Table6.A1" office:value-type="string">
            <text:p text:style-name="P10"><text:span text:style-name="T6">library</text:span></text:p>
          </table:table-cell>
          <table:table-cell table:style-name="Table6.A1" office:value-type="string">
            <text:p text:style-name="P10"><text:span text:style-name="T6">library_name</text:span></text:p>
          </table:table-cell>
          <table:table-cell table:style-name="Table6.A1" office:value-type="string">
            <text:p text:style-name="P10"><text:span text:style-name="T10">library_id</text:span></text:p>
          </table:table-cell>
          <table:table-cell table:style-name="Table6.A1" office:value-type="string">
            <text:p text:style-name="P10"><text:span text:style-name="T6">Storing Library Name into session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6">4</text:span></text:p>
          </table:table-cell>
          <table:table-cell table:style-name="Table6.A1" office:value-type="string">
            <text:p text:style-name="P10"><text:span text:style-name="T6">acq_privilege</text:span></text:p>
          </table:table-cell>
          <table:table-cell table:style-name="Table6.A1" office:value-type="string">
            <text:p text:style-name="P10"><text:span text:style-name="T6">All columns are retrieved</text:span></text:p>
          </table:table-cell>
          <table:table-cell table:style-name="Table6.A1" office:value-type="string">
            <text:p text:style-name="P10"><text:span text:style-name="T10">staff_id, library_id</text:span></text:p>
          </table:table-cell>
          <table:table-cell table:style-name="Table6.A1" office:value-type="string">
            <text:p text:style-name="P10"><text:span text:style-name="T6">Retrieving acquisition privileges for a user associated with a library_id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6">5</text:span></text:p>
          </table:table-cell>
          <table:table-cell table:style-name="Table6.A1" office:value-type="string">
            <text:p text:style-name="P10"><text:span text:style-name="T6">cat_privilege</text:span></text:p>
          </table:table-cell>
          <table:table-cell table:style-name="Table6.A1" office:value-type="string">
            <text:p text:style-name="P10"><text:span text:style-name="T6">All columns are retrieved</text:span></text:p>
          </table:table-cell>
          <table:table-cell table:style-name="Table6.A1" office:value-type="string">
            <text:p text:style-name="P10"><text:span text:style-name="T10">staff_id, library_id</text:span></text:p>
          </table:table-cell>
          <table:table-cell table:style-name="Table6.A1" office:value-type="string">
            <text:p text:style-name="P10"><text:span text:style-name="T6">Retrieving cataloging privileges for a user associated with a library_id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6">6</text:span></text:p>
          </table:table-cell>
          <table:table-cell table:style-name="Table6.A1" office:value-type="string">
            <text:p text:style-name="P10"><text:span text:style-name="T6">cir_privilege</text:span></text:p>
          </table:table-cell>
          <table:table-cell table:style-name="Table6.A1" office:value-type="string">
            <text:p text:style-name="P10"><text:span text:style-name="T6">All columns </text:span><text:soft-page-break/><text:span text:style-name="T6">are retrieved</text:span></text:p>
          </table:table-cell>
          <table:table-cell table:style-name="Table6.A1" office:value-type="string">
            <text:p text:style-name="P10"><text:span text:style-name="T10">staff_id, </text:span><text:soft-page-break/><text:span text:style-name="T10">library_id</text:span></text:p>
          </table:table-cell>
          <table:table-cell table:style-name="Table6.A1" office:value-type="string">
            <text:p text:style-name="P10"><text:span text:style-name="T6">Retrieving </text:span><text:soft-page-break/><text:span text:style-name="T6">circulation privileges for a user associated with a library_id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6">7</text:span></text:p>
          </table:table-cell>
          <table:table-cell table:style-name="Table6.A1" office:value-type="string">
            <text:p text:style-name="P10"><text:span text:style-name="T6">ser_privilege</text:span></text:p>
          </table:table-cell>
          <table:table-cell table:style-name="Table6.A1" office:value-type="string">
            <text:p text:style-name="P10"><text:span text:style-name="T6">All columns are retrieved</text:span></text:p>
          </table:table-cell>
          <table:table-cell table:style-name="Table6.A1" office:value-type="string">
            <text:p text:style-name="P10"><text:span text:style-name="T10">staff_id, library_id</text:span></text:p>
          </table:table-cell>
          <table:table-cell table:style-name="Table6.A1" office:value-type="string">
            <text:p text:style-name="P10"><text:span text:style-name="T6">Retrieving Serial privileges for a user associated with a library_id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6">8</text:span></text:p>
          </table:table-cell>
          <table:table-cell table:style-name="Table6.A1" office:value-type="string">
            <text:p text:style-name="P10"><text:span text:style-name="T6">privilege</text:span></text:p>
          </table:table-cell>
          <table:table-cell table:style-name="Table6.A1" office:value-type="string">
            <text:p text:style-name="P10"><text:span text:style-name="T6">All columns are retrieved</text:span></text:p>
          </table:table-cell>
          <table:table-cell table:style-name="Table6.A1" office:value-type="string">
            <text:p text:style-name="P10"><text:span text:style-name="T10">staff_id, library_id</text:span></text:p>
          </table:table-cell>
          <table:table-cell table:style-name="Table6.A1" office:value-type="string">
            <text:p text:style-name="P10"><text:span text:style-name="T6">Retrieving privileges on modules for a user associated with a library_id</text:span></text:p>
          </table:table-cell>
        </table:table-row>
      </table:table>
      <text:p text:style-name="P4"/>
      <text:p text:style-name="P27"/>
      <text:list xml:id="list384931762" text:continue-list="list243091135" text:style-name="L1">
        <text:list-item>
          <text:p text:style-name="P24"><text:span text:style-name="T14">Successful Login:</text:span></text:p>
        </text:list-item>
      </text:list>
      <text:p text:style-name="P32"><text:span text:style-name="T3">File Name of view page:</text:span><text:span text:style-name="T2"> main.jsp</text:span></text:p>
      <text:p text:style-name="P32"><text:span text:style-name="T3">Included Files:</text:span></text:p>
      <text:p text:style-name="P48"><text:span text:style-name="T7">Header File: header.jsp</text:span></text:p>
      <text:p text:style-name="P32"><text:span text:style-name="T7"><text:tab/>Footer File: footer.jsp</text:span></text:p>
      <text:p text:style-name="P25"/>
      <text:list xml:id="list543868441" text:continue-numbering="true" text:style-name="L1">
        <text:list-item>
          <text:p text:style-name="P24"><text:span text:style-name="T6">Administrator Module:</text:span></text:p>
        </text:list-item>
      </text:list>
      <text:p text:style-name="P32"><text:span text:style-name="T6">Sub-Modules:</text:span></text:p>
      <text:list xml:id="list689656032" text:style-name="L3">
        <text:list-item>
          <text:p text:style-name="P28"><text:span text:style-name="T6">Staff</text:span></text:p>
        </text:list-item>
        <text:list-item>
          <text:p text:style-name="P28"><text:span text:style-name="T6">Staff Account</text:span></text:p>
        </text:list-item>
        <text:list-item>
          <text:p text:style-name="P28"><text:span text:style-name="T6">Privilege</text:span></text:p>
        </text:list-item>
      </text:list>
      <text:p text:style-name="P49"/>
      <text:list xml:id="list705149151" text:style-name="L4">
        <text:list-item>
          <text:p text:style-name="P50"><text:span text:style-name="T8">Staff: </text:span></text:p>
        </text:list-item>
      </text:list>
      <text:p text:style-name="P47"><text:span text:style-name="T6">Activities:</text:span></text:p>
      <text:list xml:id="list1691902925" text:style-name="L5">
        <text:list-item>
          <text:p text:style-name="P29"><text:span text:style-name="T6">Register Staff.</text:span></text:p>
        </text:list-item>
        <text:list-item>
          <text:p text:style-name="P29"><text:span text:style-name="T6">Change Staff Details.</text:span></text:p>
        </text:list-item>
        <text:list-item>
          <text:p text:style-name="P29"><text:span text:style-name="T6">Delete Staff.</text:span></text:p>
        </text:list-item>
        <text:list-item>
          <text:p text:style-name="P29"><text:span text:style-name="T6">View Staff Record.</text:span></text:p>
        </text:list-item>
        <text:list-item>
          <text:p text:style-name="P29"><text:soft-page-break/><text:span text:style-name="T6">View All Staff Record.</text:span></text:p>
        </text:list-item>
      </text:list>
      <text:p text:style-name="P52"/>
      <text:list xml:id="list1679175046" text:style-name="L6">
        <text:list-item>
          <text:p text:style-name="P54"><text:span text:style-name="T8">Register Staff:</text:span></text:p>
        </text:list-item>
      </text:list>
      <text:p text:style-name="P51"><text:span text:style-name="T6">File Name of View Page: acq_register.jsp</text:span></text:p>
      <text:p text:style-name="P53"/>
      <text:p text:style-name="P55"><text:span text:style-name="T6">Attributes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5"><text:span text:style-name="T4">S.No.</text:span></text:p>
          </table:table-cell>
          <table:table-cell table:style-name="Table7.A1" office:value-type="string">
            <text:p text:style-name="P35"><text:span text:style-name="T4">Attribute Name</text:span></text:p>
          </table:table-cell>
          <table:table-cell table:style-name="Table7.A1" office:value-type="string">
            <text:p text:style-name="P35"><text:span text:style-name="T4">Label </text:span></text:p>
          </table:table-cell>
          <table:table-cell table:style-name="Table7.A1" office:value-type="string">
            <text:p text:style-name="P35"><text:span text:style-name="T4">Field Name</text:span></text:p>
          </table:table-cell>
          <table:table-cell table:style-name="Table7.A1" office:value-type="string">
            <text:p text:style-name="P35"><text:span text:style-name="T4">Type</text:span></text:p>
          </table:table-cell>
          <table:table-cell table:style-name="Table7.A1" office:value-type="string">
            <text:p text:style-name="P35"><text:span text:style-name="T4">Validation</text:span></text:p>
          </table:table-cell>
        </table:table-row>
        <table:table-row table:style-name="Table7.1">
          <table:table-cell table:style-name="Table7.A1" office:value-type="string">
            <text:p text:style-name="P36"><text:span text:style-name="T6">1.</text:span></text:p>
          </table:table-cell>
          <table:table-cell table:style-name="Table7.A1" office:value-type="string">
            <text:p text:style-name="P35"><text:span text:style-name="T6">Staff ID</text:span></text:p>
          </table:table-cell>
          <table:table-cell table:style-name="Table7.A1" office:value-type="string">
            <text:p text:style-name="P35"><text:span text:style-name="T12">Enter Staff ID</text:span></text:p>
          </table:table-cell>
          <table:table-cell table:style-name="Table7.A1" office:value-type="string">
            <text:p text:style-name="P35"><text:span text:style-name="T12">staff_id</text:span></text:p>
          </table:table-cell>
          <table:table-cell table:style-name="Table7.A1" office:value-type="string">
            <text:p text:style-name="P35"><text:span text:style-name="T12">Input</text:span></text:p>
          </table:table-cell>
          <table:table-cell table:style-name="Table7.A1" office:value-type="string">
            <text:p text:style-name="P35"><text:span text:style-name="T12">check1()</text:span></text:p>
          </table:table-cell>
        </table:table-row>
        <table:table-row table:style-name="Table7.1">
          <table:table-cell table:style-name="Table7.A1" office:value-type="string">
            <text:p text:style-name="P36"><text:span text:style-name="T6">2.</text:span></text:p>
          </table:table-cell>
          <table:table-cell table:style-name="Table7.A1" office:value-type="string">
            <text:p text:style-name="P35"><text:span text:style-name="T12">Register</text:span></text:p>
          </table:table-cell>
          <table:table-cell table:style-name="Table7.A1" office:value-type="string">
            <text:p text:style-name="P35"><text:span text:style-name="T12">Register</text:span></text:p>
          </table:table-cell>
          <table:table-cell table:style-name="Table7.A1" office:value-type="string">
            <text:p text:style-name="P35"><text:span text:style-name="T12">button</text:span></text:p>
          </table:table-cell>
          <table:table-cell table:style-name="Table7.A1" office:value-type="string">
            <text:p text:style-name="P35"><text:span text:style-name="T12">submit</text:span></text:p>
          </table:table-cell>
          <table:table-cell table:style-name="Table7.A1" office:value-type="string">
            <text:p text:style-name="P38"/>
          </table:table-cell>
        </table:table-row>
        <table:table-row table:style-name="Table7.1">
          <table:table-cell table:style-name="Table7.A1" office:value-type="string">
            <text:p text:style-name="P36"><text:span text:style-name="T6">3.</text:span></text:p>
          </table:table-cell>
          <table:table-cell table:style-name="Table7.A1" office:value-type="string">
            <text:p text:style-name="P35"><text:span text:style-name="T12">Update</text:span></text:p>
          </table:table-cell>
          <table:table-cell table:style-name="Table7.A1" office:value-type="string">
            <text:p text:style-name="P35"><text:span text:style-name="T12">Update</text:span></text:p>
          </table:table-cell>
          <table:table-cell table:style-name="Table7.A1" office:value-type="string">
            <text:p text:style-name="P35"><text:span text:style-name="T12">button</text:span></text:p>
          </table:table-cell>
          <table:table-cell table:style-name="Table7.A1" office:value-type="string">
            <text:p text:style-name="P35"><text:span text:style-name="T12">submit</text:span></text:p>
          </table:table-cell>
          <table:table-cell table:style-name="Table7.A1" office:value-type="string">
            <text:p text:style-name="P38"/>
          </table:table-cell>
        </table:table-row>
        <table:table-row table:style-name="Table7.1">
          <table:table-cell table:style-name="Table7.A1" office:value-type="string">
            <text:p text:style-name="P36"><text:span text:style-name="T6">4.</text:span></text:p>
          </table:table-cell>
          <table:table-cell table:style-name="Table7.A1" office:value-type="string">
            <text:p text:style-name="P35"><text:span text:style-name="T12">View</text:span></text:p>
          </table:table-cell>
          <table:table-cell table:style-name="Table7.A1" office:value-type="string">
            <text:p text:style-name="P35"><text:span text:style-name="T12">View</text:span></text:p>
          </table:table-cell>
          <table:table-cell table:style-name="Table7.A1" office:value-type="string">
            <text:p text:style-name="P35"><text:span text:style-name="T12">button</text:span></text:p>
          </table:table-cell>
          <table:table-cell table:style-name="Table7.A1" office:value-type="string">
            <text:p text:style-name="P35"><text:span text:style-name="T12">submit</text:span></text:p>
          </table:table-cell>
          <table:table-cell table:style-name="Table7.A1" office:value-type="string">
            <text:p text:style-name="P38"/>
          </table:table-cell>
        </table:table-row>
        <table:table-row table:style-name="Table7.1">
          <table:table-cell table:style-name="Table7.A1" office:value-type="string">
            <text:p text:style-name="P36"><text:span text:style-name="T6">5.</text:span></text:p>
          </table:table-cell>
          <table:table-cell table:style-name="Table7.A1" office:value-type="string">
            <text:p text:style-name="P35"><text:span text:style-name="T12">Delete</text:span></text:p>
          </table:table-cell>
          <table:table-cell table:style-name="Table7.A1" office:value-type="string">
            <text:p text:style-name="P35"><text:span text:style-name="T12">Delete</text:span></text:p>
          </table:table-cell>
          <table:table-cell table:style-name="Table7.A1" office:value-type="string">
            <text:p text:style-name="P35"><text:span text:style-name="T12">button</text:span></text:p>
          </table:table-cell>
          <table:table-cell table:style-name="Table7.A1" office:value-type="string">
            <text:p text:style-name="P35"><text:span text:style-name="T12">submit</text:span></text:p>
          </table:table-cell>
          <table:table-cell table:style-name="Table7.A1" office:value-type="string">
            <text:p text:style-name="P38"/>
          </table:table-cell>
        </table:table-row>
        <table:table-row table:style-name="Table7.1">
          <table:table-cell table:style-name="Table7.A1" office:value-type="string">
            <text:p text:style-name="P36"><text:span text:style-name="T6">6.</text:span></text:p>
          </table:table-cell>
          <table:table-cell table:style-name="Table7.A1" office:value-type="string">
            <text:p text:style-name="P35"><text:span text:style-name="T12">Back</text:span></text:p>
          </table:table-cell>
          <table:table-cell table:style-name="Table7.A1" office:value-type="string">
            <text:p text:style-name="P35"><text:span text:style-name="T12">Back</text:span></text:p>
          </table:table-cell>
          <table:table-cell table:style-name="Table7.A1" office:value-type="string">
            <text:p text:style-name="P35"><text:span text:style-name="T12">button</text:span></text:p>
          </table:table-cell>
          <table:table-cell table:style-name="Table7.A1" office:value-type="string">
            <text:p text:style-name="P35"><text:span text:style-name="T12">button</text:span></text:p>
          </table:table-cell>
          <table:table-cell table:style-name="Table7.A1" office:value-type="string">
            <text:p text:style-name="P35"><text:span text:style-name="T12">quit()</text:span></text:p>
          </table:table-cell>
        </table:table-row>
      </table:table>
      <text:p text:style-name="P53"/>
      <text:p text:style-name="P55"><text:span text:style-name="T6">Technology Used:</text:span></text:p>
      <text:list xml:id="list956591270" text:style-name="L7">
        <text:list-item>
          <text:p text:style-name="P57"><text:span text:style-name="T6">JavaScript Validation: 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5"><text:span text:style-name="T6">Attribute Name</text:span></text:p>
          </table:table-cell>
          <table:table-cell table:style-name="Table8.A1" office:value-type="string">
            <text:p text:style-name="P10"><text:span text:style-name="T6">Function Name</text:span></text:p>
          </table:table-cell>
          <table:table-cell table:style-name="Table8.A1" office:value-type="string">
            <text:p text:style-name="P35"><text:span text:style-name="T6">Purpose</text:span></text:p>
          </table:table-cell>
        </table:table-row>
        <table:table-row table:style-name="Table8.1">
          <table:table-cell table:style-name="Table8.A1" office:value-type="string">
            <text:p text:style-name="P35"><text:span text:style-name="T6">Staff ID</text:span></text:p>
          </table:table-cell>
          <table:table-cell table:style-name="Table8.A1" office:value-type="string">
            <text:p text:style-name="P35"><text:span text:style-name="T6">check1()</text:span></text:p>
          </table:table-cell>
          <table:table-cell table:style-name="Table8.A1" office:value-type="string">
            <text:p text:style-name="P35"><text:span text:style-name="T6">Check duplicate/existence of staff id in a particular library from staff_detail table.</text:span></text:p>
          </table:table-cell>
        </table:table-row>
        <table:table-row table:style-name="Table8.1">
          <table:table-cell table:style-name="Table8.A1" office:value-type="string">
            <text:p text:style-name="P35"><text:span text:style-name="T6">Back</text:span></text:p>
          </table:table-cell>
          <table:table-cell table:style-name="Table8.A1" office:value-type="string">
            <text:p text:style-name="P35"><text:span text:style-name="T6">quit()</text:span></text:p>
          </table:table-cell>
          <table:table-cell table:style-name="Table8.A1" office:value-type="string">
            <text:p text:style-name="P35"><text:span text:style-name="T6">calls main.jsp</text:span></text:p>
          </table:table-cell>
        </table:table-row>
      </table:table>
      <text:p text:style-name="P5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2" office:value-type="string">
            <text:p text:style-name="P10"><text:span text:style-name="T6">Struts Form Bean Mapping: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10"><text:span text:style-name="T6">Logical Name</text:span></text:p>
          </table:table-cell>
          <table:table-cell table:style-name="Table9.A2" office:value-type="string">
            <text:p text:style-name="P10"><text:span text:style-name="T6">AcqRegisterActionForm</text:span></text:p>
          </table:table-cell>
        </table:table-row>
        <table:table-row table:style-name="Table9.1">
          <table:table-cell table:style-name="Table9.A2" office:value-type="string">
            <text:p text:style-name="P10"><text:span text:style-name="T6">Physical Name</text:span></text:p>
          </table:table-cell>
          <table:table-cell table:style-name="Table9.A2" office:value-type="string">
            <text:p text:style-name="P10"><text:span text:style-name="T6">com.myapp.struts.admin.AcqRegisterActionForm.java</text:span></text:p>
          </table:table-cell>
        </table:table-row>
        <table:table-row table:style-name="Table9.1">
          <table:table-cell table:style-name="Table9.A4" office:value-type="string">
            <text:p text:style-name="P10"><text:span text:style-name="T6">Code:</text:span></text:p>
          </table:table-cell>
          <table:table-cell table:style-name="Table9.A4" office:value-type="string">
            <text:p text:style-name="P14"><draw:frame draw:style-name="fr2" text:anchor-type="paragraph" svg:width="0.3937in" svg:height="0.3937in" draw:z-index="4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  <table:table-row table:style-name="Table9.1">
          <table:table-cell table:style-name="Table9.A1" table:number-columns-spanned="2" office:value-type="string">
            <text:p text:style-name="P10"><text:span text:style-name="T6">Struts Action: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10"><text:span text:style-name="T6">Logical Name:</text:span></text:p>
          </table:table-cell>
          <table:table-cell table:style-name="Table9.A2" office:value-type="string">
            <text:p text:style-name="P10"><text:span text:style-name="T6">staffRegistration</text:span></text:p>
          </table:table-cell>
        </table:table-row>
        <table:table-row table:style-name="Table9.1">
          <table:table-cell table:style-name="Table9.A2" office:value-type="string">
            <text:p text:style-name="P10"><text:span text:style-name="T6">Input JSP Form:</text:span></text:p>
          </table:table-cell>
          <table:table-cell table:style-name="Table9.A2" office:value-type="string">
            <text:p text:style-name="P10"><text:span text:style-name="T6">acq_register.jsp</text:span></text:p>
          </table:table-cell>
        </table:table-row>
        <table:table-row table:style-name="Table9.1">
          <table:table-cell table:style-name="Table9.A2" office:value-type="string">
            <text:p text:style-name="P10"><text:span text:style-name="T6">Physical Path:</text:span></text:p>
          </table:table-cell>
          <table:table-cell table:style-name="Table9.A2" office:value-type="string">
            <text:p text:style-name="P10"><text:span text:style-name="T6">com.myapp.struts.admin.AcqRegisterAction.java</text:span></text:p>
          </table:table-cell>
        </table:table-row>
        <table:table-row table:style-name="Table9.1">
          <table:table-cell table:style-name="Table9.A2" office:value-type="string">
            <text:p text:style-name="P10"><text:span text:style-name="T6">Code:</text:span></text:p>
          </table:table-cell>
          <table:table-cell table:style-name="Table9.A2" office:value-type="string">
            <text:p text:style-name="P14"><draw:frame draw:style-name="fr2" text:anchor-type="paragraph" svg:width="0.3937in" svg:height="0.3937in" draw:z-index="5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</table:table-row>
        <table:table-row table:style-name="Table9.1">
          <table:table-cell table:style-name="Table9.A2" office:value-type="string">
            <text:p text:style-name="P10"><text:span text:style-name="T6">Class Used:</text:span></text:p>
          </table:table-cell>
          <table:table-cell table:style-name="Table9.A2" office:value-type="string">
            <text:p text:style-name="P10"><text:span text:style-name="T6">DuplicateEntry</text:span></text:p>
          </table:table-cell>
        </table:table-row>
        <table:table-row table:style-name="Table9.1">
          <table:table-cell table:style-name="Table9.A4" office:value-type="string">
            <text:p text:style-name="P10"><text:span text:style-name="T6">Class Path:</text:span></text:p>
          </table:table-cell>
          <table:table-cell table:style-name="Table9.A4" office:value-type="string">
            <text:p text:style-name="P10"><text:span text:style-name="T6">Com.myapp.struts.DuplicateEntry.java</text:span></text:p>
          </table:table-cell>
        </table:table-row>
        <text:soft-page-break/>
        <table:table-row table:style-name="Table9.1">
          <table:table-cell table:style-name="Table9.A1" table:number-columns-spanned="2" office:value-type="string">
            <text:p text:style-name="P10"><text:span text:style-name="T6">Function Used from </text:span><text:span text:style-name="T11">DuplicateEntry</text:span><text:span text:style-name="T6"> class: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10"><text:span text:style-name="T6">checkDuplicateEntry()</text:span></text:p>
            <text:p text:style-name="P14"><draw:frame draw:style-name="fr2" text:anchor-type="paragraph" svg:width="0.3937in" svg:height="0.3937in" draw:z-index="6"><draw:object-ole xlink:href="./Obj106" xlink:type="simple" xlink:show="embed" xlink:actuate="onLoad"/><draw:image xlink:href="./ObjectReplacements/Obj106" xlink:type="simple" xlink:show="embed" xlink:actuate="onLoad"/></draw:frame></text:p>
          </table:table-cell>
          <table:table-cell table:style-name="Table9.A2" office:value-type="string">
            <text:p text:style-name="P10"><text:span text:style-name="T6"><text:s/>This method is used for checking duplicate entries in a particular column of a given table. </text:span></text:p>
          </table:table-cell>
        </table:table-row>
        <table:table-row table:style-name="Table9.1">
          <table:table-cell table:style-name="Table9.A2" office:value-type="string">
            <text:p text:style-name="P10"><text:span text:style-name="T6">checkDuplicateEntry()</text:span></text:p>
            <text:p text:style-name="P14"><draw:frame draw:style-name="fr2" text:anchor-type="paragraph" svg:width="0.3937in" svg:height="0.3937in" draw:z-index="7"><draw:object-ole xlink:href="./Obj107" xlink:type="simple" xlink:show="embed" xlink:actuate="onLoad"/><draw:image xlink:href="./ObjectReplacements/Obj107" xlink:type="simple" xlink:show="embed" xlink:actuate="onLoad"/></draw:frame></text:p>
          </table:table-cell>
          <table:table-cell table:style-name="Table9.A2" office:value-type="string">
            <text:p text:style-name="P10"><text:span text:style-name="T6">This method is invoked for checking duplicate entries in a particular column by passing four arguments, namely, (String table_name,String column_name,String value,String library_id).</text:span></text:p>
          </table:table-cell>
        </table:table-row>
        <table:table-row table:style-name="Table9.1">
          <table:table-cell table:style-name="Table9.A1" table:number-columns-spanned="3" office:value-type="string">
            <text:p text:style-name="P11"><text:span text:style-name="T6">Request Forwards On:</text:span></text:p>
          </table:table-cell>
          <table:covered-table-cell/>
          <table:covered-table-cell/>
          <table:table-cell table:style-name="Table9.A1" table:number-columns-spanned="65535" office:value-type="string">
            <text:p text:style-name="P11"><text:span text:style-name="T6">Purpose</text:span></text:p>
          </table:table-cell>
        </table:table-row>
        <table:table-row table:style-name="Table9.1">
          <table:table-cell table:style-name="Table9.A2" office:value-type="string">
            <text:p text:style-name="P10"><text:span text:style-name="T6">duplicate</text:span></text:p>
          </table:table-cell>
          <table:table-cell table:style-name="Table9.A2" table:number-columns-spanned="2" office:value-type="string">
            <text:p text:style-name="P10"><text:span text:style-name="T6">"/admin/acq_register.jsp"</text:span></text:p>
          </table:table-cell>
          <table:covered-table-cell/>
          <table:table-cell table:style-name="Table9.A2" table:number-columns-spanned="65535" office:value-type="string">
            <text:p text:style-name="P10"><text:span text:style-name="T6">If staff_id already exist in the staff_detail table a message sets in request attribute for displaying in acq_register view page. </text:span></text:p>
          </table:table-cell>
        </table:table-row>
        <table:table-row table:style-name="Table9.1">
          <table:table-cell table:style-name="Table9.A2" office:value-type="string">
            <text:p text:style-name="P10"><text:span text:style-name="T6">register</text:span></text:p>
          </table:table-cell>
          <table:table-cell table:style-name="Table9.A2" table:number-columns-spanned="2" office:value-type="string">
            <text:p text:style-name="P10"><text:span text:style-name="T6">“/admin/acq_registerstaff.jsp”</text:span></text:p>
          </table:table-cell>
          <table:covered-table-cell/>
          <table:table-cell table:style-name="Table9.A2" table:number-columns-spanned="65535" office:value-type="string">
            <text:p text:style-name="P10"><text:span text:style-name="T6">Displays staff registration form.</text:span></text:p>
          </table:table-cell>
        </table:table-row>
        <table:table-row table:style-name="Table9.1">
          <table:table-cell table:style-name="Table9.A2" office:value-type="string">
            <text:p text:style-name="P10"><text:span text:style-name="T6">update/view/delete</text:span></text:p>
          </table:table-cell>
          <table:table-cell table:style-name="Table9.A2" table:number-columns-spanned="2" office:value-type="string">
            <text:p text:style-name="P10"><text:span text:style-name="T6">“/admin/update_staff.jsp"</text:span></text:p>
          </table:table-cell>
          <table:covered-table-cell/>
          <table:table-cell table:style-name="Table9.A2" table:number-columns-spanned="65535" office:value-type="string">
            <text:p text:style-name="P10"><text:span text:style-name="T6">If button pressed by user is “update” or “view” or “delete”, a resultset is set in request attribute as “updateresultset” from taking values from “</text:span><text:span text:style-name="T11">staff_detail” </text:span><text:span text:style-name="T6">table.</text:span></text:p>
          </table:table-cell>
        </table:table-row>
        <table:table-row table:style-name="Table9.1">
          <table:table-cell table:style-name="Table9.A2" office:value-type="string">
            <text:p text:style-name="P14"/>
          </table:table-cell>
          <table:table-cell table:style-name="Table9.A2" table:number-columns-spanned="2" office:value-type="string">
            <text:p text:style-name="P14"/>
          </table:table-cell>
          <table:covered-table-cell/>
          <table:table-cell table:style-name="Table9.A2" table:number-columns-spanned="65535" office:value-type="string">
            <text:p text:style-name="P14"/>
          </table:table-cell>
        </table:table-row>
      </table:table>
      <text:p text:style-name="P58"/>
      <text:p text:style-name="P16"><text:span text:style-name="T6">Tables Used: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10"><text:span text:style-name="T6">S.No.</text:span></text:p>
          </table:table-cell>
          <table:table-cell table:style-name="Table10.A1" office:value-type="string">
            <text:p text:style-name="P10"><text:span text:style-name="T6">Table Name</text:span></text:p>
          </table:table-cell>
          <table:table-cell table:style-name="Table10.A1" office:value-type="string">
            <text:p text:style-name="P10"><text:span text:style-name="T6">Select Operation</text:span></text:p>
          </table:table-cell>
          <table:table-cell table:style-name="Table10.A1" office:value-type="string">
            <text:p text:style-name="P10"><text:span text:style-name="T6">Column Used in where clause</text:span></text:p>
          </table:table-cell>
          <table:table-cell table:style-name="Table10.A1" office:value-type="string">
            <text:p text:style-name="P10"><text:span text:style-name="T6">Purpose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6">1</text:span></text:p>
          </table:table-cell>
          <table:table-cell table:style-name="Table10.A1" office:value-type="string">
            <text:p text:style-name="P10"><text:span text:style-name="T6">staff_detail</text:span></text:p>
            <text:p text:style-name="P14"/>
          </table:table-cell>
          <table:table-cell table:style-name="Table10.A1" office:value-type="string">
            <text:p text:style-name="P10"><text:span text:style-name="T6">All columns are selected</text:span></text:p>
          </table:table-cell>
          <table:table-cell table:style-name="Table10.A1" office:value-type="string">
            <text:p text:style-name="P10"><text:span text:style-name="T10">staff_id, </text:span><text:span text:style-name="T13"><text:s/></text:span><text:span text:style-name="T10">library_id</text:span></text:p>
          </table:table-cell>
          <table:table-cell table:style-name="Table10.A1" office:value-type="string">
            <text:p text:style-name="P10"><text:span text:style-name="T6">For selecting staff details record associated with a library_id and for storing in request attribute. </text:span></text:p>
          </table:table-cell>
        </table:table-row>
      </table:table>
      <text:p text:style-name="P17"/>
      <text:p text:style-name="P16"><text:span text:style-name="T6">On Success to register forward to (“/admin/acq_registerstaff.jsp”)</text:span></text:p>
      <text:p text:style-name="Standard"><text:span text:style-name="T4">File Name of view page: acq_registerstaff.jsp</text:span></text:p>
      <text:p text:style-name="Standard"><text:span text:style-name="T4">Form Action Attribute:”/registerstaff”</text:span></text:p>
      <text:p text:style-name="P53"/>
      <text:p text:style-name="P51"><text:soft-page-break/><text:span text:style-name="T6">Attributes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35"><text:span text:style-name="T4">S.No.</text:span></text:p>
          </table:table-cell>
          <table:table-cell table:style-name="Table11.A1" office:value-type="string">
            <text:p text:style-name="P35"><text:span text:style-name="T4">Attribute Name</text:span></text:p>
          </table:table-cell>
          <table:table-cell table:style-name="Table11.A1" office:value-type="string">
            <text:p text:style-name="P35"><text:span text:style-name="T4">Label </text:span></text:p>
          </table:table-cell>
          <table:table-cell table:style-name="Table11.A1" office:value-type="string">
            <text:p text:style-name="P35"><text:span text:style-name="T4">Field Name</text:span></text:p>
          </table:table-cell>
          <table:table-cell table:style-name="Table11.A1" office:value-type="string">
            <text:p text:style-name="P35"><text:span text:style-name="T4">Type</text:span></text:p>
          </table:table-cell>
          <table:table-cell table:style-name="Table11.A1" office:value-type="string">
            <text:p text:style-name="P35"><text:span text:style-name="T4">Validation</text:span></text:p>
          </table:table-cell>
        </table:table-row>
        <table:table-row table:style-name="Table11.1">
          <table:table-cell table:style-name="Table11.A1" office:value-type="string">
            <text:p text:style-name="P36"><text:span text:style-name="T6">1.</text:span></text:p>
          </table:table-cell>
          <table:table-cell table:style-name="Table11.A1" office:value-type="string">
            <text:p text:style-name="P35"><text:span text:style-name="T6">Employee Id</text:span></text:p>
          </table:table-cell>
          <table:table-cell table:style-name="Table11.A1" office:value-type="string">
            <text:p text:style-name="P35"><text:span text:style-name="T12">Employee Id</text:span></text:p>
          </table:table-cell>
          <table:table-cell table:style-name="Table11.A1" office:value-type="string">
            <text:p text:style-name="P35"><text:span text:style-name="T12">staff_id</text:span></text:p>
          </table:table-cell>
          <table:table-cell table:style-name="Table11.A1" office:value-type="string">
            <text:p text:style-name="P35"><text:span text:style-name="T12">Inpu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2.</text:span></text:p>
          </table:table-cell>
          <table:table-cell table:style-name="Table11.A1" office:value-type="string">
            <text:p text:style-name="P35"><text:span text:style-name="T12">First Name</text:span></text:p>
          </table:table-cell>
          <table:table-cell table:style-name="Table11.A1" office:value-type="string">
            <text:p text:style-name="P35"><text:span text:style-name="T12">First Name</text:span></text:p>
          </table:table-cell>
          <table:table-cell table:style-name="Table11.A1" office:value-type="string">
            <text:p text:style-name="P35"><text:span text:style-name="T12">first_name</text:span></text:p>
          </table:table-cell>
          <table:table-cell table:style-name="Table11.A1" office:value-type="string">
            <text:p text:style-name="P35"><text:span text:style-name="T12">tex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3.</text:span></text:p>
          </table:table-cell>
          <table:table-cell table:style-name="Table11.A1" office:value-type="string">
            <text:p text:style-name="P35"><text:span text:style-name="T12">Courtesy</text:span></text:p>
          </table:table-cell>
          <table:table-cell table:style-name="Table11.A1" office:value-type="string">
            <text:p text:style-name="P38"/>
          </table:table-cell>
          <table:table-cell table:style-name="Table11.A1" office:value-type="string">
            <text:p text:style-name="P35"><text:span text:style-name="T12">courtesy</text:span></text:p>
          </table:table-cell>
          <table:table-cell table:style-name="Table11.A1" office:value-type="string">
            <text:p text:style-name="P35"><text:span text:style-name="T12">Selec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4.</text:span></text:p>
          </table:table-cell>
          <table:table-cell table:style-name="Table11.A1" office:value-type="string">
            <text:p text:style-name="P35"><text:span text:style-name="T12">Last Name</text:span></text:p>
          </table:table-cell>
          <table:table-cell table:style-name="Table11.A1" office:value-type="string">
            <text:p text:style-name="P35"><text:span text:style-name="T12">Last Name</text:span></text:p>
          </table:table-cell>
          <table:table-cell table:style-name="Table11.A1" office:value-type="string">
            <text:p text:style-name="P35"><text:span text:style-name="T12">last_name</text:span></text:p>
          </table:table-cell>
          <table:table-cell table:style-name="Table11.A1" office:value-type="string">
            <text:p text:style-name="P35"><text:span text:style-name="T12">Inpu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5.</text:span></text:p>
          </table:table-cell>
          <table:table-cell table:style-name="Table11.A1" office:value-type="string">
            <text:p text:style-name="P35"><text:span text:style-name="T12">Contact No</text:span></text:p>
          </table:table-cell>
          <table:table-cell table:style-name="Table11.A1" office:value-type="string">
            <text:p text:style-name="P35"><text:span text:style-name="T12">Contact No</text:span></text:p>
          </table:table-cell>
          <table:table-cell table:style-name="Table11.A1" office:value-type="string">
            <text:p text:style-name="P35"><text:span text:style-name="T12">contact_no</text:span></text:p>
          </table:table-cell>
          <table:table-cell table:style-name="Table11.A1" office:value-type="string">
            <text:p text:style-name="P35"><text:span text:style-name="T12">Inpu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6.</text:span></text:p>
          </table:table-cell>
          <table:table-cell table:style-name="Table11.A1" office:value-type="string">
            <text:p text:style-name="P35"><text:span text:style-name="T12">Mobile No</text:span></text:p>
          </table:table-cell>
          <table:table-cell table:style-name="Table11.A1" office:value-type="string">
            <text:p text:style-name="P35"><text:span text:style-name="T12">Mobile No</text:span></text:p>
          </table:table-cell>
          <table:table-cell table:style-name="Table11.A1" office:value-type="string">
            <text:p text:style-name="P35"><text:span text:style-name="T12">mobile_no</text:span></text:p>
          </table:table-cell>
          <table:table-cell table:style-name="Table11.A1" office:value-type="string">
            <text:p text:style-name="P35"><text:span text:style-name="T12">Inpu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7.</text:span></text:p>
          </table:table-cell>
          <table:table-cell table:style-name="Table11.A1" office:value-type="string">
            <text:p text:style-name="P35"><text:span text:style-name="T12">Date Of Joining</text:span></text:p>
          </table:table-cell>
          <table:table-cell table:style-name="Table11.A1" office:value-type="string">
            <text:p text:style-name="P35"><text:span text:style-name="T12">Date Of Joining</text:span></text:p>
          </table:table-cell>
          <table:table-cell table:style-name="Table11.A1" office:value-type="string">
            <text:p text:style-name="P35"><text:span text:style-name="T12">do_joining</text:span></text:p>
          </table:table-cell>
          <table:table-cell table:style-name="Table11.A1" office:value-type="string">
            <text:p text:style-name="P35"><text:span text:style-name="T12">Text</text:span></text:p>
          </table:table-cell>
          <table:table-cell table:style-name="Table11.A1" office:value-type="string">
            <text:p text:style-name="P35"><text:span text:style-name="T6">dcheck()</text:span></text:p>
          </table:table-cell>
        </table:table-row>
        <table:table-row table:style-name="Table11.1">
          <table:table-cell table:style-name="Table11.A1" office:value-type="string">
            <text:p text:style-name="P36"><text:span text:style-name="T6">8.</text:span></text:p>
          </table:table-cell>
          <table:table-cell table:style-name="Table11.A1" office:value-type="string">
            <text:p text:style-name="P35"><text:span text:style-name="T12">Date Of Releaving</text:span></text:p>
          </table:table-cell>
          <table:table-cell table:style-name="Table11.A1" office:value-type="string">
            <text:p text:style-name="P35"><text:span text:style-name="T12">Date Of Releaving</text:span></text:p>
          </table:table-cell>
          <table:table-cell table:style-name="Table11.A1" office:value-type="string">
            <text:p text:style-name="P35"><text:span text:style-name="T12">do_releaving</text:span></text:p>
          </table:table-cell>
          <table:table-cell table:style-name="Table11.A1" office:value-type="string">
            <text:p text:style-name="P35"><text:span text:style-name="T12">Text</text:span></text:p>
          </table:table-cell>
          <table:table-cell table:style-name="Table11.A1" office:value-type="string">
            <text:p text:style-name="P35"><text:span text:style-name="T6">dcheck_releaving()</text:span></text:p>
          </table:table-cell>
        </table:table-row>
        <table:table-row table:style-name="Table11.1">
          <table:table-cell table:style-name="Table11.A1" office:value-type="string">
            <text:p text:style-name="P36"><text:span text:style-name="T6">9.</text:span></text:p>
          </table:table-cell>
          <table:table-cell table:style-name="Table11.A1" office:value-type="string">
            <text:p text:style-name="P35"><text:span text:style-name="T12">Father Name</text:span></text:p>
          </table:table-cell>
          <table:table-cell table:style-name="Table11.A1" office:value-type="string">
            <text:p text:style-name="P35"><text:span text:style-name="T12">Father Name</text:span></text:p>
          </table:table-cell>
          <table:table-cell table:style-name="Table11.A1" office:value-type="string">
            <text:p text:style-name="P35"><text:span text:style-name="T12">father_name</text:span></text:p>
          </table:table-cell>
          <table:table-cell table:style-name="Table11.A1" office:value-type="string">
            <text:p text:style-name="P35"><text:span text:style-name="T12">Tex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10.</text:span></text:p>
          </table:table-cell>
          <table:table-cell table:style-name="Table11.A1" office:value-type="string">
            <text:p text:style-name="P35"><text:span text:style-name="T12">Gender</text:span></text:p>
          </table:table-cell>
          <table:table-cell table:style-name="Table11.A1" office:value-type="string">
            <text:p text:style-name="P35"><text:span text:style-name="T12">Gender</text:span></text:p>
          </table:table-cell>
          <table:table-cell table:style-name="Table11.A1" office:value-type="string">
            <text:p text:style-name="P35"><text:span text:style-name="T12">Gender</text:span></text:p>
          </table:table-cell>
          <table:table-cell table:style-name="Table11.A1" office:value-type="string">
            <text:p text:style-name="P35"><text:span text:style-name="T12">Selec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11.</text:span></text:p>
          </table:table-cell>
          <table:table-cell table:style-name="Table11.A1" office:value-type="string">
            <text:p text:style-name="P35"><text:span text:style-name="T12">Mailing Address</text:span></text:p>
          </table:table-cell>
          <table:table-cell table:style-name="Table11.A1" office:value-type="string">
            <text:p text:style-name="P35"><text:span text:style-name="T12">Mailing Address</text:span></text:p>
          </table:table-cell>
          <table:table-cell table:style-name="Table11.A1" office:value-type="string">
            <text:p text:style-name="P35"><text:span text:style-name="T12">address1</text:span></text:p>
          </table:table-cell>
          <table:table-cell table:style-name="Table11.A1" office:value-type="string">
            <text:p text:style-name="P35"><text:span text:style-name="T12">Textarea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12.</text:span></text:p>
          </table:table-cell>
          <table:table-cell table:style-name="Table11.A1" office:value-type="string">
            <text:p text:style-name="P35"><text:span text:style-name="T12">City</text:span></text:p>
          </table:table-cell>
          <table:table-cell table:style-name="Table11.A1" office:value-type="string">
            <text:p text:style-name="P35"><text:span text:style-name="T12">City</text:span></text:p>
          </table:table-cell>
          <table:table-cell table:style-name="Table11.A1" office:value-type="string">
            <text:p text:style-name="P35"><text:span text:style-name="T12">city1</text:span></text:p>
          </table:table-cell>
          <table:table-cell table:style-name="Table11.A1" office:value-type="string">
            <text:p text:style-name="P35"><text:span text:style-name="T12">Tex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13.</text:span></text:p>
          </table:table-cell>
          <table:table-cell table:style-name="Table11.A1" office:value-type="string">
            <text:p text:style-name="P35"><text:span text:style-name="T12">State</text:span></text:p>
          </table:table-cell>
          <table:table-cell table:style-name="Table11.A1" office:value-type="string">
            <text:p text:style-name="P35"><text:span text:style-name="T12">State</text:span></text:p>
          </table:table-cell>
          <table:table-cell table:style-name="Table11.A1" office:value-type="string">
            <text:p text:style-name="P35"><text:span text:style-name="T12">state1</text:span></text:p>
          </table:table-cell>
          <table:table-cell table:style-name="Table11.A1" office:value-type="string">
            <text:p text:style-name="P35"><text:span text:style-name="T12">Tex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<text:s/>14.</text:span></text:p>
          </table:table-cell>
          <table:table-cell table:style-name="Table11.A1" office:value-type="string">
            <text:p text:style-name="P35"><text:span text:style-name="T12">Country</text:span></text:p>
          </table:table-cell>
          <table:table-cell table:style-name="Table11.A1" office:value-type="string">
            <text:p text:style-name="P35"><text:span text:style-name="T12">Country</text:span></text:p>
          </table:table-cell>
          <table:table-cell table:style-name="Table11.A1" office:value-type="string">
            <text:p text:style-name="P35"><text:span text:style-name="T12">country1</text:span></text:p>
          </table:table-cell>
          <table:table-cell table:style-name="Table11.A1" office:value-type="string">
            <text:p text:style-name="P35"><text:span text:style-name="T12">Tex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15.</text:span></text:p>
          </table:table-cell>
          <table:table-cell table:style-name="Table11.A1" office:value-type="string">
            <text:p text:style-name="P35"><text:span text:style-name="T12">ZIP Code</text:span></text:p>
          </table:table-cell>
          <table:table-cell table:style-name="Table11.A1" office:value-type="string">
            <text:p text:style-name="P35"><text:span text:style-name="T12">ZIP Code</text:span></text:p>
          </table:table-cell>
          <table:table-cell table:style-name="Table11.A1" office:value-type="string">
            <text:p text:style-name="P35"><text:span text:style-name="T12">zip1</text:span></text:p>
          </table:table-cell>
          <table:table-cell table:style-name="Table11.A1" office:value-type="string">
            <text:p text:style-name="P35"><text:span text:style-name="T12">Tex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16.</text:span></text:p>
          </table:table-cell>
          <table:table-cell table:style-name="Table11.A1" office:value-type="string">
            <text:p text:style-name="P35"><text:span text:style-name="T12">Date of Birth</text:span></text:p>
          </table:table-cell>
          <table:table-cell table:style-name="Table11.A1" office:value-type="string">
            <text:p text:style-name="P35"><text:span text:style-name="T12">Date of Birth</text:span></text:p>
          </table:table-cell>
          <table:table-cell table:style-name="Table11.A1" office:value-type="string">
            <text:p text:style-name="P35"><text:span text:style-name="T12">date_of_birth</text:span></text:p>
          </table:table-cell>
          <table:table-cell table:style-name="Table11.A1" office:value-type="string">
            <text:p text:style-name="P35"><text:span text:style-name="T12">Text</text:span></text:p>
          </table:table-cell>
          <table:table-cell table:style-name="Table11.F17" office:value-type="string">
            <text:p text:style-name="P37"><text:span text:style-name="T6">dcheck_dob()</text:span></text:p>
          </table:table-cell>
        </table:table-row>
        <table:table-row table:style-name="Table11.1">
          <table:table-cell table:style-name="Table11.A1" office:value-type="string">
            <text:p text:style-name="P36"><text:span text:style-name="T6">17.</text:span></text:p>
          </table:table-cell>
          <table:table-cell table:style-name="Table11.A1" office:value-type="string">
            <text:p text:style-name="P35"><text:span text:style-name="T12">Click Here</text:span></text:p>
          </table:table-cell>
          <table:table-cell table:style-name="Table11.A1" office:value-type="string">
            <text:p text:style-name="P35"><text:span text:style-name="T12">Click Here</text:span></text:p>
          </table:table-cell>
          <table:table-cell table:style-name="Table11.A1" office:value-type="string">
            <text:p text:style-name="P35"><text:span text:style-name="T12">Check</text:span></text:p>
          </table:table-cell>
          <table:table-cell table:style-name="Table11.A1" office:value-type="string">
            <text:p text:style-name="P35"><text:span text:style-name="T12">Checkbox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18.</text:span></text:p>
          </table:table-cell>
          <table:table-cell table:style-name="Table11.A1" office:value-type="string">
            <text:p text:style-name="P35"><text:span text:style-name="T12">Permanent Address</text:span></text:p>
          </table:table-cell>
          <table:table-cell table:style-name="Table11.A1" office:value-type="string">
            <text:p text:style-name="P35"><text:span text:style-name="T12">Permanent Address</text:span></text:p>
          </table:table-cell>
          <table:table-cell table:style-name="Table11.A1" office:value-type="string">
            <text:p text:style-name="P35"><text:span text:style-name="T12">address2</text:span></text:p>
          </table:table-cell>
          <table:table-cell table:style-name="Table11.A1" office:value-type="string">
            <text:p text:style-name="P35"><text:span text:style-name="T12">Textarea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19.</text:span></text:p>
          </table:table-cell>
          <table:table-cell table:style-name="Table11.A1" office:value-type="string">
            <text:p text:style-name="P35"><text:span text:style-name="T12">City</text:span></text:p>
          </table:table-cell>
          <table:table-cell table:style-name="Table11.A1" office:value-type="string">
            <text:p text:style-name="P35"><text:span text:style-name="T12">City</text:span></text:p>
          </table:table-cell>
          <table:table-cell table:style-name="Table11.A1" office:value-type="string">
            <text:p text:style-name="P35"><text:span text:style-name="T12">city2</text:span></text:p>
          </table:table-cell>
          <table:table-cell table:style-name="Table11.A1" office:value-type="string">
            <text:p text:style-name="P35"><text:span text:style-name="T12">Tex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20.</text:span></text:p>
          </table:table-cell>
          <table:table-cell table:style-name="Table11.A1" office:value-type="string">
            <text:p text:style-name="P35"><text:span text:style-name="T12">State</text:span></text:p>
          </table:table-cell>
          <table:table-cell table:style-name="Table11.A1" office:value-type="string">
            <text:p text:style-name="P35"><text:span text:style-name="T12">State</text:span></text:p>
          </table:table-cell>
          <table:table-cell table:style-name="Table11.A1" office:value-type="string">
            <text:p text:style-name="P35"><text:span text:style-name="T12">state2</text:span></text:p>
          </table:table-cell>
          <table:table-cell table:style-name="Table11.A1" office:value-type="string">
            <text:p text:style-name="P35"><text:span text:style-name="T12">Tex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21.</text:span></text:p>
          </table:table-cell>
          <table:table-cell table:style-name="Table11.A1" office:value-type="string">
            <text:p text:style-name="P35"><text:span text:style-name="T12">Country</text:span></text:p>
          </table:table-cell>
          <table:table-cell table:style-name="Table11.A1" office:value-type="string">
            <text:p text:style-name="P35"><text:span text:style-name="T12">Country</text:span></text:p>
          </table:table-cell>
          <table:table-cell table:style-name="Table11.A1" office:value-type="string">
            <text:p text:style-name="P35"><text:span text:style-name="T12">country2</text:span></text:p>
          </table:table-cell>
          <table:table-cell table:style-name="Table11.A1" office:value-type="string">
            <text:p text:style-name="P35"><text:span text:style-name="T12">Tex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22.</text:span></text:p>
          </table:table-cell>
          <table:table-cell table:style-name="Table11.A1" office:value-type="string">
            <text:p text:style-name="P35"><text:span text:style-name="T12">ZIP Code</text:span></text:p>
          </table:table-cell>
          <table:table-cell table:style-name="Table11.A1" office:value-type="string">
            <text:p text:style-name="P35"><text:span text:style-name="T12">ZIP Code</text:span></text:p>
          </table:table-cell>
          <table:table-cell table:style-name="Table11.A1" office:value-type="string">
            <text:p text:style-name="P35"><text:span text:style-name="T12">zip2</text:span></text:p>
          </table:table-cell>
          <table:table-cell table:style-name="Table11.A1" office:value-type="string">
            <text:p text:style-name="P35"><text:span text:style-name="T12">Tex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23.</text:span></text:p>
          </table:table-cell>
          <table:table-cell table:style-name="Table11.A1" office:value-type="string">
            <text:p text:style-name="P35"><text:span text:style-name="T12">Email Id</text:span></text:p>
          </table:table-cell>
          <table:table-cell table:style-name="Table11.A1" office:value-type="string">
            <text:p text:style-name="P35"><text:span text:style-name="T12">Email Id</text:span></text:p>
          </table:table-cell>
          <table:table-cell table:style-name="Table11.A1" office:value-type="string">
            <text:p text:style-name="P35"><text:span text:style-name="T12">email_id</text:span></text:p>
          </table:table-cell>
          <table:table-cell table:style-name="Table11.A1" office:value-type="string">
            <text:p text:style-name="P35"><text:span text:style-name="T12">text</text:span></text:p>
          </table:table-cell>
          <table:table-cell table:style-name="Table11.A1" office:value-type="string">
            <text:p text:style-name="P35"><text:span text:style-name="T12">search()</text:span></text:p>
          </table:table-cell>
        </table:table-row>
        <table:table-row table:style-name="Table11.1">
          <table:table-cell table:style-name="Table11.A1" office:value-type="string">
            <text:p text:style-name="P36"><text:span text:style-name="T6">23.</text:span></text:p>
          </table:table-cell>
          <table:table-cell table:style-name="Table11.A1" office:value-type="string">
            <text:p text:style-name="P35"><text:span text:style-name="T12">Register</text:span></text:p>
          </table:table-cell>
          <table:table-cell table:style-name="Table11.A1" office:value-type="string">
            <text:p text:style-name="P35"><text:span text:style-name="T12">Register</text:span></text:p>
          </table:table-cell>
          <table:table-cell table:style-name="Table11.A1" office:value-type="string">
            <text:p text:style-name="P38"/>
          </table:table-cell>
          <table:table-cell table:style-name="Table11.A1" office:value-type="string">
            <text:p text:style-name="P35"><text:span text:style-name="T12">Submi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24.</text:span></text:p>
          </table:table-cell>
          <table:table-cell table:style-name="Table11.A1" office:value-type="string">
            <text:p text:style-name="P35"><text:span text:style-name="T12">Reset</text:span></text:p>
          </table:table-cell>
          <table:table-cell table:style-name="Table11.A1" office:value-type="string">
            <text:p text:style-name="P35"><text:span text:style-name="T12">Reset</text:span></text:p>
          </table:table-cell>
          <table:table-cell table:style-name="Table11.A1" office:value-type="string">
            <text:p text:style-name="P35"><text:span text:style-name="T12">Submit</text:span></text:p>
          </table:table-cell>
          <table:table-cell table:style-name="Table11.A1" office:value-type="string">
            <text:p text:style-name="P35"><text:span text:style-name="T12">Reset</text:span></text:p>
          </table:table-cell>
          <table:table-cell table:style-name="Table11.A1" office:value-type="string">
            <text:p text:style-name="P38"/>
          </table:table-cell>
        </table:table-row>
        <table:table-row table:style-name="Table11.1">
          <table:table-cell table:style-name="Table11.A1" office:value-type="string">
            <text:p text:style-name="P36"><text:span text:style-name="T6">25.</text:span></text:p>
          </table:table-cell>
          <table:table-cell table:style-name="Table11.A1" office:value-type="string">
            <text:p text:style-name="P35"><text:span text:style-name="T12">Back</text:span></text:p>
          </table:table-cell>
          <table:table-cell table:style-name="Table11.A1" office:value-type="string">
            <text:p text:style-name="P35"><text:span text:style-name="T12">Back</text:span></text:p>
          </table:table-cell>
          <table:table-cell table:style-name="Table11.A1" office:value-type="string">
            <text:p text:style-name="P38"/>
          </table:table-cell>
          <table:table-cell table:style-name="Table11.A1" office:value-type="string">
            <text:p text:style-name="P35"><text:span text:style-name="T12">button</text:span></text:p>
          </table:table-cell>
          <table:table-cell table:style-name="Table11.A1" office:value-type="string">
            <text:p text:style-name="P38"/>
          </table:table-cell>
        </table:table-row>
      </table:table>
      <text:p text:style-name="P53"/>
      <text:p text:style-name="P51"><text:span text:style-name="T6">Technology Used: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0"><text:span text:style-name="T6">AJAX Request Handler Name </text:span></text:p>
          </table:table-cell>
          <table:table-cell table:style-name="Table12.A1" office:value-type="string">
            <text:p text:style-name="P10"><text:span text:style-name="T6">Code</text:span></text:p>
          </table:table-cell>
          <table:table-cell table:style-name="Table12.A1" office:value-type="string">
            <text:p text:style-name="P10"><text:span text:style-name="T6">Purpose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6">newXMLHttpRequest()</text:span></text:p>
          </table:table-cell>
          <table:table-cell table:style-name="Table12.A1" office:value-type="string">
            <text:p text:style-name="P14"><draw:frame draw:style-name="fr2" text:anchor-type="paragraph" svg:width="0.3937in" svg:height="0.3937in" draw:z-index="8"><draw:object-ole xlink:href="./Obj108" xlink:type="simple" xlink:show="embed" xlink:actuate="onLoad"/><draw:image xlink:href="./ObjectReplacements/Obj108" xlink:type="simple" xlink:show="embed" xlink:actuate="onLoad"/></draw:frame></text:p>
          </table:table-cell>
          <table:table-cell table:style-name="Table12.A1" office:value-type="string">
            <text:p text:style-name="P10"><text:span text:style-name="T6">For Creating XMLHttpRequest object (page validation). 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6">getReadyStateHandler(req, responseXmlHandler)</text:span></text:p>
          </table:table-cell>
          <table:table-cell table:style-name="Table12.A1" office:value-type="string">
            <text:p text:style-name="P14"><draw:frame draw:style-name="fr2" text:anchor-type="paragraph" svg:width="0.3937in" svg:height="0.3937in" draw:z-index="9"><draw:object-ole xlink:href="./Obj109" xlink:type="simple" xlink:show="embed" xlink:actuate="onLoad"/><draw:image xlink:href="./ObjectReplacements/Obj109" xlink:type="simple" xlink:show="embed" xlink:actuate="onLoad"/></draw:frame></text:p>
          </table:table-cell>
          <table:table-cell table:style-name="Table12.A1" office:value-type="string">
            <text:p text:style-name="P10"><text:span text:style-name="T6">Returns a function that waits for the specified XMLHttpRequest to complete, then passes </text:span><text:soft-page-break/><text:span text:style-name="T6">it XML response to the given handler function.</text:span></text:p>
            <text:p text:style-name="P14"/>
          </table:table-cell>
        </table:table-row>
      </table:table>
      <text:p text:style-name="P59"/>
      <text:p text:style-name="P8"><text:span text:style-name="T6"><text:tab/>Function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37"><text:span text:style-name="T6">S.No.</text:span></text:p>
          </table:table-cell>
          <table:table-cell table:style-name="Table13.A1" office:value-type="string">
            <text:p text:style-name="P37"><text:span text:style-name="T6">JavaScript Function Name</text:span></text:p>
          </table:table-cell>
          <table:table-cell table:style-name="Table13.A1" office:value-type="string">
            <text:p text:style-name="P37"><text:span text:style-name="T6">Code</text:span></text:p>
          </table:table-cell>
          <table:table-cell table:style-name="Table13.A1" office:value-type="string">
            <text:p text:style-name="P37"><text:span text:style-name="T6">Purpose</text:span></text:p>
          </table:table-cell>
        </table:table-row>
        <table:table-row table:style-name="Table13.1">
          <table:table-cell table:style-name="Table13.A2" office:value-type="string">
            <text:list xml:id="list1548895903" text:style-name="L8">
              <text:list-item>
                <text:p text:style-name="P40"/>
              </text:list-item>
            </text:list>
          </table:table-cell>
          <table:table-cell table:style-name="Table13.A2" office:value-type="string">
            <text:p text:style-name="P37"><text:span text:style-name="T6">Search()</text:span></text:p>
          </table:table-cell>
          <table:table-cell table:style-name="Table13.A2" office:value-type="string">
            <text:p text:style-name="P44"><draw:frame draw:style-name="fr2" text:anchor-type="paragraph" svg:width="0.3937in" svg:height="0.3937in" draw:z-index="10"><draw:object-ole xlink:href="./Obj110" xlink:type="simple" xlink:show="embed" xlink:actuate="onLoad"/><draw:image xlink:href="./ObjectReplacements/Obj110" xlink:type="simple" xlink:show="embed" xlink:actuate="onLoad"/></draw:frame></text:p>
          </table:table-cell>
          <table:table-cell table:style-name="Table13.A1" office:value-type="string">
            <text:p text:style-name="P37"><text:span text:style-name="T6">For checking email_id already stored into the </text:span><text:span text:style-name="T11">staff_detail</text:span><text:span text:style-name="T6"> table or not. </text:span></text:p>
          </table:table-cell>
        </table:table-row>
        <table:table-row table:style-name="Table13.1">
          <table:table-cell table:style-name="Table13.A2" office:value-type="string">
            <text:list xml:id="list768527366" text:continue-numbering="true" text:style-name="L8">
              <text:list-item>
                <text:p text:style-name="P40"/>
              </text:list-item>
            </text:list>
          </table:table-cell>
          <table:table-cell table:style-name="Table13.A2" office:value-type="string">
            <text:p text:style-name="P37"><text:span text:style-name="T6">update(cartXML) </text:span></text:p>
          </table:table-cell>
          <table:table-cell table:style-name="Table13.A2" office:value-type="string">
            <text:p text:style-name="P44"><draw:frame draw:style-name="fr2" text:anchor-type="paragraph" svg:width="0.3937in" svg:height="0.3937in" draw:z-index="11"><draw:object-ole xlink:href="./Obj111" xlink:type="simple" xlink:show="embed" xlink:actuate="onLoad"/><draw:image xlink:href="./ObjectReplacements/Obj111" xlink:type="simple" xlink:show="embed" xlink:actuate="onLoad"/></draw:frame></text:p>
          </table:table-cell>
          <table:table-cell table:style-name="Table13.A1" office:value-type="string">
            <text:p text:style-name="P37"><text:span text:style-name="T6">For display message retrieved after search function.</text:span></text:p>
          </table:table-cell>
        </table:table-row>
        <table:table-row table:style-name="Table13.1">
          <table:table-cell table:style-name="Table13.A2" office:value-type="string">
            <text:list xml:id="list845026698" text:continue-numbering="true" text:style-name="L8">
              <text:list-item>
                <text:p text:style-name="P40"/>
              </text:list-item>
            </text:list>
          </table:table-cell>
          <table:table-cell table:style-name="Table13.A2" office:value-type="string">
            <text:p text:style-name="P37"><text:span text:style-name="T6">dcheck()</text:span></text:p>
          </table:table-cell>
          <table:table-cell table:style-name="Table13.A2" office:value-type="string">
            <text:p text:style-name="P44"><draw:frame draw:style-name="fr2" text:anchor-type="paragraph" svg:width="0.3937in" svg:height="0.3937in" draw:z-index="12"><draw:object-ole xlink:href="./Obj112" xlink:type="simple" xlink:show="embed" xlink:actuate="onLoad"/><draw:image xlink:href="./ObjectReplacements/Obj112" xlink:type="simple" xlink:show="embed" xlink:actuate="onLoad"/></draw:frame></text:p>
          </table:table-cell>
          <table:table-cell table:style-name="Table13.A1" office:value-type="string">
            <text:p text:style-name="P37"><text:span text:style-name="T6">For checking blank joining date and its format.</text:span></text:p>
          </table:table-cell>
        </table:table-row>
        <table:table-row table:style-name="Table13.1">
          <table:table-cell table:style-name="Table13.A2" office:value-type="string">
            <text:list xml:id="list460045125" text:continue-numbering="true" text:style-name="L8">
              <text:list-item>
                <text:p text:style-name="P40"/>
              </text:list-item>
            </text:list>
          </table:table-cell>
          <table:table-cell table:style-name="Table13.A2" office:value-type="string">
            <text:p text:style-name="P37"><text:span text:style-name="T6">dcheck_releaving()</text:span></text:p>
          </table:table-cell>
          <table:table-cell table:style-name="Table13.A2" office:value-type="string">
            <text:p text:style-name="P44"><draw:frame draw:style-name="fr2" text:anchor-type="paragraph" svg:width="0.3937in" svg:height="0.3937in" draw:z-index="13"><draw:object-ole xlink:href="./Obj113" xlink:type="simple" xlink:show="embed" xlink:actuate="onLoad"/><draw:image xlink:href="./ObjectReplacements/Obj113" xlink:type="simple" xlink:show="embed" xlink:actuate="onLoad"/></draw:frame></text:p>
          </table:table-cell>
          <table:table-cell table:style-name="Table13.A1" office:value-type="string">
            <text:p text:style-name="P37"><text:span text:style-name="T6">For checking valid relieving date and its format.</text:span></text:p>
          </table:table-cell>
        </table:table-row>
        <table:table-row table:style-name="Table13.1">
          <table:table-cell table:style-name="Table13.A2" office:value-type="string">
            <text:list xml:id="list1566646698" text:continue-numbering="true" text:style-name="L8">
              <text:list-item>
                <text:p text:style-name="P40"/>
              </text:list-item>
            </text:list>
          </table:table-cell>
          <table:table-cell table:style-name="Table13.A2" office:value-type="string">
            <text:p text:style-name="P37"><text:span text:style-name="T6">dcheck_dob()</text:span></text:p>
          </table:table-cell>
          <table:table-cell table:style-name="Table13.A2" office:value-type="string">
            <text:p text:style-name="P44"><draw:frame draw:style-name="fr2" text:anchor-type="paragraph" svg:width="0.3937in" svg:height="0.3937in" draw:z-index="14"><draw:object-ole xlink:href="./Obj114" xlink:type="simple" xlink:show="embed" xlink:actuate="onLoad"/><draw:image xlink:href="./ObjectReplacements/Obj114" xlink:type="simple" xlink:show="embed" xlink:actuate="onLoad"/></draw:frame></text:p>
          </table:table-cell>
          <table:table-cell table:style-name="Table13.A1" office:value-type="string">
            <text:p text:style-name="P37"><text:span text:style-name="T6">For check valid date of birth.</text:span></text:p>
          </table:table-cell>
        </table:table-row>
        <table:table-row table:style-name="Table13.1">
          <table:table-cell table:style-name="Table13.A2" office:value-type="string">
            <text:list xml:id="list232238635" text:continue-numbering="true" text:style-name="L8">
              <text:list-item>
                <text:p text:style-name="P40"/>
              </text:list-item>
            </text:list>
          </table:table-cell>
          <table:table-cell table:style-name="Table13.A2" office:value-type="string">
            <text:p text:style-name="P37"><text:span text:style-name="T6">isValidDate(dateStr)</text:span></text:p>
          </table:table-cell>
          <table:table-cell table:style-name="Table13.A2" office:value-type="string">
            <text:p text:style-name="P44"><draw:frame draw:style-name="fr2" text:anchor-type="paragraph" svg:width="0.3937in" svg:height="0.3937in" draw:z-index="15"><draw:object-ole xlink:href="./Obj115" xlink:type="simple" xlink:show="embed" xlink:actuate="onLoad"/><draw:image xlink:href="./ObjectReplacements/Obj115" xlink:type="simple" xlink:show="embed" xlink:actuate="onLoad"/></draw:frame></text:p>
          </table:table-cell>
          <table:table-cell table:style-name="Table13.A1" office:value-type="string">
            <text:p text:style-name="P37"><text:span text:style-name="T6">For checking valid date format.</text:span></text:p>
          </table:table-cell>
        </table:table-row>
        <table:table-row table:style-name="Table13.1">
          <table:table-cell table:style-name="Table13.A2" office:value-type="string">
            <text:list xml:id="list278243462" text:continue-numbering="true" text:style-name="L8">
              <text:list-item>
                <text:p text:style-name="P40"/>
              </text:list-item>
            </text:list>
          </table:table-cell>
          <table:table-cell table:style-name="Table13.A2" office:value-type="string">
            <text:p text:style-name="P37"><text:span text:style-name="T6">validation()</text:span></text:p>
          </table:table-cell>
          <table:table-cell table:style-name="Table13.A2" office:value-type="string">
            <text:p text:style-name="P44"><draw:frame draw:style-name="fr2" text:anchor-type="paragraph" svg:width="0.3937in" svg:height="0.3937in" draw:z-index="16"><draw:object-ole xlink:href="./Obj116" xlink:type="simple" xlink:show="embed" xlink:actuate="onLoad"/><draw:image xlink:href="./ObjectReplacements/Obj116" xlink:type="simple" xlink:show="embed" xlink:actuate="onLoad"/></draw:frame></text:p>
          </table:table-cell>
          <table:table-cell table:style-name="Table13.A1" office:value-type="string">
            <text:p text:style-name="P37"><text:span text:style-name="T6">On form submit, it validates all fields are properly filled.</text:span></text:p>
          </table:table-cell>
        </table:table-row>
      </table:table>
      <text:p text:style-name="P60"><text:span text:style-name="T6"><text:tab/><text:tab/><text:tab/><text:tab/></text:span></text:p>
      <text:p text:style-name="P16"><text:span text:style-name="T4">Mapping Details:<text:tab/>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table:number-columns-spanned="2" office:value-type="string">
            <text:p text:style-name="P10"><text:span text:style-name="T6">Struts Form Bean Mapping: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0"><text:span text:style-name="T6">Logical Name</text:span></text:p>
          </table:table-cell>
          <table:table-cell table:style-name="Table14.A2" office:value-type="string">
            <text:p text:style-name="P10"><text:span text:style-name="T6">StaffDetailActionForm</text:span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6">Physical Name</text:span></text:p>
          </table:table-cell>
          <table:table-cell table:style-name="Table14.A2" office:value-type="string">
            <text:p text:style-name="P10"><text:span text:style-name="T6">com.myapp.struts.admin.StaffDetailActionForm.java</text:span></text:p>
          </table:table-cell>
        </table:table-row>
        <table:table-row table:style-name="Table14.1">
          <table:table-cell table:style-name="Table14.A4" office:value-type="string">
            <text:p text:style-name="P10"><text:span text:style-name="T6">Code:</text:span></text:p>
          </table:table-cell>
          <table:table-cell table:style-name="Table14.A4" office:value-type="string">
            <text:p text:style-name="P14"><draw:frame draw:style-name="fr2" text:anchor-type="paragraph" svg:width="0.3937in" svg:height="0.3937in" draw:z-index="17"><draw:object-ole xlink:href="./Obj117" xlink:type="simple" xlink:show="embed" xlink:actuate="onLoad"/><draw:image xlink:href="./ObjectReplacements/Obj117" xlink:type="simple" xlink:show="embed" xlink:actuate="onLoad"/></draw:frame></text:p>
          </table:table-cell>
        </table:table-row>
        <table:table-row table:style-name="Table14.1">
          <table:table-cell table:style-name="Table14.A1" table:number-columns-spanned="2" office:value-type="string">
            <text:p text:style-name="P10"><text:span text:style-name="T6">Struts Action: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0"><text:span text:style-name="T6">Logical Name:</text:span></text:p>
          </table:table-cell>
          <table:table-cell table:style-name="Table14.A2" office:value-type="string">
            <text:p text:style-name="P10"><text:span text:style-name="T6">Registerstaff</text:span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6">Input JSP Form:</text:span></text:p>
          </table:table-cell>
          <table:table-cell table:style-name="Table14.A2" office:value-type="string">
            <text:p text:style-name="P10"><text:span text:style-name="T6">acq_registerstaff.jsp</text:span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6">Physical Path:</text:span></text:p>
          </table:table-cell>
          <table:table-cell table:style-name="Table14.A2" office:value-type="string">
            <text:p text:style-name="P10"><text:span text:style-name="T6">com.myapp.struts.admin.StaffDetailAction.java</text:span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6">Code:</text:span></text:p>
          </table:table-cell>
          <table:table-cell table:style-name="Table14.A2" office:value-type="string">
            <text:p text:style-name="P14"><draw:frame draw:style-name="fr2" text:anchor-type="paragraph" svg:width="0.3937in" svg:height="0.3937in" draw:z-index="18"><draw:object-ole xlink:href="./Obj118" xlink:type="simple" xlink:show="embed" xlink:actuate="onLoad"/><draw:image xlink:href="./ObjectReplacements/Obj118" xlink:type="simple" xlink:show="embed" xlink:actuate="onLoad"/></draw:frame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6">Class Used:</text:span></text:p>
          </table:table-cell>
          <table:table-cell table:style-name="Table14.A2" office:value-type="string">
            <text:p text:style-name="P10"><text:span text:style-name="T6">DuplicateEntry</text:span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6">Class Path:</text:span></text:p>
          </table:table-cell>
          <table:table-cell table:style-name="Table14.A2" office:value-type="string">
            <text:p text:style-name="P10"><text:span text:style-name="T6">Com.myapp.struts.DuplicateEntry.java</text:span></text:p>
          </table:table-cell>
        </table:table-row>
        <table:table-row table:style-name="Table14.1">
          <table:table-cell table:style-name="Table14.A2" table:number-columns-spanned="2" office:value-type="string">
            <text:p text:style-name="P10"><text:span text:style-name="T6">Function Used from </text:span><text:span text:style-name="T11">DuplicateEntry</text:span><text:span text:style-name="T6"> class: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0"><text:span text:style-name="T6">checkDuplicateEn</text:span><text:soft-page-break/><text:span text:style-name="T6">try()</text:span></text:p>
            <text:p text:style-name="P14"><draw:frame draw:style-name="fr2" text:anchor-type="paragraph" svg:width="0.3937in" svg:height="0.3937in" draw:z-index="19"><draw:object-ole xlink:href="./Obj119" xlink:type="simple" xlink:show="embed" xlink:actuate="onLoad"/><draw:image xlink:href="./ObjectReplacements/Obj119" xlink:type="simple" xlink:show="embed" xlink:actuate="onLoad"/></draw:frame></text:p>
          </table:table-cell>
          <table:table-cell table:style-name="Table14.A2" office:value-type="string">
            <text:p text:style-name="P10"><text:span text:style-name="T6"><text:s/>function used for checking duplicate entries in a </text:span><text:soft-page-break/><text:span text:style-name="T6">particular column. </text:span></text:p>
          </table:table-cell>
        </table:table-row>
        <table:table-row table:style-name="Table14.1">
          <table:table-cell table:style-name="Table14.A4" office:value-type="string">
            <text:p text:style-name="P10"><text:span text:style-name="T6">checkDuplicateEntry()</text:span></text:p>
            <text:p text:style-name="P14"><draw:frame draw:style-name="fr2" text:anchor-type="paragraph" svg:width="0.3937in" svg:height="0.3937in" draw:z-index="20"><draw:object-ole xlink:href="./Obj120" xlink:type="simple" xlink:show="embed" xlink:actuate="onLoad"/><draw:image xlink:href="./ObjectReplacements/Obj120" xlink:type="simple" xlink:show="embed" xlink:actuate="onLoad"/></draw:frame></text:p>
          </table:table-cell>
          <table:table-cell table:style-name="Table14.A4" office:value-type="string">
            <text:p text:style-name="P10"><text:span text:style-name="T6">function used for checking duplicate entries in a particular column based on a given library id.</text:span></text:p>
          </table:table-cell>
        </table:table-row>
        <table:table-row table:style-name="Table14.1">
          <table:table-cell table:style-name="Table14.A1" table:number-columns-spanned="3" office:value-type="string">
            <text:p text:style-name="P11"><text:span text:style-name="T6">Request Forwards On:</text:span></text:p>
          </table:table-cell>
          <table:covered-table-cell/>
          <table:covered-table-cell/>
          <table:table-cell table:style-name="Table14.A1" table:number-columns-spanned="65535" office:value-type="string">
            <text:p text:style-name="P11"><text:span text:style-name="T6">Purpose</text:span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6">success</text:span></text:p>
          </table:table-cell>
          <table:table-cell table:style-name="Table14.A2" table:number-columns-spanned="2" office:value-type="string">
            <text:p text:style-name="P10"><text:span text:style-name="T6">"/admin/staff_register_message.jsp".</text:span></text:p>
          </table:table-cell>
          <table:covered-table-cell/>
          <table:table-cell table:style-name="Table14.A2" table:number-columns-spanned="65535" office:value-type="string">
            <text:p text:style-name="P10"><text:span text:style-name="T6">On successful data entry into “</text:span><text:span text:style-name="T11">staff_detail” </text:span><text:span text:style-name="T6">table a message is stored in request attribute for displaying message in “</text:span><text:span text:style-name="T11">staff_register_message.jsp</text:span><text:span text:style-name="T6">” view page.</text:span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6">duplicate</text:span></text:p>
          </table:table-cell>
          <table:table-cell table:style-name="Table14.A2" table:number-columns-spanned="2" office:value-type="string">
            <text:p text:style-name="P10"><text:span text:style-name="T6">"/admin/duplicate_message.jsp".</text:span></text:p>
          </table:table-cell>
          <table:covered-table-cell/>
          <table:table-cell table:style-name="Table14.A2" table:number-columns-spanned="65535" office:value-type="string">
            <text:p text:style-name="P10"><text:span text:style-name="T6">On duplicate email_id in “</text:span><text:span text:style-name="T11">staff_detail</text:span><text:span text:style-name="T6">” table a message is stored in request attribute for displaying message in duplicate_message.jsp view page.</text:span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6">error</text:span></text:p>
          </table:table-cell>
          <table:table-cell table:style-name="Table14.A2" table:number-columns-spanned="2" office:value-type="string">
            <text:p text:style-name="P10"><text:span text:style-name="T6">"/admin/staff_register_err.jsp".</text:span></text:p>
          </table:table-cell>
          <table:covered-table-cell/>
          <table:table-cell table:style-name="Table14.A2" table:number-columns-spanned="65535" office:value-type="string">
            <text:p text:style-name="P10"><text:span text:style-name="T6">On any internal error in </text:span><text:span text:style-name="T11">“Registerstaff”</text:span><text:span text:style-name="T6"> Class a message is stored in request attribute for displaying in “</text:span><text:span text:style-name="T11">staff_register_err.jsp” </text:span><text:span text:style-name="T6">view page. <text:s text:c="2"/></text:span></text:p>
          </table:table-cell>
        </table:table-row>
        <table:table-row table:style-name="Table14.1">
          <table:table-cell table:style-name="Table14.A2" office:value-type="string">
            <text:p text:style-name="P14"/>
          </table:table-cell>
          <table:table-cell table:style-name="Table14.A2" table:number-columns-spanned="2" office:value-type="string">
            <text:p text:style-name="P14"/>
          </table:table-cell>
          <table:covered-table-cell/>
          <table:table-cell table:style-name="Table14.A2" table:number-columns-spanned="65535" office:value-type="string">
            <text:p text:style-name="P14"/>
          </table:table-cell>
        </table:table-row>
      </table:table>
      <text:p text:style-name="P61"/>
      <text:p text:style-name="P61"/>
      <text:p text:style-name="P16"><text:span text:style-name="T6">Tables Used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10"><text:span text:style-name="T6">S.No.</text:span></text:p>
          </table:table-cell>
          <table:table-cell table:style-name="Table15.A1" office:value-type="string">
            <text:p text:style-name="P10"><text:span text:style-name="T6">Table Name</text:span></text:p>
          </table:table-cell>
          <table:table-cell table:style-name="Table15.A1" office:value-type="string">
            <text:p text:style-name="P10"><text:span text:style-name="T6">Select operation</text:span></text:p>
          </table:table-cell>
          <table:table-cell table:style-name="Table15.A1" office:value-type="string">
            <text:p text:style-name="P10"><text:span text:style-name="T6">Insert operation</text:span></text:p>
          </table:table-cell>
          <table:table-cell table:style-name="Table15.A1" office:value-type="string">
            <text:p text:style-name="P10"><text:span text:style-name="T6">Column Used</text:span></text:p>
            <text:p text:style-name="P10"><text:span text:style-name="T6">For condition</text:span></text:p>
          </table:table-cell>
          <table:table-cell table:style-name="Table15.A1" office:value-type="string">
            <text:p text:style-name="P10"><text:span text:style-name="T6">Purpose</text:span></text:p>
          </table:table-cell>
        </table:table-row>
        <table:table-row table:style-name="Table15.1">
          <table:table-cell table:style-name="Table15.A1" office:value-type="string">
            <text:p text:style-name="P18"><text:span text:style-name="T6">1</text:span></text:p>
          </table:table-cell>
          <table:table-cell table:style-name="Table15.A1" office:value-type="string">
            <text:p text:style-name="P10"><text:span text:style-name="T6">staff_detail</text:span></text:p>
          </table:table-cell>
          <table:table-cell table:style-name="Table15.A1" office:value-type="string">
            <text:p text:style-name="P10"><text:span text:style-name="T6">All attributes</text:span></text:p>
          </table:table-cell>
          <table:table-cell table:style-name="Table15.A1" office:value-type="string">
            <text:p text:style-name="P10"><text:span text:style-name="T6">All attributes</text:span></text:p>
          </table:table-cell>
          <table:table-cell table:style-name="Table15.A1" office:value-type="string">
            <text:p text:style-name="P10"><text:span text:style-name="T6">emai_id</text:span></text:p>
          </table:table-cell>
          <table:table-cell table:style-name="Table15.A1" office:value-type="string">
            <text:p text:style-name="P10"><text:span text:style-name="T6">For checking duplicate staff id and inserting staff details into staff_detail table. </text:span></text:p>
          </table:table-cell>
        </table:table-row>
      </table:table>
      <text:p text:style-name="P16"><text:span text:style-name="T6"><text:tab/></text:span></text:p>
      <text:list xml:id="list2101401143" text:continue-list="list1679175046" text:style-name="L6">
        <text:list-item>
          <text:p text:style-name="P63"><text:soft-page-break/><text:span text:style-name="T4">Change Staff Details:</text:span></text:p>
        </text:list-item>
      </text:list>
      <text:p text:style-name="P16"><text:span text:style-name="T6">On Success to update/view/delete forward to (“/admin/update_staff.jsp")</text:span></text:p>
      <text:p text:style-name="Standard"><text:span text:style-name="T4">File Name of view page: “update_staff.jsp"</text:span></text:p>
      <text:p text:style-name="Standard"><text:span text:style-name="T4">Form Action Attribute:”/</text:span> <text:span text:style-name="T4">updatestaff”</text:span></text:p>
      <text:p text:style-name="P53"/>
      <text:p text:style-name="P51"><text:span text:style-name="T6">Attributes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 table:style-name="Table16.1">
          <table:table-cell table:style-name="Table16.A1" office:value-type="string">
            <text:p text:style-name="P35"><text:span text:style-name="T4">S.No.</text:span></text:p>
          </table:table-cell>
          <table:table-cell table:style-name="Table16.A1" office:value-type="string">
            <text:p text:style-name="P35"><text:span text:style-name="T4">Attribute Name</text:span></text:p>
          </table:table-cell>
          <table:table-cell table:style-name="Table16.A1" office:value-type="string">
            <text:p text:style-name="P35"><text:span text:style-name="T4">Label </text:span></text:p>
          </table:table-cell>
          <table:table-cell table:style-name="Table16.A1" office:value-type="string">
            <text:p text:style-name="P35"><text:span text:style-name="T4">Field Name</text:span></text:p>
          </table:table-cell>
          <table:table-cell table:style-name="Table16.A1" office:value-type="string">
            <text:p text:style-name="P35"><text:span text:style-name="T4">Type</text:span></text:p>
          </table:table-cell>
          <table:table-cell table:style-name="Table16.A1" office:value-type="string">
            <text:p text:style-name="P35"><text:span text:style-name="T4">Validation</text:span></text:p>
          </table:table-cell>
        </table:table-row>
        <table:table-row table:style-name="Table16.1">
          <table:table-cell table:style-name="Table16.A1" office:value-type="string">
            <text:p text:style-name="P36"><text:span text:style-name="T6">1.</text:span></text:p>
          </table:table-cell>
          <table:table-cell table:style-name="Table16.A1" office:value-type="string">
            <text:p text:style-name="P35"><text:span text:style-name="T6">Employee Id</text:span></text:p>
          </table:table-cell>
          <table:table-cell table:style-name="Table16.A1" office:value-type="string">
            <text:p text:style-name="P35"><text:span text:style-name="T12">Employee Id</text:span></text:p>
          </table:table-cell>
          <table:table-cell table:style-name="Table16.A1" office:value-type="string">
            <text:p text:style-name="P35"><text:span text:style-name="T12">staff_id</text:span></text:p>
          </table:table-cell>
          <table:table-cell table:style-name="Table16.A1" office:value-type="string">
            <text:p text:style-name="P35"><text:span text:style-name="T12">Inpu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2.</text:span></text:p>
          </table:table-cell>
          <table:table-cell table:style-name="Table16.A1" office:value-type="string">
            <text:p text:style-name="P35"><text:span text:style-name="T12">First Name</text:span></text:p>
          </table:table-cell>
          <table:table-cell table:style-name="Table16.A1" office:value-type="string">
            <text:p text:style-name="P35"><text:span text:style-name="T12">First Name</text:span></text:p>
          </table:table-cell>
          <table:table-cell table:style-name="Table16.A1" office:value-type="string">
            <text:p text:style-name="P35"><text:span text:style-name="T12">first_name</text:span></text:p>
          </table:table-cell>
          <table:table-cell table:style-name="Table16.A1" office:value-type="string">
            <text:p text:style-name="P35"><text:span text:style-name="T12">tex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3.</text:span></text:p>
          </table:table-cell>
          <table:table-cell table:style-name="Table16.A1" office:value-type="string">
            <text:p text:style-name="P35"><text:span text:style-name="T12">Courtesy</text:span></text:p>
          </table:table-cell>
          <table:table-cell table:style-name="Table16.A1" office:value-type="string">
            <text:p text:style-name="P38"/>
          </table:table-cell>
          <table:table-cell table:style-name="Table16.A1" office:value-type="string">
            <text:p text:style-name="P35"><text:span text:style-name="T12">courtesy</text:span></text:p>
          </table:table-cell>
          <table:table-cell table:style-name="Table16.A1" office:value-type="string">
            <text:p text:style-name="P35"><text:span text:style-name="T12">Selec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4.</text:span></text:p>
          </table:table-cell>
          <table:table-cell table:style-name="Table16.A1" office:value-type="string">
            <text:p text:style-name="P35"><text:span text:style-name="T12">Last Name</text:span></text:p>
          </table:table-cell>
          <table:table-cell table:style-name="Table16.A1" office:value-type="string">
            <text:p text:style-name="P35"><text:span text:style-name="T12">Last Name</text:span></text:p>
          </table:table-cell>
          <table:table-cell table:style-name="Table16.A1" office:value-type="string">
            <text:p text:style-name="P35"><text:span text:style-name="T12">last_name</text:span></text:p>
          </table:table-cell>
          <table:table-cell table:style-name="Table16.A1" office:value-type="string">
            <text:p text:style-name="P35"><text:span text:style-name="T12">Inpu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5.</text:span></text:p>
          </table:table-cell>
          <table:table-cell table:style-name="Table16.A1" office:value-type="string">
            <text:p text:style-name="P35"><text:span text:style-name="T12">Contact No</text:span></text:p>
          </table:table-cell>
          <table:table-cell table:style-name="Table16.A1" office:value-type="string">
            <text:p text:style-name="P35"><text:span text:style-name="T12">Contact No</text:span></text:p>
          </table:table-cell>
          <table:table-cell table:style-name="Table16.A1" office:value-type="string">
            <text:p text:style-name="P35"><text:span text:style-name="T12">contact_no</text:span></text:p>
          </table:table-cell>
          <table:table-cell table:style-name="Table16.A1" office:value-type="string">
            <text:p text:style-name="P35"><text:span text:style-name="T12">Inpu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6.</text:span></text:p>
          </table:table-cell>
          <table:table-cell table:style-name="Table16.A1" office:value-type="string">
            <text:p text:style-name="P35"><text:span text:style-name="T12">Mobile No</text:span></text:p>
          </table:table-cell>
          <table:table-cell table:style-name="Table16.A1" office:value-type="string">
            <text:p text:style-name="P35"><text:span text:style-name="T12">Mobile No</text:span></text:p>
          </table:table-cell>
          <table:table-cell table:style-name="Table16.A1" office:value-type="string">
            <text:p text:style-name="P35"><text:span text:style-name="T12">mobile_no</text:span></text:p>
          </table:table-cell>
          <table:table-cell table:style-name="Table16.A1" office:value-type="string">
            <text:p text:style-name="P35"><text:span text:style-name="T12">Inpu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7.</text:span></text:p>
          </table:table-cell>
          <table:table-cell table:style-name="Table16.A1" office:value-type="string">
            <text:p text:style-name="P35"><text:span text:style-name="T12">Date Of Joining</text:span></text:p>
          </table:table-cell>
          <table:table-cell table:style-name="Table16.A1" office:value-type="string">
            <text:p text:style-name="P35"><text:span text:style-name="T12">Date Of Joining</text:span></text:p>
          </table:table-cell>
          <table:table-cell table:style-name="Table16.A1" office:value-type="string">
            <text:p text:style-name="P35"><text:span text:style-name="T12">do_joining</text:span></text:p>
          </table:table-cell>
          <table:table-cell table:style-name="Table16.A1" office:value-type="string">
            <text:p text:style-name="P35"><text:span text:style-name="T12">Text</text:span></text:p>
          </table:table-cell>
          <table:table-cell table:style-name="Table16.A1" office:value-type="string">
            <text:p text:style-name="P35"><text:span text:style-name="T6">dcheck()</text:span></text:p>
          </table:table-cell>
        </table:table-row>
        <table:table-row table:style-name="Table16.1">
          <table:table-cell table:style-name="Table16.A1" office:value-type="string">
            <text:p text:style-name="P36"><text:span text:style-name="T6">8.</text:span></text:p>
          </table:table-cell>
          <table:table-cell table:style-name="Table16.A1" office:value-type="string">
            <text:p text:style-name="P35"><text:span text:style-name="T12">Date Of Releaving</text:span></text:p>
          </table:table-cell>
          <table:table-cell table:style-name="Table16.A1" office:value-type="string">
            <text:p text:style-name="P35"><text:span text:style-name="T12">Date Of Releaving</text:span></text:p>
          </table:table-cell>
          <table:table-cell table:style-name="Table16.A1" office:value-type="string">
            <text:p text:style-name="P35"><text:span text:style-name="T12">do_releaving</text:span></text:p>
          </table:table-cell>
          <table:table-cell table:style-name="Table16.A1" office:value-type="string">
            <text:p text:style-name="P35"><text:span text:style-name="T12">Text</text:span></text:p>
          </table:table-cell>
          <table:table-cell table:style-name="Table16.A1" office:value-type="string">
            <text:p text:style-name="P35"><text:span text:style-name="T6">dcheck_releaving()</text:span></text:p>
          </table:table-cell>
        </table:table-row>
        <table:table-row table:style-name="Table16.1">
          <table:table-cell table:style-name="Table16.A1" office:value-type="string">
            <text:p text:style-name="P36"><text:span text:style-name="T6">9.</text:span></text:p>
          </table:table-cell>
          <table:table-cell table:style-name="Table16.A1" office:value-type="string">
            <text:p text:style-name="P35"><text:span text:style-name="T12">Father Name</text:span></text:p>
          </table:table-cell>
          <table:table-cell table:style-name="Table16.A1" office:value-type="string">
            <text:p text:style-name="P35"><text:span text:style-name="T12">Father Name</text:span></text:p>
          </table:table-cell>
          <table:table-cell table:style-name="Table16.A1" office:value-type="string">
            <text:p text:style-name="P35"><text:span text:style-name="T12">father_name</text:span></text:p>
          </table:table-cell>
          <table:table-cell table:style-name="Table16.A1" office:value-type="string">
            <text:p text:style-name="P35"><text:span text:style-name="T12">Tex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10.</text:span></text:p>
          </table:table-cell>
          <table:table-cell table:style-name="Table16.A1" office:value-type="string">
            <text:p text:style-name="P35"><text:span text:style-name="T12">Gender</text:span></text:p>
          </table:table-cell>
          <table:table-cell table:style-name="Table16.A1" office:value-type="string">
            <text:p text:style-name="P35"><text:span text:style-name="T12">Gender</text:span></text:p>
          </table:table-cell>
          <table:table-cell table:style-name="Table16.A1" office:value-type="string">
            <text:p text:style-name="P35"><text:span text:style-name="T12">Gender</text:span></text:p>
          </table:table-cell>
          <table:table-cell table:style-name="Table16.A1" office:value-type="string">
            <text:p text:style-name="P35"><text:span text:style-name="T12">Selec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11.</text:span></text:p>
          </table:table-cell>
          <table:table-cell table:style-name="Table16.A1" office:value-type="string">
            <text:p text:style-name="P35"><text:span text:style-name="T12">Mailing Address</text:span></text:p>
          </table:table-cell>
          <table:table-cell table:style-name="Table16.A1" office:value-type="string">
            <text:p text:style-name="P35"><text:span text:style-name="T12">Mailing Address</text:span></text:p>
          </table:table-cell>
          <table:table-cell table:style-name="Table16.A1" office:value-type="string">
            <text:p text:style-name="P35"><text:span text:style-name="T12">address1</text:span></text:p>
          </table:table-cell>
          <table:table-cell table:style-name="Table16.A1" office:value-type="string">
            <text:p text:style-name="P35"><text:span text:style-name="T12">Textarea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12.</text:span></text:p>
          </table:table-cell>
          <table:table-cell table:style-name="Table16.A1" office:value-type="string">
            <text:p text:style-name="P35"><text:span text:style-name="T12">City</text:span></text:p>
          </table:table-cell>
          <table:table-cell table:style-name="Table16.A1" office:value-type="string">
            <text:p text:style-name="P35"><text:span text:style-name="T12">City</text:span></text:p>
          </table:table-cell>
          <table:table-cell table:style-name="Table16.A1" office:value-type="string">
            <text:p text:style-name="P35"><text:span text:style-name="T12">city1</text:span></text:p>
          </table:table-cell>
          <table:table-cell table:style-name="Table16.A1" office:value-type="string">
            <text:p text:style-name="P35"><text:span text:style-name="T12">Tex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13.</text:span></text:p>
          </table:table-cell>
          <table:table-cell table:style-name="Table16.A1" office:value-type="string">
            <text:p text:style-name="P35"><text:span text:style-name="T12">State</text:span></text:p>
          </table:table-cell>
          <table:table-cell table:style-name="Table16.A1" office:value-type="string">
            <text:p text:style-name="P35"><text:span text:style-name="T12">State</text:span></text:p>
          </table:table-cell>
          <table:table-cell table:style-name="Table16.A1" office:value-type="string">
            <text:p text:style-name="P35"><text:span text:style-name="T12">state1</text:span></text:p>
          </table:table-cell>
          <table:table-cell table:style-name="Table16.A1" office:value-type="string">
            <text:p text:style-name="P35"><text:span text:style-name="T12">Tex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<text:s/>14.</text:span></text:p>
          </table:table-cell>
          <table:table-cell table:style-name="Table16.A1" office:value-type="string">
            <text:p text:style-name="P35"><text:span text:style-name="T12">Country</text:span></text:p>
          </table:table-cell>
          <table:table-cell table:style-name="Table16.A1" office:value-type="string">
            <text:p text:style-name="P35"><text:span text:style-name="T12">Country</text:span></text:p>
          </table:table-cell>
          <table:table-cell table:style-name="Table16.A1" office:value-type="string">
            <text:p text:style-name="P35"><text:span text:style-name="T12">country1</text:span></text:p>
          </table:table-cell>
          <table:table-cell table:style-name="Table16.A1" office:value-type="string">
            <text:p text:style-name="P35"><text:span text:style-name="T12">Tex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15.</text:span></text:p>
          </table:table-cell>
          <table:table-cell table:style-name="Table16.A1" office:value-type="string">
            <text:p text:style-name="P35"><text:span text:style-name="T12">ZIP Code</text:span></text:p>
          </table:table-cell>
          <table:table-cell table:style-name="Table16.A1" office:value-type="string">
            <text:p text:style-name="P35"><text:span text:style-name="T12">ZIP Code</text:span></text:p>
          </table:table-cell>
          <table:table-cell table:style-name="Table16.A1" office:value-type="string">
            <text:p text:style-name="P35"><text:span text:style-name="T12">zip1</text:span></text:p>
          </table:table-cell>
          <table:table-cell table:style-name="Table16.A1" office:value-type="string">
            <text:p text:style-name="P35"><text:span text:style-name="T12">Tex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16.</text:span></text:p>
          </table:table-cell>
          <table:table-cell table:style-name="Table16.A1" office:value-type="string">
            <text:p text:style-name="P35"><text:span text:style-name="T12">Date of Birth</text:span></text:p>
          </table:table-cell>
          <table:table-cell table:style-name="Table16.A1" office:value-type="string">
            <text:p text:style-name="P35"><text:span text:style-name="T12">Date of Birth</text:span></text:p>
          </table:table-cell>
          <table:table-cell table:style-name="Table16.A1" office:value-type="string">
            <text:p text:style-name="P35"><text:span text:style-name="T12">date_of_birth</text:span></text:p>
          </table:table-cell>
          <table:table-cell table:style-name="Table16.A1" office:value-type="string">
            <text:p text:style-name="P35"><text:span text:style-name="T12">Text</text:span></text:p>
          </table:table-cell>
          <table:table-cell table:style-name="Table16.F17" office:value-type="string">
            <text:p text:style-name="P37"><text:span text:style-name="T6">dcheck_dob()</text:span></text:p>
          </table:table-cell>
        </table:table-row>
        <table:table-row table:style-name="Table16.1">
          <table:table-cell table:style-name="Table16.A1" office:value-type="string">
            <text:p text:style-name="P36"><text:span text:style-name="T6">17.</text:span></text:p>
          </table:table-cell>
          <table:table-cell table:style-name="Table16.A1" office:value-type="string">
            <text:p text:style-name="P35"><text:span text:style-name="T12">Click Here</text:span></text:p>
          </table:table-cell>
          <table:table-cell table:style-name="Table16.A1" office:value-type="string">
            <text:p text:style-name="P35"><text:span text:style-name="T12">Click Here</text:span></text:p>
          </table:table-cell>
          <table:table-cell table:style-name="Table16.A1" office:value-type="string">
            <text:p text:style-name="P35"><text:span text:style-name="T12">Check</text:span></text:p>
          </table:table-cell>
          <table:table-cell table:style-name="Table16.A1" office:value-type="string">
            <text:p text:style-name="P35"><text:span text:style-name="T12">Checkbox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18.</text:span></text:p>
          </table:table-cell>
          <table:table-cell table:style-name="Table16.A1" office:value-type="string">
            <text:p text:style-name="P35"><text:span text:style-name="T12">Permanent Address</text:span></text:p>
          </table:table-cell>
          <table:table-cell table:style-name="Table16.A1" office:value-type="string">
            <text:p text:style-name="P35"><text:span text:style-name="T12">Permanent Address</text:span></text:p>
          </table:table-cell>
          <table:table-cell table:style-name="Table16.A1" office:value-type="string">
            <text:p text:style-name="P35"><text:span text:style-name="T12">address2</text:span></text:p>
          </table:table-cell>
          <table:table-cell table:style-name="Table16.A1" office:value-type="string">
            <text:p text:style-name="P35"><text:span text:style-name="T12">Textarea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19.</text:span></text:p>
          </table:table-cell>
          <table:table-cell table:style-name="Table16.A1" office:value-type="string">
            <text:p text:style-name="P35"><text:span text:style-name="T12">City</text:span></text:p>
          </table:table-cell>
          <table:table-cell table:style-name="Table16.A1" office:value-type="string">
            <text:p text:style-name="P35"><text:span text:style-name="T12">City</text:span></text:p>
          </table:table-cell>
          <table:table-cell table:style-name="Table16.A1" office:value-type="string">
            <text:p text:style-name="P35"><text:span text:style-name="T12">city2</text:span></text:p>
          </table:table-cell>
          <table:table-cell table:style-name="Table16.A1" office:value-type="string">
            <text:p text:style-name="P35"><text:span text:style-name="T12">Tex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20.</text:span></text:p>
          </table:table-cell>
          <table:table-cell table:style-name="Table16.A1" office:value-type="string">
            <text:p text:style-name="P35"><text:span text:style-name="T12">State</text:span></text:p>
          </table:table-cell>
          <table:table-cell table:style-name="Table16.A1" office:value-type="string">
            <text:p text:style-name="P35"><text:span text:style-name="T12">State</text:span></text:p>
          </table:table-cell>
          <table:table-cell table:style-name="Table16.A1" office:value-type="string">
            <text:p text:style-name="P35"><text:span text:style-name="T12">state2</text:span></text:p>
          </table:table-cell>
          <table:table-cell table:style-name="Table16.A1" office:value-type="string">
            <text:p text:style-name="P35"><text:span text:style-name="T12">Tex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21.</text:span></text:p>
          </table:table-cell>
          <table:table-cell table:style-name="Table16.A1" office:value-type="string">
            <text:p text:style-name="P35"><text:span text:style-name="T12">Country</text:span></text:p>
          </table:table-cell>
          <table:table-cell table:style-name="Table16.A1" office:value-type="string">
            <text:p text:style-name="P35"><text:span text:style-name="T12">Country</text:span></text:p>
          </table:table-cell>
          <table:table-cell table:style-name="Table16.A1" office:value-type="string">
            <text:p text:style-name="P35"><text:span text:style-name="T12">country2</text:span></text:p>
          </table:table-cell>
          <table:table-cell table:style-name="Table16.A1" office:value-type="string">
            <text:p text:style-name="P35"><text:span text:style-name="T12">Tex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22.</text:span></text:p>
          </table:table-cell>
          <table:table-cell table:style-name="Table16.A1" office:value-type="string">
            <text:p text:style-name="P35"><text:span text:style-name="T12">ZIP Code</text:span></text:p>
          </table:table-cell>
          <table:table-cell table:style-name="Table16.A1" office:value-type="string">
            <text:p text:style-name="P35"><text:span text:style-name="T12">ZIP Code</text:span></text:p>
          </table:table-cell>
          <table:table-cell table:style-name="Table16.A1" office:value-type="string">
            <text:p text:style-name="P35"><text:span text:style-name="T12">zip2</text:span></text:p>
          </table:table-cell>
          <table:table-cell table:style-name="Table16.A1" office:value-type="string">
            <text:p text:style-name="P35"><text:span text:style-name="T12">Tex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23.</text:span></text:p>
          </table:table-cell>
          <table:table-cell table:style-name="Table16.A1" office:value-type="string">
            <text:p text:style-name="P35"><text:span text:style-name="T12">Email Id</text:span></text:p>
          </table:table-cell>
          <table:table-cell table:style-name="Table16.A1" office:value-type="string">
            <text:p text:style-name="P35"><text:span text:style-name="T12">Email Id</text:span></text:p>
          </table:table-cell>
          <table:table-cell table:style-name="Table16.A1" office:value-type="string">
            <text:p text:style-name="P35"><text:span text:style-name="T12">email_id</text:span></text:p>
          </table:table-cell>
          <table:table-cell table:style-name="Table16.A1" office:value-type="string">
            <text:p text:style-name="P35"><text:span text:style-name="T12">text</text:span></text:p>
          </table:table-cell>
          <table:table-cell table:style-name="Table16.A1" office:value-type="string">
            <text:p text:style-name="P35"><text:span text:style-name="T12">search()</text:span></text:p>
          </table:table-cell>
        </table:table-row>
        <table:table-row table:style-name="Table16.1">
          <table:table-cell table:style-name="Table16.A1" office:value-type="string">
            <text:p text:style-name="P36"><text:span text:style-name="T6">23.</text:span></text:p>
          </table:table-cell>
          <table:table-cell table:style-name="Table16.A1" office:value-type="string">
            <text:p text:style-name="P35"><text:span text:style-name="T12">Register</text:span></text:p>
          </table:table-cell>
          <table:table-cell table:style-name="Table16.A1" office:value-type="string">
            <text:p text:style-name="P35"><text:span text:style-name="T12">Register</text:span></text:p>
          </table:table-cell>
          <table:table-cell table:style-name="Table16.A1" office:value-type="string">
            <text:p text:style-name="P38"/>
          </table:table-cell>
          <table:table-cell table:style-name="Table16.A1" office:value-type="string">
            <text:p text:style-name="P35"><text:span text:style-name="T12">Submi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24.</text:span></text:p>
          </table:table-cell>
          <table:table-cell table:style-name="Table16.A1" office:value-type="string">
            <text:p text:style-name="P35"><text:span text:style-name="T12">Reset</text:span></text:p>
          </table:table-cell>
          <table:table-cell table:style-name="Table16.A1" office:value-type="string">
            <text:p text:style-name="P35"><text:span text:style-name="T12">Reset</text:span></text:p>
          </table:table-cell>
          <table:table-cell table:style-name="Table16.A1" office:value-type="string">
            <text:p text:style-name="P35"><text:span text:style-name="T12">Submit</text:span></text:p>
          </table:table-cell>
          <table:table-cell table:style-name="Table16.A1" office:value-type="string">
            <text:p text:style-name="P35"><text:span text:style-name="T12">Reset</text:span></text:p>
          </table:table-cell>
          <table:table-cell table:style-name="Table16.A1" office:value-type="string">
            <text:p text:style-name="P38"/>
          </table:table-cell>
        </table:table-row>
        <table:table-row table:style-name="Table16.1">
          <table:table-cell table:style-name="Table16.A1" office:value-type="string">
            <text:p text:style-name="P36"><text:span text:style-name="T6">25.</text:span></text:p>
          </table:table-cell>
          <table:table-cell table:style-name="Table16.A1" office:value-type="string">
            <text:p text:style-name="P35"><text:span text:style-name="T12">Back</text:span></text:p>
          </table:table-cell>
          <table:table-cell table:style-name="Table16.A1" office:value-type="string">
            <text:p text:style-name="P35"><text:span text:style-name="T12">Back</text:span></text:p>
          </table:table-cell>
          <table:table-cell table:style-name="Table16.A1" office:value-type="string">
            <text:p text:style-name="P38"/>
          </table:table-cell>
          <table:table-cell table:style-name="Table16.A1" office:value-type="string">
            <text:p text:style-name="P35"><text:span text:style-name="T12">button</text:span></text:p>
          </table:table-cell>
          <table:table-cell table:style-name="Table16.A1" office:value-type="string">
            <text:p text:style-name="P38"/>
          </table:table-cell>
        </table:table-row>
      </table:table>
      <text:p text:style-name="P53"/>
      <text:p text:style-name="P53"/>
      <text:p text:style-name="P53"><text:soft-page-break/></text:p>
      <text:p text:style-name="P53"/>
      <text:p text:style-name="P53"/>
      <text:p text:style-name="P51"><text:span text:style-name="T6">Technology Used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<text:span text:style-name="T6">AJAX Request Handler Name </text:span></text:p>
          </table:table-cell>
          <table:table-cell table:style-name="Table17.A1" office:value-type="string">
            <text:p text:style-name="P10"><text:span text:style-name="T6">Code</text:span></text:p>
          </table:table-cell>
          <table:table-cell table:style-name="Table17.A1" office:value-type="string">
            <text:p text:style-name="P10"><text:span text:style-name="T6">Purpose</text:span></text:p>
          </table:table-cell>
        </table:table-row>
        <table:table-row table:style-name="Table17.1">
          <table:table-cell table:style-name="Table17.A1" office:value-type="string">
            <text:p text:style-name="P10"><text:span text:style-name="T6">newXMLHttpRequest()</text:span></text:p>
          </table:table-cell>
          <table:table-cell table:style-name="Table17.A1" office:value-type="string">
            <text:p text:style-name="P14"><draw:frame draw:style-name="fr2" text:anchor-type="paragraph" svg:width="0.3937in" svg:height="0.3937in" draw:z-index="21"><draw:object-ole xlink:href="./Obj121" xlink:type="simple" xlink:show="embed" xlink:actuate="onLoad"/><draw:image xlink:href="./ObjectReplacements/Obj121" xlink:type="simple" xlink:show="embed" xlink:actuate="onLoad"/></draw:frame></text:p>
          </table:table-cell>
          <table:table-cell table:style-name="Table17.A1" office:value-type="string">
            <text:p text:style-name="P10"><text:span text:style-name="T6">For Creating XMLHttpRequest object (page validation). </text:span></text:p>
          </table:table-cell>
        </table:table-row>
        <table:table-row table:style-name="Table17.1">
          <table:table-cell table:style-name="Table17.A1" office:value-type="string">
            <text:p text:style-name="P10"><text:span text:style-name="T6">getReadyStateHandler(req, responseXmlHandler)</text:span></text:p>
          </table:table-cell>
          <table:table-cell table:style-name="Table17.A1" office:value-type="string">
            <text:p text:style-name="P14"><draw:frame draw:style-name="fr2" text:anchor-type="paragraph" svg:width="0.3937in" svg:height="0.3937in" draw:z-index="22"><draw:object-ole xlink:href="./Obj122" xlink:type="simple" xlink:show="embed" xlink:actuate="onLoad"/><draw:image xlink:href="./ObjectReplacements/Obj122" xlink:type="simple" xlink:show="embed" xlink:actuate="onLoad"/></draw:frame></text:p>
          </table:table-cell>
          <table:table-cell table:style-name="Table17.A1" office:value-type="string">
            <text:p text:style-name="P10"><text:span text:style-name="T6">Returns a function that waits for the specified XMLHttpRequest to complete, then passes it XML response to the given handler function.</text:span></text:p>
            <text:p text:style-name="P14"/>
          </table:table-cell>
        </table:table-row>
      </table:table>
      <text:p text:style-name="P59"/>
      <text:p text:style-name="P8"><text:span text:style-name="T6"><text:tab/>Functions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37"><text:span text:style-name="T6">S.No.</text:span></text:p>
          </table:table-cell>
          <table:table-cell table:style-name="Table18.A1" office:value-type="string">
            <text:p text:style-name="P37"><text:span text:style-name="T6">JavaScript Function Name</text:span></text:p>
          </table:table-cell>
          <table:table-cell table:style-name="Table18.A1" office:value-type="string">
            <text:p text:style-name="P37"><text:span text:style-name="T6">Code</text:span></text:p>
          </table:table-cell>
          <table:table-cell table:style-name="Table18.A1" office:value-type="string">
            <text:p text:style-name="P37"><text:span text:style-name="T6">Purpose</text:span></text:p>
          </table:table-cell>
        </table:table-row>
        <table:table-row table:style-name="Table18.1">
          <table:table-cell table:style-name="Table18.A2" office:value-type="string">
            <text:list xml:id="list1131751586" text:continue-list="list278243462" text:style-name="L8">
              <text:list-item>
                <text:p text:style-name="P40"/>
              </text:list-item>
            </text:list>
          </table:table-cell>
          <table:table-cell table:style-name="Table18.A2" office:value-type="string">
            <text:p text:style-name="P37"><text:span text:style-name="T6">Search()</text:span></text:p>
          </table:table-cell>
          <table:table-cell table:style-name="Table18.A2" office:value-type="string">
            <text:p text:style-name="P44"><draw:frame draw:style-name="fr2" text:anchor-type="paragraph" svg:width="0.3937in" svg:height="0.3937in" draw:z-index="23"><draw:object-ole xlink:href="./Obj123" xlink:type="simple" xlink:show="embed" xlink:actuate="onLoad"/><draw:image xlink:href="./ObjectReplacements/Obj123" xlink:type="simple" xlink:show="embed" xlink:actuate="onLoad"/></draw:frame></text:p>
          </table:table-cell>
          <table:table-cell table:style-name="Table18.A1" office:value-type="string">
            <text:p text:style-name="P37"><text:span text:style-name="T6">For checking email_id already stored into the </text:span><text:span text:style-name="T11">staff_detail</text:span><text:span text:style-name="T6"> table or not. </text:span></text:p>
          </table:table-cell>
        </table:table-row>
        <table:table-row table:style-name="Table18.1">
          <table:table-cell table:style-name="Table18.A2" office:value-type="string">
            <text:list xml:id="list924915090" text:continue-numbering="true" text:style-name="L8">
              <text:list-item>
                <text:p text:style-name="P40"/>
              </text:list-item>
            </text:list>
          </table:table-cell>
          <table:table-cell table:style-name="Table18.A2" office:value-type="string">
            <text:p text:style-name="P37"><text:span text:style-name="T6">update(cartXML) </text:span></text:p>
          </table:table-cell>
          <table:table-cell table:style-name="Table18.A2" office:value-type="string">
            <text:p text:style-name="P44"><draw:frame draw:style-name="fr2" text:anchor-type="paragraph" svg:width="0.3937in" svg:height="0.3937in" draw:z-index="24"><draw:object-ole xlink:href="./Obj124" xlink:type="simple" xlink:show="embed" xlink:actuate="onLoad"/><draw:image xlink:href="./ObjectReplacements/Obj124" xlink:type="simple" xlink:show="embed" xlink:actuate="onLoad"/></draw:frame></text:p>
          </table:table-cell>
          <table:table-cell table:style-name="Table18.A1" office:value-type="string">
            <text:p text:style-name="P37"><text:span text:style-name="T6">For display message retrieved after search function.</text:span></text:p>
          </table:table-cell>
        </table:table-row>
        <table:table-row table:style-name="Table18.1">
          <table:table-cell table:style-name="Table18.A2" office:value-type="string">
            <text:list xml:id="list1323596515" text:continue-numbering="true" text:style-name="L8">
              <text:list-item>
                <text:p text:style-name="P40"/>
              </text:list-item>
            </text:list>
          </table:table-cell>
          <table:table-cell table:style-name="Table18.A2" office:value-type="string">
            <text:p text:style-name="P37"><text:span text:style-name="T6">dcheck()</text:span></text:p>
          </table:table-cell>
          <table:table-cell table:style-name="Table18.A2" office:value-type="string">
            <text:p text:style-name="P44"><draw:frame draw:style-name="fr2" text:anchor-type="paragraph" svg:width="0.3937in" svg:height="0.3937in" draw:z-index="25"><draw:object-ole xlink:href="./Obj125" xlink:type="simple" xlink:show="embed" xlink:actuate="onLoad"/><draw:image xlink:href="./ObjectReplacements/Obj125" xlink:type="simple" xlink:show="embed" xlink:actuate="onLoad"/></draw:frame></text:p>
          </table:table-cell>
          <table:table-cell table:style-name="Table18.A1" office:value-type="string">
            <text:p text:style-name="P37"><text:span text:style-name="T6">For checking blank joining date and its format.</text:span></text:p>
          </table:table-cell>
        </table:table-row>
        <table:table-row table:style-name="Table18.1">
          <table:table-cell table:style-name="Table18.A2" office:value-type="string">
            <text:list xml:id="list1449296095" text:continue-numbering="true" text:style-name="L8">
              <text:list-item>
                <text:p text:style-name="P40"/>
              </text:list-item>
            </text:list>
          </table:table-cell>
          <table:table-cell table:style-name="Table18.A2" office:value-type="string">
            <text:p text:style-name="P37"><text:span text:style-name="T6">dcheck_releaving()</text:span></text:p>
          </table:table-cell>
          <table:table-cell table:style-name="Table18.A2" office:value-type="string">
            <text:p text:style-name="P44"><draw:frame draw:style-name="fr2" text:anchor-type="paragraph" svg:width="0.3937in" svg:height="0.3937in" draw:z-index="26"><draw:object-ole xlink:href="./Obj126" xlink:type="simple" xlink:show="embed" xlink:actuate="onLoad"/><draw:image xlink:href="./ObjectReplacements/Obj126" xlink:type="simple" xlink:show="embed" xlink:actuate="onLoad"/></draw:frame></text:p>
          </table:table-cell>
          <table:table-cell table:style-name="Table18.A1" office:value-type="string">
            <text:p text:style-name="P37"><text:span text:style-name="T6">For checking valid relieving date and its format.</text:span></text:p>
          </table:table-cell>
        </table:table-row>
        <table:table-row table:style-name="Table18.1">
          <table:table-cell table:style-name="Table18.A2" office:value-type="string">
            <text:list xml:id="list97788979" text:continue-numbering="true" text:style-name="L8">
              <text:list-item>
                <text:p text:style-name="P40"/>
              </text:list-item>
            </text:list>
          </table:table-cell>
          <table:table-cell table:style-name="Table18.A2" office:value-type="string">
            <text:p text:style-name="P37"><text:span text:style-name="T6">dcheck_dob()</text:span></text:p>
          </table:table-cell>
          <table:table-cell table:style-name="Table18.A2" office:value-type="string">
            <text:p text:style-name="P44"><draw:frame draw:style-name="fr2" text:anchor-type="paragraph" svg:width="0.3937in" svg:height="0.3937in" draw:z-index="27"><draw:object-ole xlink:href="./Obj127" xlink:type="simple" xlink:show="embed" xlink:actuate="onLoad"/><draw:image xlink:href="./ObjectReplacements/Obj127" xlink:type="simple" xlink:show="embed" xlink:actuate="onLoad"/></draw:frame></text:p>
          </table:table-cell>
          <table:table-cell table:style-name="Table18.A1" office:value-type="string">
            <text:p text:style-name="P37"><text:span text:style-name="T6">For check valid date of birth.</text:span></text:p>
          </table:table-cell>
        </table:table-row>
        <table:table-row table:style-name="Table18.1">
          <table:table-cell table:style-name="Table18.A2" office:value-type="string">
            <text:list xml:id="list484270068" text:continue-numbering="true" text:style-name="L8">
              <text:list-item>
                <text:p text:style-name="P40"/>
              </text:list-item>
            </text:list>
          </table:table-cell>
          <table:table-cell table:style-name="Table18.A2" office:value-type="string">
            <text:p text:style-name="P37"><text:span text:style-name="T6">isValidDate(dateStr)</text:span></text:p>
          </table:table-cell>
          <table:table-cell table:style-name="Table18.A2" office:value-type="string">
            <text:p text:style-name="P44"><draw:frame draw:style-name="fr2" text:anchor-type="paragraph" svg:width="0.3937in" svg:height="0.3937in" draw:z-index="28"><draw:object-ole xlink:href="./Obj128" xlink:type="simple" xlink:show="embed" xlink:actuate="onLoad"/><draw:image xlink:href="./ObjectReplacements/Obj128" xlink:type="simple" xlink:show="embed" xlink:actuate="onLoad"/></draw:frame></text:p>
          </table:table-cell>
          <table:table-cell table:style-name="Table18.A1" office:value-type="string">
            <text:p text:style-name="P37"><text:span text:style-name="T6">For checking valid date format.</text:span></text:p>
          </table:table-cell>
        </table:table-row>
        <table:table-row table:style-name="Table18.1">
          <table:table-cell table:style-name="Table18.A2" office:value-type="string">
            <text:list xml:id="list1623149234" text:continue-numbering="true" text:style-name="L8">
              <text:list-item>
                <text:p text:style-name="P40"/>
              </text:list-item>
            </text:list>
          </table:table-cell>
          <table:table-cell table:style-name="Table18.A2" office:value-type="string">
            <text:p text:style-name="P37"><text:span text:style-name="T6">validation()</text:span></text:p>
          </table:table-cell>
          <table:table-cell table:style-name="Table18.A2" office:value-type="string">
            <text:p text:style-name="P44"><draw:frame draw:style-name="fr2" text:anchor-type="paragraph" svg:width="0.3937in" svg:height="0.3937in" draw:z-index="29"><draw:object-ole xlink:href="./Obj129" xlink:type="simple" xlink:show="embed" xlink:actuate="onLoad"/><draw:image xlink:href="./ObjectReplacements/Obj129" xlink:type="simple" xlink:show="embed" xlink:actuate="onLoad"/></draw:frame></text:p>
          </table:table-cell>
          <table:table-cell table:style-name="Table18.A1" office:value-type="string">
            <text:p text:style-name="P37"><text:span text:style-name="T6">On form submit, it validates all fields are properly filled.</text:span></text:p>
          </table:table-cell>
        </table:table-row>
      </table:table>
      <text:p text:style-name="P60"><text:span text:style-name="T6"><text:tab/><text:tab/><text:tab/><text:tab/></text:span></text:p>
      <text:p text:style-name="P16"><text:span text:style-name="T4">Mapping Details:<text:tab/></text:span></text:p>
      <table:table table:name="Table19" table:style-name="Table19">
        <table:table-column table:style-name="Table19.A"/>
        <table:table-column table:style-name="Table19.B"/>
        <table:table-column table:style-name="Table19.C"/>
        <text:soft-page-break/>
        <table:table-row table:style-name="Table19.1">
          <table:table-cell table:style-name="Table19.A1" table:number-columns-spanned="2" office:value-type="string">
            <text:p text:style-name="P10"><text:span text:style-name="T6">Struts Form Bean Mapping: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0"><text:span text:style-name="T6">Logical Name</text:span></text:p>
          </table:table-cell>
          <table:table-cell table:style-name="Table19.A2" office:value-type="string">
            <text:p text:style-name="P10"><text:span text:style-name="T6">StaffDetailActionForm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6">Physical Name</text:span></text:p>
          </table:table-cell>
          <table:table-cell table:style-name="Table19.A2" office:value-type="string">
            <text:p text:style-name="P10"><text:span text:style-name="T6">com.myapp.struts.admin.StaffDetailActionForm.java</text:span></text:p>
          </table:table-cell>
        </table:table-row>
        <table:table-row table:style-name="Table19.1">
          <table:table-cell table:style-name="Table19.A4" office:value-type="string">
            <text:p text:style-name="P10"><text:span text:style-name="T6">Code:</text:span></text:p>
          </table:table-cell>
          <table:table-cell table:style-name="Table19.A4" office:value-type="string">
            <text:p text:style-name="P14"><draw:frame draw:style-name="fr2" text:anchor-type="paragraph" svg:width="0.3937in" svg:height="0.3937in" draw:z-index="30"><draw:object-ole xlink:href="./Obj130" xlink:type="simple" xlink:show="embed" xlink:actuate="onLoad"/><draw:image xlink:href="./ObjectReplacements/Obj130" xlink:type="simple" xlink:show="embed" xlink:actuate="onLoad"/></draw:frame></text:p>
          </table:table-cell>
        </table:table-row>
        <table:table-row table:style-name="Table19.1">
          <table:table-cell table:style-name="Table19.A1" table:number-columns-spanned="2" office:value-type="string">
            <text:p text:style-name="P10"><text:span text:style-name="T6">Struts Action: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0"><text:span text:style-name="T6">Logical Name:</text:span></text:p>
          </table:table-cell>
          <table:table-cell table:style-name="Table19.A2" office:value-type="string">
            <text:p text:style-name="P10"><text:span text:style-name="T6">updatestaff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6">Input JSP Form:</text:span></text:p>
          </table:table-cell>
          <table:table-cell table:style-name="Table19.A2" office:value-type="string">
            <text:p text:style-name="P10"><text:span text:style-name="T6">update_staff.jsp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6">Physical Path:</text:span></text:p>
          </table:table-cell>
          <table:table-cell table:style-name="Table19.A2" office:value-type="string">
            <text:p text:style-name="P10"><text:span text:style-name="T6">com.myapp.struts.admin.UpdateStaffAction.java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6">Code:</text:span></text:p>
          </table:table-cell>
          <table:table-cell table:style-name="Table19.A2" office:value-type="string">
            <text:p text:style-name="P14"><draw:frame draw:style-name="fr2" text:anchor-type="paragraph" svg:width="0.3937in" svg:height="0.3937in" draw:z-index="31"><draw:object-ole xlink:href="./Obj131" xlink:type="simple" xlink:show="embed" xlink:actuate="onLoad"/><draw:image xlink:href="./ObjectReplacements/Obj131" xlink:type="simple" xlink:show="embed" xlink:actuate="onLoad"/></draw:frame></text:p>
          </table:table-cell>
        </table:table-row>
        <table:table-row table:style-name="Table19.1">
          <table:table-cell table:style-name="Table19.A1" table:number-columns-spanned="3" office:value-type="string">
            <text:p text:style-name="P11"><text:span text:style-name="T6">Request Forwards On:</text:span></text:p>
          </table:table-cell>
          <table:covered-table-cell/>
          <table:covered-table-cell/>
          <table:table-cell table:style-name="Table19.A1" table:number-columns-spanned="65535" office:value-type="string">
            <text:p text:style-name="P11"><text:span text:style-name="T6">Purpose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6">success</text:span></text:p>
          </table:table-cell>
          <table:table-cell table:style-name="Table19.A2" table:number-columns-spanned="2" office:value-type="string">
            <text:p text:style-name="P10"><text:span text:style-name="T6">/admin/update_staff_message.jsp".</text:span></text:p>
          </table:table-cell>
          <table:covered-table-cell/>
          <table:table-cell table:style-name="Table19.A2" table:number-columns-spanned="65535" office:value-type="string">
            <text:p text:style-name="P10"><text:span text:style-name="T6">On successful data updation into “</text:span><text:span text:style-name="T11">staff_detail” </text:span><text:span text:style-name="T6">table a message is stored in request attribute for displaying message in “</text:span><text:span text:style-name="T11">update_staff_message.jsp</text:span><text:span text:style-name="T6">” view page.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6">duplicate</text:span></text:p>
          </table:table-cell>
          <table:table-cell table:style-name="Table19.A2" table:number-columns-spanned="2" office:value-type="string">
            <text:p text:style-name="P10"><text:span text:style-name="T6">/admin/duplicate_message.jsp".</text:span></text:p>
          </table:table-cell>
          <table:covered-table-cell/>
          <table:table-cell table:style-name="Table19.A2" table:number-columns-spanned="65535" office:value-type="string">
            <text:p text:style-name="P10"><text:span text:style-name="T6">On duplicate email_id in “</text:span><text:span text:style-name="T11">staff_detail</text:span><text:span text:style-name="T6">” table a message is stored in request attribute for displaying message in duplicate_message.jsp view page.</text:span></text:p>
          </table:table-cell>
        </table:table-row>
        <table:table-row table:style-name="Table19.1">
          <table:table-cell table:style-name="Table19.A2" office:value-type="string">
            <text:p text:style-name="P14"/>
          </table:table-cell>
          <table:table-cell table:style-name="Table19.A2" table:number-columns-spanned="2" office:value-type="string">
            <text:p text:style-name="P14"/>
          </table:table-cell>
          <table:covered-table-cell/>
          <table:table-cell table:style-name="Table19.A2" table:number-columns-spanned="65535" office:value-type="string">
            <text:p text:style-name="P14"/>
          </table:table-cell>
        </table:table-row>
      </table:table>
      <text:p text:style-name="P61"/>
      <text:p text:style-name="P61"/>
      <text:p text:style-name="P16"><text:span text:style-name="T6">Tables Used: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 table:style-name="Table20.1">
          <table:table-cell table:style-name="Table20.A1" office:value-type="string">
            <text:p text:style-name="P10"><text:span text:style-name="T6">S.No.</text:span></text:p>
          </table:table-cell>
          <table:table-cell table:style-name="Table20.A1" office:value-type="string">
            <text:p text:style-name="P10"><text:span text:style-name="T6">Table Name</text:span></text:p>
          </table:table-cell>
          <table:table-cell table:style-name="Table20.A1" office:value-type="string">
            <text:p text:style-name="P10"><text:span text:style-name="T6">Select operation</text:span></text:p>
          </table:table-cell>
          <table:table-cell table:style-name="Table20.A1" office:value-type="string">
            <text:p text:style-name="P10"><text:span text:style-name="T6">Update Operation</text:span></text:p>
          </table:table-cell>
          <table:table-cell table:style-name="Table20.A1" office:value-type="string">
            <text:p text:style-name="P10"><text:span text:style-name="T6">Column Used</text:span></text:p>
            <text:p text:style-name="P10"><text:span text:style-name="T6">For condition</text:span></text:p>
          </table:table-cell>
          <table:table-cell table:style-name="Table20.A1" office:value-type="string">
            <text:p text:style-name="P10"><text:span text:style-name="T6">Purpose</text:span></text:p>
          </table:table-cell>
        </table:table-row>
        <table:table-row table:style-name="Table20.1">
          <table:table-cell table:style-name="Table20.A1" office:value-type="string">
            <text:p text:style-name="P18"><text:span text:style-name="T6">1</text:span></text:p>
          </table:table-cell>
          <table:table-cell table:style-name="Table20.A1" office:value-type="string">
            <text:p text:style-name="P10"><text:span text:style-name="T6">staff_detail</text:span></text:p>
          </table:table-cell>
          <table:table-cell table:style-name="Table20.A1" office:value-type="string">
            <text:p text:style-name="P10"><text:span text:style-name="T6">All attributes</text:span></text:p>
          </table:table-cell>
          <table:table-cell table:style-name="Table20.A1" office:value-type="string">
            <text:p text:style-name="P10"><text:span text:style-name="T6">All Attributes</text:span></text:p>
          </table:table-cell>
          <table:table-cell table:style-name="Table20.A1" office:value-type="string">
            <text:p text:style-name="P10"><text:span text:style-name="T10">staff_id</text:span><text:span text:style-name="T6">, emai_id and </text:span><text:span text:style-name="T10">library_id</text:span></text:p>
          </table:table-cell>
          <table:table-cell table:style-name="Table20.A1" office:value-type="string">
            <text:p text:style-name="P10"><text:span text:style-name="T6">For checking duplicate staff id and updating staff details into staff_detail table. </text:span></text:p>
          </table:table-cell>
        </table:table-row>
        <table:table-row table:style-name="Table20.1">
          <table:table-cell table:style-name="Table20.A1" office:value-type="string">
            <text:p text:style-name="P18"><text:span text:style-name="T6">2</text:span></text:p>
          </table:table-cell>
          <table:table-cell table:style-name="Table20.A1" office:value-type="string">
            <text:p text:style-name="P10"><text:span text:style-name="T6">login</text:span></text:p>
          </table:table-cell>
          <table:table-cell table:style-name="Table20.A1" office:value-type="string">
            <text:p text:style-name="P10"><text:span text:style-name="T6">All attributes</text:span></text:p>
          </table:table-cell>
          <table:table-cell table:style-name="Table20.A1" office:value-type="string">
            <text:p text:style-name="P10"><text:span text:style-name="T6">user_id,</text:span> <text:span text:style-name="T6">user_name</text:span></text:p>
          </table:table-cell>
          <table:table-cell table:style-name="Table20.A1" office:value-type="string">
            <text:p text:style-name="P10"><text:span text:style-name="T10">user_id</text:span><text:span text:style-name="T6">, staff_id and </text:span><text:span text:style-name="T10">library_id</text:span></text:p>
          </table:table-cell>
          <table:table-cell table:style-name="Table20.A1" office:value-type="string">
            <text:p text:style-name="P10"><text:span text:style-name="T6">For checking duplicate email_id and updating user_id and user_name details.</text:span></text:p>
          </table:table-cell>
        </table:table-row>
        <text:soft-page-break/>
        <table:table-row table:style-name="Table20.1">
          <table:table-cell table:style-name="Table20.A1" office:value-type="string">
            <text:p text:style-name="P18"><text:span text:style-name="T6">3</text:span></text:p>
          </table:table-cell>
          <table:table-cell table:style-name="Table20.A1" office:value-type="string">
            <text:p text:style-name="P10"><text:span text:style-name="T6">admin_registration</text:span></text:p>
          </table:table-cell>
          <table:table-cell table:style-name="Table20.A1" office:value-type="string">
            <text:p text:style-name="P14"/>
          </table:table-cell>
          <table:table-cell table:style-name="Table20.A1" office:value-type="string">
            <text:p text:style-name="P10"><text:span text:style-name="T6">All Attributes except staff_id and library_id</text:span></text:p>
          </table:table-cell>
          <table:table-cell table:style-name="Table20.A1" office:value-type="string">
            <text:p text:style-name="P10"><text:span text:style-name="T10">staff_id, library_id</text:span></text:p>
          </table:table-cell>
          <table:table-cell table:style-name="Table20.A1" office:value-type="string">
            <text:p text:style-name="P10"><text:span text:style-name="T6">For updating admin registration details.</text:span></text:p>
          </table:table-cell>
        </table:table-row>
      </table:table>
      <text:p text:style-name="P5"/>
      <text:p text:style-name="P17"/>
      <text:list xml:id="list1253405486" text:continue-list="list2101401143" text:style-name="L6">
        <text:list-item>
          <text:p text:style-name="P63"><text:span text:style-name="T4">Delete Staff:</text:span></text:p>
        </text:list-item>
      </text:list>
      <text:p text:style-name="P16"><text:span text:style-name="T6">On Success to update/view/delete forward to (“/admin/update_staff.jsp")</text:span></text:p>
      <text:p text:style-name="Standard"><text:span text:style-name="T4">File Name of view page: “update_staff.jsp"</text:span></text:p>
      <text:p text:style-name="Standard"><text:span text:style-name="T4">Form Action Attribute:”/</text:span> <text:span text:style-name="T4">updatestaff”</text:span></text:p>
      <text:p text:style-name="P53"/>
      <text:p text:style-name="P51"><text:span text:style-name="T6">Attributes: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 table:style-name="Table21.1">
          <table:table-cell table:style-name="Table21.A1" office:value-type="string">
            <text:p text:style-name="P35"><text:span text:style-name="T4">S.No.</text:span></text:p>
          </table:table-cell>
          <table:table-cell table:style-name="Table21.A1" office:value-type="string">
            <text:p text:style-name="P35"><text:span text:style-name="T4">Attribute Name</text:span></text:p>
          </table:table-cell>
          <table:table-cell table:style-name="Table21.A1" office:value-type="string">
            <text:p text:style-name="P35"><text:span text:style-name="T4">Label </text:span></text:p>
          </table:table-cell>
          <table:table-cell table:style-name="Table21.A1" office:value-type="string">
            <text:p text:style-name="P35"><text:span text:style-name="T4">Field Name</text:span></text:p>
          </table:table-cell>
          <table:table-cell table:style-name="Table21.A1" office:value-type="string">
            <text:p text:style-name="P35"><text:span text:style-name="T4">Type</text:span></text:p>
          </table:table-cell>
          <table:table-cell table:style-name="Table21.A1" office:value-type="string">
            <text:p text:style-name="P35"><text:span text:style-name="T4">Validation</text:span></text:p>
          </table:table-cell>
        </table:table-row>
        <table:table-row table:style-name="Table21.1">
          <table:table-cell table:style-name="Table21.A1" office:value-type="string">
            <text:p text:style-name="P36"><text:span text:style-name="T6">1.</text:span></text:p>
          </table:table-cell>
          <table:table-cell table:style-name="Table21.A1" office:value-type="string">
            <text:p text:style-name="P35"><text:span text:style-name="T6">Employee Id</text:span></text:p>
          </table:table-cell>
          <table:table-cell table:style-name="Table21.A1" office:value-type="string">
            <text:p text:style-name="P35"><text:span text:style-name="T12">Employee Id</text:span></text:p>
          </table:table-cell>
          <table:table-cell table:style-name="Table21.A1" office:value-type="string">
            <text:p text:style-name="P35"><text:span text:style-name="T12">staff_id</text:span></text:p>
          </table:table-cell>
          <table:table-cell table:style-name="Table21.A1" office:value-type="string">
            <text:p text:style-name="P35"><text:span text:style-name="T12">Inpu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2.</text:span></text:p>
          </table:table-cell>
          <table:table-cell table:style-name="Table21.A1" office:value-type="string">
            <text:p text:style-name="P35"><text:span text:style-name="T12">First Name</text:span></text:p>
          </table:table-cell>
          <table:table-cell table:style-name="Table21.A1" office:value-type="string">
            <text:p text:style-name="P35"><text:span text:style-name="T12">First Name</text:span></text:p>
          </table:table-cell>
          <table:table-cell table:style-name="Table21.A1" office:value-type="string">
            <text:p text:style-name="P35"><text:span text:style-name="T12">first_name</text:span></text:p>
          </table:table-cell>
          <table:table-cell table:style-name="Table21.A1" office:value-type="string">
            <text:p text:style-name="P35"><text:span text:style-name="T12">tex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3.</text:span></text:p>
          </table:table-cell>
          <table:table-cell table:style-name="Table21.A1" office:value-type="string">
            <text:p text:style-name="P35"><text:span text:style-name="T12">Courtesy</text:span></text:p>
          </table:table-cell>
          <table:table-cell table:style-name="Table21.A1" office:value-type="string">
            <text:p text:style-name="P38"/>
          </table:table-cell>
          <table:table-cell table:style-name="Table21.A1" office:value-type="string">
            <text:p text:style-name="P35"><text:span text:style-name="T12">courtesy</text:span></text:p>
          </table:table-cell>
          <table:table-cell table:style-name="Table21.A1" office:value-type="string">
            <text:p text:style-name="P35"><text:span text:style-name="T12">Selec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4.</text:span></text:p>
          </table:table-cell>
          <table:table-cell table:style-name="Table21.A1" office:value-type="string">
            <text:p text:style-name="P35"><text:span text:style-name="T12">Last Name</text:span></text:p>
          </table:table-cell>
          <table:table-cell table:style-name="Table21.A1" office:value-type="string">
            <text:p text:style-name="P35"><text:span text:style-name="T12">Last Name</text:span></text:p>
          </table:table-cell>
          <table:table-cell table:style-name="Table21.A1" office:value-type="string">
            <text:p text:style-name="P35"><text:span text:style-name="T12">last_name</text:span></text:p>
          </table:table-cell>
          <table:table-cell table:style-name="Table21.A1" office:value-type="string">
            <text:p text:style-name="P35"><text:span text:style-name="T12">Inpu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5.</text:span></text:p>
          </table:table-cell>
          <table:table-cell table:style-name="Table21.A1" office:value-type="string">
            <text:p text:style-name="P35"><text:span text:style-name="T12">Contact No</text:span></text:p>
          </table:table-cell>
          <table:table-cell table:style-name="Table21.A1" office:value-type="string">
            <text:p text:style-name="P35"><text:span text:style-name="T12">Contact No</text:span></text:p>
          </table:table-cell>
          <table:table-cell table:style-name="Table21.A1" office:value-type="string">
            <text:p text:style-name="P35"><text:span text:style-name="T12">contact_no</text:span></text:p>
          </table:table-cell>
          <table:table-cell table:style-name="Table21.A1" office:value-type="string">
            <text:p text:style-name="P35"><text:span text:style-name="T12">Inpu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6.</text:span></text:p>
          </table:table-cell>
          <table:table-cell table:style-name="Table21.A1" office:value-type="string">
            <text:p text:style-name="P35"><text:span text:style-name="T12">Mobile No</text:span></text:p>
          </table:table-cell>
          <table:table-cell table:style-name="Table21.A1" office:value-type="string">
            <text:p text:style-name="P35"><text:span text:style-name="T12">Mobile No</text:span></text:p>
          </table:table-cell>
          <table:table-cell table:style-name="Table21.A1" office:value-type="string">
            <text:p text:style-name="P35"><text:span text:style-name="T12">mobile_no</text:span></text:p>
          </table:table-cell>
          <table:table-cell table:style-name="Table21.A1" office:value-type="string">
            <text:p text:style-name="P35"><text:span text:style-name="T12">Inpu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7.</text:span></text:p>
          </table:table-cell>
          <table:table-cell table:style-name="Table21.A1" office:value-type="string">
            <text:p text:style-name="P35"><text:span text:style-name="T12">Date Of Joining</text:span></text:p>
          </table:table-cell>
          <table:table-cell table:style-name="Table21.A1" office:value-type="string">
            <text:p text:style-name="P35"><text:span text:style-name="T12">Date Of Joining</text:span></text:p>
          </table:table-cell>
          <table:table-cell table:style-name="Table21.A1" office:value-type="string">
            <text:p text:style-name="P35"><text:span text:style-name="T12">do_joining</text:span></text:p>
          </table:table-cell>
          <table:table-cell table:style-name="Table21.A1" office:value-type="string">
            <text:p text:style-name="P35"><text:span text:style-name="T12">Text</text:span></text:p>
          </table:table-cell>
          <table:table-cell table:style-name="Table21.A1" office:value-type="string">
            <text:p text:style-name="P35"><text:span text:style-name="T6">dcheck()</text:span></text:p>
          </table:table-cell>
        </table:table-row>
        <table:table-row table:style-name="Table21.1">
          <table:table-cell table:style-name="Table21.A1" office:value-type="string">
            <text:p text:style-name="P36"><text:span text:style-name="T6">8.</text:span></text:p>
          </table:table-cell>
          <table:table-cell table:style-name="Table21.A1" office:value-type="string">
            <text:p text:style-name="P35"><text:span text:style-name="T12">Date Of Releaving</text:span></text:p>
          </table:table-cell>
          <table:table-cell table:style-name="Table21.A1" office:value-type="string">
            <text:p text:style-name="P35"><text:span text:style-name="T12">Date Of Releaving</text:span></text:p>
          </table:table-cell>
          <table:table-cell table:style-name="Table21.A1" office:value-type="string">
            <text:p text:style-name="P35"><text:span text:style-name="T12">do_releaving</text:span></text:p>
          </table:table-cell>
          <table:table-cell table:style-name="Table21.A1" office:value-type="string">
            <text:p text:style-name="P35"><text:span text:style-name="T12">Text</text:span></text:p>
          </table:table-cell>
          <table:table-cell table:style-name="Table21.A1" office:value-type="string">
            <text:p text:style-name="P35"><text:span text:style-name="T6">dcheck_releaving()</text:span></text:p>
          </table:table-cell>
        </table:table-row>
        <table:table-row table:style-name="Table21.1">
          <table:table-cell table:style-name="Table21.A1" office:value-type="string">
            <text:p text:style-name="P36"><text:span text:style-name="T6">9.</text:span></text:p>
          </table:table-cell>
          <table:table-cell table:style-name="Table21.A1" office:value-type="string">
            <text:p text:style-name="P35"><text:span text:style-name="T12">Father Name</text:span></text:p>
          </table:table-cell>
          <table:table-cell table:style-name="Table21.A1" office:value-type="string">
            <text:p text:style-name="P35"><text:span text:style-name="T12">Father Name</text:span></text:p>
          </table:table-cell>
          <table:table-cell table:style-name="Table21.A1" office:value-type="string">
            <text:p text:style-name="P35"><text:span text:style-name="T12">father_name</text:span></text:p>
          </table:table-cell>
          <table:table-cell table:style-name="Table21.A1" office:value-type="string">
            <text:p text:style-name="P35"><text:span text:style-name="T12">Tex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10.</text:span></text:p>
          </table:table-cell>
          <table:table-cell table:style-name="Table21.A1" office:value-type="string">
            <text:p text:style-name="P35"><text:span text:style-name="T12">Gender</text:span></text:p>
          </table:table-cell>
          <table:table-cell table:style-name="Table21.A1" office:value-type="string">
            <text:p text:style-name="P35"><text:span text:style-name="T12">Gender</text:span></text:p>
          </table:table-cell>
          <table:table-cell table:style-name="Table21.A1" office:value-type="string">
            <text:p text:style-name="P35"><text:span text:style-name="T12">Gender</text:span></text:p>
          </table:table-cell>
          <table:table-cell table:style-name="Table21.A1" office:value-type="string">
            <text:p text:style-name="P35"><text:span text:style-name="T12">Selec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11.</text:span></text:p>
          </table:table-cell>
          <table:table-cell table:style-name="Table21.A1" office:value-type="string">
            <text:p text:style-name="P35"><text:span text:style-name="T12">Mailing Address</text:span></text:p>
          </table:table-cell>
          <table:table-cell table:style-name="Table21.A1" office:value-type="string">
            <text:p text:style-name="P35"><text:span text:style-name="T12">Mailing Address</text:span></text:p>
          </table:table-cell>
          <table:table-cell table:style-name="Table21.A1" office:value-type="string">
            <text:p text:style-name="P35"><text:span text:style-name="T12">address1</text:span></text:p>
          </table:table-cell>
          <table:table-cell table:style-name="Table21.A1" office:value-type="string">
            <text:p text:style-name="P35"><text:span text:style-name="T12">Textarea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12.</text:span></text:p>
          </table:table-cell>
          <table:table-cell table:style-name="Table21.A1" office:value-type="string">
            <text:p text:style-name="P35"><text:span text:style-name="T12">City</text:span></text:p>
          </table:table-cell>
          <table:table-cell table:style-name="Table21.A1" office:value-type="string">
            <text:p text:style-name="P35"><text:span text:style-name="T12">City</text:span></text:p>
          </table:table-cell>
          <table:table-cell table:style-name="Table21.A1" office:value-type="string">
            <text:p text:style-name="P35"><text:span text:style-name="T12">city1</text:span></text:p>
          </table:table-cell>
          <table:table-cell table:style-name="Table21.A1" office:value-type="string">
            <text:p text:style-name="P35"><text:span text:style-name="T12">Tex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13.</text:span></text:p>
          </table:table-cell>
          <table:table-cell table:style-name="Table21.A1" office:value-type="string">
            <text:p text:style-name="P35"><text:span text:style-name="T12">State</text:span></text:p>
          </table:table-cell>
          <table:table-cell table:style-name="Table21.A1" office:value-type="string">
            <text:p text:style-name="P35"><text:span text:style-name="T12">State</text:span></text:p>
          </table:table-cell>
          <table:table-cell table:style-name="Table21.A1" office:value-type="string">
            <text:p text:style-name="P35"><text:span text:style-name="T12">state1</text:span></text:p>
          </table:table-cell>
          <table:table-cell table:style-name="Table21.A1" office:value-type="string">
            <text:p text:style-name="P35"><text:span text:style-name="T12">Tex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<text:s/>14.</text:span></text:p>
          </table:table-cell>
          <table:table-cell table:style-name="Table21.A1" office:value-type="string">
            <text:p text:style-name="P35"><text:span text:style-name="T12">Country</text:span></text:p>
          </table:table-cell>
          <table:table-cell table:style-name="Table21.A1" office:value-type="string">
            <text:p text:style-name="P35"><text:span text:style-name="T12">Country</text:span></text:p>
          </table:table-cell>
          <table:table-cell table:style-name="Table21.A1" office:value-type="string">
            <text:p text:style-name="P35"><text:span text:style-name="T12">country1</text:span></text:p>
          </table:table-cell>
          <table:table-cell table:style-name="Table21.A1" office:value-type="string">
            <text:p text:style-name="P35"><text:span text:style-name="T12">Tex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15.</text:span></text:p>
          </table:table-cell>
          <table:table-cell table:style-name="Table21.A1" office:value-type="string">
            <text:p text:style-name="P35"><text:span text:style-name="T12">ZIP Code</text:span></text:p>
          </table:table-cell>
          <table:table-cell table:style-name="Table21.A1" office:value-type="string">
            <text:p text:style-name="P35"><text:span text:style-name="T12">ZIP Code</text:span></text:p>
          </table:table-cell>
          <table:table-cell table:style-name="Table21.A1" office:value-type="string">
            <text:p text:style-name="P35"><text:span text:style-name="T12">zip1</text:span></text:p>
          </table:table-cell>
          <table:table-cell table:style-name="Table21.A1" office:value-type="string">
            <text:p text:style-name="P35"><text:span text:style-name="T12">Tex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16.</text:span></text:p>
          </table:table-cell>
          <table:table-cell table:style-name="Table21.A1" office:value-type="string">
            <text:p text:style-name="P35"><text:span text:style-name="T12">Date of Birth</text:span></text:p>
          </table:table-cell>
          <table:table-cell table:style-name="Table21.A1" office:value-type="string">
            <text:p text:style-name="P35"><text:span text:style-name="T12">Date of Birth</text:span></text:p>
          </table:table-cell>
          <table:table-cell table:style-name="Table21.A1" office:value-type="string">
            <text:p text:style-name="P35"><text:span text:style-name="T12">date_of_birth</text:span></text:p>
          </table:table-cell>
          <table:table-cell table:style-name="Table21.A1" office:value-type="string">
            <text:p text:style-name="P35"><text:span text:style-name="T12">Text</text:span></text:p>
          </table:table-cell>
          <table:table-cell table:style-name="Table21.F17" office:value-type="string">
            <text:p text:style-name="P37"><text:span text:style-name="T6">dcheck_dob()</text:span></text:p>
          </table:table-cell>
        </table:table-row>
        <table:table-row table:style-name="Table21.1">
          <table:table-cell table:style-name="Table21.A1" office:value-type="string">
            <text:p text:style-name="P36"><text:span text:style-name="T6">17.</text:span></text:p>
          </table:table-cell>
          <table:table-cell table:style-name="Table21.A1" office:value-type="string">
            <text:p text:style-name="P35"><text:span text:style-name="T12">Click Here</text:span></text:p>
          </table:table-cell>
          <table:table-cell table:style-name="Table21.A1" office:value-type="string">
            <text:p text:style-name="P35"><text:span text:style-name="T12">Click Here</text:span></text:p>
          </table:table-cell>
          <table:table-cell table:style-name="Table21.A1" office:value-type="string">
            <text:p text:style-name="P35"><text:span text:style-name="T12">Check</text:span></text:p>
          </table:table-cell>
          <table:table-cell table:style-name="Table21.A1" office:value-type="string">
            <text:p text:style-name="P35"><text:span text:style-name="T12">Checkbox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18.</text:span></text:p>
          </table:table-cell>
          <table:table-cell table:style-name="Table21.A1" office:value-type="string">
            <text:p text:style-name="P35"><text:span text:style-name="T12">Permanent Address</text:span></text:p>
          </table:table-cell>
          <table:table-cell table:style-name="Table21.A1" office:value-type="string">
            <text:p text:style-name="P35"><text:span text:style-name="T12">Permanent Address</text:span></text:p>
          </table:table-cell>
          <table:table-cell table:style-name="Table21.A1" office:value-type="string">
            <text:p text:style-name="P35"><text:span text:style-name="T12">address2</text:span></text:p>
          </table:table-cell>
          <table:table-cell table:style-name="Table21.A1" office:value-type="string">
            <text:p text:style-name="P35"><text:span text:style-name="T12">Textarea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19.</text:span></text:p>
          </table:table-cell>
          <table:table-cell table:style-name="Table21.A1" office:value-type="string">
            <text:p text:style-name="P35"><text:span text:style-name="T12">City</text:span></text:p>
          </table:table-cell>
          <table:table-cell table:style-name="Table21.A1" office:value-type="string">
            <text:p text:style-name="P35"><text:span text:style-name="T12">City</text:span></text:p>
          </table:table-cell>
          <table:table-cell table:style-name="Table21.A1" office:value-type="string">
            <text:p text:style-name="P35"><text:span text:style-name="T12">city2</text:span></text:p>
          </table:table-cell>
          <table:table-cell table:style-name="Table21.A1" office:value-type="string">
            <text:p text:style-name="P35"><text:span text:style-name="T12">Tex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20.</text:span></text:p>
          </table:table-cell>
          <table:table-cell table:style-name="Table21.A1" office:value-type="string">
            <text:p text:style-name="P35"><text:span text:style-name="T12">State</text:span></text:p>
          </table:table-cell>
          <table:table-cell table:style-name="Table21.A1" office:value-type="string">
            <text:p text:style-name="P35"><text:span text:style-name="T12">State</text:span></text:p>
          </table:table-cell>
          <table:table-cell table:style-name="Table21.A1" office:value-type="string">
            <text:p text:style-name="P35"><text:span text:style-name="T12">state2</text:span></text:p>
          </table:table-cell>
          <table:table-cell table:style-name="Table21.A1" office:value-type="string">
            <text:p text:style-name="P35"><text:span text:style-name="T12">Text</text:span></text:p>
          </table:table-cell>
          <table:table-cell table:style-name="Table21.A1" office:value-type="string">
            <text:p text:style-name="P38"/>
          </table:table-cell>
        </table:table-row>
        <text:soft-page-break/>
        <table:table-row table:style-name="Table21.1">
          <table:table-cell table:style-name="Table21.A1" office:value-type="string">
            <text:p text:style-name="P36"><text:span text:style-name="T6">21.</text:span></text:p>
          </table:table-cell>
          <table:table-cell table:style-name="Table21.A1" office:value-type="string">
            <text:p text:style-name="P35"><text:span text:style-name="T12">Country</text:span></text:p>
          </table:table-cell>
          <table:table-cell table:style-name="Table21.A1" office:value-type="string">
            <text:p text:style-name="P35"><text:span text:style-name="T12">Country</text:span></text:p>
          </table:table-cell>
          <table:table-cell table:style-name="Table21.A1" office:value-type="string">
            <text:p text:style-name="P35"><text:span text:style-name="T12">country2</text:span></text:p>
          </table:table-cell>
          <table:table-cell table:style-name="Table21.A1" office:value-type="string">
            <text:p text:style-name="P35"><text:span text:style-name="T12">Tex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22.</text:span></text:p>
          </table:table-cell>
          <table:table-cell table:style-name="Table21.A1" office:value-type="string">
            <text:p text:style-name="P35"><text:span text:style-name="T12">ZIP Code</text:span></text:p>
          </table:table-cell>
          <table:table-cell table:style-name="Table21.A1" office:value-type="string">
            <text:p text:style-name="P35"><text:span text:style-name="T12">ZIP Code</text:span></text:p>
          </table:table-cell>
          <table:table-cell table:style-name="Table21.A1" office:value-type="string">
            <text:p text:style-name="P35"><text:span text:style-name="T12">zip2</text:span></text:p>
          </table:table-cell>
          <table:table-cell table:style-name="Table21.A1" office:value-type="string">
            <text:p text:style-name="P35"><text:span text:style-name="T12">Tex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23.</text:span></text:p>
          </table:table-cell>
          <table:table-cell table:style-name="Table21.A1" office:value-type="string">
            <text:p text:style-name="P35"><text:span text:style-name="T12">Email Id</text:span></text:p>
          </table:table-cell>
          <table:table-cell table:style-name="Table21.A1" office:value-type="string">
            <text:p text:style-name="P35"><text:span text:style-name="T12">Email Id</text:span></text:p>
          </table:table-cell>
          <table:table-cell table:style-name="Table21.A1" office:value-type="string">
            <text:p text:style-name="P35"><text:span text:style-name="T12">email_id</text:span></text:p>
          </table:table-cell>
          <table:table-cell table:style-name="Table21.A1" office:value-type="string">
            <text:p text:style-name="P35"><text:span text:style-name="T12">text</text:span></text:p>
          </table:table-cell>
          <table:table-cell table:style-name="Table21.A1" office:value-type="string">
            <text:p text:style-name="P35"><text:span text:style-name="T12">search()</text:span></text:p>
          </table:table-cell>
        </table:table-row>
        <table:table-row table:style-name="Table21.1">
          <table:table-cell table:style-name="Table21.A1" office:value-type="string">
            <text:p text:style-name="P36"><text:span text:style-name="T6">23.</text:span></text:p>
          </table:table-cell>
          <table:table-cell table:style-name="Table21.A1" office:value-type="string">
            <text:p text:style-name="P35"><text:span text:style-name="T12">Register</text:span></text:p>
          </table:table-cell>
          <table:table-cell table:style-name="Table21.A1" office:value-type="string">
            <text:p text:style-name="P35"><text:span text:style-name="T12">Register</text:span></text:p>
          </table:table-cell>
          <table:table-cell table:style-name="Table21.A1" office:value-type="string">
            <text:p text:style-name="P38"/>
          </table:table-cell>
          <table:table-cell table:style-name="Table21.A1" office:value-type="string">
            <text:p text:style-name="P35"><text:span text:style-name="T12">Submi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24.</text:span></text:p>
          </table:table-cell>
          <table:table-cell table:style-name="Table21.A1" office:value-type="string">
            <text:p text:style-name="P35"><text:span text:style-name="T12">Reset</text:span></text:p>
          </table:table-cell>
          <table:table-cell table:style-name="Table21.A1" office:value-type="string">
            <text:p text:style-name="P35"><text:span text:style-name="T12">Reset</text:span></text:p>
          </table:table-cell>
          <table:table-cell table:style-name="Table21.A1" office:value-type="string">
            <text:p text:style-name="P35"><text:span text:style-name="T12">Submit</text:span></text:p>
          </table:table-cell>
          <table:table-cell table:style-name="Table21.A1" office:value-type="string">
            <text:p text:style-name="P35"><text:span text:style-name="T12">Reset</text:span></text:p>
          </table:table-cell>
          <table:table-cell table:style-name="Table21.A1" office:value-type="string">
            <text:p text:style-name="P38"/>
          </table:table-cell>
        </table:table-row>
        <table:table-row table:style-name="Table21.1">
          <table:table-cell table:style-name="Table21.A1" office:value-type="string">
            <text:p text:style-name="P36"><text:span text:style-name="T6">25.</text:span></text:p>
          </table:table-cell>
          <table:table-cell table:style-name="Table21.A1" office:value-type="string">
            <text:p text:style-name="P35"><text:span text:style-name="T12">Back</text:span></text:p>
          </table:table-cell>
          <table:table-cell table:style-name="Table21.A1" office:value-type="string">
            <text:p text:style-name="P35"><text:span text:style-name="T12">Back</text:span></text:p>
          </table:table-cell>
          <table:table-cell table:style-name="Table21.A1" office:value-type="string">
            <text:p text:style-name="P38"/>
          </table:table-cell>
          <table:table-cell table:style-name="Table21.A1" office:value-type="string">
            <text:p text:style-name="P35"><text:span text:style-name="T12">button</text:span></text:p>
          </table:table-cell>
          <table:table-cell table:style-name="Table21.A1" office:value-type="string">
            <text:p text:style-name="P38"/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1"><text:span text:style-name="T6">Technology Used: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0"><text:span text:style-name="T6">AJAX Request Handler Name </text:span></text:p>
          </table:table-cell>
          <table:table-cell table:style-name="Table22.A1" office:value-type="string">
            <text:p text:style-name="P10"><text:span text:style-name="T6">Code</text:span></text:p>
          </table:table-cell>
          <table:table-cell table:style-name="Table22.A1" office:value-type="string">
            <text:p text:style-name="P10"><text:span text:style-name="T6">Purpose</text:span></text:p>
          </table:table-cell>
        </table:table-row>
        <table:table-row table:style-name="Table22.1">
          <table:table-cell table:style-name="Table22.A1" office:value-type="string">
            <text:p text:style-name="P10"><text:span text:style-name="T6">newXMLHttpRequest()</text:span></text:p>
          </table:table-cell>
          <table:table-cell table:style-name="Table22.A1" office:value-type="string">
            <text:p text:style-name="P14"><draw:frame draw:style-name="fr2" text:anchor-type="paragraph" svg:width="0.3937in" svg:height="0.3937in" draw:z-index="32"><draw:object-ole xlink:href="./Obj132" xlink:type="simple" xlink:show="embed" xlink:actuate="onLoad"/><draw:image xlink:href="./ObjectReplacements/Obj132" xlink:type="simple" xlink:show="embed" xlink:actuate="onLoad"/></draw:frame></text:p>
          </table:table-cell>
          <table:table-cell table:style-name="Table22.A1" office:value-type="string">
            <text:p text:style-name="P10"><text:span text:style-name="T6">For Creating XMLHttpRequest object (page validation). </text:span></text:p>
          </table:table-cell>
        </table:table-row>
        <table:table-row table:style-name="Table22.1">
          <table:table-cell table:style-name="Table22.A1" office:value-type="string">
            <text:p text:style-name="P10"><text:span text:style-name="T6">getReadyStateHandler(req, responseXmlHandler)</text:span></text:p>
          </table:table-cell>
          <table:table-cell table:style-name="Table22.A1" office:value-type="string">
            <text:p text:style-name="P14"><draw:frame draw:style-name="fr2" text:anchor-type="paragraph" svg:width="0.3937in" svg:height="0.3937in" draw:z-index="33"><draw:object-ole xlink:href="./Obj133" xlink:type="simple" xlink:show="embed" xlink:actuate="onLoad"/><draw:image xlink:href="./ObjectReplacements/Obj133" xlink:type="simple" xlink:show="embed" xlink:actuate="onLoad"/></draw:frame></text:p>
          </table:table-cell>
          <table:table-cell table:style-name="Table22.A1" office:value-type="string">
            <text:p text:style-name="P10"><text:span text:style-name="T6">Returns a function that waits for the specified XMLHttpRequest to complete, then passes it XML response to the given handler function.</text:span></text:p>
            <text:p text:style-name="P14"/>
          </table:table-cell>
        </table:table-row>
      </table:table>
      <text:p text:style-name="P59"/>
      <text:p text:style-name="P8"><text:span text:style-name="T6"><text:tab/>Functions: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7"><text:span text:style-name="T6">S.No.</text:span></text:p>
          </table:table-cell>
          <table:table-cell table:style-name="Table23.A1" office:value-type="string">
            <text:p text:style-name="P37"><text:span text:style-name="T6">JavaScript Function Name</text:span></text:p>
          </table:table-cell>
          <table:table-cell table:style-name="Table23.A1" office:value-type="string">
            <text:p text:style-name="P37"><text:span text:style-name="T6">Code</text:span></text:p>
          </table:table-cell>
          <table:table-cell table:style-name="Table23.A1" office:value-type="string">
            <text:p text:style-name="P37"><text:span text:style-name="T6">Purpose</text:span></text:p>
          </table:table-cell>
        </table:table-row>
        <table:table-row table:style-name="Table23.1">
          <table:table-cell table:style-name="Table23.A2" office:value-type="string">
            <text:list xml:id="list1229261917" text:continue-list="list1623149234" text:style-name="L8">
              <text:list-item>
                <text:p text:style-name="P40"/>
              </text:list-item>
            </text:list>
          </table:table-cell>
          <table:table-cell table:style-name="Table23.A2" office:value-type="string">
            <text:p text:style-name="P37"><text:span text:style-name="T6">Search()</text:span></text:p>
          </table:table-cell>
          <table:table-cell table:style-name="Table23.A2" office:value-type="string">
            <text:p text:style-name="P44"><draw:frame draw:style-name="fr2" text:anchor-type="paragraph" svg:width="0.3937in" svg:height="0.3937in" draw:z-index="34"><draw:object-ole xlink:href="./Obj134" xlink:type="simple" xlink:show="embed" xlink:actuate="onLoad"/><draw:image xlink:href="./ObjectReplacements/Obj134" xlink:type="simple" xlink:show="embed" xlink:actuate="onLoad"/></draw:frame></text:p>
          </table:table-cell>
          <table:table-cell table:style-name="Table23.A1" office:value-type="string">
            <text:p text:style-name="P37"><text:span text:style-name="T6">For checking email_id already stored into the </text:span><text:span text:style-name="T11">staff_detail</text:span><text:span text:style-name="T6"> table or not. </text:span></text:p>
          </table:table-cell>
        </table:table-row>
        <table:table-row table:style-name="Table23.1">
          <table:table-cell table:style-name="Table23.A2" office:value-type="string">
            <text:list xml:id="list636796913" text:continue-numbering="true" text:style-name="L8">
              <text:list-item>
                <text:p text:style-name="P40"/>
              </text:list-item>
            </text:list>
          </table:table-cell>
          <table:table-cell table:style-name="Table23.A2" office:value-type="string">
            <text:p text:style-name="P37"><text:span text:style-name="T6">update(cartXML) </text:span></text:p>
          </table:table-cell>
          <table:table-cell table:style-name="Table23.A2" office:value-type="string">
            <text:p text:style-name="P44"><draw:frame draw:style-name="fr2" text:anchor-type="paragraph" svg:width="0.3937in" svg:height="0.3937in" draw:z-index="35"><draw:object-ole xlink:href="./Obj135" xlink:type="simple" xlink:show="embed" xlink:actuate="onLoad"/><draw:image xlink:href="./ObjectReplacements/Obj135" xlink:type="simple" xlink:show="embed" xlink:actuate="onLoad"/></draw:frame></text:p>
          </table:table-cell>
          <table:table-cell table:style-name="Table23.A1" office:value-type="string">
            <text:p text:style-name="P37"><text:span text:style-name="T6">For display message retrieved after search function.</text:span></text:p>
          </table:table-cell>
        </table:table-row>
        <table:table-row table:style-name="Table23.1">
          <table:table-cell table:style-name="Table23.A2" office:value-type="string">
            <text:list xml:id="list1370001623" text:continue-numbering="true" text:style-name="L8">
              <text:list-item>
                <text:p text:style-name="P40"/>
              </text:list-item>
            </text:list>
          </table:table-cell>
          <table:table-cell table:style-name="Table23.A2" office:value-type="string">
            <text:p text:style-name="P37"><text:span text:style-name="T6">dcheck()</text:span></text:p>
          </table:table-cell>
          <table:table-cell table:style-name="Table23.A2" office:value-type="string">
            <text:p text:style-name="P44"><draw:frame draw:style-name="fr2" text:anchor-type="paragraph" svg:width="0.3937in" svg:height="0.3937in" draw:z-index="36"><draw:object-ole xlink:href="./Obj136" xlink:type="simple" xlink:show="embed" xlink:actuate="onLoad"/><draw:image xlink:href="./ObjectReplacements/Obj136" xlink:type="simple" xlink:show="embed" xlink:actuate="onLoad"/></draw:frame></text:p>
          </table:table-cell>
          <table:table-cell table:style-name="Table23.A1" office:value-type="string">
            <text:p text:style-name="P37"><text:span text:style-name="T6">For checking blank joining date and its format.</text:span></text:p>
          </table:table-cell>
        </table:table-row>
        <table:table-row table:style-name="Table23.1">
          <table:table-cell table:style-name="Table23.A2" office:value-type="string">
            <text:list xml:id="list2116815106" text:continue-numbering="true" text:style-name="L8">
              <text:list-item>
                <text:p text:style-name="P40"/>
              </text:list-item>
            </text:list>
          </table:table-cell>
          <table:table-cell table:style-name="Table23.A2" office:value-type="string">
            <text:p text:style-name="P37"><text:span text:style-name="T6">dcheck_releaving()</text:span></text:p>
          </table:table-cell>
          <table:table-cell table:style-name="Table23.A2" office:value-type="string">
            <text:p text:style-name="P44"><draw:frame draw:style-name="fr2" text:anchor-type="paragraph" svg:width="0.3937in" svg:height="0.3937in" draw:z-index="37"><draw:object-ole xlink:href="./Obj137" xlink:type="simple" xlink:show="embed" xlink:actuate="onLoad"/><draw:image xlink:href="./ObjectReplacements/Obj137" xlink:type="simple" xlink:show="embed" xlink:actuate="onLoad"/></draw:frame></text:p>
          </table:table-cell>
          <table:table-cell table:style-name="Table23.A1" office:value-type="string">
            <text:p text:style-name="P37"><text:span text:style-name="T6">For checking valid relieving date and its format.</text:span></text:p>
          </table:table-cell>
        </table:table-row>
        <table:table-row table:style-name="Table23.1">
          <table:table-cell table:style-name="Table23.A2" office:value-type="string">
            <text:list xml:id="list1228235664" text:continue-numbering="true" text:style-name="L8">
              <text:list-item>
                <text:p text:style-name="P40"/>
              </text:list-item>
            </text:list>
          </table:table-cell>
          <table:table-cell table:style-name="Table23.A2" office:value-type="string">
            <text:p text:style-name="P37"><text:span text:style-name="T6">dcheck_dob()</text:span></text:p>
          </table:table-cell>
          <table:table-cell table:style-name="Table23.A2" office:value-type="string">
            <text:p text:style-name="P44"><draw:frame draw:style-name="fr2" text:anchor-type="paragraph" svg:width="0.3937in" svg:height="0.3937in" draw:z-index="38"><draw:object-ole xlink:href="./Obj138" xlink:type="simple" xlink:show="embed" xlink:actuate="onLoad"/><draw:image xlink:href="./ObjectReplacements/Obj138" xlink:type="simple" xlink:show="embed" xlink:actuate="onLoad"/></draw:frame></text:p>
          </table:table-cell>
          <table:table-cell table:style-name="Table23.A1" office:value-type="string">
            <text:p text:style-name="P37"><text:span text:style-name="T6">For check valid date of birth.</text:span></text:p>
          </table:table-cell>
        </table:table-row>
        <text:soft-page-break/>
        <table:table-row table:style-name="Table23.1">
          <table:table-cell table:style-name="Table23.A2" office:value-type="string">
            <text:list xml:id="list1454883070" text:continue-numbering="true" text:style-name="L8">
              <text:list-item>
                <text:p text:style-name="P40"/>
              </text:list-item>
            </text:list>
          </table:table-cell>
          <table:table-cell table:style-name="Table23.A2" office:value-type="string">
            <text:p text:style-name="P37"><text:span text:style-name="T6">isValidDate(dateStr)</text:span></text:p>
          </table:table-cell>
          <table:table-cell table:style-name="Table23.A2" office:value-type="string">
            <text:p text:style-name="P44"><draw:frame draw:style-name="fr1" text:anchor-type="paragraph" svg:width="0.3937in" svg:height="0.3937in" draw:z-index="39"><draw:object-ole xlink:href="./Obj139" xlink:type="simple" xlink:show="embed" xlink:actuate="onLoad"/><draw:image xlink:href="./ObjectReplacements/Obj139" xlink:type="simple" xlink:show="embed" xlink:actuate="onLoad"/></draw:frame></text:p>
          </table:table-cell>
          <table:table-cell table:style-name="Table23.A1" office:value-type="string">
            <text:p text:style-name="P37"><text:span text:style-name="T6">For checking valid date format.</text:span></text:p>
          </table:table-cell>
        </table:table-row>
        <table:table-row table:style-name="Table23.1">
          <table:table-cell table:style-name="Table23.A2" office:value-type="string">
            <text:list xml:id="list1962847113" text:continue-numbering="true" text:style-name="L8">
              <text:list-item>
                <text:p text:style-name="P40"/>
              </text:list-item>
            </text:list>
          </table:table-cell>
          <table:table-cell table:style-name="Table23.A2" office:value-type="string">
            <text:p text:style-name="P37"><text:span text:style-name="T6">validation()</text:span></text:p>
          </table:table-cell>
          <table:table-cell table:style-name="Table23.A2" office:value-type="string">
            <text:p text:style-name="P44"><draw:frame draw:style-name="fr2" text:anchor-type="paragraph" svg:width="0.3937in" svg:height="0.3937in" draw:z-index="40"><draw:object-ole xlink:href="./Obj140" xlink:type="simple" xlink:show="embed" xlink:actuate="onLoad"/><draw:image xlink:href="./ObjectReplacements/Obj140" xlink:type="simple" xlink:show="embed" xlink:actuate="onLoad"/></draw:frame></text:p>
          </table:table-cell>
          <table:table-cell table:style-name="Table23.A1" office:value-type="string">
            <text:p text:style-name="P37"><text:span text:style-name="T6">On form submit, it validates all fields are properly filled.</text:span></text:p>
          </table:table-cell>
        </table:table-row>
      </table:table>
      <text:p text:style-name="P60"><text:span text:style-name="T6"><text:tab/><text:tab/><text:tab/><text:tab/></text:span></text:p>
      <text:p text:style-name="P16"><text:span text:style-name="T4">Mapping Details:<text:tab/>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table:number-columns-spanned="2" office:value-type="string">
            <text:p text:style-name="P10"><text:span text:style-name="T6">Struts Form Bean Mapping: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0"><text:span text:style-name="T6">Logical Name</text:span></text:p>
          </table:table-cell>
          <table:table-cell table:style-name="Table24.A2" office:value-type="string">
            <text:p text:style-name="P10"><text:span text:style-name="T6">StaffDetailActionForm</text:span></text:p>
          </table:table-cell>
        </table:table-row>
        <table:table-row table:style-name="Table24.1">
          <table:table-cell table:style-name="Table24.A2" office:value-type="string">
            <text:p text:style-name="P10"><text:span text:style-name="T6">Physical Name</text:span></text:p>
          </table:table-cell>
          <table:table-cell table:style-name="Table24.A2" office:value-type="string">
            <text:p text:style-name="P10"><text:span text:style-name="T6">com.myapp.struts.admin.StaffDetailActionForm.java</text:span></text:p>
          </table:table-cell>
        </table:table-row>
        <table:table-row table:style-name="Table24.1">
          <table:table-cell table:style-name="Table24.A4" office:value-type="string">
            <text:p text:style-name="P10"><text:span text:style-name="T6">Code:</text:span></text:p>
          </table:table-cell>
          <table:table-cell table:style-name="Table24.A4" office:value-type="string">
            <text:p text:style-name="P14"><draw:frame draw:style-name="fr2" text:anchor-type="paragraph" svg:width="0.3937in" svg:height="0.3937in" draw:z-index="41"><draw:object-ole xlink:href="./Obj141" xlink:type="simple" xlink:show="embed" xlink:actuate="onLoad"/><draw:image xlink:href="./ObjectReplacements/Obj141" xlink:type="simple" xlink:show="embed" xlink:actuate="onLoad"/></draw:frame></text:p>
          </table:table-cell>
        </table:table-row>
        <table:table-row table:style-name="Table24.1">
          <table:table-cell table:style-name="Table24.A1" table:number-columns-spanned="2" office:value-type="string">
            <text:p text:style-name="P10"><text:span text:style-name="T6">Struts Action: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0"><text:span text:style-name="T6">Logical Name:</text:span></text:p>
          </table:table-cell>
          <table:table-cell table:style-name="Table24.A2" office:value-type="string">
            <text:p text:style-name="P10"><text:span text:style-name="T6">Updatestaff</text:span></text:p>
          </table:table-cell>
        </table:table-row>
        <table:table-row table:style-name="Table24.1">
          <table:table-cell table:style-name="Table24.A2" office:value-type="string">
            <text:p text:style-name="P10"><text:span text:style-name="T6">Input JSP Form:</text:span></text:p>
          </table:table-cell>
          <table:table-cell table:style-name="Table24.A2" office:value-type="string">
            <text:p text:style-name="P10"><text:span text:style-name="T6">update_staff.jsp</text:span></text:p>
          </table:table-cell>
        </table:table-row>
        <table:table-row table:style-name="Table24.1">
          <table:table-cell table:style-name="Table24.A2" office:value-type="string">
            <text:p text:style-name="P10"><text:span text:style-name="T6">Physical Path:</text:span></text:p>
          </table:table-cell>
          <table:table-cell table:style-name="Table24.A2" office:value-type="string">
            <text:p text:style-name="P10"><text:span text:style-name="T6">com.myapp.struts.admin.UpdateStaffAction.java</text:span></text:p>
          </table:table-cell>
        </table:table-row>
        <table:table-row table:style-name="Table24.1">
          <table:table-cell table:style-name="Table24.A2" office:value-type="string">
            <text:p text:style-name="P10"><text:span text:style-name="T6">Code:</text:span></text:p>
          </table:table-cell>
          <table:table-cell table:style-name="Table24.A2" office:value-type="string">
            <text:p text:style-name="P14"><draw:frame draw:style-name="fr2" text:anchor-type="paragraph" svg:width="0.3937in" svg:height="0.3937in" draw:z-index="42"><draw:object-ole xlink:href="./Obj142" xlink:type="simple" xlink:show="embed" xlink:actuate="onLoad"/><draw:image xlink:href="./ObjectReplacements/Obj142" xlink:type="simple" xlink:show="embed" xlink:actuate="onLoad"/></draw:frame></text:p>
          </table:table-cell>
        </table:table-row>
        <table:table-row table:style-name="Table24.1">
          <table:table-cell table:style-name="Table24.A1" table:number-columns-spanned="3" office:value-type="string">
            <text:p text:style-name="P11"><text:span text:style-name="T6">Request Forwards On:</text:span></text:p>
          </table:table-cell>
          <table:covered-table-cell/>
          <table:covered-table-cell/>
          <table:table-cell table:style-name="Table24.A1" table:number-columns-spanned="65535" office:value-type="string">
            <text:p text:style-name="P11"><text:span text:style-name="T6">Purpose</text:span></text:p>
          </table:table-cell>
        </table:table-row>
        <table:table-row table:style-name="Table24.1">
          <table:table-cell table:style-name="Table24.A2" office:value-type="string">
            <text:p text:style-name="P10"><text:span text:style-name="T6">success</text:span></text:p>
          </table:table-cell>
          <table:table-cell table:style-name="Table24.A2" table:number-columns-spanned="2" office:value-type="string">
            <text:p text:style-name="P10"><text:span text:style-name="T6">/admin/update_staff_message.jsp".</text:span></text:p>
          </table:table-cell>
          <table:covered-table-cell/>
          <table:table-cell table:style-name="Table24.A2" table:number-columns-spanned="65535" office:value-type="string">
            <text:p text:style-name="P10"><text:span text:style-name="T6">On success a message is stored in request attribute for displaying message in “</text:span><text:span text:style-name="T11">update_staff_message.jsp</text:span><text:span text:style-name="T6">” view page.</text:span></text:p>
          </table:table-cell>
        </table:table-row>
        <table:table-row table:style-name="Table24.1">
          <table:table-cell table:style-name="Table24.A2" office:value-type="string">
            <text:p text:style-name="P14"/>
          </table:table-cell>
          <table:table-cell table:style-name="Table24.A2" table:number-columns-spanned="2" office:value-type="string">
            <text:p text:style-name="P14"/>
          </table:table-cell>
          <table:covered-table-cell/>
          <table:table-cell table:style-name="Table24.A2" table:number-columns-spanned="65535" office:value-type="string">
            <text:p text:style-name="P14"/>
          </table:table-cell>
        </table:table-row>
      </table:table>
      <text:p text:style-name="P61"/>
      <text:p text:style-name="P61"/>
      <text:p text:style-name="P16"><text:span text:style-name="T6">Tables Used: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 table:style-name="Table25.1">
          <table:table-cell table:style-name="Table25.A1" office:value-type="string">
            <text:p text:style-name="P10"><text:span text:style-name="T6">S.No.</text:span></text:p>
          </table:table-cell>
          <table:table-cell table:style-name="Table25.A1" office:value-type="string">
            <text:p text:style-name="P10"><text:span text:style-name="T6">Table Name</text:span></text:p>
          </table:table-cell>
          <table:table-cell table:style-name="Table25.A1" office:value-type="string">
            <text:p text:style-name="P10"><text:span text:style-name="T6">delete operation</text:span></text:p>
          </table:table-cell>
          <table:table-cell table:style-name="Table25.A1" office:value-type="string">
            <text:p text:style-name="P10"><text:span text:style-name="T6">Column Used</text:span></text:p>
            <text:p text:style-name="P10"><text:span text:style-name="T6">For condition</text:span></text:p>
          </table:table-cell>
          <table:table-cell table:style-name="Table25.A1" office:value-type="string">
            <text:p text:style-name="P10"><text:span text:style-name="T6">Purpose</text:span></text:p>
          </table:table-cell>
        </table:table-row>
        <table:table-row table:style-name="Table25.1">
          <table:table-cell table:style-name="Table25.A1" office:value-type="string">
            <text:p text:style-name="P18"><text:span text:style-name="T6">1</text:span></text:p>
          </table:table-cell>
          <table:table-cell table:style-name="Table25.A1" office:value-type="string">
            <text:p text:style-name="P10"><text:span text:style-name="T6">staff_detail</text:span></text:p>
          </table:table-cell>
          <table:table-cell table:style-name="Table25.A1" office:value-type="string">
            <text:p text:style-name="P10"><text:span text:style-name="T6">All attributes</text:span></text:p>
          </table:table-cell>
          <table:table-cell table:style-name="Table25.A1" office:value-type="string">
            <text:p text:style-name="P10"><text:span text:style-name="T10">staff_id</text:span><text:span text:style-name="T6"> and </text:span><text:span text:style-name="T10">library_id</text:span></text:p>
          </table:table-cell>
          <table:table-cell table:style-name="Table25.A1" office:value-type="string">
            <text:p text:style-name="P10"><text:span text:style-name="T6">For deleting all records associated with staff_id and library_id from staff_detail table. </text:span></text:p>
          </table:table-cell>
        </table:table-row>
        <table:table-row table:style-name="Table25.1">
          <table:table-cell table:style-name="Table25.A1" office:value-type="string">
            <text:p text:style-name="P18"><text:span text:style-name="T6">2</text:span></text:p>
          </table:table-cell>
          <table:table-cell table:style-name="Table25.A1" office:value-type="string">
            <text:p text:style-name="P10"><text:span text:style-name="T6">login</text:span></text:p>
          </table:table-cell>
          <table:table-cell table:style-name="Table25.A1" office:value-type="string">
            <text:p text:style-name="P10"><text:span text:style-name="T6">All attributes</text:span></text:p>
          </table:table-cell>
          <table:table-cell table:style-name="Table25.A1" office:value-type="string">
            <text:p text:style-name="P10"><text:span text:style-name="T10">user_id</text:span></text:p>
          </table:table-cell>
          <table:table-cell table:style-name="Table25.A1" office:value-type="string">
            <text:p text:style-name="P10"><text:span text:style-name="T6">For Deleting all records associated with user_id from login table.</text:span></text:p>
          </table:table-cell>
        </table:table-row>
      </table:table>
      <text:p text:style-name="P34"><text:soft-page-break/></text:p>
      <text:list xml:id="list719716137" text:continue-list="list1253405486" text:style-name="L6">
        <text:list-item>
          <text:p text:style-name="P63"><text:span text:style-name="T4">View Staff Record:</text:span></text:p>
        </text:list-item>
      </text:list>
      <text:p text:style-name="P16"><text:span text:style-name="T6">On Success to update/view/delete data is displayed on “/admin/update_staff.jsp"</text:span></text:p>
      <text:list xml:id="list1470385960" text:continue-numbering="true" text:style-name="L6">
        <text:list-item>
          <text:p text:style-name="P63"><text:span text:style-name="T4">View All Staff Record:</text:span></text:p>
        </text:list-item>
      </text:list>
      <text:p text:style-name="P64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row table:style-name="Table26.1">
          <table:table-cell table:style-name="Table26.A1" table:number-columns-spanned="2" office:value-type="string">
            <text:p text:style-name="P10"><text:span text:style-name="T6">Java Class:</text:span></text:p>
          </table:table-cell>
          <table:covered-table-cell/>
        </table:table-row>
        <table:table-row table:style-name="Table26.1">
          <table:table-cell table:style-name="Table26.A2" table:number-columns-spanned="3" office:value-type="string">
            <text:p text:style-name="P10"><text:span text:style-name="T6">Name:</text:span></text:p>
          </table:table-cell>
          <table:covered-table-cell/>
          <table:covered-table-cell/>
          <table:table-cell table:style-name="Table26.A2" table:number-columns-spanned="65535" office:value-type="string">
            <text:p text:style-name="P10"><text:span text:style-name="T6">Viewall</text:span></text:p>
          </table:table-cell>
        </table:table-row>
        <table:table-row table:style-name="Table26.1">
          <table:table-cell table:style-name="Table26.A2" table:number-columns-spanned="3" office:value-type="string">
            <text:p text:style-name="P10"><text:span text:style-name="T6">Physical Path:</text:span></text:p>
          </table:table-cell>
          <table:covered-table-cell/>
          <table:covered-table-cell/>
          <table:table-cell table:style-name="Table26.A2" table:number-columns-spanned="65535" office:value-type="string">
            <text:p text:style-name="P10"><text:span text:style-name="T6">com.myapp.struts.admin.ViewAll.java</text:span></text:p>
          </table:table-cell>
        </table:table-row>
        <table:table-row table:style-name="Table26.1">
          <table:table-cell table:style-name="Table26.A2" table:number-columns-spanned="3" office:value-type="string">
            <text:p text:style-name="P10"><text:span text:style-name="T6">Code:</text:span></text:p>
          </table:table-cell>
          <table:covered-table-cell/>
          <table:covered-table-cell/>
          <table:table-cell table:style-name="Table26.A2" table:number-columns-spanned="65535" office:value-type="string">
            <text:p text:style-name="P14"><draw:frame draw:style-name="fr2" text:anchor-type="paragraph" svg:width="0.3937in" svg:height="0.3937in" draw:z-index="43"><draw:object-ole xlink:href="./Obj143" xlink:type="simple" xlink:show="embed" xlink:actuate="onLoad"/><draw:image xlink:href="./ObjectReplacements/Obj143" xlink:type="simple" xlink:show="embed" xlink:actuate="onLoad"/></draw:frame></text:p>
          </table:table-cell>
        </table:table-row>
        <table:table-row table:style-name="Table26.1">
          <table:table-cell table:style-name="Table26.A1" table:number-columns-spanned="6" office:value-type="string">
            <text:p text:style-name="P11"><text:span text:style-name="T6">Servlet RequestDispatche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6.A1" table:number-columns-spanned="65532" office:value-type="string">
            <text:p text:style-name="P11"><text:span text:style-name="T6">Purpose</text:span></text:p>
          </table:table-cell>
        </table:table-row>
        <table:table-row table:style-name="Table26.1">
          <table:table-cell table:style-name="Table26.A2" table:number-columns-spanned="3" office:value-type="string">
            <text:p text:style-name="P10"><text:span text:style-name="T6">requestDispatcher</text:span></text:p>
          </table:table-cell>
          <table:covered-table-cell/>
          <table:covered-table-cell/>
          <table:table-cell table:style-name="Table26.A2" table:number-columns-spanned="3" office:value-type="string">
            <text:p text:style-name="P10"><text:span text:style-name="T6">/admin/viewstaff.jsp</text:span></text:p>
          </table:table-cell>
          <table:covered-table-cell/>
          <table:covered-table-cell/>
          <table:table-cell table:style-name="Table26.A2" table:number-columns-spanned="65532" office:value-type="string">
            <text:p text:style-name="P10"><text:span text:style-name="T6">A “simple_resultset” is stored in session attribute and on completion a servlet dispatcher dispatch a request for “/admin/viewstaff.jsp”** view page.</text:span></text:p>
          </table:table-cell>
        </table:table-row>
        <table:table-row table:style-name="Table26.1">
          <table:table-cell table:style-name="Table26.A7" table:number-columns-spanned="3" office:value-type="string">
            <text:p text:style-name="P14"/>
          </table:table-cell>
          <table:covered-table-cell/>
          <table:covered-table-cell/>
          <table:table-cell table:style-name="Table26.A7" table:number-columns-spanned="3" office:value-type="string">
            <text:p text:style-name="P14"/>
          </table:table-cell>
          <table:covered-table-cell/>
          <table:covered-table-cell/>
          <table:table-cell table:style-name="Table26.A7" table:number-columns-spanned="65532" office:value-type="string">
            <text:p text:style-name="P14"/>
          </table:table-cell>
        </table:table-row>
        <table:table-row table:style-name="Table26.1">
          <table:table-cell table:style-name="Table26.A1" table:number-columns-spanned="2" office:value-type="string">
            <text:p text:style-name="P10"><text:span text:style-name="T6">Table Used: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0"><text:span text:style-name="T6">S.No.</text:span></text:p>
          </table:table-cell>
          <table:table-cell table:style-name="Table26.A2" table:number-columns-spanned="3" office:value-type="string">
            <text:p text:style-name="P10"><text:span text:style-name="T6">Table Name</text:span></text:p>
          </table:table-cell>
          <table:covered-table-cell/>
          <table:covered-table-cell/>
          <table:table-cell table:style-name="Table26.A2" office:value-type="string">
            <text:p text:style-name="P10"><text:span text:style-name="T6">Select Operator</text:span></text:p>
          </table:table-cell>
          <table:table-cell table:style-name="Table26.A2" table:number-columns-spanned="2" office:value-type="string">
            <text:p text:style-name="P10"><text:span text:style-name="T6">Column used in Where Clause</text:span></text:p>
          </table:table-cell>
          <table:covered-table-cell/>
          <table:table-cell table:style-name="Table26.A2" table:number-columns-spanned="65531" office:value-type="string">
            <text:p text:style-name="P10"><text:span text:style-name="T6">Purpose</text:span></text:p>
          </table:table-cell>
        </table:table-row>
        <table:table-row table:style-name="Table26.1">
          <table:table-cell table:style-name="Table26.A2" office:value-type="string">
            <text:p text:style-name="P10"><text:span text:style-name="T6">1</text:span></text:p>
          </table:table-cell>
          <table:table-cell table:style-name="Table26.A2" table:number-columns-spanned="3" office:value-type="string">
            <text:p text:style-name="P10"><text:span text:style-name="T6">staff_detail</text:span></text:p>
          </table:table-cell>
          <table:covered-table-cell/>
          <table:covered-table-cell/>
          <table:table-cell table:style-name="Table26.A2" office:value-type="string">
            <text:p text:style-name="P10"><text:span text:style-name="T6">All columns</text:span></text:p>
          </table:table-cell>
          <table:table-cell table:style-name="Table26.A2" table:number-columns-spanned="2" office:value-type="string">
            <text:p text:style-name="P10"><text:span text:style-name="T6">Library_id</text:span></text:p>
          </table:table-cell>
          <table:covered-table-cell/>
          <table:table-cell table:style-name="Table26.A2" table:number-columns-spanned="65531" office:value-type="string">
            <text:p text:style-name="P10"><text:span text:style-name="T6">For selecting all records from staff_detail table from particular library_id.</text:span></text:p>
          </table:table-cell>
        </table:table-row>
      </table:table>
      <text:p text:style-name="P17"/>
      <text:p text:style-name="P16"><text:span text:style-name="T6">**in viewstaff.jsp view page data is displayed in grid view and on grid hyperlink for index2.jsp view page where all relating </text:span><text:span text:style-name="T4">staff_id</text:span><text:span text:style-name="T6"> details is displayed.</text:span></text:p>
      <text:p text:style-name="P17"/>
      <text:list xml:id="list1918210057" text:continue-list="list705149151" text:style-name="L4">
        <text:list-item>
          <text:p text:style-name="P68"><text:span text:style-name="T8">Staff Account:</text:span></text:p>
        </text:list-item>
      </text:list>
      <text:p text:style-name="P47"><text:span text:style-name="T6">Activities:</text:span></text:p>
      <text:list xml:id="list1166522594" text:style-name="L9">
        <text:list-item>
          <text:p text:style-name="P30"><text:span text:style-name="T6">Create Staff Account.</text:span></text:p>
        </text:list-item>
        <text:list-item>
          <text:p text:style-name="P69"><text:span text:style-name="T6">View Staff Account.</text:span></text:p>
        </text:list-item>
        <text:list-item>
          <text:p text:style-name="P69"><text:span text:style-name="T6">Change Password.</text:span></text:p>
        </text:list-item>
        <text:list-item>
          <text:p text:style-name="P69"><text:soft-page-break/><text:span text:style-name="T6">Delete Staff Account.</text:span></text:p>
        </text:list-item>
        <text:list-item>
          <text:p text:style-name="P69"><text:span text:style-name="T6">View All Staff Account.</text:span></text:p>
        </text:list-item>
      </text:list>
      <text:p text:style-name="P17"/>
      <text:list xml:id="list875113332" text:style-name="L10">
        <text:list-item>
          <text:p text:style-name="P31"><text:span text:style-name="T4">Create Staff Account:</text:span></text:p>
        </text:list-item>
      </text:list>
      <text:p text:style-name="P51"><text:span text:style-name="T6">File Name of View Page: account.jsp</text:span></text:p>
      <text:p text:style-name="P53"/>
      <text:p text:style-name="P55"><text:span text:style-name="T6">Attributes: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row table:style-name="Table27.1">
          <table:table-cell table:style-name="Table27.A1" office:value-type="string">
            <text:p text:style-name="P35"><text:span text:style-name="T4">S.No.</text:span></text:p>
          </table:table-cell>
          <table:table-cell table:style-name="Table27.A1" office:value-type="string">
            <text:p text:style-name="P35"><text:span text:style-name="T4">Attribute Name</text:span></text:p>
          </table:table-cell>
          <table:table-cell table:style-name="Table27.A1" office:value-type="string">
            <text:p text:style-name="P35"><text:span text:style-name="T4">Label </text:span></text:p>
          </table:table-cell>
          <table:table-cell table:style-name="Table27.A1" office:value-type="string">
            <text:p text:style-name="P35"><text:span text:style-name="T4">Field Name</text:span></text:p>
          </table:table-cell>
          <table:table-cell table:style-name="Table27.A1" office:value-type="string">
            <text:p text:style-name="P35"><text:span text:style-name="T4">Type</text:span></text:p>
          </table:table-cell>
          <table:table-cell table:style-name="Table27.A1" office:value-type="string">
            <text:p text:style-name="P35"><text:span text:style-name="T4">Validation</text:span></text:p>
          </table:table-cell>
        </table:table-row>
        <table:table-row table:style-name="Table27.1">
          <table:table-cell table:style-name="Table27.A1" office:value-type="string">
            <text:p text:style-name="P36"><text:span text:style-name="T6">1.</text:span></text:p>
          </table:table-cell>
          <table:table-cell table:style-name="Table27.A1" office:value-type="string">
            <text:p text:style-name="P35"><text:span text:style-name="T6">Staff ID</text:span></text:p>
          </table:table-cell>
          <table:table-cell table:style-name="Table27.A1" office:value-type="string">
            <text:p text:style-name="P35"><text:span text:style-name="T12">Enter Staff ID</text:span></text:p>
          </table:table-cell>
          <table:table-cell table:style-name="Table27.A1" office:value-type="string">
            <text:p text:style-name="P35"><text:span text:style-name="T12">staff_id</text:span></text:p>
          </table:table-cell>
          <table:table-cell table:style-name="Table27.A1" office:value-type="string">
            <text:p text:style-name="P35"><text:span text:style-name="T12">Input</text:span></text:p>
          </table:table-cell>
          <table:table-cell table:style-name="Table27.A1" office:value-type="string">
            <text:p text:style-name="P35"><text:span text:style-name="T12">search()</text:span></text:p>
          </table:table-cell>
        </table:table-row>
        <table:table-row table:style-name="Table27.1">
          <table:table-cell table:style-name="Table27.A1" office:value-type="string">
            <text:p text:style-name="P36"><text:span text:style-name="T6">2.</text:span></text:p>
          </table:table-cell>
          <table:table-cell table:style-name="Table27.A1" office:value-type="string">
            <text:p text:style-name="P35"><text:span text:style-name="T12">Create Account</text:span></text:p>
          </table:table-cell>
          <table:table-cell table:style-name="Table27.A1" office:value-type="string">
            <text:p text:style-name="P35"><text:span text:style-name="T12">Create Account</text:span></text:p>
          </table:table-cell>
          <table:table-cell table:style-name="Table27.A1" office:value-type="string">
            <text:p text:style-name="P35"><text:span text:style-name="T12">button</text:span></text:p>
          </table:table-cell>
          <table:table-cell table:style-name="Table27.A1" office:value-type="string">
            <text:p text:style-name="P35"><text:span text:style-name="T12">submit</text:span></text:p>
          </table:table-cell>
          <table:table-cell table:style-name="Table27.A1" office:value-type="string">
            <text:p text:style-name="P38"/>
          </table:table-cell>
        </table:table-row>
        <table:table-row table:style-name="Table27.1">
          <table:table-cell table:style-name="Table27.A1" office:value-type="string">
            <text:p text:style-name="P36"><text:span text:style-name="T6">3.</text:span></text:p>
          </table:table-cell>
          <table:table-cell table:style-name="Table27.A1" office:value-type="string">
            <text:p text:style-name="P35"><text:span text:style-name="T12">View Account</text:span></text:p>
          </table:table-cell>
          <table:table-cell table:style-name="Table27.A1" office:value-type="string">
            <text:p text:style-name="P35"><text:span text:style-name="T12">View Account</text:span></text:p>
          </table:table-cell>
          <table:table-cell table:style-name="Table27.A1" office:value-type="string">
            <text:p text:style-name="P35"><text:span text:style-name="T12">button</text:span></text:p>
          </table:table-cell>
          <table:table-cell table:style-name="Table27.A1" office:value-type="string">
            <text:p text:style-name="P35"><text:span text:style-name="T12">submit</text:span></text:p>
          </table:table-cell>
          <table:table-cell table:style-name="Table27.A1" office:value-type="string">
            <text:p text:style-name="P38"/>
          </table:table-cell>
        </table:table-row>
        <table:table-row table:style-name="Table27.1">
          <table:table-cell table:style-name="Table27.A1" office:value-type="string">
            <text:p text:style-name="P36"><text:span text:style-name="T6">4.</text:span></text:p>
          </table:table-cell>
          <table:table-cell table:style-name="Table27.A1" office:value-type="string">
            <text:p text:style-name="P35"><text:span text:style-name="T12">Delete Account</text:span></text:p>
          </table:table-cell>
          <table:table-cell table:style-name="Table27.A1" office:value-type="string">
            <text:p text:style-name="P35"><text:span text:style-name="T12">Delete Account</text:span></text:p>
          </table:table-cell>
          <table:table-cell table:style-name="Table27.A1" office:value-type="string">
            <text:p text:style-name="P35"><text:span text:style-name="T12">button</text:span></text:p>
          </table:table-cell>
          <table:table-cell table:style-name="Table27.A1" office:value-type="string">
            <text:p text:style-name="P35"><text:span text:style-name="T12">submit</text:span></text:p>
          </table:table-cell>
          <table:table-cell table:style-name="Table27.A1" office:value-type="string">
            <text:p text:style-name="P38"/>
          </table:table-cell>
        </table:table-row>
        <table:table-row table:style-name="Table27.1">
          <table:table-cell table:style-name="Table27.A1" office:value-type="string">
            <text:p text:style-name="P36"><text:span text:style-name="T6">5.</text:span></text:p>
          </table:table-cell>
          <table:table-cell table:style-name="Table27.A1" office:value-type="string">
            <text:p text:style-name="P35"><text:span text:style-name="T12">Change Password</text:span></text:p>
          </table:table-cell>
          <table:table-cell table:style-name="Table27.A1" office:value-type="string">
            <text:p text:style-name="P35"><text:span text:style-name="T12">Change Password</text:span></text:p>
          </table:table-cell>
          <table:table-cell table:style-name="Table27.A1" office:value-type="string">
            <text:p text:style-name="P35"><text:span text:style-name="T12">button</text:span></text:p>
          </table:table-cell>
          <table:table-cell table:style-name="Table27.A1" office:value-type="string">
            <text:p text:style-name="P35"><text:span text:style-name="T12">submit</text:span></text:p>
          </table:table-cell>
          <table:table-cell table:style-name="Table27.A1" office:value-type="string">
            <text:p text:style-name="P38"/>
          </table:table-cell>
        </table:table-row>
        <table:table-row table:style-name="Table27.1">
          <table:table-cell table:style-name="Table27.A1" office:value-type="string">
            <text:p text:style-name="P36"><text:span text:style-name="T6">6.</text:span></text:p>
          </table:table-cell>
          <table:table-cell table:style-name="Table27.A1" office:value-type="string">
            <text:p text:style-name="P35"><text:span text:style-name="T12">Back</text:span></text:p>
          </table:table-cell>
          <table:table-cell table:style-name="Table27.A1" office:value-type="string">
            <text:p text:style-name="P35"><text:span text:style-name="T12">Back</text:span></text:p>
          </table:table-cell>
          <table:table-cell table:style-name="Table27.A1" office:value-type="string">
            <text:p text:style-name="P35"><text:span text:style-name="T12">button</text:span></text:p>
          </table:table-cell>
          <table:table-cell table:style-name="Table27.A1" office:value-type="string">
            <text:p text:style-name="P35"><text:span text:style-name="T12">button</text:span></text:p>
          </table:table-cell>
          <table:table-cell table:style-name="Table27.A1" office:value-type="string">
            <text:p text:style-name="P35"><text:span text:style-name="T12">quit()</text:span></text:p>
          </table:table-cell>
        </table:table-row>
        <table:table-row table:style-name="Table27.1">
          <table:table-cell table:style-name="Table27.A1" office:value-type="string">
            <text:p text:style-name="P36"><text:span text:style-name="T6">7.</text:span></text:p>
          </table:table-cell>
          <table:table-cell table:style-name="Table27.A1" office:value-type="string">
            <text:p text:style-name="P35"><text:span text:style-name="T12">library_id</text:span></text:p>
          </table:table-cell>
          <table:table-cell table:style-name="Table27.A1" office:value-type="string">
            <text:p text:style-name="P35"><text:span text:style-name="T12">library_id</text:span></text:p>
          </table:table-cell>
          <table:table-cell table:style-name="Table27.A1" office:value-type="string">
            <text:p text:style-name="P35"><text:span text:style-name="T12">input</text:span></text:p>
          </table:table-cell>
          <table:table-cell table:style-name="Table27.A1" office:value-type="string">
            <text:p text:style-name="P35"><text:span text:style-name="T12">hidden</text:span></text:p>
          </table:table-cell>
          <table:table-cell table:style-name="Table27.A1" office:value-type="string">
            <text:p text:style-name="P38"/>
          </table:table-cell>
        </table:table-row>
      </table:table>
      <text:p text:style-name="P53"/>
      <text:p text:style-name="P55"><text:span text:style-name="T6">Technology Used: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0"><text:span text:style-name="T6">AJAX Request Handler Name </text:span></text:p>
          </table:table-cell>
          <table:table-cell table:style-name="Table28.A1" office:value-type="string">
            <text:p text:style-name="P10"><text:span text:style-name="T6">Code</text:span></text:p>
          </table:table-cell>
          <table:table-cell table:style-name="Table28.A1" office:value-type="string">
            <text:p text:style-name="P10"><text:span text:style-name="T6">Purpose</text:span></text:p>
          </table:table-cell>
        </table:table-row>
        <table:table-row table:style-name="Table28.1">
          <table:table-cell table:style-name="Table28.A1" office:value-type="string">
            <text:p text:style-name="P10"><text:span text:style-name="T6">newXMLHttpRequest()</text:span></text:p>
          </table:table-cell>
          <table:table-cell table:style-name="Table28.A1" office:value-type="string">
            <text:p text:style-name="P14"><draw:frame draw:style-name="fr2" text:anchor-type="paragraph" svg:width="0.3937in" svg:height="0.3937in" draw:z-index="44"><draw:object-ole xlink:href="./Obj144" xlink:type="simple" xlink:show="embed" xlink:actuate="onLoad"/><draw:image xlink:href="./ObjectReplacements/Obj144" xlink:type="simple" xlink:show="embed" xlink:actuate="onLoad"/></draw:frame></text:p>
          </table:table-cell>
          <table:table-cell table:style-name="Table28.A1" office:value-type="string">
            <text:p text:style-name="P10"><text:span text:style-name="T6">For Creating XMLHttpRequest object (page validation). </text:span></text:p>
          </table:table-cell>
        </table:table-row>
        <table:table-row table:style-name="Table28.1">
          <table:table-cell table:style-name="Table28.A1" office:value-type="string">
            <text:p text:style-name="P10"><text:span text:style-name="T6">getReadyStateHandler(req, responseXmlHandler)</text:span></text:p>
          </table:table-cell>
          <table:table-cell table:style-name="Table28.A1" office:value-type="string">
            <text:p text:style-name="P14"><draw:frame draw:style-name="fr2" text:anchor-type="paragraph" svg:width="0.3937in" svg:height="0.3937in" draw:z-index="45"><draw:object-ole xlink:href="./Obj145" xlink:type="simple" xlink:show="embed" xlink:actuate="onLoad"/><draw:image xlink:href="./ObjectReplacements/Obj145" xlink:type="simple" xlink:show="embed" xlink:actuate="onLoad"/></draw:frame></text:p>
          </table:table-cell>
          <table:table-cell table:style-name="Table28.A1" office:value-type="string">
            <text:p text:style-name="P10"><text:span text:style-name="T6">Returns a function that waits for the specified XMLHttpRequest to complete, then passes it XML response to the given handler function.</text:span></text:p>
            <text:p text:style-name="P14"/>
          </table:table-cell>
        </table:table-row>
      </table:table>
      <text:p text:style-name="P59"/>
      <text:p text:style-name="P8"><text:span text:style-name="T6"><text:tab/>Functions: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7"><text:span text:style-name="T6">S.No.</text:span></text:p>
          </table:table-cell>
          <table:table-cell table:style-name="Table29.A1" office:value-type="string">
            <text:p text:style-name="P37"><text:span text:style-name="T6">JavaScript Function Name</text:span></text:p>
          </table:table-cell>
          <table:table-cell table:style-name="Table29.A1" office:value-type="string">
            <text:p text:style-name="P37"><text:span text:style-name="T6">Code</text:span></text:p>
          </table:table-cell>
          <table:table-cell table:style-name="Table29.A1" office:value-type="string">
            <text:p text:style-name="P37"><text:span text:style-name="T6">Purpose</text:span></text:p>
          </table:table-cell>
        </table:table-row>
        <table:table-row table:style-name="Table29.1">
          <table:table-cell table:style-name="Table29.A2" office:value-type="string">
            <text:list xml:id="list1109106484" text:style-name="L11">
              <text:list-item>
                <text:p text:style-name="P41"/>
              </text:list-item>
            </text:list>
          </table:table-cell>
          <table:table-cell table:style-name="Table29.A2" office:value-type="string">
            <text:p text:style-name="P37"><text:span text:style-name="T6">Search()</text:span></text:p>
          </table:table-cell>
          <table:table-cell table:style-name="Table29.A2" office:value-type="string">
            <text:p text:style-name="P44"><draw:frame draw:style-name="fr2" text:anchor-type="paragraph" svg:width="0.3937in" svg:height="0.3937in" draw:z-index="46"><draw:object-ole xlink:href="./Obj146" xlink:type="simple" xlink:show="embed" xlink:actuate="onLoad"/><draw:image xlink:href="./ObjectReplacements/Obj146" xlink:type="simple" xlink:show="embed" xlink:actuate="onLoad"/></draw:frame></text:p>
          </table:table-cell>
          <table:table-cell table:style-name="Table29.A1" office:value-type="string">
            <text:p text:style-name="P37"><text:span text:style-name="T6">For checking email_id already stored into the </text:span><text:soft-page-break/><text:span text:style-name="T11">staff_detail</text:span><text:span text:style-name="T6"> table or not. </text:span></text:p>
          </table:table-cell>
        </table:table-row>
        <table:table-row table:style-name="Table29.1">
          <table:table-cell table:style-name="Table29.A2" office:value-type="string">
            <text:list xml:id="list325816250" text:continue-numbering="true" text:style-name="L11">
              <text:list-item>
                <text:p text:style-name="P41"/>
              </text:list-item>
            </text:list>
          </table:table-cell>
          <table:table-cell table:style-name="Table29.A2" office:value-type="string">
            <text:p text:style-name="P37"><text:span text:style-name="T6">update(cartXML) </text:span></text:p>
          </table:table-cell>
          <table:table-cell table:style-name="Table29.A2" office:value-type="string">
            <text:p text:style-name="P44"><draw:frame draw:style-name="fr2" text:anchor-type="paragraph" svg:width="0.3937in" svg:height="0.3937in" draw:z-index="47"><draw:object-ole xlink:href="./Obj147" xlink:type="simple" xlink:show="embed" xlink:actuate="onLoad"/><draw:image xlink:href="./ObjectReplacements/Obj147" xlink:type="simple" xlink:show="embed" xlink:actuate="onLoad"/></draw:frame></text:p>
          </table:table-cell>
          <table:table-cell table:style-name="Table29.A1" office:value-type="string">
            <text:p text:style-name="P37"><text:span text:style-name="T6">For display message retrieved after search function.</text:span></text:p>
          </table:table-cell>
        </table:table-row>
        <table:table-row table:style-name="Table29.1">
          <table:table-cell table:style-name="Table29.A2" office:value-type="string">
            <text:list xml:id="list2008889687" text:continue-numbering="true" text:style-name="L11">
              <text:list-item>
                <text:p text:style-name="P41"/>
              </text:list-item>
            </text:list>
          </table:table-cell>
          <table:table-cell table:style-name="Table29.A2" office:value-type="string">
            <text:p text:style-name="P37"><text:span text:style-name="T6">dcheck()</text:span></text:p>
          </table:table-cell>
          <table:table-cell table:style-name="Table29.A2" office:value-type="string">
            <text:p text:style-name="P44"><draw:frame draw:style-name="fr2" text:anchor-type="paragraph" svg:width="0.3937in" svg:height="0.3937in" draw:z-index="48"><draw:object-ole xlink:href="./Obj148" xlink:type="simple" xlink:show="embed" xlink:actuate="onLoad"/><draw:image xlink:href="./ObjectReplacements/Obj148" xlink:type="simple" xlink:show="embed" xlink:actuate="onLoad"/></draw:frame></text:p>
          </table:table-cell>
          <table:table-cell table:style-name="Table29.A1" office:value-type="string">
            <text:p text:style-name="P37"><text:span text:style-name="T6">For checking blank joining date and its format.</text:span></text:p>
          </table:table-cell>
        </table:table-row>
        <table:table-row table:style-name="Table29.1">
          <table:table-cell table:style-name="Table29.A2" office:value-type="string">
            <text:list xml:id="list1675891286" text:continue-numbering="true" text:style-name="L11">
              <text:list-item>
                <text:p text:style-name="P41"/>
              </text:list-item>
            </text:list>
          </table:table-cell>
          <table:table-cell table:style-name="Table29.A2" office:value-type="string">
            <text:p text:style-name="P37"><text:span text:style-name="T6">dcheck_releaving()</text:span></text:p>
          </table:table-cell>
          <table:table-cell table:style-name="Table29.A2" office:value-type="string">
            <text:p text:style-name="P44"><draw:frame draw:style-name="fr2" text:anchor-type="paragraph" svg:width="0.3937in" svg:height="0.3937in" draw:z-index="49"><draw:object-ole xlink:href="./Obj149" xlink:type="simple" xlink:show="embed" xlink:actuate="onLoad"/><draw:image xlink:href="./ObjectReplacements/Obj149" xlink:type="simple" xlink:show="embed" xlink:actuate="onLoad"/></draw:frame></text:p>
          </table:table-cell>
          <table:table-cell table:style-name="Table29.A1" office:value-type="string">
            <text:p text:style-name="P37"><text:span text:style-name="T6">For checking valid relieving date and its format.</text:span></text:p>
          </table:table-cell>
        </table:table-row>
        <table:table-row table:style-name="Table29.1">
          <table:table-cell table:style-name="Table29.A2" office:value-type="string">
            <text:list xml:id="list1480383772" text:continue-numbering="true" text:style-name="L11">
              <text:list-item>
                <text:p text:style-name="P41"/>
              </text:list-item>
            </text:list>
          </table:table-cell>
          <table:table-cell table:style-name="Table29.A2" office:value-type="string">
            <text:p text:style-name="P37"><text:span text:style-name="T6">dcheck_dob()</text:span></text:p>
          </table:table-cell>
          <table:table-cell table:style-name="Table29.A2" office:value-type="string">
            <text:p text:style-name="P44"><draw:frame draw:style-name="fr2" text:anchor-type="paragraph" svg:width="0.3937in" svg:height="0.3937in" draw:z-index="50"><draw:object-ole xlink:href="./Obj150" xlink:type="simple" xlink:show="embed" xlink:actuate="onLoad"/><draw:image xlink:href="./ObjectReplacements/Obj150" xlink:type="simple" xlink:show="embed" xlink:actuate="onLoad"/></draw:frame></text:p>
          </table:table-cell>
          <table:table-cell table:style-name="Table29.A1" office:value-type="string">
            <text:p text:style-name="P37"><text:span text:style-name="T6">For check valid date of birth.</text:span></text:p>
          </table:table-cell>
        </table:table-row>
        <table:table-row table:style-name="Table29.1">
          <table:table-cell table:style-name="Table29.A2" office:value-type="string">
            <text:list xml:id="list215851979" text:continue-numbering="true" text:style-name="L11">
              <text:list-item>
                <text:p text:style-name="P41"/>
              </text:list-item>
            </text:list>
          </table:table-cell>
          <table:table-cell table:style-name="Table29.A2" office:value-type="string">
            <text:p text:style-name="P37"><text:span text:style-name="T6">isValidDate(dateStr)</text:span></text:p>
          </table:table-cell>
          <table:table-cell table:style-name="Table29.A2" office:value-type="string">
            <text:p text:style-name="P44"><draw:frame draw:style-name="fr2" text:anchor-type="paragraph" svg:width="0.3937in" svg:height="0.3937in" draw:z-index="51"><draw:object-ole xlink:href="./Obj151" xlink:type="simple" xlink:show="embed" xlink:actuate="onLoad"/><draw:image xlink:href="./ObjectReplacements/Obj151" xlink:type="simple" xlink:show="embed" xlink:actuate="onLoad"/></draw:frame></text:p>
          </table:table-cell>
          <table:table-cell table:style-name="Table29.A1" office:value-type="string">
            <text:p text:style-name="P37"><text:span text:style-name="T6">For checking valid date format.</text:span></text:p>
          </table:table-cell>
        </table:table-row>
        <table:table-row table:style-name="Table29.1">
          <table:table-cell table:style-name="Table29.A2" office:value-type="string">
            <text:list xml:id="list41790257" text:continue-numbering="true" text:style-name="L11">
              <text:list-item>
                <text:p text:style-name="P41"/>
              </text:list-item>
            </text:list>
          </table:table-cell>
          <table:table-cell table:style-name="Table29.A2" office:value-type="string">
            <text:p text:style-name="P37"><text:span text:style-name="T6">validation()</text:span></text:p>
          </table:table-cell>
          <table:table-cell table:style-name="Table29.A2" office:value-type="string">
            <text:p text:style-name="P44"><draw:frame draw:style-name="fr2" text:anchor-type="paragraph" svg:width="0.3937in" svg:height="0.3937in" draw:z-index="52"><draw:object-ole xlink:href="./Obj152" xlink:type="simple" xlink:show="embed" xlink:actuate="onLoad"/><draw:image xlink:href="./ObjectReplacements/Obj152" xlink:type="simple" xlink:show="embed" xlink:actuate="onLoad"/></draw:frame></text:p>
          </table:table-cell>
          <table:table-cell table:style-name="Table29.A1" office:value-type="string">
            <text:p text:style-name="P37"><text:span text:style-name="T6">On form submit, it validates all fields are properly filled.</text:span></text:p>
          </table:table-cell>
        </table:table-row>
        <table:table-row table:style-name="Table29.1">
          <table:table-cell table:style-name="Table29.A2" office:value-type="string">
            <text:list xml:id="list70941668" text:continue-numbering="true" text:style-name="L11">
              <text:list-item>
                <text:p text:style-name="P41"/>
              </text:list-item>
            </text:list>
          </table:table-cell>
          <table:table-cell table:style-name="Table29.A2" office:value-type="string">
            <text:p text:style-name="P37"><text:span text:style-name="T6">quit()</text:span></text:p>
          </table:table-cell>
          <table:table-cell table:style-name="Table29.A2" office:value-type="string">
            <text:p text:style-name="P44"><draw:frame draw:style-name="fr2" text:anchor-type="paragraph" svg:width="0.3937in" svg:height="0.3937in" draw:z-index="53"><draw:object-ole xlink:href="./Obj153" xlink:type="simple" xlink:show="embed" xlink:actuate="onLoad"/><draw:image xlink:href="./ObjectReplacements/Obj153" xlink:type="simple" xlink:show="embed" xlink:actuate="onLoad"/></draw:frame></text:p>
          </table:table-cell>
          <table:table-cell table:style-name="Table29.A1" office:value-type="string">
            <text:p text:style-name="P35"><text:span text:style-name="T6">calls main.jsp</text:span></text:p>
          </table:table-cell>
        </table:table-row>
      </table:table>
      <text:p text:style-name="P56"/>
      <text:p text:style-name="P58"/>
      <text:p text:style-name="P58"/>
      <text:p text:style-name="P58"/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table:number-columns-spanned="2" office:value-type="string">
            <text:p text:style-name="P10"><text:span text:style-name="T6">Struts Form Bean Mapping: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0"><text:span text:style-name="T6">Logical Name</text:span></text:p>
          </table:table-cell>
          <table:table-cell table:style-name="Table30.A2" office:value-type="string">
            <text:p text:style-name="P10"><text:span text:style-name="T6">AccountActionForm</text:span></text:p>
          </table:table-cell>
        </table:table-row>
        <table:table-row table:style-name="Table30.1">
          <table:table-cell table:style-name="Table30.A2" office:value-type="string">
            <text:p text:style-name="P10"><text:span text:style-name="T6">Physical Name</text:span></text:p>
          </table:table-cell>
          <table:table-cell table:style-name="Table30.A2" office:value-type="string">
            <text:p text:style-name="P10"><text:span text:style-name="T6">com.myapp.struts.admin.AccountActionForm.java</text:span></text:p>
          </table:table-cell>
        </table:table-row>
        <table:table-row table:style-name="Table30.1">
          <table:table-cell table:style-name="Table30.A4" office:value-type="string">
            <text:p text:style-name="P10"><text:span text:style-name="T6">Code:</text:span></text:p>
          </table:table-cell>
          <table:table-cell table:style-name="Table30.A4" office:value-type="string">
            <text:p text:style-name="P14"><draw:frame draw:style-name="fr3" text:anchor-type="paragraph" svg:width="0.3937in" svg:height="0.3937in" draw:z-index="54"><draw:object-ole xlink:href="./Obj154" xlink:type="simple" xlink:show="embed" xlink:actuate="onLoad"/><draw:image xlink:href="./ObjectReplacements/Obj154" xlink:type="simple" xlink:show="embed" xlink:actuate="onLoad"/></draw:frame></text:p>
          </table:table-cell>
        </table:table-row>
        <table:table-row table:style-name="Table30.1">
          <table:table-cell table:style-name="Table30.A1" table:number-columns-spanned="2" office:value-type="string">
            <text:p text:style-name="P10"><text:span text:style-name="T6">Struts Action: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0"><text:span text:style-name="T6">Logical Name:</text:span></text:p>
          </table:table-cell>
          <table:table-cell table:style-name="Table30.A2" office:value-type="string">
            <text:p text:style-name="P10"><text:span text:style-name="T6">account1</text:span></text:p>
          </table:table-cell>
        </table:table-row>
        <table:table-row table:style-name="Table30.1">
          <table:table-cell table:style-name="Table30.A2" office:value-type="string">
            <text:p text:style-name="P10"><text:span text:style-name="T6">Input JSP Form:</text:span></text:p>
          </table:table-cell>
          <table:table-cell table:style-name="Table30.A2" office:value-type="string">
            <text:p text:style-name="P10"><text:span text:style-name="T6">account.jsp</text:span></text:p>
          </table:table-cell>
        </table:table-row>
        <table:table-row table:style-name="Table30.1">
          <table:table-cell table:style-name="Table30.A2" office:value-type="string">
            <text:p text:style-name="P10"><text:span text:style-name="T6">Physical Path:</text:span></text:p>
          </table:table-cell>
          <table:table-cell table:style-name="Table30.A2" office:value-type="string">
            <text:p text:style-name="P10"><text:span text:style-name="T6">com.myapp.struts.admin.AccountAction.java</text:span></text:p>
          </table:table-cell>
        </table:table-row>
        <table:table-row table:style-name="Table30.1">
          <table:table-cell table:style-name="Table30.A2" office:value-type="string">
            <text:p text:style-name="P10"><text:span text:style-name="T6">Code:</text:span></text:p>
          </table:table-cell>
          <table:table-cell table:style-name="Table30.A2" office:value-type="string">
            <text:p text:style-name="P14"><draw:frame draw:style-name="fr3" text:anchor-type="paragraph" svg:width="0.3937in" svg:height="0.3937in" draw:z-index="55"><draw:object-ole xlink:href="./Obj155" xlink:type="simple" xlink:show="embed" xlink:actuate="onLoad"/><draw:image xlink:href="./ObjectReplacements/Obj155" xlink:type="simple" xlink:show="embed" xlink:actuate="onLoad"/></draw:frame></text:p>
          </table:table-cell>
        </table:table-row>
        <table:table-row table:style-name="Table30.1">
          <table:table-cell table:style-name="Table30.A2" office:value-type="string">
            <text:p text:style-name="P10"><text:span text:style-name="T6">Class Used:</text:span></text:p>
          </table:table-cell>
          <table:table-cell table:style-name="Table30.A2" office:value-type="string">
            <text:p text:style-name="P10"><text:span text:style-name="T6">MyQueryResult</text:span></text:p>
          </table:table-cell>
        </table:table-row>
        <table:table-row table:style-name="Table30.1">
          <table:table-cell table:style-name="Table30.A4" office:value-type="string">
            <text:p text:style-name="P10"><text:span text:style-name="T6">Class Path:</text:span></text:p>
          </table:table-cell>
          <table:table-cell table:style-name="Table30.A4" office:value-type="string">
            <text:p text:style-name="P10"><text:span text:style-name="T6">Com.myapp.struts.MyQueryResult.java</text:span></text:p>
          </table:table-cell>
        </table:table-row>
        <table:table-row table:style-name="Table30.1">
          <table:table-cell table:style-name="Table30.A1" table:number-columns-spanned="2" office:value-type="string">
            <text:p text:style-name="P10"><text:span text:style-name="T6">Function Used from </text:span><text:span text:style-name="T11">MyQueryResult</text:span><text:span text:style-name="T6"> class: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0"><draw:frame draw:style-name="fr3" text:anchor-type="paragraph" svg:width="0.3937in" svg:height="0.3937in" draw:z-index="56"><draw:object-ole xlink:href="./Obj156" xlink:type="simple" xlink:show="embed" xlink:actuate="onLoad"/><draw:image xlink:href="./ObjectReplacements/Obj156" xlink:type="simple" xlink:show="embed" xlink:actuate="onLoad"/></draw:frame><text:span text:style-name="T6">getMyExecuteUpdate()</text:span></text:p>
          </table:table-cell>
          <table:table-cell table:style-name="Table30.A2" office:value-type="string">
            <text:p text:style-name="P10"><text:span text:style-name="T6"><text:s/>This method is used for executing query taking as a parameter and after execution returns number of rows affected as an integer number. </text:span></text:p>
          </table:table-cell>
        </table:table-row>
        <table:table-row table:style-name="Table30.1">
          <table:table-cell table:style-name="Table30.A2" office:value-type="string">
            <text:p text:style-name="P10"><text:span text:style-name="T6">getMyExecuteQuery()</text:span></text:p>
            <text:p text:style-name="P14"><draw:frame draw:style-name="fr3" text:anchor-type="paragraph" svg:width="0.3937in" svg:height="0.3937in" draw:z-index="57"><draw:object-ole xlink:href="./Obj157" xlink:type="simple" xlink:show="embed" xlink:actuate="onLoad"/><draw:image xlink:href="./ObjectReplacements/Obj157" xlink:type="simple" xlink:show="embed" xlink:actuate="onLoad"/></draw:frame></text:p>
          </table:table-cell>
          <table:table-cell table:style-name="Table30.A2" office:value-type="string">
            <text:p text:style-name="P10"><text:span text:style-name="T6">This method is used for executing query taking as a parameter and after execution returns a resultset.</text:span></text:p>
          </table:table-cell>
        </table:table-row>
        <table:table-row table:style-name="Table30.1">
          <table:table-cell table:style-name="Table30.A1" table:number-columns-spanned="3" office:value-type="string">
            <text:p text:style-name="P11"><text:span text:style-name="T6">Request Forwards On:</text:span></text:p>
          </table:table-cell>
          <table:covered-table-cell/>
          <table:covered-table-cell/>
          <table:table-cell table:style-name="Table30.A1" table:number-columns-spanned="65535" office:value-type="string">
            <text:p text:style-name="P11"><text:span text:style-name="T6">Purpose</text:span></text:p>
          </table:table-cell>
        </table:table-row>
        <table:table-row table:style-name="Table30.1">
          <table:table-cell table:style-name="Table30.A2" office:value-type="string">
            <text:p text:style-name="P10"><text:span text:style-name="T6">not_found</text:span></text:p>
          </table:table-cell>
          <table:table-cell table:style-name="Table30.A2" table:number-columns-spanned="2" office:value-type="string">
            <text:p text:style-name="P10"><text:span text:style-name="T6">“/admin/account.jsp"</text:span></text:p>
          </table:table-cell>
          <table:covered-table-cell/>
          <table:table-cell table:style-name="Table30.A2" table:number-columns-spanned="65535" office:value-type="string">
            <text:p text:style-name="P10"><text:span text:style-name="T6">If staff_id not exist in the staff_detail table a message sets in request attribute for displaying in account view page. </text:span></text:p>
          </table:table-cell>
        </table:table-row>
        <table:table-row table:style-name="Table30.1">
          <table:table-cell table:style-name="Table30.A2" office:value-type="string">
            <text:p text:style-name="P10"><text:span text:style-name="T6">Register</text:span></text:p>
          </table:table-cell>
          <table:table-cell table:style-name="Table30.A2" table:number-columns-spanned="2" office:value-type="string">
            <text:p text:style-name="P10"><text:span text:style-name="T6">“/admin/createaccount1.jsp”</text:span></text:p>
          </table:table-cell>
          <table:covered-table-cell/>
          <table:table-cell table:style-name="Table30.A2" table:number-columns-spanned="65535" office:value-type="string">
            <text:p text:style-name="P10"><text:span text:style-name="T6">Displays account registration form.</text:span></text:p>
          </table:table-cell>
        </table:table-row>
        <table:table-row table:style-name="Table30.1">
          <table:table-cell table:style-name="Table30.A2" office:value-type="string">
            <text:p text:style-name="P10"><text:span text:style-name="T6">view_account/delete_account/change_password</text:span></text:p>
          </table:table-cell>
          <table:table-cell table:style-name="Table30.A2" table:number-columns-spanned="2" office:value-type="string">
            <text:p text:style-name="P10"><text:span text:style-name="T6">“/admin/createaccount2.jsp"</text:span></text:p>
          </table:table-cell>
          <table:covered-table-cell/>
          <table:table-cell table:style-name="Table30.A2" table:number-columns-spanned="65535" office:value-type="string">
            <text:p text:style-name="P10"><text:span text:style-name="T6">If button pressed by user is “view_account” or “delete_account” or “change_password”, a resultset is set in request attribute as “account_resultset1” from taking values from “</text:span><text:span text:style-name="T11">login” </text:span><text:span text:style-name="T6">table.</text:span></text:p>
          </table:table-cell>
        </table:table-row>
        <table:table-row table:style-name="Table30.1">
          <table:table-cell table:style-name="Table30.A2" office:value-type="string">
            <text:p text:style-name="P14"/>
          </table:table-cell>
          <table:table-cell table:style-name="Table30.A2" table:number-columns-spanned="2" office:value-type="string">
            <text:p text:style-name="P14"/>
          </table:table-cell>
          <table:covered-table-cell/>
          <table:table-cell table:style-name="Table30.A2" table:number-columns-spanned="65535" office:value-type="string">
            <text:p text:style-name="P14"/>
          </table:table-cell>
        </table:table-row>
      </table:table>
      <text:p text:style-name="P58"/>
      <text:p text:style-name="P16"><text:span text:style-name="T6">Tables Used: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 table:style-name="Table31.1">
          <table:table-cell table:style-name="Table31.A1" office:value-type="string">
            <text:p text:style-name="P10"><text:span text:style-name="T6">S.No.</text:span></text:p>
          </table:table-cell>
          <table:table-cell table:style-name="Table31.A1" office:value-type="string">
            <text:p text:style-name="P10"><text:span text:style-name="T6">Table Name</text:span></text:p>
          </table:table-cell>
          <table:table-cell table:style-name="Table31.A1" office:value-type="string">
            <text:p text:style-name="P10"><text:span text:style-name="T6">Select Operation</text:span></text:p>
          </table:table-cell>
          <table:table-cell table:style-name="Table31.A1" office:value-type="string">
            <text:p text:style-name="P10"><text:span text:style-name="T6">Column Used in where clause</text:span></text:p>
          </table:table-cell>
          <table:table-cell table:style-name="Table31.A1" office:value-type="string">
            <text:p text:style-name="P10"><text:span text:style-name="T6">Purpose</text:span></text:p>
          </table:table-cell>
        </table:table-row>
        <table:table-row table:style-name="Table31.1">
          <table:table-cell table:style-name="Table31.A1" office:value-type="string">
            <text:p text:style-name="P10"><text:span text:style-name="T6">1</text:span></text:p>
          </table:table-cell>
          <table:table-cell table:style-name="Table31.A1" office:value-type="string">
            <text:p text:style-name="P10"><text:span text:style-name="T6">staff_detail</text:span></text:p>
            <text:p text:style-name="P14"/>
          </table:table-cell>
          <table:table-cell table:style-name="Table31.A1" office:value-type="string">
            <text:p text:style-name="P10"><text:span text:style-name="T6">emai_id</text:span></text:p>
          </table:table-cell>
          <table:table-cell table:style-name="Table31.A1" office:value-type="string">
            <text:p text:style-name="P10"><text:span text:style-name="T10">staff_id, </text:span><text:span text:style-name="T13"><text:s/></text:span><text:span text:style-name="T10">library_id</text:span></text:p>
          </table:table-cell>
          <table:table-cell table:style-name="Table31.A1" office:value-type="string">
            <text:p text:style-name="P10"><text:span text:style-name="T6">it checks a email_id associated with a library_id exists or not in staff_detial table, and a message is storing in request attribute. </text:span></text:p>
          </table:table-cell>
        </table:table-row>
        <table:table-row table:style-name="Table31.1">
          <table:table-cell table:style-name="Table31.A1" office:value-type="string">
            <text:p text:style-name="P10"><text:span text:style-name="T6">2</text:span></text:p>
          </table:table-cell>
          <table:table-cell table:style-name="Table31.A1" office:value-type="string">
            <text:p text:style-name="P10"><text:span text:style-name="T6">login</text:span></text:p>
          </table:table-cell>
          <table:table-cell table:style-name="Table31.A1" office:value-type="string">
            <text:p text:style-name="P10"><text:span text:style-name="T6">user_id</text:span></text:p>
          </table:table-cell>
          <table:table-cell table:style-name="Table31.A1" office:value-type="string">
            <text:p text:style-name="P10"><text:span text:style-name="T10">user_id</text:span></text:p>
          </table:table-cell>
          <table:table-cell table:style-name="Table31.A1" office:value-type="string">
            <text:p text:style-name="P10"><text:span text:style-name="T6">For checking existing user_id in login table for account creation.</text:span></text:p>
          </table:table-cell>
        </table:table-row>
      </table:table>
      <text:p text:style-name="P17"/>
      <text:p text:style-name="P16"><text:span text:style-name="T6">On Success to register forward to (“/admin/createaccount1.jsp”)</text:span></text:p>
      <text:p text:style-name="Standard"><text:span text:style-name="T4">File Name of view page: createaccount1.jsp</text:span></text:p>
      <text:p text:style-name="Standard"><text:span text:style-name="T4">Form Action Attribute:”/createaccount”</text:span></text:p>
      <text:p text:style-name="P53"/>
      <text:p text:style-name="P51"><text:span text:style-name="T6">Attributes: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row table:style-name="Table32.1">
          <table:table-cell table:style-name="Table32.A1" office:value-type="string">
            <text:p text:style-name="P35"><text:span text:style-name="T4">S.No.</text:span></text:p>
          </table:table-cell>
          <table:table-cell table:style-name="Table32.A1" office:value-type="string">
            <text:p text:style-name="P35"><text:span text:style-name="T4">Attribute Name</text:span></text:p>
          </table:table-cell>
          <table:table-cell table:style-name="Table32.A1" office:value-type="string">
            <text:p text:style-name="P35"><text:span text:style-name="T4">Label </text:span></text:p>
          </table:table-cell>
          <table:table-cell table:style-name="Table32.A1" office:value-type="string">
            <text:p text:style-name="P35"><text:span text:style-name="T4">Field Name</text:span></text:p>
          </table:table-cell>
          <table:table-cell table:style-name="Table32.A1" office:value-type="string">
            <text:p text:style-name="P35"><text:span text:style-name="T4">Type</text:span></text:p>
          </table:table-cell>
          <table:table-cell table:style-name="Table32.A1" office:value-type="string">
            <text:p text:style-name="P35"><text:span text:style-name="T4">Validation</text:span></text:p>
          </table:table-cell>
        </table:table-row>
        <table:table-row table:style-name="Table32.1">
          <table:table-cell table:style-name="Table32.A1" office:value-type="string">
            <text:p text:style-name="P36"><text:span text:style-name="T6">1.</text:span></text:p>
          </table:table-cell>
          <table:table-cell table:style-name="Table32.A1" office:value-type="string">
            <text:p text:style-name="P35"><text:span text:style-name="T6">staff_id </text:span></text:p>
          </table:table-cell>
          <table:table-cell table:style-name="Table32.A1" office:value-type="string">
            <text:p text:style-name="P35"><text:span text:style-name="T12">Staff ID</text:span></text:p>
          </table:table-cell>
          <table:table-cell table:style-name="Table32.A1" office:value-type="string">
            <text:p text:style-name="P35"><text:span text:style-name="T12">staff_id</text:span></text:p>
          </table:table-cell>
          <table:table-cell table:style-name="Table32.A1" office:value-type="string">
            <text:p text:style-name="P35"><text:span text:style-name="T12">text, readonly</text:span></text:p>
          </table:table-cell>
          <table:table-cell table:style-name="Table32.A1" office:value-type="string">
            <text:p text:style-name="P38"/>
          </table:table-cell>
        </table:table-row>
        <table:table-row table:style-name="Table32.1">
          <table:table-cell table:style-name="Table32.A1" office:value-type="string">
            <text:p text:style-name="P36"><text:span text:style-name="T6">2.</text:span></text:p>
          </table:table-cell>
          <table:table-cell table:style-name="Table32.A1" office:value-type="string">
            <text:p text:style-name="P35"><text:span text:style-name="T12">user_name</text:span></text:p>
          </table:table-cell>
          <table:table-cell table:style-name="Table32.A1" office:value-type="string">
            <text:p text:style-name="P35"><text:span text:style-name="T12">User Name</text:span></text:p>
          </table:table-cell>
          <table:table-cell table:style-name="Table32.A1" office:value-type="string">
            <text:p text:style-name="P35"><text:span text:style-name="T12">user_name</text:span></text:p>
          </table:table-cell>
          <table:table-cell table:style-name="Table32.A1" office:value-type="string">
            <text:p text:style-name="P35"><text:span text:style-name="T12">text, <text:s/>readonly</text:span></text:p>
          </table:table-cell>
          <table:table-cell table:style-name="Table32.A1" office:value-type="string">
            <text:p text:style-name="P38"/>
          </table:table-cell>
        </table:table-row>
        <table:table-row table:style-name="Table32.1">
          <table:table-cell table:style-name="Table32.A1" office:value-type="string">
            <text:p text:style-name="P36"><text:span text:style-name="T6">3.</text:span></text:p>
          </table:table-cell>
          <table:table-cell table:style-name="Table32.A1" office:value-type="string">
            <text:p text:style-name="P35"><text:span text:style-name="T12">email_id</text:span></text:p>
          </table:table-cell>
          <table:table-cell table:style-name="Table32.A1" office:value-type="string">
            <text:p text:style-name="P35"><text:span text:style-name="T12">Email/Login ID</text:span></text:p>
          </table:table-cell>
          <table:table-cell table:style-name="Table32.A1" office:value-type="string">
            <text:p text:style-name="P35"><text:span text:style-name="T12">email_id</text:span></text:p>
          </table:table-cell>
          <table:table-cell table:style-name="Table32.A1" office:value-type="string">
            <text:p text:style-name="P35"><text:span text:style-name="T12">text, <text:s/>readonly</text:span></text:p>
          </table:table-cell>
          <table:table-cell table:style-name="Table32.A1" office:value-type="string">
            <text:p text:style-name="P38"/>
          </table:table-cell>
        </table:table-row>
        <table:table-row table:style-name="Table32.1">
          <table:table-cell table:style-name="Table32.A1" office:value-type="string">
            <text:p text:style-name="P36"><text:span text:style-name="T6">4.</text:span></text:p>
          </table:table-cell>
          <table:table-cell table:style-name="Table32.A1" office:value-type="string">
            <text:p text:style-name="P35"><text:span text:style-name="T12">password</text:span></text:p>
          </table:table-cell>
          <table:table-cell table:style-name="Table32.A1" office:value-type="string">
            <text:p text:style-name="P35"><text:span text:style-name="T12">Password</text:span></text:p>
          </table:table-cell>
          <table:table-cell table:style-name="Table32.A1" office:value-type="string">
            <text:p text:style-name="P35"><text:span text:style-name="T12">password</text:span></text:p>
          </table:table-cell>
          <table:table-cell table:style-name="Table32.A1" office:value-type="string">
            <text:p text:style-name="P35"><text:span text:style-name="T12">text, <text:s/>readonly</text:span></text:p>
          </table:table-cell>
          <table:table-cell table:style-name="Table32.A1" office:value-type="string">
            <text:p text:style-name="P38"/>
          </table:table-cell>
        </table:table-row>
        <table:table-row table:style-name="Table32.1">
          <table:table-cell table:style-name="Table32.A1" office:value-type="string">
            <text:p text:style-name="P36"><text:span text:style-name="T6">5.</text:span></text:p>
          </table:table-cell>
          <table:table-cell table:style-name="Table32.A1" office:value-type="string">
            <text:p text:style-name="P35"><text:span text:style-name="T12">password1</text:span></text:p>
          </table:table-cell>
          <table:table-cell table:style-name="Table32.A1" office:value-type="string">
            <text:p text:style-name="P35"><text:span text:style-name="T12">Reenter Password</text:span></text:p>
          </table:table-cell>
          <table:table-cell table:style-name="Table32.A1" office:value-type="string">
            <text:p text:style-name="P35"><text:span text:style-name="T12">password1</text:span></text:p>
          </table:table-cell>
          <table:table-cell table:style-name="Table32.A1" office:value-type="string">
            <text:p text:style-name="P35"><text:span text:style-name="T12">text </text:span></text:p>
          </table:table-cell>
          <table:table-cell table:style-name="Table32.A1" office:value-type="string">
            <text:p text:style-name="P38"/>
          </table:table-cell>
        </table:table-row>
        <table:table-row table:style-name="Table32.1">
          <table:table-cell table:style-name="Table32.A1" office:value-type="string">
            <text:p text:style-name="P36"><text:span text:style-name="T6">6.</text:span></text:p>
          </table:table-cell>
          <table:table-cell table:style-name="Table32.A1" office:value-type="string">
            <text:p text:style-name="P35"><text:span text:style-name="T12">button</text:span></text:p>
          </table:table-cell>
          <table:table-cell table:style-name="Table32.A1" office:value-type="string">
            <text:p text:style-name="P35"><text:span text:style-name="T12">Submit</text:span></text:p>
          </table:table-cell>
          <table:table-cell table:style-name="Table32.A1" office:value-type="string">
            <text:p text:style-name="P35"><text:span text:style-name="T12">button</text:span></text:p>
          </table:table-cell>
          <table:table-cell table:style-name="Table32.A1" office:value-type="string">
            <text:p text:style-name="P35"><text:span text:style-name="T12">submit</text:span></text:p>
          </table:table-cell>
          <table:table-cell table:style-name="Table32.A1" office:value-type="string">
            <text:p text:style-name="P35"><text:span text:style-name="T12">Check()</text:span></text:p>
          </table:table-cell>
        </table:table-row>
        <table:table-row table:style-name="Table32.1">
          <table:table-cell table:style-name="Table32.A1" office:value-type="string">
            <text:p text:style-name="P36"><text:span text:style-name="T6">7.</text:span></text:p>
          </table:table-cell>
          <table:table-cell table:style-name="Table32.A1" office:value-type="string">
            <text:p text:style-name="P35"><text:span text:style-name="T12">Back</text:span></text:p>
          </table:table-cell>
          <table:table-cell table:style-name="Table32.A1" office:value-type="string">
            <text:p text:style-name="P35"><text:span text:style-name="T12">Back</text:span></text:p>
          </table:table-cell>
          <table:table-cell table:style-name="Table32.A1" office:value-type="string">
            <text:p text:style-name="P38"/>
          </table:table-cell>
          <table:table-cell table:style-name="Table32.A1" office:value-type="string">
            <text:p text:style-name="P35"><text:span text:style-name="T12">button</text:span></text:p>
          </table:table-cell>
          <table:table-cell table:style-name="Table32.A1" office:value-type="string">
            <text:p text:style-name="P35"><text:span text:style-name="T6">send1()</text:span></text:p>
          </table:table-cell>
        </table:table-row>
      </table:table>
      <text:p text:style-name="P53"/>
      <text:p text:style-name="P51"><text:span text:style-name="T6">Technology Used:</text:span></text:p>
      <text:p text:style-name="P59"/>
      <text:p text:style-name="P8"><text:span text:style-name="T6"><text:tab/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37"><text:span text:style-name="T6">S.No.</text:span></text:p>
          </table:table-cell>
          <table:table-cell table:style-name="Table33.A1" office:value-type="string">
            <text:p text:style-name="P37"><text:span text:style-name="T6">JavaScript Function Name</text:span></text:p>
          </table:table-cell>
          <table:table-cell table:style-name="Table33.A1" office:value-type="string">
            <text:p text:style-name="P37"><text:span text:style-name="T6">Code</text:span></text:p>
          </table:table-cell>
          <table:table-cell table:style-name="Table33.A1" office:value-type="string">
            <text:p text:style-name="P37"><text:span text:style-name="T6">Purpose</text:span></text:p>
          </table:table-cell>
        </table:table-row>
        <table:table-row table:style-name="Table33.1">
          <table:table-cell table:style-name="Table33.A2" office:value-type="string">
            <text:list xml:id="list508444364" text:style-name="L12">
              <text:list-item>
                <text:p text:style-name="P42"/>
              </text:list-item>
            </text:list>
          </table:table-cell>
          <table:table-cell table:style-name="Table33.A2" office:value-type="string">
            <text:p text:style-name="P37"><text:span text:style-name="T6">search()</text:span></text:p>
          </table:table-cell>
          <table:table-cell table:style-name="Table33.A2" office:value-type="string">
            <text:p text:style-name="P44"><draw:frame draw:style-name="fr3" text:anchor-type="paragraph" svg:width="0.3937in" svg:height="0.3937in" draw:z-index="58"><draw:object-ole xlink:href="./Obj158" xlink:type="simple" xlink:show="embed" xlink:actuate="onLoad"/><draw:image xlink:href="./ObjectReplacements/Obj158" xlink:type="simple" xlink:show="embed" xlink:actuate="onLoad"/></draw:frame></text:p>
          </table:table-cell>
          <table:table-cell table:style-name="Table33.A1" office:value-type="string">
            <text:p text:style-name="P37"><text:span text:style-name="T6">For checking password field is not blank. </text:span></text:p>
          </table:table-cell>
        </table:table-row>
        <table:table-row table:style-name="Table33.1">
          <table:table-cell table:style-name="Table33.A2" office:value-type="string">
            <text:list xml:id="list1030392856" text:continue-numbering="true" text:style-name="L12">
              <text:list-item>
                <text:p text:style-name="P42"/>
              </text:list-item>
            </text:list>
          </table:table-cell>
          <table:table-cell table:style-name="Table33.A2" office:value-type="string">
            <text:p text:style-name="P37"><text:span text:style-name="T6">search1() </text:span></text:p>
          </table:table-cell>
          <table:table-cell table:style-name="Table33.A2" office:value-type="string">
            <text:p text:style-name="P44"><draw:frame draw:style-name="fr3" text:anchor-type="paragraph" svg:width="0.3937in" svg:height="0.3937in" draw:z-index="59"><draw:object-ole xlink:href="./Obj159" xlink:type="simple" xlink:show="embed" xlink:actuate="onLoad"/><draw:image xlink:href="./ObjectReplacements/Obj159" xlink:type="simple" xlink:show="embed" xlink:actuate="onLoad"/></draw:frame></text:p>
          </table:table-cell>
          <table:table-cell table:style-name="Table33.A1" office:value-type="string">
            <text:p text:style-name="P37"><text:span text:style-name="T6">For checking password1 field is not blank.</text:span></text:p>
          </table:table-cell>
        </table:table-row>
        <table:table-row table:style-name="Table33.1">
          <table:table-cell table:style-name="Table33.A2" office:value-type="string">
            <text:list xml:id="list471349561" text:continue-numbering="true" text:style-name="L12">
              <text:list-item>
                <text:p text:style-name="P42"/>
              </text:list-item>
            </text:list>
          </table:table-cell>
          <table:table-cell table:style-name="Table33.A2" office:value-type="string">
            <text:p text:style-name="P37"><text:span text:style-name="T6">send1()</text:span></text:p>
          </table:table-cell>
          <table:table-cell table:style-name="Table33.A2" office:value-type="string">
            <text:p text:style-name="P44"><draw:frame draw:style-name="fr3" text:anchor-type="paragraph" svg:width="0.3937in" svg:height="0.3937in" draw:z-index="60"><draw:object-ole xlink:href="./Obj160" xlink:type="simple" xlink:show="embed" xlink:actuate="onLoad"/><draw:image xlink:href="./ObjectReplacements/Obj160" xlink:type="simple" xlink:show="embed" xlink:actuate="onLoad"/></draw:frame></text:p>
          </table:table-cell>
          <table:table-cell table:style-name="Table33.A1" office:value-type="string">
            <text:p text:style-name="P37"><text:span text:style-name="T6">For forwarding request on account.jsp view page.</text:span></text:p>
          </table:table-cell>
        </table:table-row>
        <table:table-row table:style-name="Table33.1">
          <table:table-cell table:style-name="Table33.A2" office:value-type="string">
            <text:list xml:id="list1607102545" text:continue-numbering="true" text:style-name="L12">
              <text:list-item>
                <text:p text:style-name="P42"/>
              </text:list-item>
            </text:list>
          </table:table-cell>
          <table:table-cell table:style-name="Table33.A2" office:value-type="string">
            <text:p text:style-name="P37"><text:span text:style-name="T6">confirm1()</text:span></text:p>
          </table:table-cell>
          <table:table-cell table:style-name="Table33.A2" office:value-type="string">
            <text:p text:style-name="P44"><draw:frame draw:style-name="fr3" text:anchor-type="paragraph" svg:width="0.3937in" svg:height="0.3937in" draw:z-index="61"><draw:object-ole xlink:href="./Obj161" xlink:type="simple" xlink:show="embed" xlink:actuate="onLoad"/><draw:image xlink:href="./ObjectReplacements/Obj161" xlink:type="simple" xlink:show="embed" xlink:actuate="onLoad"/></draw:frame></text:p>
          </table:table-cell>
          <table:table-cell table:style-name="Table33.A1" office:value-type="string">
            <text:p text:style-name="P37"><text:span text:style-name="T6">For confirming user’s request for deleting record.</text:span></text:p>
          </table:table-cell>
        </table:table-row>
        <table:table-row table:style-name="Table33.1">
          <table:table-cell table:style-name="Table33.A2" office:value-type="string">
            <text:list xml:id="list1232145669" text:continue-numbering="true" text:style-name="L12">
              <text:list-item>
                <text:p text:style-name="P42"/>
              </text:list-item>
            </text:list>
          </table:table-cell>
          <table:table-cell table:style-name="Table33.A2" office:value-type="string">
            <text:p text:style-name="P37"><text:span text:style-name="T6">check()</text:span></text:p>
          </table:table-cell>
          <table:table-cell table:style-name="Table33.A2" office:value-type="string">
            <text:p text:style-name="P44"><draw:frame draw:style-name="fr3" text:anchor-type="paragraph" svg:width="0.3937in" svg:height="0.3937in" draw:z-index="62"><draw:object-ole xlink:href="./Obj162" xlink:type="simple" xlink:show="embed" xlink:actuate="onLoad"/><draw:image xlink:href="./ObjectReplacements/Obj162" xlink:type="simple" xlink:show="embed" xlink:actuate="onLoad"/></draw:frame></text:p>
          </table:table-cell>
          <table:table-cell table:style-name="Table33.A1" office:value-type="string">
            <text:p text:style-name="P37"><text:span text:style-name="T6">For checking password field data and password1 field are equal or not.</text:span></text:p>
          </table:table-cell>
        </table:table-row>
      </table:table>
      <text:p text:style-name="P60"><text:span text:style-name="T6"><text:tab/><text:tab/><text:tab/><text:tab/></text:span></text:p>
      <text:p text:style-name="P16"><text:span text:style-name="T4">Mapping Details:<text:tab/>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table:number-columns-spanned="2" office:value-type="string">
            <text:p text:style-name="P10"><text:span text:style-name="T6">Struts Form Bean Mapping: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0"><text:span text:style-name="T6">Logical Name</text:span></text:p>
          </table:table-cell>
          <table:table-cell table:style-name="Table34.A2" office:value-type="string">
            <text:p text:style-name="P10"><text:span text:style-name="T6">CreateAccountActionForm</text:span></text:p>
          </table:table-cell>
        </table:table-row>
        <table:table-row table:style-name="Table34.1">
          <table:table-cell table:style-name="Table34.A2" office:value-type="string">
            <text:p text:style-name="P10"><text:span text:style-name="T6">Physical Name</text:span></text:p>
          </table:table-cell>
          <table:table-cell table:style-name="Table34.A2" office:value-type="string">
            <text:p text:style-name="P10"><text:span text:style-name="T6">com.myapp.struts.admin.CreateAccountActionForm.java</text:span></text:p>
          </table:table-cell>
        </table:table-row>
        <table:table-row table:style-name="Table34.1">
          <table:table-cell table:style-name="Table34.A4" office:value-type="string">
            <text:p text:style-name="P10"><text:span text:style-name="T6">Code:</text:span></text:p>
          </table:table-cell>
          <table:table-cell table:style-name="Table34.A4" office:value-type="string">
            <text:p text:style-name="P14"><draw:frame draw:style-name="fr3" text:anchor-type="paragraph" svg:width="0.3937in" svg:height="0.3937in" draw:z-index="63"><draw:object-ole xlink:href="./Obj163" xlink:type="simple" xlink:show="embed" xlink:actuate="onLoad"/><draw:image xlink:href="./ObjectReplacements/Obj163" xlink:type="simple" xlink:show="embed" xlink:actuate="onLoad"/></draw:frame></text:p>
          </table:table-cell>
        </table:table-row>
        <table:table-row table:style-name="Table34.1">
          <table:table-cell table:style-name="Table34.A1" table:number-columns-spanned="2" office:value-type="string">
            <text:p text:style-name="P10"><text:span text:style-name="T6">Struts Action: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0"><text:span text:style-name="T6">Logical Name:</text:span></text:p>
          </table:table-cell>
          <table:table-cell table:style-name="Table34.A2" office:value-type="string">
            <text:p text:style-name="P10"><text:span text:style-name="T6">createaccount</text:span></text:p>
          </table:table-cell>
        </table:table-row>
        <table:table-row table:style-name="Table34.1">
          <table:table-cell table:style-name="Table34.A2" office:value-type="string">
            <text:p text:style-name="P10"><text:span text:style-name="T6">Input JSP Form:</text:span></text:p>
          </table:table-cell>
          <table:table-cell table:style-name="Table34.A2" office:value-type="string">
            <text:p text:style-name="P10"><text:span text:style-name="T6">createaccount1.jsp</text:span></text:p>
          </table:table-cell>
        </table:table-row>
        <table:table-row table:style-name="Table34.1">
          <table:table-cell table:style-name="Table34.A2" office:value-type="string">
            <text:p text:style-name="P10"><text:span text:style-name="T6">Physical Path:</text:span></text:p>
          </table:table-cell>
          <table:table-cell table:style-name="Table34.A2" office:value-type="string">
            <text:p text:style-name="P10"><text:span text:style-name="T6">com.myapp.struts.admin.CreateAccountAction.java</text:span></text:p>
          </table:table-cell>
        </table:table-row>
        <table:table-row table:style-name="Table34.1">
          <table:table-cell table:style-name="Table34.A2" office:value-type="string">
            <text:p text:style-name="P10"><text:span text:style-name="T6">Code:</text:span></text:p>
          </table:table-cell>
          <table:table-cell table:style-name="Table34.A2" office:value-type="string">
            <text:p text:style-name="P14"><draw:frame draw:style-name="fr3" text:anchor-type="paragraph" svg:width="0.3937in" svg:height="0.3937in" draw:z-index="64"><draw:object-ole xlink:href="./Obj164" xlink:type="simple" xlink:show="embed" xlink:actuate="onLoad"/><draw:image xlink:href="./ObjectReplacements/Obj164" xlink:type="simple" xlink:show="embed" xlink:actuate="onLoad"/></draw:frame></text:p>
          </table:table-cell>
        </table:table-row>
        <table:table-row table:style-name="Table34.1">
          <table:table-cell table:style-name="Table34.A2" office:value-type="string">
            <text:p text:style-name="P10"><text:span text:style-name="T6">Class Used:</text:span></text:p>
          </table:table-cell>
          <table:table-cell table:style-name="Table34.A2" office:value-type="string">
            <text:p text:style-name="P10"><text:span text:style-name="T6">privilege</text:span></text:p>
          </table:table-cell>
        </table:table-row>
        <table:table-row table:style-name="Table34.1">
          <table:table-cell table:style-name="Table34.A2" office:value-type="string">
            <text:p text:style-name="P10"><text:span text:style-name="T6">Class Path:</text:span></text:p>
          </table:table-cell>
          <table:table-cell table:style-name="Table34.A2" office:value-type="string">
            <text:p text:style-name="P10"><text:span text:style-name="T6">Com.myapp.struts.admin.Privilege.java</text:span></text:p>
          </table:table-cell>
        </table:table-row>
        <table:table-row table:style-name="Table34.1">
          <table:table-cell table:style-name="Table34.A2" table:number-columns-spanned="2" office:value-type="string">
            <text:p text:style-name="P10"><text:span text:style-name="T6">Function Used from </text:span><text:span text:style-name="T11">Privilege </text:span><text:span text:style-name="T6">class: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0"><draw:frame draw:style-name="fr3" text:anchor-type="paragraph" svg:width="0.3937in" svg:height="0.3937in" draw:z-index="65"><draw:object-ole xlink:href="./Obj165" xlink:type="simple" xlink:show="embed" xlink:actuate="onLoad"/><draw:image xlink:href="./ObjectReplacements/Obj165" xlink:type="simple" xlink:show="embed" xlink:actuate="onLoad"/></draw:frame><text:span text:style-name="T6">assignAdminPrivilege()</text:span></text:p>
          </table:table-cell>
          <table:table-cell table:style-name="Table34.A2" office:value-type="string">
            <text:p text:style-name="P10"><text:span text:style-name="T6"><text:s/>method used for assigning privilege to Admin. </text:span></text:p>
          </table:table-cell>
        </table:table-row>
        <table:table-row table:style-name="Table34.1">
          <table:table-cell table:style-name="Table34.A4" office:value-type="string">
            <text:p text:style-name="P10"><draw:frame draw:style-name="fr3" text:anchor-type="paragraph" svg:width="0.3937in" svg:height="0.3937in" draw:z-index="66"><draw:object-ole xlink:href="./Obj166" xlink:type="simple" xlink:show="embed" xlink:actuate="onLoad"/><draw:image xlink:href="./ObjectReplacements/Obj166" xlink:type="simple" xlink:show="embed" xlink:actuate="onLoad"/></draw:frame><text:span text:style-name="T6">assignStaffPrivilege() </text:span></text:p>
          </table:table-cell>
          <table:table-cell table:style-name="Table34.A4" office:value-type="string">
            <text:p text:style-name="P10"><text:span text:style-name="T6">method used for assigning default privilege to staff.</text:span></text:p>
          </table:table-cell>
        </table:table-row>
        <table:table-row table:style-name="Table34.1">
          <table:table-cell table:style-name="Table34.A4" office:value-type="string">
            <text:p text:style-name="P10"><text:span text:style-name="T6">AssignPrivilege()</text:span></text:p>
            <text:p text:style-name="P14"><draw:frame draw:style-name="fr3" text:anchor-type="paragraph" svg:width="0.3937in" svg:height="0.3937in" draw:z-index="67"><draw:object-ole xlink:href="./Obj167" xlink:type="simple" xlink:show="embed" xlink:actuate="onLoad"/><draw:image xlink:href="./ObjectReplacements/Obj167" xlink:type="simple" xlink:show="embed" xlink:actuate="onLoad"/></draw:frame></text:p>
          </table:table-cell>
          <table:table-cell table:style-name="Table34.A4" office:value-type="string">
            <text:p text:style-name="P10"><text:span text:style-name="T6">Method for assigning privilege to staff and inserting data into </text:span><text:span text:style-name="T11">privilege</text:span><text:span text:style-name="T6">, </text:span><text:span text:style-name="T11">acq_privilege, cat_privilege, cir_privilege and ser_privilege </text:span><text:span text:style-name="T6">table according</text:span><text:span text:style-name="T11"> </text:span><text:span text:style-name="T6">to the selected privileges and </text:span><text:span text:style-name="T10">staff_id</text:span><text:span text:style-name="T6"> and </text:span><text:span text:style-name="T10">library_id.</text:span><text:span text:style-name="T11"> </text:span><text:span text:style-name="T6"><text:s/></text:span></text:p>
          </table:table-cell>
        </table:table-row>
        <table:table-row table:style-name="Table34.1">
          <table:table-cell table:style-name="Table34.A4" office:value-type="string">
            <text:p text:style-name="P10"><text:span text:style-name="T6">backupPrivilege()</text:span></text:p>
            <text:p text:style-name="P14"><draw:frame draw:style-name="fr3" text:anchor-type="paragraph" svg:width="0.3937in" svg:height="0.3937in" draw:z-index="68"><draw:object-ole xlink:href="./Obj168" xlink:type="simple" xlink:show="embed" xlink:actuate="onLoad"/><draw:image xlink:href="./ObjectReplacements/Obj168" xlink:type="simple" xlink:show="embed" xlink:actuate="onLoad"/></draw:frame></text:p>
          </table:table-cell>
          <table:table-cell table:style-name="Table34.A4" office:value-type="string">
            <text:p text:style-name="P10"><text:span text:style-name="T6">For taking privilege backup while updating privileges of a specific staff associated with a library for rollback operation. </text:span></text:p>
          </table:table-cell>
        </table:table-row>
        <table:table-row table:style-name="Table34.1">
          <table:table-cell table:style-name="Table34.A4" office:value-type="string">
            <text:p text:style-name="P10"><text:span text:style-name="T6">rollbackPrivilege()</text:span></text:p>
            <text:p text:style-name="P14"><draw:frame draw:style-name="fr3" text:anchor-type="paragraph" svg:width="0.3937in" svg:height="0.3937in" draw:z-index="69"><draw:object-ole xlink:href="./Obj169" xlink:type="simple" xlink:show="embed" xlink:actuate="onLoad"/><draw:image xlink:href="./ObjectReplacements/Obj169" xlink:type="simple" xlink:show="embed" xlink:actuate="onLoad"/></draw:frame></text:p>
          </table:table-cell>
          <table:table-cell table:style-name="Table34.A4" office:value-type="string">
            <text:p text:style-name="P10"><text:span text:style-name="T6">For rollback privileges to the previously assigned ones.</text:span></text:p>
          </table:table-cell>
        </table:table-row>
        <table:table-row table:style-name="Table34.1">
          <table:table-cell table:style-name="Table34.A1" table:number-columns-spanned="3" office:value-type="string">
            <text:p text:style-name="P11"><text:span text:style-name="T6">Request Forwards On:</text:span></text:p>
          </table:table-cell>
          <table:covered-table-cell/>
          <table:covered-table-cell/>
          <table:table-cell table:style-name="Table34.A1" table:number-columns-spanned="65535" office:value-type="string">
            <text:p text:style-name="P11"><text:span text:style-name="T6">Purpose</text:span></text:p>
          </table:table-cell>
        </table:table-row>
        <table:table-row table:style-name="Table34.1">
          <table:table-cell table:style-name="Table34.A2" office:value-type="string">
            <text:p text:style-name="P10"><text:span text:style-name="T6">Success</text:span></text:p>
          </table:table-cell>
          <table:table-cell table:style-name="Table34.A2" table:number-columns-spanned="2" office:value-type="string">
            <text:p text:style-name="P10"><text:span text:style-name="T6">"/admin/staffaccount.jsp".</text:span></text:p>
          </table:table-cell>
          <table:covered-table-cell/>
          <table:table-cell table:style-name="Table34.A2" table:number-columns-spanned="65535" office:value-type="string">
            <text:p text:style-name="P10"><text:span text:style-name="T6">On successful assigning of default privileges for a staff, a request forwards to “</text:span><text:span text:style-name="T11">staffaccount.jsp</text:span><text:span text:style-name="T6">” view page.</text:span></text:p>
          </table:table-cell>
        </table:table-row>
        <table:table-row table:style-name="Table34.1">
          <table:table-cell table:style-name="Table34.A2" office:value-type="string">
            <text:p text:style-name="P10"><text:span text:style-name="T6">error</text:span></text:p>
          </table:table-cell>
          <table:table-cell table:style-name="Table34.A2" table:number-columns-spanned="2" office:value-type="string">
            <text:p text:style-name="P10"><text:span text:style-name="T6">"/admin/error.jsp".</text:span></text:p>
          </table:table-cell>
          <table:covered-table-cell/>
          <table:table-cell table:style-name="Table34.A2" table:number-columns-spanned="65535" office:value-type="string">
            <text:p text:style-name="P10"><text:span text:style-name="T6">On no row insertion in </text:span><text:span text:style-name="T11">login</text:span><text:span text:style-name="T6"> table a request forwarded to “error.jsp”</text:span><text:span text:style-name="T11"> </text:span><text:span text:style-name="T6">view page. <text:s text:c="2"/></text:span></text:p>
          </table:table-cell>
        </table:table-row>
        <table:table-row table:style-name="Table34.1">
          <table:table-cell table:style-name="Table34.A2" office:value-type="string">
            <text:p text:style-name="P14"/>
          </table:table-cell>
          <table:table-cell table:style-name="Table34.A2" table:number-columns-spanned="2" office:value-type="string">
            <text:p text:style-name="P14"/>
          </table:table-cell>
          <table:covered-table-cell/>
          <table:table-cell table:style-name="Table34.A2" table:number-columns-spanned="65535" office:value-type="string">
            <text:p text:style-name="P14"/>
          </table:table-cell>
        </table:table-row>
      </table:table>
      <text:p text:style-name="P61"/>
      <text:p text:style-name="P61"/>
      <text:p text:style-name="P16"><text:span text:style-name="T6">Tables Used: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row table:style-name="Table35.1">
          <table:table-cell table:style-name="Table35.A1" office:value-type="string">
            <text:p text:style-name="P10"><text:span text:style-name="T6">S.No.</text:span></text:p>
          </table:table-cell>
          <table:table-cell table:style-name="Table35.A1" office:value-type="string">
            <text:p text:style-name="P10"><text:span text:style-name="T6">Table Name</text:span></text:p>
          </table:table-cell>
          <table:table-cell table:style-name="Table35.A1" office:value-type="string">
            <text:p text:style-name="P10"><text:span text:style-name="T6">Select operation</text:span></text:p>
          </table:table-cell>
          <table:table-cell table:style-name="Table35.A1" office:value-type="string">
            <text:p text:style-name="P10"><text:span text:style-name="T6">Insert operation</text:span></text:p>
          </table:table-cell>
          <table:table-cell table:style-name="Table35.A1" office:value-type="string">
            <text:p text:style-name="P10"><text:span text:style-name="T6">Column Used</text:span></text:p>
            <text:p text:style-name="P10"><text:span text:style-name="T6">For condition</text:span></text:p>
          </table:table-cell>
          <table:table-cell table:style-name="Table35.A1" office:value-type="string">
            <text:p text:style-name="P10"><text:span text:style-name="T6">Purpose</text:span></text:p>
          </table:table-cell>
        </table:table-row>
        <table:table-row table:style-name="Table35.1">
          <table:table-cell table:style-name="Table35.A1" office:value-type="string">
            <text:p text:style-name="P18"><text:span text:style-name="T6">1</text:span></text:p>
          </table:table-cell>
          <table:table-cell table:style-name="Table35.A1" office:value-type="string">
            <text:p text:style-name="P10"><text:span text:style-name="T6">login</text:span></text:p>
          </table:table-cell>
          <table:table-cell table:style-name="Table35.A1" office:value-type="string">
            <text:p text:style-name="P14"/>
          </table:table-cell>
          <table:table-cell table:style-name="Table35.A1" office:value-type="string">
            <text:p text:style-name="P10"><text:span text:style-name="T6">All attributes</text:span></text:p>
          </table:table-cell>
          <table:table-cell table:style-name="Table35.A1" office:value-type="string">
            <text:p text:style-name="P14"/>
          </table:table-cell>
          <table:table-cell table:style-name="Table35.A1" office:value-type="string">
            <text:p text:style-name="P10"><text:span text:style-name="T6">For creating login account for a staff.</text:span></text:p>
          </table:table-cell>
        </table:table-row>
        <table:table-row table:style-name="Table35.1">
          <table:table-cell table:style-name="Table35.A1" office:value-type="string">
            <text:p text:style-name="P18"><text:span text:style-name="T6">2</text:span></text:p>
          </table:table-cell>
          <table:table-cell table:style-name="Table35.A1" office:value-type="string">
            <text:p text:style-name="P10"><text:span text:style-name="T6">privilege</text:span></text:p>
          </table:table-cell>
          <table:table-cell table:style-name="Table35.A1" office:value-type="string">
            <text:p text:style-name="P14"/>
          </table:table-cell>
          <table:table-cell table:style-name="Table35.A1" office:value-type="string">
            <text:p text:style-name="P10"><text:span text:style-name="T6">All attributes</text:span></text:p>
          </table:table-cell>
          <table:table-cell table:style-name="Table35.A1" office:value-type="string">
            <text:p text:style-name="P14"/>
          </table:table-cell>
          <table:table-cell table:style-name="Table35.A1" office:value-type="string">
            <text:p text:style-name="P10"><text:span text:style-name="T6">For assigning privileges on acquisition, circulation, cataloging, serial etc modules.</text:span></text:p>
          </table:table-cell>
        </table:table-row>
        <table:table-row table:style-name="Table35.1">
          <table:table-cell table:style-name="Table35.A1" office:value-type="string">
            <text:p text:style-name="P18"><text:span text:style-name="T6">3</text:span></text:p>
          </table:table-cell>
          <table:table-cell table:style-name="Table35.A1" office:value-type="string">
            <text:p text:style-name="P10"><text:span text:style-name="T6">acq_privilege</text:span></text:p>
          </table:table-cell>
          <table:table-cell table:style-name="Table35.A1" office:value-type="string">
            <text:p text:style-name="P14"/>
          </table:table-cell>
          <table:table-cell table:style-name="Table35.A1" office:value-type="string">
            <text:p text:style-name="P10"><text:span text:style-name="T6">All Attributes</text:span></text:p>
          </table:table-cell>
          <table:table-cell table:style-name="Table35.A1" office:value-type="string">
            <text:p text:style-name="P14"/>
          </table:table-cell>
          <table:table-cell table:style-name="Table35.A1" office:value-type="string">
            <text:p text:style-name="P10"><text:span text:style-name="T6">For assigning privileges on acquisition sub-modules.</text:span></text:p>
          </table:table-cell>
        </table:table-row>
        <table:table-row table:style-name="Table35.1">
          <table:table-cell table:style-name="Table35.A1" office:value-type="string">
            <text:p text:style-name="P18"><text:span text:style-name="T6">4</text:span></text:p>
          </table:table-cell>
          <table:table-cell table:style-name="Table35.A1" office:value-type="string">
            <text:p text:style-name="P10"><text:span text:style-name="T6">cir_privilege</text:span></text:p>
          </table:table-cell>
          <table:table-cell table:style-name="Table35.A1" office:value-type="string">
            <text:p text:style-name="P14"/>
          </table:table-cell>
          <table:table-cell table:style-name="Table35.A1" office:value-type="string">
            <text:p text:style-name="P10"><text:span text:style-name="T6">All Attribute</text:span></text:p>
          </table:table-cell>
          <table:table-cell table:style-name="Table35.A1" office:value-type="string">
            <text:p text:style-name="P14"/>
          </table:table-cell>
          <table:table-cell table:style-name="Table35.A1" office:value-type="string">
            <text:p text:style-name="P10"><text:span text:style-name="T6">For assigning privileges on circulation sub-modules.</text:span></text:p>
          </table:table-cell>
        </table:table-row>
        <table:table-row table:style-name="Table35.1">
          <table:table-cell table:style-name="Table35.A1" office:value-type="string">
            <text:p text:style-name="P18"><text:span text:style-name="T6">5</text:span></text:p>
          </table:table-cell>
          <table:table-cell table:style-name="Table35.A1" office:value-type="string">
            <text:p text:style-name="P10"><text:span text:style-name="T6">cat_privilege</text:span></text:p>
          </table:table-cell>
          <table:table-cell table:style-name="Table35.A1" office:value-type="string">
            <text:p text:style-name="P14"/>
          </table:table-cell>
          <table:table-cell table:style-name="Table35.A1" office:value-type="string">
            <text:p text:style-name="P10"><text:span text:style-name="T6">All attributes</text:span></text:p>
          </table:table-cell>
          <table:table-cell table:style-name="Table35.A1" office:value-type="string">
            <text:p text:style-name="P14"/>
          </table:table-cell>
          <table:table-cell table:style-name="Table35.A1" office:value-type="string">
            <text:p text:style-name="P10"><text:span text:style-name="T6">For assigning privileges on cataloging sub-modules.</text:span></text:p>
          </table:table-cell>
        </table:table-row>
        <table:table-row table:style-name="Table35.1">
          <table:table-cell table:style-name="Table35.A1" office:value-type="string">
            <text:p text:style-name="P18"><text:span text:style-name="T6">6</text:span></text:p>
          </table:table-cell>
          <table:table-cell table:style-name="Table35.A1" office:value-type="string">
            <text:p text:style-name="P10"><text:span text:style-name="T6">Ser_privilege</text:span></text:p>
          </table:table-cell>
          <table:table-cell table:style-name="Table35.A1" office:value-type="string">
            <text:p text:style-name="P14"/>
          </table:table-cell>
          <table:table-cell table:style-name="Table35.A1" office:value-type="string">
            <text:p text:style-name="P10"><text:span text:style-name="T6">All attribute</text:span></text:p>
          </table:table-cell>
          <table:table-cell table:style-name="Table35.A1" office:value-type="string">
            <text:p text:style-name="P14"/>
          </table:table-cell>
          <table:table-cell table:style-name="Table35.A1" office:value-type="string">
            <text:p text:style-name="P10"><text:span text:style-name="T6">For assigning privileges on serial sub-modules.</text:span></text:p>
          </table:table-cell>
        </table:table-row>
      </table:table>
      <text:p text:style-name="P53"/>
      <text:list xml:id="list1121412408" text:style-name="L13">
        <text:list-item>
          <text:p text:style-name="P70"><text:span text:style-name="T4">View Staff Account: </text:span></text:p>
        </text:list-item>
        <text:list-item>
          <text:p text:style-name="P70"><text:span text:style-name="T4">Change Password:</text:span></text:p>
        </text:list-item>
        <text:list-item>
          <text:p text:style-name="P70"><text:span text:style-name="T4">Delete Staff Account:</text:span></text:p>
        </text:list-item>
      </text:list>
      <text:p text:style-name="P64"/>
      <text:p text:style-name="P16"><text:span text:style-name="T6">On Success to “view_account/delete_account/change_password” forward to (“/admin/createaccount2.jsp”)</text:span></text:p>
      <text:p text:style-name="P5"/>
      <text:p text:style-name="Standard"><text:span text:style-name="T4">File Name of view page: createaccount2.jsp</text:span></text:p>
      <text:p text:style-name="Standard"><text:span text:style-name="T4">Form Action Attribute:”/</text:span> <text:span text:style-name="T4">updateaccount”</text:span></text:p>
      <text:p text:style-name="P53"/>
      <text:p text:style-name="P51"><text:span text:style-name="T6">Attributes: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row table:style-name="Table36.1">
          <table:table-cell table:style-name="Table36.A1" office:value-type="string">
            <text:p text:style-name="P35"><text:span text:style-name="T4">S.No.</text:span></text:p>
          </table:table-cell>
          <table:table-cell table:style-name="Table36.A1" office:value-type="string">
            <text:p text:style-name="P35"><text:span text:style-name="T4">Attribute Name</text:span></text:p>
          </table:table-cell>
          <table:table-cell table:style-name="Table36.A1" office:value-type="string">
            <text:p text:style-name="P35"><text:span text:style-name="T4">Label </text:span></text:p>
          </table:table-cell>
          <table:table-cell table:style-name="Table36.A1" office:value-type="string">
            <text:p text:style-name="P35"><text:span text:style-name="T4">Field Name</text:span></text:p>
          </table:table-cell>
          <table:table-cell table:style-name="Table36.A1" office:value-type="string">
            <text:p text:style-name="P35"><text:span text:style-name="T4">Type</text:span></text:p>
          </table:table-cell>
          <table:table-cell table:style-name="Table36.A1" office:value-type="string">
            <text:p text:style-name="P35"><text:span text:style-name="T4">Validation</text:span></text:p>
          </table:table-cell>
        </table:table-row>
        <table:table-row table:style-name="Table36.1">
          <table:table-cell table:style-name="Table36.A1" office:value-type="string">
            <text:p text:style-name="P36"><text:span text:style-name="T6">1.</text:span></text:p>
          </table:table-cell>
          <table:table-cell table:style-name="Table36.A1" office:value-type="string">
            <text:p text:style-name="P35"><text:span text:style-name="T6">staff_id </text:span></text:p>
          </table:table-cell>
          <table:table-cell table:style-name="Table36.A1" office:value-type="string">
            <text:p text:style-name="P35"><text:span text:style-name="T12">Staff ID</text:span></text:p>
          </table:table-cell>
          <table:table-cell table:style-name="Table36.A1" office:value-type="string">
            <text:p text:style-name="P35"><text:span text:style-name="T12">staff_id</text:span></text:p>
          </table:table-cell>
          <table:table-cell table:style-name="Table36.A1" office:value-type="string">
            <text:p text:style-name="P35"><text:span text:style-name="T12">text, readonly</text:span></text:p>
          </table:table-cell>
          <table:table-cell table:style-name="Table36.A1" office:value-type="string">
            <text:p text:style-name="P38"/>
          </table:table-cell>
        </table:table-row>
        <table:table-row table:style-name="Table36.1">
          <table:table-cell table:style-name="Table36.A1" office:value-type="string">
            <text:p text:style-name="P36"><text:span text:style-name="T6">2.</text:span></text:p>
          </table:table-cell>
          <table:table-cell table:style-name="Table36.A1" office:value-type="string">
            <text:p text:style-name="P35"><text:span text:style-name="T12">user_name</text:span></text:p>
          </table:table-cell>
          <table:table-cell table:style-name="Table36.A1" office:value-type="string">
            <text:p text:style-name="P35"><text:span text:style-name="T12">User Name</text:span></text:p>
          </table:table-cell>
          <table:table-cell table:style-name="Table36.A1" office:value-type="string">
            <text:p text:style-name="P35"><text:span text:style-name="T12">user_name</text:span></text:p>
          </table:table-cell>
          <table:table-cell table:style-name="Table36.A1" office:value-type="string">
            <text:p text:style-name="P35"><text:span text:style-name="T12">text, <text:s/>readonly</text:span></text:p>
          </table:table-cell>
          <table:table-cell table:style-name="Table36.A1" office:value-type="string">
            <text:p text:style-name="P38"/>
          </table:table-cell>
        </table:table-row>
        <table:table-row table:style-name="Table36.1">
          <table:table-cell table:style-name="Table36.A1" office:value-type="string">
            <text:p text:style-name="P36"><text:span text:style-name="T6">3.</text:span></text:p>
          </table:table-cell>
          <table:table-cell table:style-name="Table36.A1" office:value-type="string">
            <text:p text:style-name="P35"><text:span text:style-name="T12">email_id</text:span></text:p>
          </table:table-cell>
          <table:table-cell table:style-name="Table36.A1" office:value-type="string">
            <text:p text:style-name="P35"><text:span text:style-name="T12">Email/Login ID</text:span></text:p>
          </table:table-cell>
          <table:table-cell table:style-name="Table36.A1" office:value-type="string">
            <text:p text:style-name="P35"><text:span text:style-name="T12">email_id</text:span></text:p>
          </table:table-cell>
          <table:table-cell table:style-name="Table36.A1" office:value-type="string">
            <text:p text:style-name="P35"><text:span text:style-name="T12">text, <text:s/>readonly</text:span></text:p>
          </table:table-cell>
          <table:table-cell table:style-name="Table36.A1" office:value-type="string">
            <text:p text:style-name="P38"/>
          </table:table-cell>
        </table:table-row>
        <table:table-row table:style-name="Table36.1">
          <table:table-cell table:style-name="Table36.A1" office:value-type="string">
            <text:p text:style-name="P36"><text:span text:style-name="T6">4.</text:span></text:p>
          </table:table-cell>
          <table:table-cell table:style-name="Table36.A1" office:value-type="string">
            <text:p text:style-name="P35"><text:span text:style-name="T12">password</text:span></text:p>
          </table:table-cell>
          <table:table-cell table:style-name="Table36.A1" office:value-type="string">
            <text:p text:style-name="P35"><text:span text:style-name="T12">Password</text:span></text:p>
          </table:table-cell>
          <table:table-cell table:style-name="Table36.A1" office:value-type="string">
            <text:p text:style-name="P35"><text:span text:style-name="T12">password</text:span></text:p>
          </table:table-cell>
          <table:table-cell table:style-name="Table36.A1" office:value-type="string">
            <text:p text:style-name="P35"><text:span text:style-name="T12">text, <text:s/>readonly</text:span></text:p>
          </table:table-cell>
          <table:table-cell table:style-name="Table36.A1" office:value-type="string">
            <text:p text:style-name="P38"/>
          </table:table-cell>
        </table:table-row>
        <table:table-row table:style-name="Table36.1">
          <table:table-cell table:style-name="Table36.A1" office:value-type="string">
            <text:p text:style-name="P36"><text:span text:style-name="T6">5.</text:span></text:p>
          </table:table-cell>
          <table:table-cell table:style-name="Table36.A1" office:value-type="string">
            <text:p text:style-name="P35"><text:span text:style-name="T12">password1</text:span></text:p>
          </table:table-cell>
          <table:table-cell table:style-name="Table36.A1" office:value-type="string">
            <text:p text:style-name="P35"><text:span text:style-name="T12">Reenter Password</text:span></text:p>
          </table:table-cell>
          <table:table-cell table:style-name="Table36.A1" office:value-type="string">
            <text:p text:style-name="P35"><text:span text:style-name="T12">password1</text:span></text:p>
          </table:table-cell>
          <table:table-cell table:style-name="Table36.A1" office:value-type="string">
            <text:p text:style-name="P35"><text:span text:style-name="T12">text </text:span></text:p>
          </table:table-cell>
          <table:table-cell table:style-name="Table36.A1" office:value-type="string">
            <text:p text:style-name="P38"/>
          </table:table-cell>
        </table:table-row>
        <table:table-row table:style-name="Table36.1">
          <table:table-cell table:style-name="Table36.A1" office:value-type="string">
            <text:p text:style-name="P36"><text:span text:style-name="T6">6.</text:span></text:p>
          </table:table-cell>
          <table:table-cell table:style-name="Table36.A1" office:value-type="string">
            <text:p text:style-name="P35"><text:span text:style-name="T12">button</text:span></text:p>
          </table:table-cell>
          <table:table-cell table:style-name="Table36.A1" office:value-type="string">
            <text:p text:style-name="P35"><text:span text:style-name="T12">Change Password/Confirm</text:span></text:p>
          </table:table-cell>
          <table:table-cell table:style-name="Table36.A1" office:value-type="string">
            <text:p text:style-name="P35"><text:span text:style-name="T12">button</text:span></text:p>
          </table:table-cell>
          <table:table-cell table:style-name="Table36.A1" office:value-type="string">
            <text:p text:style-name="P35"><text:span text:style-name="T12">submit</text:span></text:p>
          </table:table-cell>
          <table:table-cell table:style-name="Table36.A1" office:value-type="string">
            <text:p text:style-name="P35"><text:span text:style-name="T12">Check()</text:span></text:p>
          </table:table-cell>
        </table:table-row>
        <table:table-row table:style-name="Table36.1">
          <table:table-cell table:style-name="Table36.A1" office:value-type="string">
            <text:p text:style-name="P36"><text:span text:style-name="T6">7.</text:span></text:p>
          </table:table-cell>
          <table:table-cell table:style-name="Table36.A1" office:value-type="string">
            <text:p text:style-name="P35"><text:span text:style-name="T12">Back</text:span></text:p>
          </table:table-cell>
          <table:table-cell table:style-name="Table36.A1" office:value-type="string">
            <text:p text:style-name="P35"><text:span text:style-name="T12">Back</text:span></text:p>
          </table:table-cell>
          <table:table-cell table:style-name="Table36.A1" office:value-type="string">
            <text:p text:style-name="P38"/>
          </table:table-cell>
          <table:table-cell table:style-name="Table36.A1" office:value-type="string">
            <text:p text:style-name="P35"><text:span text:style-name="T12">Button</text:span></text:p>
          </table:table-cell>
          <table:table-cell table:style-name="Table36.A1" office:value-type="string">
            <text:p text:style-name="P35"><text:span text:style-name="T6">send1()</text:span></text:p>
          </table:table-cell>
        </table:table-row>
      </table:table>
      <text:p text:style-name="P53"/>
      <text:p text:style-name="P51"><text:span text:style-name="T6">Technology Used:</text:span></text:p>
      <text:p text:style-name="P59"/>
      <text:p text:style-name="P8"><text:span text:style-name="T6"><text:tab/>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37"><text:span text:style-name="T6">S.No.</text:span></text:p>
          </table:table-cell>
          <table:table-cell table:style-name="Table37.A1" office:value-type="string">
            <text:p text:style-name="P37"><text:span text:style-name="T6">JavaScript Function Name</text:span></text:p>
          </table:table-cell>
          <table:table-cell table:style-name="Table37.A1" office:value-type="string">
            <text:p text:style-name="P37"><text:span text:style-name="T6">Code</text:span></text:p>
          </table:table-cell>
          <table:table-cell table:style-name="Table37.A1" office:value-type="string">
            <text:p text:style-name="P37"><text:span text:style-name="T6">Purpose</text:span></text:p>
          </table:table-cell>
        </table:table-row>
        <table:table-row table:style-name="Table37.1">
          <table:table-cell table:style-name="Table37.A2" office:value-type="string">
            <text:list xml:id="list75010766" text:style-name="L14">
              <text:list-item>
                <text:p text:style-name="P71"/>
              </text:list-item>
            </text:list>
          </table:table-cell>
          <table:table-cell table:style-name="Table37.A2" office:value-type="string">
            <text:p text:style-name="P37"><text:span text:style-name="T6">search()</text:span></text:p>
          </table:table-cell>
          <table:table-cell table:style-name="Table37.A2" office:value-type="string">
            <text:p text:style-name="P44"><draw:frame draw:style-name="fr3" text:anchor-type="paragraph" svg:width="0.3937in" svg:height="0.3937in" draw:z-index="70"><draw:object-ole xlink:href="./Obj170" xlink:type="simple" xlink:show="embed" xlink:actuate="onLoad"/><draw:image xlink:href="./ObjectReplacements/Obj170" xlink:type="simple" xlink:show="embed" xlink:actuate="onLoad"/></draw:frame></text:p>
          </table:table-cell>
          <table:table-cell table:style-name="Table37.A1" office:value-type="string">
            <text:p text:style-name="P37"><text:span text:style-name="T6">For checking password field is not blank. </text:span></text:p>
          </table:table-cell>
        </table:table-row>
        <table:table-row table:style-name="Table37.1">
          <table:table-cell table:style-name="Table37.A2" office:value-type="string">
            <text:list xml:id="list719107201" text:continue-numbering="true" text:style-name="L14">
              <text:list-item>
                <text:p text:style-name="P43"/>
              </text:list-item>
            </text:list>
          </table:table-cell>
          <table:table-cell table:style-name="Table37.A2" office:value-type="string">
            <text:p text:style-name="P37"><text:span text:style-name="T6">search1() </text:span></text:p>
          </table:table-cell>
          <table:table-cell table:style-name="Table37.A2" office:value-type="string">
            <text:p text:style-name="P44"><draw:frame draw:style-name="fr3" text:anchor-type="paragraph" svg:width="0.3937in" svg:height="0.3937in" draw:z-index="71"><draw:object-ole xlink:href="./Obj171" xlink:type="simple" xlink:show="embed" xlink:actuate="onLoad"/><draw:image xlink:href="./ObjectReplacements/Obj171" xlink:type="simple" xlink:show="embed" xlink:actuate="onLoad"/></draw:frame></text:p>
          </table:table-cell>
          <table:table-cell table:style-name="Table37.A1" office:value-type="string">
            <text:p text:style-name="P37"><text:span text:style-name="T6">For checking password1 field is not blank.</text:span></text:p>
          </table:table-cell>
        </table:table-row>
        <table:table-row table:style-name="Table37.1">
          <table:table-cell table:style-name="Table37.A2" office:value-type="string">
            <text:list xml:id="list1530534218" text:continue-numbering="true" text:style-name="L14">
              <text:list-item>
                <text:p text:style-name="P43"/>
              </text:list-item>
            </text:list>
          </table:table-cell>
          <table:table-cell table:style-name="Table37.A2" office:value-type="string">
            <text:p text:style-name="P37"><text:span text:style-name="T6">send1()</text:span></text:p>
          </table:table-cell>
          <table:table-cell table:style-name="Table37.A2" office:value-type="string">
            <text:p text:style-name="P44"><draw:frame draw:style-name="fr3" text:anchor-type="paragraph" svg:width="0.3937in" svg:height="0.3937in" draw:z-index="72"><draw:object-ole xlink:href="./Obj172" xlink:type="simple" xlink:show="embed" xlink:actuate="onLoad"/><draw:image xlink:href="./ObjectReplacements/Obj172" xlink:type="simple" xlink:show="embed" xlink:actuate="onLoad"/></draw:frame></text:p>
          </table:table-cell>
          <table:table-cell table:style-name="Table37.A1" office:value-type="string">
            <text:p text:style-name="P37"><text:span text:style-name="T6">For forwarding request on account.jsp view page.</text:span></text:p>
          </table:table-cell>
        </table:table-row>
        <table:table-row table:style-name="Table37.1">
          <table:table-cell table:style-name="Table37.A2" office:value-type="string">
            <text:list xml:id="list185927786" text:continue-numbering="true" text:style-name="L14">
              <text:list-item>
                <text:p text:style-name="P43"/>
              </text:list-item>
            </text:list>
          </table:table-cell>
          <table:table-cell table:style-name="Table37.A2" office:value-type="string">
            <text:p text:style-name="P37"><text:span text:style-name="T6">confirm1()</text:span></text:p>
          </table:table-cell>
          <table:table-cell table:style-name="Table37.A2" office:value-type="string">
            <text:p text:style-name="P44"><draw:frame draw:style-name="fr3" text:anchor-type="paragraph" svg:width="0.3937in" svg:height="0.3937in" draw:z-index="73"><draw:object-ole xlink:href="./Obj173" xlink:type="simple" xlink:show="embed" xlink:actuate="onLoad"/><draw:image xlink:href="./ObjectReplacements/Obj173" xlink:type="simple" xlink:show="embed" xlink:actuate="onLoad"/></draw:frame></text:p>
          </table:table-cell>
          <table:table-cell table:style-name="Table37.A1" office:value-type="string">
            <text:p text:style-name="P37"><text:span text:style-name="T6">For confirming user’s request for deleting record.</text:span></text:p>
          </table:table-cell>
        </table:table-row>
        <table:table-row table:style-name="Table37.1">
          <table:table-cell table:style-name="Table37.A2" office:value-type="string">
            <text:list xml:id="list1613536469" text:continue-numbering="true" text:style-name="L14">
              <text:list-item>
                <text:p text:style-name="P43"/>
              </text:list-item>
            </text:list>
          </table:table-cell>
          <table:table-cell table:style-name="Table37.A2" office:value-type="string">
            <text:p text:style-name="P37"><text:span text:style-name="T6">check()</text:span></text:p>
          </table:table-cell>
          <table:table-cell table:style-name="Table37.A2" office:value-type="string">
            <text:p text:style-name="P44"><draw:frame draw:style-name="fr3" text:anchor-type="paragraph" svg:width="0.3937in" svg:height="0.3937in" draw:z-index="74"><draw:object-ole xlink:href="./Obj174" xlink:type="simple" xlink:show="embed" xlink:actuate="onLoad"/><draw:image xlink:href="./ObjectReplacements/Obj174" xlink:type="simple" xlink:show="embed" xlink:actuate="onLoad"/></draw:frame></text:p>
          </table:table-cell>
          <table:table-cell table:style-name="Table37.A1" office:value-type="string">
            <text:p text:style-name="P37"><text:span text:style-name="T6">For checking password field data and password1 field are equal or not.</text:span></text:p>
          </table:table-cell>
        </table:table-row>
      </table:table>
      <text:p text:style-name="P60"><text:span text:style-name="T6"><text:tab/><text:tab/><text:tab/><text:tab/></text:span></text:p>
      <text:p text:style-name="P16"><text:span text:style-name="T4">Mapping Details:<text:tab/>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table:number-columns-spanned="2" office:value-type="string">
            <text:p text:style-name="P10"><text:span text:style-name="T6">Struts Form Bean Mapping:</text:span></text:p>
          </table:table-cell>
          <table:covered-table-cell/>
        </table:table-row>
        <table:table-row table:style-name="Table38.1">
          <table:table-cell table:style-name="Table38.A2" office:value-type="string">
            <text:p text:style-name="P10"><text:span text:style-name="T6">Logical Name</text:span></text:p>
          </table:table-cell>
          <table:table-cell table:style-name="Table38.A2" office:value-type="string">
            <text:p text:style-name="P10"><text:span text:style-name="T6">CreateAccountActionForm</text:span></text:p>
          </table:table-cell>
        </table:table-row>
        <table:table-row table:style-name="Table38.1">
          <table:table-cell table:style-name="Table38.A2" office:value-type="string">
            <text:p text:style-name="P10"><text:span text:style-name="T6">Physical Name</text:span></text:p>
          </table:table-cell>
          <table:table-cell table:style-name="Table38.A2" office:value-type="string">
            <text:p text:style-name="P10"><text:span text:style-name="T6">com.myapp.struts.admin.CreateAccountActionForm.java</text:span></text:p>
          </table:table-cell>
        </table:table-row>
        <table:table-row table:style-name="Table38.1">
          <table:table-cell table:style-name="Table38.A4" office:value-type="string">
            <text:p text:style-name="P10"><text:span text:style-name="T6">Code:</text:span></text:p>
          </table:table-cell>
          <table:table-cell table:style-name="Table38.A4" office:value-type="string">
            <text:p text:style-name="P14"><draw:frame draw:style-name="fr3" text:anchor-type="paragraph" svg:width="0.3937in" svg:height="0.3937in" draw:z-index="75"><draw:object-ole xlink:href="./Obj175" xlink:type="simple" xlink:show="embed" xlink:actuate="onLoad"/><draw:image xlink:href="./ObjectReplacements/Obj175" xlink:type="simple" xlink:show="embed" xlink:actuate="onLoad"/></draw:frame></text:p>
          </table:table-cell>
        </table:table-row>
        <table:table-row table:style-name="Table38.1">
          <table:table-cell table:style-name="Table38.A1" table:number-columns-spanned="2" office:value-type="string">
            <text:p text:style-name="P10"><text:span text:style-name="T6">Struts Action:</text:span></text:p>
          </table:table-cell>
          <table:covered-table-cell/>
        </table:table-row>
        <table:table-row table:style-name="Table38.1">
          <table:table-cell table:style-name="Table38.A2" office:value-type="string">
            <text:p text:style-name="P10"><text:span text:style-name="T6">Logical Name:</text:span></text:p>
          </table:table-cell>
          <table:table-cell table:style-name="Table38.A2" office:value-type="string">
            <text:p text:style-name="P10"><text:span text:style-name="T6">updateaccount</text:span></text:p>
          </table:table-cell>
        </table:table-row>
        <table:table-row table:style-name="Table38.1">
          <table:table-cell table:style-name="Table38.A2" office:value-type="string">
            <text:p text:style-name="P10"><text:span text:style-name="T6">Input JSP Form:</text:span></text:p>
          </table:table-cell>
          <table:table-cell table:style-name="Table38.A2" office:value-type="string">
            <text:p text:style-name="P10"><text:span text:style-name="T6">createaccount2.jsp</text:span></text:p>
          </table:table-cell>
        </table:table-row>
        <table:table-row table:style-name="Table38.1">
          <table:table-cell table:style-name="Table38.A2" office:value-type="string">
            <text:p text:style-name="P10"><text:span text:style-name="T6">Physical Path:</text:span></text:p>
          </table:table-cell>
          <table:table-cell table:style-name="Table38.A2" office:value-type="string">
            <text:p text:style-name="P10"><text:span text:style-name="T6">com.myapp.struts.admin.UpdateAccountAction.java</text:span></text:p>
          </table:table-cell>
        </table:table-row>
        <table:table-row table:style-name="Table38.1">
          <table:table-cell table:style-name="Table38.A2" office:value-type="string">
            <text:p text:style-name="P10"><text:span text:style-name="T6">Code:</text:span></text:p>
          </table:table-cell>
          <table:table-cell table:style-name="Table38.A2" office:value-type="string">
            <text:p text:style-name="P14"><draw:frame draw:style-name="fr3" text:anchor-type="paragraph" svg:width="0.3937in" svg:height="0.3937in" draw:z-index="76"><draw:object-ole xlink:href="./Obj176" xlink:type="simple" xlink:show="embed" xlink:actuate="onLoad"/><draw:image xlink:href="./ObjectReplacements/Obj176" xlink:type="simple" xlink:show="embed" xlink:actuate="onLoad"/></draw:frame></text:p>
          </table:table-cell>
        </table:table-row>
        <table:table-row table:style-name="Table38.1">
          <table:table-cell table:style-name="Table38.A1" table:number-columns-spanned="3" office:value-type="string">
            <text:p text:style-name="P11"><text:span text:style-name="T6">Request Forwards On:</text:span></text:p>
          </table:table-cell>
          <table:covered-table-cell/>
          <table:covered-table-cell/>
          <table:table-cell table:style-name="Table38.A1" table:number-columns-spanned="65535" office:value-type="string">
            <text:p text:style-name="P11"><text:span text:style-name="T6">Purpose</text:span></text:p>
          </table:table-cell>
        </table:table-row>
        <table:table-row table:style-name="Table38.1">
          <table:table-cell table:style-name="Table38.A2" office:value-type="string">
            <text:p text:style-name="P10"><text:span text:style-name="T6">Success</text:span></text:p>
          </table:table-cell>
          <table:table-cell table:style-name="Table38.A2" table:number-columns-spanned="2" office:value-type="string">
            <text:p text:style-name="P10"><text:span text:style-name="T6">“/admin/staffaccount1.jsp".</text:span></text:p>
          </table:table-cell>
          <table:covered-table-cell/>
          <table:table-cell table:style-name="Table38.A2" table:number-columns-spanned="65535" office:value-type="string">
            <text:p text:style-name="P10"><text:span text:style-name="T6">On success, a variable is stored in request attribute and forwards to “</text:span><text:span text:style-name="T11">staffaccount1.jsp</text:span><text:span text:style-name="T6">” view page.</text:span></text:p>
          </table:table-cell>
        </table:table-row>
        <table:table-row table:style-name="Table38.1">
          <table:table-cell table:style-name="Table38.A2" office:value-type="string">
            <text:p text:style-name="P14"/>
          </table:table-cell>
          <table:table-cell table:style-name="Table38.A2" table:number-columns-spanned="2" office:value-type="string">
            <text:p text:style-name="P14"/>
          </table:table-cell>
          <table:covered-table-cell/>
          <table:table-cell table:style-name="Table38.A2" table:number-columns-spanned="65535" office:value-type="string">
            <text:p text:style-name="P14"/>
          </table:table-cell>
        </table:table-row>
      </table:table>
      <text:p text:style-name="P61"/>
      <text:p text:style-name="P61"/>
      <text:p text:style-name="P16"><text:span text:style-name="T6">Tables Used: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column table:style-name="Table39.F"/>
        <table:table-row table:style-name="Table39.1">
          <table:table-cell table:style-name="Table39.A1" office:value-type="string">
            <text:p text:style-name="P10"><text:span text:style-name="T6">S.No.</text:span></text:p>
          </table:table-cell>
          <table:table-cell table:style-name="Table39.A1" office:value-type="string">
            <text:p text:style-name="P10"><text:span text:style-name="T6">Table Name</text:span></text:p>
          </table:table-cell>
          <table:table-cell table:style-name="Table39.A1" office:value-type="string">
            <text:p text:style-name="P10"><text:span text:style-name="T6">Select operation</text:span></text:p>
          </table:table-cell>
          <table:table-cell table:style-name="Table39.A1" office:value-type="string">
            <text:p text:style-name="P10"><text:span text:style-name="T6">Update operation</text:span></text:p>
          </table:table-cell>
          <table:table-cell table:style-name="Table39.A1" office:value-type="string">
            <text:p text:style-name="P10"><text:span text:style-name="T6">Column Used</text:span></text:p>
            <text:p text:style-name="P10"><text:span text:style-name="T6">For condition</text:span></text:p>
          </table:table-cell>
          <table:table-cell table:style-name="Table39.A1" office:value-type="string">
            <text:p text:style-name="P10"><text:span text:style-name="T6">Purpose</text:span></text:p>
          </table:table-cell>
        </table:table-row>
        <table:table-row table:style-name="Table39.1">
          <table:table-cell table:style-name="Table39.A1" office:value-type="string">
            <text:p text:style-name="P18"><text:span text:style-name="T6">1</text:span></text:p>
          </table:table-cell>
          <table:table-cell table:style-name="Table39.A1" office:value-type="string">
            <text:p text:style-name="P10"><text:span text:style-name="T6">login</text:span></text:p>
          </table:table-cell>
          <table:table-cell table:style-name="Table39.A1" office:value-type="string">
            <text:p text:style-name="P10"><text:span text:style-name="T6">All attributes</text:span></text:p>
          </table:table-cell>
          <table:table-cell table:style-name="Table39.A1" office:value-type="string">
            <text:p text:style-name="P10"><text:span text:style-name="T6">password</text:span></text:p>
          </table:table-cell>
          <table:table-cell table:style-name="Table39.A1" office:value-type="string">
            <text:p text:style-name="P10"><text:span text:style-name="T10">user_id</text:span></text:p>
          </table:table-cell>
          <table:table-cell table:style-name="Table39.A1" office:value-type="string">
            <text:p text:style-name="P10"><text:span text:style-name="T6">For retrieving or updating login account details for a staff.</text:span></text:p>
          </table:table-cell>
        </table:table-row>
        <table:table-row table:style-name="Table39.1">
          <table:table-cell table:style-name="Table39.A1" office:value-type="string">
            <text:p text:style-name="P18"><text:span text:style-name="T6">2</text:span></text:p>
          </table:table-cell>
          <table:table-cell table:style-name="Table39.A1" office:value-type="string">
            <text:p text:style-name="P10"><text:span text:style-name="T6">Staff_detail</text:span></text:p>
          </table:table-cell>
          <table:table-cell table:style-name="Table39.A1" office:value-type="string">
            <text:p text:style-name="P10"><text:span text:style-name="T6">emai_id</text:span></text:p>
          </table:table-cell>
          <table:table-cell table:style-name="Table39.A1" office:value-type="string">
            <text:p text:style-name="P14"/>
          </table:table-cell>
          <table:table-cell table:style-name="Table39.A1" office:value-type="string">
            <text:p text:style-name="P10"><text:span text:style-name="T10">Staff_id,library_id</text:span></text:p>
          </table:table-cell>
          <table:table-cell table:style-name="Table39.A1" office:value-type="string">
            <text:p text:style-name="P10"><text:span text:style-name="T6">For retrieving emai_id from staff_detail table. </text:span></text:p>
          </table:table-cell>
        </table:table-row>
      </table:table>
      <text:p text:style-name="P62"><text:span text:style-name="T6"><text:s/></text:span></text:p>
      <text:p text:style-name="Standard"><text:span text:style-name="T2">On success request forwards to “staffaccount1.jsp” view page for confirming to “assign privileges now?” and if confirmed request forwards to</text:span> “<text:span text:style-name="T2">privilege_tree.jsp” view page. </text:span></text:p>
      <text:p text:style-name="P9"/>
      <text:list xml:id="list676161263" text:continue-list="list1121412408" text:style-name="L13">
        <text:list-item>
          <text:p text:style-name="P66"><text:span text:style-name="T4">View All Staff Account:</text:span></text:p>
        </text:list-item>
      </text:list>
      <text:p text:style-name="Standard"><text:span text:style-name="T4">File Name of servlet page: </text:span><text:span text:style-name="T6">view_all_account</text:span></text:p>
      <text:p text:style-name="Standard"><text:span text:style-name="T6"><text:tab/>This servlet retrieve all accounts from login table and save them in "simple_resultset” variable as a session variable and forward the request to viewstaff1.jsp view page.</text:span></text:p>
      <text:p text:style-name="Standard"><text:span text:style-name="T4">File Name of View Page:</text:span><text:span text:style-name="T6">”/viewstaff1.jsp”</text:span></text:p>
      <text:p text:style-name="P51"><text:span text:style-name="T6">The data is displayed in grid hyperlinked with index4.jsp view page.</text:span></text:p>
      <text:p text:style-name="P53"/>
      <text:p text:style-name="Standard"><text:span text:style-name="T4">File Name of View Page: </text:span><text:span text:style-name="T6">index4.jsp request forwards to view4.do action page.</text:span></text:p>
      <text:p text:style-name="P64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column table:style-name="Table40.F"/>
        <table:table-column table:style-name="Table40.G"/>
        <table:table-row table:style-name="Table40.1">
          <table:table-cell table:style-name="Table40.A1" table:number-columns-spanned="2" office:value-type="string">
            <text:p text:style-name="P10"><text:span text:style-name="T6">Struts Action Mappings:</text:span></text:p>
          </table:table-cell>
          <table:covered-table-cell/>
        </table:table-row>
        <table:table-row table:style-name="Table40.1">
          <table:table-cell table:style-name="Table40.A2" table:number-columns-spanned="3" office:value-type="string">
            <text:p text:style-name="P10"><text:span text:style-name="T6">Name:</text:span></text:p>
          </table:table-cell>
          <table:covered-table-cell/>
          <table:covered-table-cell/>
          <table:table-cell table:style-name="Table40.A2" table:number-columns-spanned="65535" office:value-type="string">
            <text:p text:style-name="P10"><text:span text:style-name="T6">View4</text:span></text:p>
          </table:table-cell>
        </table:table-row>
        <table:table-row table:style-name="Table40.1">
          <table:table-cell table:style-name="Table40.A2" table:number-columns-spanned="3" office:value-type="string">
            <text:p text:style-name="P10"><text:span text:style-name="T6">Physical Path:</text:span></text:p>
          </table:table-cell>
          <table:covered-table-cell/>
          <table:covered-table-cell/>
          <table:table-cell table:style-name="Table40.A2" table:number-columns-spanned="65535" office:value-type="string">
            <text:p text:style-name="P10"><text:span text:style-name="T6">com.myapp.struts.admin.LoginViewAction.java</text:span></text:p>
          </table:table-cell>
        </table:table-row>
        <table:table-row table:style-name="Table40.1">
          <table:table-cell table:style-name="Table40.A2" table:number-columns-spanned="3" office:value-type="string">
            <text:p text:style-name="P10"><text:span text:style-name="T6">Code:</text:span></text:p>
          </table:table-cell>
          <table:covered-table-cell/>
          <table:covered-table-cell/>
          <table:table-cell table:style-name="Table40.A2" table:number-columns-spanned="65535" office:value-type="string">
            <text:p text:style-name="P14"><draw:frame draw:style-name="fr3" text:anchor-type="paragraph" svg:width="0.3937in" svg:height="0.3937in" draw:z-index="77"><draw:object-ole xlink:href="./Obj177" xlink:type="simple" xlink:show="embed" xlink:actuate="onLoad"/><draw:image xlink:href="./ObjectReplacements/Obj177" xlink:type="simple" xlink:show="embed" xlink:actuate="onLoad"/></draw:frame></text:p>
          </table:table-cell>
        </table:table-row>
        <table:table-row table:style-name="Table40.1">
          <table:table-cell table:style-name="Table40.A1" table:number-columns-spanned="6" office:value-type="string">
            <text:p text:style-name="P11"><text:span text:style-name="T6">Request Forward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0.A1" table:number-columns-spanned="65532" office:value-type="string">
            <text:p text:style-name="P11"><text:span text:style-name="T6">Purpose</text:span></text:p>
          </table:table-cell>
        </table:table-row>
        <table:table-row table:style-name="Table40.1">
          <table:table-cell table:style-name="Table40.A2" table:number-columns-spanned="3" office:value-type="string">
            <text:p text:style-name="P10"><text:span text:style-name="T6">success</text:span></text:p>
          </table:table-cell>
          <table:covered-table-cell/>
          <table:covered-table-cell/>
          <table:table-cell table:style-name="Table40.A2" table:number-columns-spanned="3" office:value-type="string">
            <text:p text:style-name="P10"><text:span text:style-name="T6">/admin/view_staff_account.jsp</text:span></text:p>
          </table:table-cell>
          <table:covered-table-cell/>
          <table:covered-table-cell/>
          <table:table-cell table:style-name="Table40.A2" table:number-columns-spanned="65532" office:value-type="string">
            <text:p text:style-name="P10"><text:span text:style-name="T6">A “simple_resultset” is stored in request attribute and a request forwards to “/admin/ view_staff_account.jsp”** view page.</text:span></text:p>
          </table:table-cell>
        </table:table-row>
        <table:table-row table:style-name="Table40.1">
          <table:table-cell table:style-name="Table40.A7" table:number-columns-spanned="3" office:value-type="string">
            <text:p text:style-name="P14"/>
          </table:table-cell>
          <table:covered-table-cell/>
          <table:covered-table-cell/>
          <table:table-cell table:style-name="Table40.A7" table:number-columns-spanned="3" office:value-type="string">
            <text:p text:style-name="P14"/>
          </table:table-cell>
          <table:covered-table-cell/>
          <table:covered-table-cell/>
          <table:table-cell table:style-name="Table40.A7" table:number-columns-spanned="65532" office:value-type="string">
            <text:p text:style-name="P14"/>
          </table:table-cell>
        </table:table-row>
        <table:table-row table:style-name="Table40.1">
          <table:table-cell table:style-name="Table40.A1" table:number-columns-spanned="2" office:value-type="string">
            <text:p text:style-name="P10"><text:span text:style-name="T6">Table Used: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10"><text:span text:style-name="T6">S.No.</text:span></text:p>
          </table:table-cell>
          <table:table-cell table:style-name="Table40.A2" table:number-columns-spanned="3" office:value-type="string">
            <text:p text:style-name="P10"><text:span text:style-name="T6">Table Name</text:span></text:p>
          </table:table-cell>
          <table:covered-table-cell/>
          <table:covered-table-cell/>
          <table:table-cell table:style-name="Table40.A2" office:value-type="string">
            <text:p text:style-name="P10"><text:span text:style-name="T6">Select Operator</text:span></text:p>
          </table:table-cell>
          <table:table-cell table:style-name="Table40.A2" table:number-columns-spanned="2" office:value-type="string">
            <text:p text:style-name="P10"><text:span text:style-name="T6">Column used in Where Clause</text:span></text:p>
          </table:table-cell>
          <table:covered-table-cell/>
          <table:table-cell table:style-name="Table40.A2" table:number-columns-spanned="65531" office:value-type="string">
            <text:p text:style-name="P10"><text:span text:style-name="T6">Purpose</text:span></text:p>
          </table:table-cell>
        </table:table-row>
        <table:table-row table:style-name="Table40.1">
          <table:table-cell table:style-name="Table40.A2" office:value-type="string">
            <text:p text:style-name="P10"><text:span text:style-name="T6">1</text:span></text:p>
          </table:table-cell>
          <table:table-cell table:style-name="Table40.A2" table:number-columns-spanned="3" office:value-type="string">
            <text:p text:style-name="P10"><text:span text:style-name="T6">login</text:span></text:p>
          </table:table-cell>
          <table:covered-table-cell/>
          <table:covered-table-cell/>
          <table:table-cell table:style-name="Table40.A2" office:value-type="string">
            <text:p text:style-name="P10"><text:span text:style-name="T6">All columns</text:span></text:p>
          </table:table-cell>
          <table:table-cell table:style-name="Table40.A2" table:number-columns-spanned="2" office:value-type="string">
            <text:p text:style-name="P10"><text:span text:style-name="T10">staff_id, </text:span><text:span text:style-name="T6">library_id</text:span></text:p>
          </table:table-cell>
          <table:covered-table-cell/>
          <table:table-cell table:style-name="Table40.A2" table:number-columns-spanned="65531" office:value-type="string">
            <text:p text:style-name="P10"><text:span text:style-name="T6">For selecting all records from login table for a particular library_id and staff_id.</text:span></text:p>
          </table:table-cell>
        </table:table-row>
      </table:table>
      <text:p text:style-name="P17"/>
      <text:p text:style-name="Standard"><text:span text:style-name="T6">**in view_staff_account.jsp view page data is displayed taken from session variable i.e. “simple_resultset”.</text:span></text:p>
      <text:p text:style-name="P4"/>
      <text:list xml:id="list1604738059" text:continue-list="list1918210057" text:style-name="L4">
        <text:list-item>
          <text:p text:style-name="P72"><text:span text:style-name="T4">Privilege:</text:span></text:p>
        </text:list-item>
      </text:list>
      <text:p text:style-name="P73"><text:span text:style-name="T6">Activities:</text:span></text:p>
      <text:list xml:id="list1163385781" text:style-name="L15">
        <text:list-item>
          <text:p text:style-name="P74"><text:span text:style-name="T6">Assign Privileges.</text:span></text:p>
        </text:list-item>
        <text:list-item>
          <text:p text:style-name="P74"><text:span text:style-name="T6">Change Privileges.</text:span></text:p>
        </text:list-item>
        <text:list-item>
          <text:p text:style-name="P74"><text:span text:style-name="T6">View Privileges.</text:span></text:p>
        </text:list-item>
      </text:list>
      <text:p text:style-name="P75"/>
      <text:list xml:id="list2022481894" text:style-name="L16">
        <text:list-item>
          <text:p text:style-name="P67"><text:span text:style-name="T4">Assign Privileges: </text:span></text:p>
        </text:list-item>
        <text:list-item>
          <text:p text:style-name="P67"><text:span text:style-name="T4">Change Privileges:</text:span></text:p>
        </text:list-item>
      </text:list>
      <text:p text:style-name="P64"/>
      <text:p text:style-name="P51"><text:span text:style-name="T4">File Name of View Page:</text:span><text:span text:style-name="T6"> assign_privilege.jsp</text:span></text:p>
      <text:p text:style-name="P19"><text:span text:style-name="T4">Form Action Attribute:</text:span><text:span text:style-name="T6">”/</text:span> <text:span text:style-name="T6">assign_privilege”</text:span></text:p>
      <text:p text:style-name="P53"/>
      <text:p text:style-name="P56"/>
      <text:p text:style-name="P56"/>
      <text:p text:style-name="P55"><text:span text:style-name="T6">Attributes:</text:span></text:p>
      <text:p text:style-name="P56"><text:soft-page-break/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row table:style-name="Table41.1">
          <table:table-cell table:style-name="Table41.A1" office:value-type="string">
            <text:p text:style-name="P35"><text:span text:style-name="T4">S.No.</text:span></text:p>
          </table:table-cell>
          <table:table-cell table:style-name="Table41.A1" office:value-type="string">
            <text:p text:style-name="P35"><text:span text:style-name="T4">Attribute Name</text:span></text:p>
          </table:table-cell>
          <table:table-cell table:style-name="Table41.A1" office:value-type="string">
            <text:p text:style-name="P35"><text:span text:style-name="T4">Label </text:span></text:p>
          </table:table-cell>
          <table:table-cell table:style-name="Table41.A1" office:value-type="string">
            <text:p text:style-name="P35"><text:span text:style-name="T4">Field Name</text:span></text:p>
          </table:table-cell>
          <table:table-cell table:style-name="Table41.A1" office:value-type="string">
            <text:p text:style-name="P35"><text:span text:style-name="T4">Type</text:span></text:p>
          </table:table-cell>
          <table:table-cell table:style-name="Table41.A1" office:value-type="string">
            <text:p text:style-name="P35"><text:span text:style-name="T4">Validation</text:span></text:p>
          </table:table-cell>
        </table:table-row>
        <table:table-row table:style-name="Table41.1">
          <table:table-cell table:style-name="Table41.A1" office:value-type="string">
            <text:p text:style-name="P36"><text:span text:style-name="T6">1.</text:span></text:p>
          </table:table-cell>
          <table:table-cell table:style-name="Table41.A1" office:value-type="string">
            <text:p text:style-name="P35"><text:span text:style-name="T6">Staff ID</text:span></text:p>
          </table:table-cell>
          <table:table-cell table:style-name="Table41.A1" office:value-type="string">
            <text:p text:style-name="P35"><text:span text:style-name="T12">Enter Staff ID</text:span></text:p>
          </table:table-cell>
          <table:table-cell table:style-name="Table41.A1" office:value-type="string">
            <text:p text:style-name="P35"><text:span text:style-name="T12">staff_id</text:span></text:p>
          </table:table-cell>
          <table:table-cell table:style-name="Table41.A1" office:value-type="string">
            <text:p text:style-name="P35"><text:span text:style-name="T12">Input</text:span></text:p>
          </table:table-cell>
          <table:table-cell table:style-name="Table41.A1" office:value-type="string">
            <text:p text:style-name="P35"><text:span text:style-name="T12">search()</text:span></text:p>
          </table:table-cell>
        </table:table-row>
        <table:table-row table:style-name="Table41.1">
          <table:table-cell table:style-name="Table41.A1" office:value-type="string">
            <text:p text:style-name="P36"><text:span text:style-name="T6">2.</text:span></text:p>
          </table:table-cell>
          <table:table-cell table:style-name="Table41.A1" office:value-type="string">
            <text:p text:style-name="P35"><text:span text:style-name="T12">Assign Privilege</text:span></text:p>
          </table:table-cell>
          <table:table-cell table:style-name="Table41.A1" office:value-type="string">
            <text:p text:style-name="P35"><text:span text:style-name="T12">Assign Privilege</text:span></text:p>
          </table:table-cell>
          <table:table-cell table:style-name="Table41.A1" office:value-type="string">
            <text:p text:style-name="P35"><text:span text:style-name="T12">button</text:span></text:p>
          </table:table-cell>
          <table:table-cell table:style-name="Table41.A1" office:value-type="string">
            <text:p text:style-name="P35"><text:span text:style-name="T12">submit</text:span></text:p>
          </table:table-cell>
          <table:table-cell table:style-name="Table41.A1" office:value-type="string">
            <text:p text:style-name="P38"/>
          </table:table-cell>
        </table:table-row>
        <table:table-row table:style-name="Table41.1">
          <table:table-cell table:style-name="Table41.A1" office:value-type="string">
            <text:p text:style-name="P36"><text:span text:style-name="T6">3.</text:span></text:p>
          </table:table-cell>
          <table:table-cell table:style-name="Table41.A1" office:value-type="string">
            <text:p text:style-name="P35"><text:span text:style-name="T12">View Privilege</text:span></text:p>
          </table:table-cell>
          <table:table-cell table:style-name="Table41.A1" office:value-type="string">
            <text:p text:style-name="P35"><text:span text:style-name="T12">View Privilege</text:span></text:p>
          </table:table-cell>
          <table:table-cell table:style-name="Table41.A1" office:value-type="string">
            <text:p text:style-name="P35"><text:span text:style-name="T12">button</text:span></text:p>
          </table:table-cell>
          <table:table-cell table:style-name="Table41.A1" office:value-type="string">
            <text:p text:style-name="P35"><text:span text:style-name="T12">submit</text:span></text:p>
          </table:table-cell>
          <table:table-cell table:style-name="Table41.A1" office:value-type="string">
            <text:p text:style-name="P38"/>
          </table:table-cell>
        </table:table-row>
        <table:table-row table:style-name="Table41.1">
          <table:table-cell table:style-name="Table41.A1" office:value-type="string">
            <text:p text:style-name="P36"><text:span text:style-name="T6">4.</text:span></text:p>
          </table:table-cell>
          <table:table-cell table:style-name="Table41.A1" office:value-type="string">
            <text:p text:style-name="P35"><text:span text:style-name="T12">Change Privilege</text:span></text:p>
          </table:table-cell>
          <table:table-cell table:style-name="Table41.A1" office:value-type="string">
            <text:p text:style-name="P35"><text:span text:style-name="T12">Change Privilege</text:span></text:p>
          </table:table-cell>
          <table:table-cell table:style-name="Table41.A1" office:value-type="string">
            <text:p text:style-name="P35"><text:span text:style-name="T12">button</text:span></text:p>
          </table:table-cell>
          <table:table-cell table:style-name="Table41.A1" office:value-type="string">
            <text:p text:style-name="P35"><text:span text:style-name="T12">submit</text:span></text:p>
          </table:table-cell>
          <table:table-cell table:style-name="Table41.A1" office:value-type="string">
            <text:p text:style-name="P38"/>
          </table:table-cell>
        </table:table-row>
        <table:table-row table:style-name="Table41.1">
          <table:table-cell table:style-name="Table41.A1" office:value-type="string">
            <text:p text:style-name="P36"><text:span text:style-name="T6">5.</text:span></text:p>
          </table:table-cell>
          <table:table-cell table:style-name="Table41.A1" office:value-type="string">
            <text:p text:style-name="P35"><text:span text:style-name="T12">Back</text:span></text:p>
          </table:table-cell>
          <table:table-cell table:style-name="Table41.A1" office:value-type="string">
            <text:p text:style-name="P35"><text:span text:style-name="T12">Back</text:span></text:p>
          </table:table-cell>
          <table:table-cell table:style-name="Table41.A1" office:value-type="string">
            <text:p text:style-name="P35"><text:span text:style-name="T12">button</text:span></text:p>
          </table:table-cell>
          <table:table-cell table:style-name="Table41.A1" office:value-type="string">
            <text:p text:style-name="P35"><text:span text:style-name="T12">button</text:span></text:p>
          </table:table-cell>
          <table:table-cell table:style-name="Table41.A1" office:value-type="string">
            <text:p text:style-name="P35"><text:span text:style-name="T12">quit()</text:span></text:p>
          </table:table-cell>
        </table:table-row>
      </table:table>
      <text:p text:style-name="P53"/>
      <text:p text:style-name="P55"><text:span text:style-name="T6">Technology Used: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0"><text:span text:style-name="T6">AJAX Request Handler Name </text:span></text:p>
          </table:table-cell>
          <table:table-cell table:style-name="Table42.A1" office:value-type="string">
            <text:p text:style-name="P10"><text:span text:style-name="T6">Code</text:span></text:p>
          </table:table-cell>
          <table:table-cell table:style-name="Table42.A1" office:value-type="string">
            <text:p text:style-name="P10"><text:span text:style-name="T6">Purpose</text:span></text:p>
          </table:table-cell>
        </table:table-row>
        <table:table-row table:style-name="Table42.1">
          <table:table-cell table:style-name="Table42.A1" office:value-type="string">
            <text:p text:style-name="P10"><text:span text:style-name="T6">newXMLHttpRequest()</text:span></text:p>
          </table:table-cell>
          <table:table-cell table:style-name="Table42.A1" office:value-type="string">
            <text:p text:style-name="P14"><draw:frame draw:style-name="fr3" text:anchor-type="paragraph" svg:width="0.3937in" svg:height="0.3937in" draw:z-index="78"><draw:object-ole xlink:href="./Obj178" xlink:type="simple" xlink:show="embed" xlink:actuate="onLoad"/><draw:image xlink:href="./ObjectReplacements/Obj178" xlink:type="simple" xlink:show="embed" xlink:actuate="onLoad"/></draw:frame></text:p>
          </table:table-cell>
          <table:table-cell table:style-name="Table42.A1" office:value-type="string">
            <text:p text:style-name="P10"><text:span text:style-name="T6">For Creating XMLHttpRequest object (page validation). </text:span></text:p>
          </table:table-cell>
        </table:table-row>
        <table:table-row table:style-name="Table42.1">
          <table:table-cell table:style-name="Table42.A1" office:value-type="string">
            <text:p text:style-name="P10"><text:span text:style-name="T6">getReadyStateHandler(req, responseXmlHandler)</text:span></text:p>
          </table:table-cell>
          <table:table-cell table:style-name="Table42.A1" office:value-type="string">
            <text:p text:style-name="P14"><draw:frame draw:style-name="fr3" text:anchor-type="paragraph" svg:width="0.3937in" svg:height="0.3937in" draw:z-index="79"><draw:object-ole xlink:href="./Obj179" xlink:type="simple" xlink:show="embed" xlink:actuate="onLoad"/><draw:image xlink:href="./ObjectReplacements/Obj179" xlink:type="simple" xlink:show="embed" xlink:actuate="onLoad"/></draw:frame></text:p>
          </table:table-cell>
          <table:table-cell table:style-name="Table42.A1" office:value-type="string">
            <text:p text:style-name="P10"><text:span text:style-name="T6">Returns a function that waits for the specified XMLHttpRequest to complete, then passes it XML response to the given handler function.</text:span></text:p>
            <text:p text:style-name="P14"/>
          </table:table-cell>
        </table:table-row>
      </table:table>
      <text:p text:style-name="P59"/>
      <text:p text:style-name="P8"><text:span text:style-name="T6"><text:tab/>Functions:</text:span></text:p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43.1">
          <table:table-cell table:style-name="Table43.A1" office:value-type="string">
            <text:p text:style-name="P37"><text:span text:style-name="T6">S.No.</text:span></text:p>
          </table:table-cell>
          <table:table-cell table:style-name="Table43.A1" office:value-type="string">
            <text:p text:style-name="P37"><text:span text:style-name="T6">JavaScript Function Name</text:span></text:p>
          </table:table-cell>
          <table:table-cell table:style-name="Table43.A1" office:value-type="string">
            <text:p text:style-name="P37"><text:span text:style-name="T6">Code</text:span></text:p>
          </table:table-cell>
          <table:table-cell table:style-name="Table43.A1" office:value-type="string">
            <text:p text:style-name="P37"><text:span text:style-name="T6">Purpose</text:span></text:p>
          </table:table-cell>
        </table:table-row>
        <table:table-row table:style-name="Table43.1">
          <table:table-cell table:style-name="Table43.A2" office:value-type="string">
            <text:list xml:id="list1680839627" text:continue-list="list70941668" text:style-name="L11">
              <text:list-item>
                <text:p text:style-name="P41"/>
              </text:list-item>
            </text:list>
          </table:table-cell>
          <table:table-cell table:style-name="Table43.A2" office:value-type="string">
            <text:p text:style-name="P37"><text:span text:style-name="T6">Search()</text:span></text:p>
          </table:table-cell>
          <table:table-cell table:style-name="Table43.A2" office:value-type="string">
            <text:p text:style-name="P44"><draw:frame draw:style-name="fr3" text:anchor-type="paragraph" svg:width="0.3937in" svg:height="0.3937in" draw:z-index="80"><draw:object-ole xlink:href="./Obj180" xlink:type="simple" xlink:show="embed" xlink:actuate="onLoad"/><draw:image xlink:href="./ObjectReplacements/Obj180" xlink:type="simple" xlink:show="embed" xlink:actuate="onLoad"/></draw:frame></text:p>
          </table:table-cell>
          <table:table-cell table:style-name="Table43.A1" office:value-type="string">
            <text:p text:style-name="P37"><text:span text:style-name="T6">For checking email_id already stored into the </text:span><text:span text:style-name="T11">staff_detail</text:span><text:span text:style-name="T6"> table or not. </text:span></text:p>
          </table:table-cell>
        </table:table-row>
        <table:table-row table:style-name="Table43.1">
          <table:table-cell table:style-name="Table43.A2" office:value-type="string">
            <text:list xml:id="list1129945510" text:continue-numbering="true" text:style-name="L11">
              <text:list-item>
                <text:p text:style-name="P41"/>
              </text:list-item>
            </text:list>
          </table:table-cell>
          <table:table-cell table:style-name="Table43.A2" office:value-type="string">
            <text:p text:style-name="P37"><text:span text:style-name="T6">update(cartXML) </text:span></text:p>
          </table:table-cell>
          <table:table-cell table:style-name="Table43.A2" office:value-type="string">
            <text:p text:style-name="P44"><draw:frame draw:style-name="fr3" text:anchor-type="paragraph" svg:width="0.3937in" svg:height="0.3937in" draw:z-index="81"><draw:object-ole xlink:href="./Obj181" xlink:type="simple" xlink:show="embed" xlink:actuate="onLoad"/><draw:image xlink:href="./ObjectReplacements/Obj181" xlink:type="simple" xlink:show="embed" xlink:actuate="onLoad"/></draw:frame></text:p>
          </table:table-cell>
          <table:table-cell table:style-name="Table43.A1" office:value-type="string">
            <text:p text:style-name="P37"><text:span text:style-name="T6">For display message retrieved after search function.</text:span></text:p>
          </table:table-cell>
        </table:table-row>
        <table:table-row table:style-name="Table43.1">
          <table:table-cell table:style-name="Table43.A2" office:value-type="string">
            <text:list xml:id="list1049917823" text:continue-numbering="true" text:style-name="L11">
              <text:list-item>
                <text:p text:style-name="P41"/>
              </text:list-item>
            </text:list>
          </table:table-cell>
          <table:table-cell table:style-name="Table43.A2" office:value-type="string">
            <text:p text:style-name="P37"><text:span text:style-name="T6">dcheck()</text:span></text:p>
          </table:table-cell>
          <table:table-cell table:style-name="Table43.A2" office:value-type="string">
            <text:p text:style-name="P44"><draw:frame draw:style-name="fr3" text:anchor-type="paragraph" svg:width="0.3937in" svg:height="0.3937in" draw:z-index="82"><draw:object-ole xlink:href="./Obj182" xlink:type="simple" xlink:show="embed" xlink:actuate="onLoad"/><draw:image xlink:href="./ObjectReplacements/Obj182" xlink:type="simple" xlink:show="embed" xlink:actuate="onLoad"/></draw:frame></text:p>
          </table:table-cell>
          <table:table-cell table:style-name="Table43.A1" office:value-type="string">
            <text:p text:style-name="P37"><text:span text:style-name="T6">For checking blank joining date and its format.</text:span></text:p>
          </table:table-cell>
        </table:table-row>
        <table:table-row table:style-name="Table43.1">
          <table:table-cell table:style-name="Table43.A2" office:value-type="string">
            <text:list xml:id="list756275643" text:continue-numbering="true" text:style-name="L11">
              <text:list-item>
                <text:p text:style-name="P41"/>
              </text:list-item>
            </text:list>
          </table:table-cell>
          <table:table-cell table:style-name="Table43.A2" office:value-type="string">
            <text:p text:style-name="P37"><text:span text:style-name="T6">dcheck_releaving()</text:span></text:p>
          </table:table-cell>
          <table:table-cell table:style-name="Table43.A2" office:value-type="string">
            <text:p text:style-name="P44"><draw:frame draw:style-name="fr3" text:anchor-type="paragraph" svg:width="0.3937in" svg:height="0.3937in" draw:z-index="83"><draw:object-ole xlink:href="./Obj183" xlink:type="simple" xlink:show="embed" xlink:actuate="onLoad"/><draw:image xlink:href="./ObjectReplacements/Obj183" xlink:type="simple" xlink:show="embed" xlink:actuate="onLoad"/></draw:frame></text:p>
          </table:table-cell>
          <table:table-cell table:style-name="Table43.A1" office:value-type="string">
            <text:p text:style-name="P37"><text:span text:style-name="T6">For checking valid relieving date and its format.</text:span></text:p>
          </table:table-cell>
        </table:table-row>
        <table:table-row table:style-name="Table43.1">
          <table:table-cell table:style-name="Table43.A2" office:value-type="string">
            <text:list xml:id="list181237957" text:continue-numbering="true" text:style-name="L11">
              <text:list-item>
                <text:p text:style-name="P41"/>
              </text:list-item>
            </text:list>
          </table:table-cell>
          <table:table-cell table:style-name="Table43.A2" office:value-type="string">
            <text:p text:style-name="P37"><text:span text:style-name="T6">dcheck_dob()</text:span></text:p>
          </table:table-cell>
          <table:table-cell table:style-name="Table43.A2" office:value-type="string">
            <text:p text:style-name="P44"><draw:frame draw:style-name="fr3" text:anchor-type="paragraph" svg:width="0.3937in" svg:height="0.3937in" draw:z-index="84"><draw:object-ole xlink:href="./Obj184" xlink:type="simple" xlink:show="embed" xlink:actuate="onLoad"/><draw:image xlink:href="./ObjectReplacements/Obj184" xlink:type="simple" xlink:show="embed" xlink:actuate="onLoad"/></draw:frame></text:p>
          </table:table-cell>
          <table:table-cell table:style-name="Table43.A1" office:value-type="string">
            <text:p text:style-name="P37"><text:span text:style-name="T6">For check valid date of birth.</text:span></text:p>
          </table:table-cell>
        </table:table-row>
        <table:table-row table:style-name="Table43.1">
          <table:table-cell table:style-name="Table43.A2" office:value-type="string">
            <text:list xml:id="list1656228915" text:continue-numbering="true" text:style-name="L11">
              <text:list-item>
                <text:p text:style-name="P41"/>
              </text:list-item>
            </text:list>
          </table:table-cell>
          <table:table-cell table:style-name="Table43.A2" office:value-type="string">
            <text:p text:style-name="P37"><text:span text:style-name="T6">isValidDate(dateStr)</text:span></text:p>
          </table:table-cell>
          <table:table-cell table:style-name="Table43.A2" office:value-type="string">
            <text:p text:style-name="P44"><draw:frame draw:style-name="fr3" text:anchor-type="paragraph" svg:width="0.3937in" svg:height="0.3937in" draw:z-index="85"><draw:object-ole xlink:href="./Obj185" xlink:type="simple" xlink:show="embed" xlink:actuate="onLoad"/><draw:image xlink:href="./ObjectReplacements/Obj185" xlink:type="simple" xlink:show="embed" xlink:actuate="onLoad"/></draw:frame></text:p>
          </table:table-cell>
          <table:table-cell table:style-name="Table43.A1" office:value-type="string">
            <text:p text:style-name="P37"><text:span text:style-name="T6">For checking valid date format.</text:span></text:p>
          </table:table-cell>
        </table:table-row>
        <table:table-row table:style-name="Table43.1">
          <table:table-cell table:style-name="Table43.A2" office:value-type="string">
            <text:list xml:id="list2095791445" text:continue-numbering="true" text:style-name="L11">
              <text:list-item>
                <text:p text:style-name="P41"/>
              </text:list-item>
            </text:list>
          </table:table-cell>
          <table:table-cell table:style-name="Table43.A2" office:value-type="string">
            <text:p text:style-name="P37"><text:span text:style-name="T6">validation()</text:span></text:p>
          </table:table-cell>
          <table:table-cell table:style-name="Table43.A2" office:value-type="string">
            <text:p text:style-name="P44"><draw:frame draw:style-name="fr3" text:anchor-type="paragraph" svg:width="0.3937in" svg:height="0.3937in" draw:z-index="86"><draw:object-ole xlink:href="./Obj186" xlink:type="simple" xlink:show="embed" xlink:actuate="onLoad"/><draw:image xlink:href="./ObjectReplacements/Obj186" xlink:type="simple" xlink:show="embed" xlink:actuate="onLoad"/></draw:frame></text:p>
          </table:table-cell>
          <table:table-cell table:style-name="Table43.A1" office:value-type="string">
            <text:p text:style-name="P37"><text:span text:style-name="T6">On form submit, it validates all fields are properly filled.</text:span></text:p>
          </table:table-cell>
        </table:table-row>
        <table:table-row table:style-name="Table43.1">
          <table:table-cell table:style-name="Table43.A2" office:value-type="string">
            <text:list xml:id="list120083593" text:continue-numbering="true" text:style-name="L11">
              <text:list-item>
                <text:p text:style-name="P41"/>
              </text:list-item>
            </text:list>
          </table:table-cell>
          <table:table-cell table:style-name="Table43.A2" office:value-type="string">
            <text:p text:style-name="P37"><text:span text:style-name="T6">quit()</text:span></text:p>
          </table:table-cell>
          <table:table-cell table:style-name="Table43.A2" office:value-type="string">
            <text:p text:style-name="P44"><draw:frame draw:style-name="fr3" text:anchor-type="paragraph" svg:width="0.3937in" svg:height="0.3937in" draw:z-index="87"><draw:object-ole xlink:href="./Obj187" xlink:type="simple" xlink:show="embed" xlink:actuate="onLoad"/><draw:image xlink:href="./ObjectReplacements/Obj187" xlink:type="simple" xlink:show="embed" xlink:actuate="onLoad"/></draw:frame></text:p>
          </table:table-cell>
          <table:table-cell table:style-name="Table43.A1" office:value-type="string">
            <text:p text:style-name="P35"><text:span text:style-name="T6">calls main.jsp</text:span></text:p>
          </table:table-cell>
        </table:table-row>
      </table:table>
      <text:p text:style-name="P56"/>
      <text:p text:style-name="P58"/>
      <text:p text:style-name="P58"/>
      <text:p text:style-name="P58"/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table:number-columns-spanned="2" office:value-type="string">
            <text:p text:style-name="P10"><text:span text:style-name="T6">Struts Form Bean Mapping:</text:span>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0"><text:span text:style-name="T6">Logical Name</text:span></text:p>
          </table:table-cell>
          <table:table-cell table:style-name="Table44.A2" office:value-type="string">
            <text:p text:style-name="P10"><text:span text:style-name="T6">AcqRegisterActionForm</text:span></text:p>
          </table:table-cell>
        </table:table-row>
        <table:table-row table:style-name="Table44.1">
          <table:table-cell table:style-name="Table44.A2" office:value-type="string">
            <text:p text:style-name="P10"><text:span text:style-name="T6">Physical Name</text:span></text:p>
          </table:table-cell>
          <table:table-cell table:style-name="Table44.A2" office:value-type="string">
            <text:p text:style-name="P10"><text:span text:style-name="T6">com.myapp.struts.admin.AcqRegisterActionForm.java</text:span></text:p>
          </table:table-cell>
        </table:table-row>
        <table:table-row table:style-name="Table44.1">
          <table:table-cell table:style-name="Table44.A4" office:value-type="string">
            <text:p text:style-name="P10"><text:span text:style-name="T6">Code:</text:span></text:p>
          </table:table-cell>
          <table:table-cell table:style-name="Table44.A4" office:value-type="string">
            <text:p text:style-name="P14"><draw:frame draw:style-name="fr3" text:anchor-type="paragraph" svg:width="0.3937in" svg:height="0.3937in" draw:z-index="88"><draw:object-ole xlink:href="./Obj188" xlink:type="simple" xlink:show="embed" xlink:actuate="onLoad"/><draw:image xlink:href="./ObjectReplacements/Obj188" xlink:type="simple" xlink:show="embed" xlink:actuate="onLoad"/></draw:frame></text:p>
          </table:table-cell>
        </table:table-row>
        <table:table-row table:style-name="Table44.1">
          <table:table-cell table:style-name="Table44.A1" table:number-columns-spanned="2" office:value-type="string">
            <text:p text:style-name="P10"><text:span text:style-name="T6">Struts Action:</text:span>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0"><text:span text:style-name="T6">Logical Name:</text:span></text:p>
          </table:table-cell>
          <table:table-cell table:style-name="Table44.A2" office:value-type="string">
            <text:p text:style-name="P10"><text:span text:style-name="T6">assign_privilege</text:span></text:p>
          </table:table-cell>
        </table:table-row>
        <table:table-row table:style-name="Table44.1">
          <table:table-cell table:style-name="Table44.A2" office:value-type="string">
            <text:p text:style-name="P10"><text:span text:style-name="T6">Input JSP Form:</text:span></text:p>
          </table:table-cell>
          <table:table-cell table:style-name="Table44.A2" office:value-type="string">
            <text:p text:style-name="P10"><text:span text:style-name="T6">assign_privilege.jsp</text:span></text:p>
          </table:table-cell>
        </table:table-row>
        <table:table-row table:style-name="Table44.1">
          <table:table-cell table:style-name="Table44.A2" office:value-type="string">
            <text:p text:style-name="P10"><text:span text:style-name="T6">Physical Path:</text:span></text:p>
          </table:table-cell>
          <table:table-cell table:style-name="Table44.A2" office:value-type="string">
            <text:p text:style-name="P10"><text:span text:style-name="T6">com.myapp.struts.admin.AssignPrivilegeAction.java</text:span></text:p>
          </table:table-cell>
        </table:table-row>
        <table:table-row table:style-name="Table44.1">
          <table:table-cell table:style-name="Table44.A2" office:value-type="string">
            <text:p text:style-name="P10"><text:span text:style-name="T6">Code:</text:span></text:p>
          </table:table-cell>
          <table:table-cell table:style-name="Table44.A2" office:value-type="string">
            <text:p text:style-name="P14"><draw:frame draw:style-name="fr3" text:anchor-type="paragraph" svg:width="0.3937in" svg:height="0.3937in" draw:z-index="89"><draw:object-ole xlink:href="./Obj189" xlink:type="simple" xlink:show="embed" xlink:actuate="onLoad"/><draw:image xlink:href="./ObjectReplacements/Obj189" xlink:type="simple" xlink:show="embed" xlink:actuate="onLoad"/></draw:frame></text:p>
          </table:table-cell>
        </table:table-row>
        <table:table-row table:style-name="Table44.1">
          <table:table-cell table:style-name="Table44.A2" office:value-type="string">
            <text:p text:style-name="P10"><text:span text:style-name="T6">Class Used:</text:span></text:p>
          </table:table-cell>
          <table:table-cell table:style-name="Table44.A2" office:value-type="string">
            <text:p text:style-name="P10"><text:span text:style-name="T6">MyQueryResult</text:span></text:p>
          </table:table-cell>
        </table:table-row>
        <table:table-row table:style-name="Table44.1">
          <table:table-cell table:style-name="Table44.A4" office:value-type="string">
            <text:p text:style-name="P10"><text:span text:style-name="T6">Class Path:</text:span></text:p>
          </table:table-cell>
          <table:table-cell table:style-name="Table44.A4" office:value-type="string">
            <text:p text:style-name="P10"><text:span text:style-name="T6">Com.myapp.struts.MyQueryResult.java</text:span></text:p>
          </table:table-cell>
        </table:table-row>
        <table:table-row table:style-name="Table44.1">
          <table:table-cell table:style-name="Table44.A1" table:number-columns-spanned="2" office:value-type="string">
            <text:p text:style-name="P10"><text:span text:style-name="T6">Function Used from </text:span><text:span text:style-name="T11">MyQueryResult</text:span><text:span text:style-name="T6"> class:</text:span>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0"><draw:frame draw:style-name="fr3" text:anchor-type="paragraph" svg:width="0.3937in" svg:height="0.3937in" draw:z-index="90"><draw:object-ole xlink:href="./Obj190" xlink:type="simple" xlink:show="embed" xlink:actuate="onLoad"/><draw:image xlink:href="./ObjectReplacements/Obj190" xlink:type="simple" xlink:show="embed" xlink:actuate="onLoad"/></draw:frame><text:span text:style-name="T6">getMyExecuteUpdate()</text:span></text:p>
          </table:table-cell>
          <table:table-cell table:style-name="Table44.A2" office:value-type="string">
            <text:p text:style-name="P10"><text:span text:style-name="T6"><text:s/>This method is used for executing query taking as a parameter and after execution returns number of rows affected as an integer number. </text:span></text:p>
          </table:table-cell>
        </table:table-row>
        <table:table-row table:style-name="Table44.1">
          <table:table-cell table:style-name="Table44.A2" office:value-type="string">
            <text:p text:style-name="P10"><text:span text:style-name="T6">getMyExecuteQuery()</text:span></text:p>
            <text:p text:style-name="P14"><draw:frame draw:style-name="fr3" text:anchor-type="paragraph" svg:width="0.3937in" svg:height="0.3937in" draw:z-index="91"><draw:object-ole xlink:href="./Obj191" xlink:type="simple" xlink:show="embed" xlink:actuate="onLoad"/><draw:image xlink:href="./ObjectReplacements/Obj191" xlink:type="simple" xlink:show="embed" xlink:actuate="onLoad"/></draw:frame></text:p>
          </table:table-cell>
          <table:table-cell table:style-name="Table44.A2" office:value-type="string">
            <text:p text:style-name="P10"><text:span text:style-name="T6">This method is used for executing query taking as a parameter and after execution returns a resultset.</text:span></text:p>
          </table:table-cell>
        </table:table-row>
        <table:table-row table:style-name="Table44.1">
          <table:table-cell table:style-name="Table44.A1" table:number-columns-spanned="3" office:value-type="string">
            <text:p text:style-name="P11"><text:span text:style-name="T6">Request Forwards On:</text:span></text:p>
          </table:table-cell>
          <table:covered-table-cell/>
          <table:covered-table-cell/>
          <table:table-cell table:style-name="Table44.A1" table:number-columns-spanned="65535" office:value-type="string">
            <text:p text:style-name="P11"><text:span text:style-name="T6">Purpose</text:span></text:p>
          </table:table-cell>
        </table:table-row>
        <table:table-row table:style-name="Table44.1">
          <table:table-cell table:style-name="Table44.A2" office:value-type="string">
            <text:p text:style-name="P10"><text:span text:style-name="T6">not_found</text:span></text:p>
          </table:table-cell>
          <table:table-cell table:style-name="Table44.A2" table:number-columns-spanned="2" office:value-type="string">
            <text:p text:style-name="P10"><text:span text:style-name="T6">“/admin/assign_privilege.jsp"</text:span></text:p>
          </table:table-cell>
          <table:covered-table-cell/>
          <table:table-cell table:style-name="Table44.A2" table:number-columns-spanned="65535" office:value-type="string">
            <text:p text:style-name="P10"><text:span text:style-name="T6">If staff_id not exist in the staff_detail table a message sets in request attribute for displaying in account view page. </text:span></text:p>
          </table:table-cell>
        </table:table-row>
        <text:soft-page-break/>
        <table:table-row table:style-name="Table44.1">
          <table:table-cell table:style-name="Table44.A2" office:value-type="string">
            <text:p text:style-name="P10"><text:span text:style-name="T6">assign</text:span></text:p>
          </table:table-cell>
          <table:table-cell table:style-name="Table44.A2" table:number-columns-spanned="2" office:value-type="string">
            <text:p text:style-name="P10"><text:span text:style-name="T6">“/admin/privilege_tree.jsp”</text:span></text:p>
          </table:table-cell>
          <table:covered-table-cell/>
          <table:table-cell table:style-name="Table44.A2" table:number-columns-spanned="65535" office:value-type="string">
            <text:p text:style-name="P10"><text:span text:style-name="T6">Displays All privileges in a tree structure. </text:span></text:p>
          </table:table-cell>
        </table:table-row>
        <table:table-row table:style-name="Table44.1">
          <table:table-cell table:style-name="Table44.A2" office:value-type="string">
            <text:p text:style-name="P10"><text:span text:style-name="T6">update/view</text:span></text:p>
          </table:table-cell>
          <table:table-cell table:style-name="Table44.A2" table:number-columns-spanned="2" office:value-type="string">
            <text:p text:style-name="P10"><text:span text:style-name="T6">“assign_privilege1.do"</text:span></text:p>
          </table:table-cell>
          <table:covered-table-cell/>
          <table:table-cell table:style-name="Table44.A2" table:number-columns-spanned="65535" office:value-type="string">
            <text:p text:style-name="P10"><text:span text:style-name="T6">If button pressed by user is “update” or “view” then request forwards to “assign_privilege1.do” action.</text:span></text:p>
          </table:table-cell>
        </table:table-row>
        <table:table-row table:style-name="Table44.1">
          <table:table-cell table:style-name="Table44.A2" office:value-type="string">
            <text:p text:style-name="P14"/>
          </table:table-cell>
          <table:table-cell table:style-name="Table44.A2" table:number-columns-spanned="2" office:value-type="string">
            <text:p text:style-name="P14"/>
          </table:table-cell>
          <table:covered-table-cell/>
          <table:table-cell table:style-name="Table44.A2" table:number-columns-spanned="65535" office:value-type="string">
            <text:p text:style-name="P14"/>
          </table:table-cell>
        </table:table-row>
      </table:table>
      <text:p text:style-name="P58"/>
      <text:p text:style-name="P16"><text:span text:style-name="T6">Tables Used:</text:span></text:p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column table:style-name="Table45.E"/>
        <table:table-row table:style-name="Table45.1">
          <table:table-cell table:style-name="Table45.A1" office:value-type="string">
            <text:p text:style-name="P10"><text:span text:style-name="T6">S.No.</text:span></text:p>
          </table:table-cell>
          <table:table-cell table:style-name="Table45.A1" office:value-type="string">
            <text:p text:style-name="P10"><text:span text:style-name="T6">Table Name</text:span></text:p>
          </table:table-cell>
          <table:table-cell table:style-name="Table45.A1" office:value-type="string">
            <text:p text:style-name="P10"><text:span text:style-name="T6">Select Operation</text:span></text:p>
          </table:table-cell>
          <table:table-cell table:style-name="Table45.A1" office:value-type="string">
            <text:p text:style-name="P10"><text:span text:style-name="T6">Column Used in where clause</text:span></text:p>
          </table:table-cell>
          <table:table-cell table:style-name="Table45.A1" office:value-type="string">
            <text:p text:style-name="P10"><text:span text:style-name="T6">Purpose</text:span></text:p>
          </table:table-cell>
        </table:table-row>
        <table:table-row table:style-name="Table45.1">
          <table:table-cell table:style-name="Table45.A1" office:value-type="string">
            <text:p text:style-name="P10"><text:span text:style-name="T6">1</text:span></text:p>
          </table:table-cell>
          <table:table-cell table:style-name="Table45.A1" office:value-type="string">
            <text:p text:style-name="P10"><text:span text:style-name="T6">login</text:span></text:p>
          </table:table-cell>
          <table:table-cell table:style-name="Table45.A1" office:value-type="string">
            <text:p text:style-name="P10"><text:span text:style-name="T6">user_id</text:span></text:p>
          </table:table-cell>
          <table:table-cell table:style-name="Table45.A1" office:value-type="string">
            <text:p text:style-name="P10"><text:span text:style-name="T10">user_id</text:span></text:p>
          </table:table-cell>
          <table:table-cell table:style-name="Table45.A1" office:value-type="string">
            <text:p text:style-name="P10"><text:span text:style-name="T6">For checking existing user_id in login table for assigning privileges.</text:span></text:p>
          </table:table-cell>
        </table:table-row>
        <table:table-row table:style-name="Table45.1">
          <table:table-cell table:style-name="Table45.A1" office:value-type="string">
            <text:p text:style-name="P10"><text:span text:style-name="T6">2</text:span></text:p>
          </table:table-cell>
          <table:table-cell table:style-name="Table45.A1" office:value-type="string">
            <text:p text:style-name="P10"><text:span text:style-name="T6">privilege</text:span></text:p>
          </table:table-cell>
          <table:table-cell table:style-name="Table45.A1" office:value-type="string">
            <text:p text:style-name="P10"><text:span text:style-name="T6">All columns are retrieved</text:span></text:p>
          </table:table-cell>
          <table:table-cell table:style-name="Table45.A1" office:value-type="string">
            <text:p text:style-name="P10"><text:span text:style-name="T10">staff_id,library_id</text:span></text:p>
          </table:table-cell>
          <table:table-cell table:style-name="Table45.A1" office:value-type="string">
            <text:p text:style-name="P10"><text:span text:style-name="T6">For checking privileges for sub-modules like acquisition, circulation etc. </text:span></text:p>
          </table:table-cell>
        </table:table-row>
        <table:table-row table:style-name="Table45.1">
          <table:table-cell table:style-name="Table45.A1" office:value-type="string">
            <text:p text:style-name="P10"><text:span text:style-name="T6">3</text:span></text:p>
          </table:table-cell>
          <table:table-cell table:style-name="Table45.A1" office:value-type="string">
            <text:p text:style-name="P10"><text:span text:style-name="T6">acq_privilege</text:span></text:p>
          </table:table-cell>
          <table:table-cell table:style-name="Table45.A1" office:value-type="string">
            <text:p text:style-name="P10"><text:span text:style-name="T6">All columns are retrieved</text:span></text:p>
          </table:table-cell>
          <table:table-cell table:style-name="Table45.A1" office:value-type="string">
            <text:p text:style-name="P10"><text:span text:style-name="T10">staff_id,library_id</text:span></text:p>
          </table:table-cell>
          <table:table-cell table:style-name="Table45.A1" office:value-type="string">
            <text:p text:style-name="P10"><text:span text:style-name="T6">For checking privileges for sub-modules of acquisition.</text:span></text:p>
          </table:table-cell>
        </table:table-row>
        <table:table-row table:style-name="Table45.1">
          <table:table-cell table:style-name="Table45.A1" office:value-type="string">
            <text:p text:style-name="P10"><text:span text:style-name="T6">4</text:span></text:p>
          </table:table-cell>
          <table:table-cell table:style-name="Table45.A1" office:value-type="string">
            <text:p text:style-name="P10"><text:span text:style-name="T6">cat_privilege</text:span></text:p>
          </table:table-cell>
          <table:table-cell table:style-name="Table45.A1" office:value-type="string">
            <text:p text:style-name="P10"><text:span text:style-name="T6">All columns are retrieved</text:span></text:p>
          </table:table-cell>
          <table:table-cell table:style-name="Table45.A1" office:value-type="string">
            <text:p text:style-name="P10"><text:span text:style-name="T10">staff_id,library_id</text:span></text:p>
          </table:table-cell>
          <table:table-cell table:style-name="Table45.A1" office:value-type="string">
            <text:p text:style-name="P10"><text:span text:style-name="T6">For checking privileges for sub-modules of cataloging.</text:span></text:p>
          </table:table-cell>
        </table:table-row>
        <table:table-row table:style-name="Table45.1">
          <table:table-cell table:style-name="Table45.A1" office:value-type="string">
            <text:p text:style-name="P10"><text:span text:style-name="T6">5</text:span></text:p>
          </table:table-cell>
          <table:table-cell table:style-name="Table45.A1" office:value-type="string">
            <text:p text:style-name="P10"><text:span text:style-name="T6">cir_privilege</text:span></text:p>
          </table:table-cell>
          <table:table-cell table:style-name="Table45.A1" office:value-type="string">
            <text:p text:style-name="P10"><text:span text:style-name="T6">All columns are retrieved</text:span></text:p>
          </table:table-cell>
          <table:table-cell table:style-name="Table45.A1" office:value-type="string">
            <text:p text:style-name="P10"><text:span text:style-name="T10">staff_id,library_id</text:span></text:p>
          </table:table-cell>
          <table:table-cell table:style-name="Table45.A1" office:value-type="string">
            <text:p text:style-name="P10"><text:span text:style-name="T6">For checking privileges for sub-modules of circulation.</text:span></text:p>
          </table:table-cell>
        </table:table-row>
        <table:table-row table:style-name="Table45.1">
          <table:table-cell table:style-name="Table45.A1" office:value-type="string">
            <text:p text:style-name="P10"><text:span text:style-name="T6">6</text:span></text:p>
          </table:table-cell>
          <table:table-cell table:style-name="Table45.A1" office:value-type="string">
            <text:p text:style-name="P10"><text:span text:style-name="T6">ser_privilege</text:span></text:p>
          </table:table-cell>
          <table:table-cell table:style-name="Table45.A1" office:value-type="string">
            <text:p text:style-name="P10"><text:span text:style-name="T6">All columns are retrieved</text:span></text:p>
          </table:table-cell>
          <table:table-cell table:style-name="Table45.A1" office:value-type="string">
            <text:p text:style-name="P10"><text:span text:style-name="T10">staff_id,library_id</text:span></text:p>
          </table:table-cell>
          <table:table-cell table:style-name="Table45.A1" office:value-type="string">
            <text:p text:style-name="P10"><text:span text:style-name="T6">For checking privileges for sub-modules of serial.</text:span></text:p>
          </table:table-cell>
        </table:table-row>
      </table:table>
      <text:p text:style-name="P64"/>
      <text:p text:style-name="P62"><text:span text:style-name="T6">On success to “assign” the request forwards to “privilege_tree.jsp”</text:span></text:p>
      <text:p text:style-name="P65"/>
      <text:p text:style-name="P62"><text:span text:style-name="T4">File Name of View Page:</text:span><text:span text:style-name="T6"> privilege_tree.jsp</text:span></text:p>
      <text:p text:style-name="P20"><text:span text:style-name="T4">Form Action Attribute:</text:span><text:span text:style-name="T6">”/</text:span> assign_privilege1<text:span text:style-name="T6">”</text:span></text:p>
      <text:p text:style-name="P53"/>
      <text:p text:style-name="P56"/>
      <text:p text:style-name="P56"/>
      <text:p text:style-name="P55"><text:span text:style-name="T6">Attributes:</text:span></text:p>
      <text:p text:style-name="P5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column table:style-name="Table46.F"/>
        <table:table-row table:style-name="Table46.1">
          <table:table-cell table:style-name="Table46.A1" office:value-type="string">
            <text:p text:style-name="P35"><text:span text:style-name="T4">S.No.</text:span></text:p>
          </table:table-cell>
          <table:table-cell table:style-name="Table46.A1" office:value-type="string">
            <text:p text:style-name="P35"><text:span text:style-name="T4">Attribute Name</text:span></text:p>
          </table:table-cell>
          <table:table-cell table:style-name="Table46.A1" office:value-type="string">
            <text:p text:style-name="P35"><text:span text:style-name="T4">Label </text:span></text:p>
          </table:table-cell>
          <table:table-cell table:style-name="Table46.A1" office:value-type="string">
            <text:p text:style-name="P35"><text:span text:style-name="T4">Field Name</text:span></text:p>
          </table:table-cell>
          <table:table-cell table:style-name="Table46.A1" office:value-type="string">
            <text:p text:style-name="P35"><text:span text:style-name="T4">Type</text:span></text:p>
          </table:table-cell>
          <table:table-cell table:style-name="Table46.A1" office:value-type="string">
            <text:p text:style-name="P35"><text:span text:style-name="T4">Validation</text:span></text:p>
          </table:table-cell>
        </table:table-row>
        <table:table-row table:style-name="Table46.1">
          <table:table-cell table:style-name="Table46.A1" office:value-type="string">
            <text:p text:style-name="P36"><text:span text:style-name="T6">1.</text:span></text:p>
          </table:table-cell>
          <table:table-cell table:style-name="Table46.A1" office:value-type="string">
            <text:p text:style-name="P35"><text:span text:style-name="T6">privilege_list1</text:span></text:p>
          </table:table-cell>
          <table:table-cell table:style-name="Table46.A1" office:value-type="string">
            <text:p text:style-name="P39"/>
          </table:table-cell>
          <table:table-cell table:style-name="Table46.A1" office:value-type="string">
            <text:p text:style-name="P35"><text:span text:style-name="T12">privilege_list1</text:span></text:p>
          </table:table-cell>
          <table:table-cell table:style-name="Table46.A1" office:value-type="string">
            <text:p text:style-name="P35"><text:span text:style-name="T12">hidden</text:span></text:p>
          </table:table-cell>
          <table:table-cell table:style-name="Table46.A1" office:value-type="string">
            <text:p text:style-name="P38"/>
          </table:table-cell>
        </table:table-row>
        <table:table-row table:style-name="Table46.1">
          <table:table-cell table:style-name="Table46.A1" office:value-type="string">
            <text:p text:style-name="P36"><text:span text:style-name="T6">2.</text:span></text:p>
          </table:table-cell>
          <table:table-cell table:style-name="Table46.A1" office:value-type="string">
            <text:p text:style-name="P35"><text:span text:style-name="T12">button</text:span></text:p>
          </table:table-cell>
          <table:table-cell table:style-name="Table46.A1" office:value-type="string">
            <text:p text:style-name="P38"/>
          </table:table-cell>
          <table:table-cell table:style-name="Table46.A1" office:value-type="string">
            <text:p text:style-name="P35"><text:span text:style-name="T12">button</text:span></text:p>
          </table:table-cell>
          <table:table-cell table:style-name="Table46.A1" office:value-type="string">
            <text:p text:style-name="P35"><text:span text:style-name="T12">hidden</text:span></text:p>
          </table:table-cell>
          <table:table-cell table:style-name="Table46.A1" office:value-type="string">
            <text:p text:style-name="P38"/>
          </table:table-cell>
        </table:table-row>
        <table:table-row table:style-name="Table46.1">
          <table:table-cell table:style-name="Table46.A1" office:value-type="string">
            <text:p text:style-name="P36"><text:span text:style-name="T6">3.</text:span></text:p>
          </table:table-cell>
          <table:table-cell table:style-name="Table46.A1" office:value-type="string">
            <text:p text:style-name="P35"><text:span text:style-name="T12">staff_id</text:span></text:p>
          </table:table-cell>
          <table:table-cell table:style-name="Table46.A1" office:value-type="string">
            <text:p text:style-name="P38"/>
          </table:table-cell>
          <table:table-cell table:style-name="Table46.A1" office:value-type="string">
            <text:p text:style-name="P35"><text:span text:style-name="T12">staff_id</text:span></text:p>
          </table:table-cell>
          <table:table-cell table:style-name="Table46.A1" office:value-type="string">
            <text:p text:style-name="P35"><text:span text:style-name="T12">Hidden</text:span></text:p>
          </table:table-cell>
          <table:table-cell table:style-name="Table46.A1" office:value-type="string">
            <text:p text:style-name="P38"/>
          </table:table-cell>
        </table:table-row>
        <table:table-row table:style-name="Table46.1">
          <table:table-cell table:style-name="Table46.A1" office:value-type="string">
            <text:p text:style-name="P36"><text:span text:style-name="T6">4.</text:span></text:p>
          </table:table-cell>
          <table:table-cell table:style-name="Table46.A1" office:value-type="string">
            <text:p text:style-name="P35"><text:span text:style-name="T12">staff_name</text:span></text:p>
          </table:table-cell>
          <table:table-cell table:style-name="Table46.A1" office:value-type="string">
            <text:p text:style-name="P38"/>
          </table:table-cell>
          <table:table-cell table:style-name="Table46.A1" office:value-type="string">
            <text:p text:style-name="P35"><text:span text:style-name="T12">staff_name</text:span></text:p>
          </table:table-cell>
          <table:table-cell table:style-name="Table46.A1" office:value-type="string">
            <text:p text:style-name="P35"><text:span text:style-name="T12">Hidden</text:span></text:p>
          </table:table-cell>
          <table:table-cell table:style-name="Table46.A1" office:value-type="string">
            <text:p text:style-name="P38"/>
          </table:table-cell>
        </table:table-row>
        <table:table-row table:style-name="Table46.1">
          <table:table-cell table:style-name="Table46.A1" office:value-type="string">
            <text:p text:style-name="P36"><text:span text:style-name="T6">5.</text:span></text:p>
          </table:table-cell>
          <table:table-cell table:style-name="Table46.A1" office:value-type="string">
            <text:p text:style-name="P35"><text:span text:style-name="T12">submit_button</text:span></text:p>
          </table:table-cell>
          <table:table-cell table:style-name="Table46.A1" office:value-type="string">
            <text:p text:style-name="P35"><text:span text:style-name="T12">Submit</text:span></text:p>
          </table:table-cell>
          <table:table-cell table:style-name="Table46.A1" office:value-type="string">
            <text:p text:style-name="P35"><text:span text:style-name="T12">submit_button</text:span></text:p>
          </table:table-cell>
          <table:table-cell table:style-name="Table46.A1" office:value-type="string">
            <text:p text:style-name="P35"><text:span text:style-name="T12">submit</text:span></text:p>
          </table:table-cell>
          <table:table-cell table:style-name="Table46.A1" office:value-type="string">
            <text:p text:style-name="P35"><text:span text:style-name="T12">getAllChecked()</text:span></text:p>
          </table:table-cell>
        </table:table-row>
      </table:table>
      <text:p text:style-name="P53"/>
      <text:p text:style-name="P56"/>
      <text:p text:style-name="P55"><text:span text:style-name="T6">Technology Used:</text:span></text:p>
      <table:table table:name="Table47" table:style-name="Table47">
        <table:table-column table:style-name="Table47.A"/>
        <table:table-column table:style-name="Table47.B"/>
        <table:table-column table:style-name="Table47.C"/>
        <table:table-row table:style-name="Table47.1">
          <table:table-cell table:style-name="Table47.A1" table:number-columns-spanned="2" office:value-type="string">
            <text:p text:style-name="P10"><text:span text:style-name="T6">Struts Form Bean Mapping:</text:span></text:p>
          </table:table-cell>
          <table:covered-table-cell/>
        </table:table-row>
        <table:table-row table:style-name="Table47.1">
          <table:table-cell table:style-name="Table47.A2" office:value-type="string">
            <text:p text:style-name="P10"><text:span text:style-name="T6">Logical Name</text:span></text:p>
          </table:table-cell>
          <table:table-cell table:style-name="Table47.A2" office:value-type="string">
            <text:p text:style-name="P10"><text:span text:style-name="T6">PrivilegeActionForm</text:span></text:p>
          </table:table-cell>
        </table:table-row>
        <table:table-row table:style-name="Table47.1">
          <table:table-cell table:style-name="Table47.A2" office:value-type="string">
            <text:p text:style-name="P10"><text:span text:style-name="T6">Physical Name</text:span></text:p>
          </table:table-cell>
          <table:table-cell table:style-name="Table47.A2" office:value-type="string">
            <text:p text:style-name="P10"><text:span text:style-name="T6">com.myapp.struts.admin.PrivilegeActionForm.java</text:span></text:p>
          </table:table-cell>
        </table:table-row>
        <table:table-row table:style-name="Table47.1">
          <table:table-cell table:style-name="Table47.A4" office:value-type="string">
            <text:p text:style-name="P10"><text:span text:style-name="T6">Code:</text:span></text:p>
          </table:table-cell>
          <table:table-cell table:style-name="Table47.A4" office:value-type="string">
            <text:p text:style-name="P14"><draw:frame draw:style-name="fr3" text:anchor-type="paragraph" svg:width="0.3937in" svg:height="0.3937in" draw:z-index="92"><draw:object-ole xlink:href="./Obj192" xlink:type="simple" xlink:show="embed" xlink:actuate="onLoad"/><draw:image xlink:href="./ObjectReplacements/Obj192" xlink:type="simple" xlink:show="embed" xlink:actuate="onLoad"/></draw:frame></text:p>
          </table:table-cell>
        </table:table-row>
        <table:table-row table:style-name="Table47.1">
          <table:table-cell table:style-name="Table47.A1" table:number-columns-spanned="2" office:value-type="string">
            <text:p text:style-name="P10"><text:span text:style-name="T6">Struts Action:</text:span></text:p>
          </table:table-cell>
          <table:covered-table-cell/>
        </table:table-row>
        <table:table-row table:style-name="Table47.1">
          <table:table-cell table:style-name="Table47.A2" office:value-type="string">
            <text:p text:style-name="P10"><text:span text:style-name="T6">Logical Name:</text:span></text:p>
          </table:table-cell>
          <table:table-cell table:style-name="Table47.A2" office:value-type="string">
            <text:p text:style-name="P10"><text:span text:style-name="T6">assign_privilege1</text:span></text:p>
          </table:table-cell>
        </table:table-row>
        <table:table-row table:style-name="Table47.1">
          <table:table-cell table:style-name="Table47.A2" office:value-type="string">
            <text:p text:style-name="P10"><text:span text:style-name="T6">Input JSP Form:</text:span></text:p>
          </table:table-cell>
          <table:table-cell table:style-name="Table47.A2" office:value-type="string">
            <text:p text:style-name="P10"><text:span text:style-name="T6">privilege_tree.jsp</text:span></text:p>
          </table:table-cell>
        </table:table-row>
        <table:table-row table:style-name="Table47.1">
          <table:table-cell table:style-name="Table47.A2" office:value-type="string">
            <text:p text:style-name="P10"><text:span text:style-name="T6">Physical Path:</text:span></text:p>
          </table:table-cell>
          <table:table-cell table:style-name="Table47.A2" office:value-type="string">
            <text:p text:style-name="P10"><text:span text:style-name="T6">com.myapp.struts.admin.PrivilegeAction.java</text:span></text:p>
          </table:table-cell>
        </table:table-row>
        <table:table-row table:style-name="Table47.1">
          <table:table-cell table:style-name="Table47.A2" office:value-type="string">
            <text:p text:style-name="P10"><text:span text:style-name="T6">Code:</text:span></text:p>
          </table:table-cell>
          <table:table-cell table:style-name="Table47.A2" office:value-type="string">
            <text:p text:style-name="P14"><draw:frame draw:style-name="fr3" text:anchor-type="paragraph" svg:width="0.3937in" svg:height="0.3937in" draw:z-index="93"><draw:object-ole xlink:href="./Obj193" xlink:type="simple" xlink:show="embed" xlink:actuate="onLoad"/><draw:image xlink:href="./ObjectReplacements/Obj193" xlink:type="simple" xlink:show="embed" xlink:actuate="onLoad"/></draw:frame></text:p>
          </table:table-cell>
        </table:table-row>
        <table:table-row table:style-name="Table47.1">
          <table:table-cell table:style-name="Table47.A2" office:value-type="string">
            <text:p text:style-name="P10"><text:span text:style-name="T6">Class Used:</text:span></text:p>
          </table:table-cell>
          <table:table-cell table:style-name="Table47.A2" office:value-type="string">
            <text:p text:style-name="P10"><text:span text:style-name="T6">Privilege</text:span></text:p>
          </table:table-cell>
        </table:table-row>
        <table:table-row table:style-name="Table47.1">
          <table:table-cell table:style-name="Table47.A4" office:value-type="string">
            <text:p text:style-name="P10"><text:span text:style-name="T6">Class Path:</text:span></text:p>
          </table:table-cell>
          <table:table-cell table:style-name="Table47.A4" office:value-type="string">
            <text:p text:style-name="P10"><text:span text:style-name="T6">com.myapp.struts.admin.Privilege.java</text:span></text:p>
          </table:table-cell>
        </table:table-row>
        <table:table-row table:style-name="Table47.1">
          <table:table-cell table:style-name="Table47.A1" table:number-columns-spanned="2" office:value-type="string">
            <text:p text:style-name="P10"><text:span text:style-name="T6">Functions In </text:span><text:span text:style-name="T11">Privilege</text:span><text:span text:style-name="T6"> class:</text:span></text:p>
          </table:table-cell>
          <table:covered-table-cell/>
        </table:table-row>
        <table:table-row table:style-name="Table47.1">
          <table:table-cell table:style-name="Table47.A2" office:value-type="string">
            <text:p text:style-name="P10"><text:span text:style-name="T6">assignAdminPrivilege()</text:span></text:p>
            <text:p text:style-name="P14"><draw:frame draw:style-name="fr3" text:anchor-type="paragraph" svg:width="0.3937in" svg:height="0.3937in" draw:z-index="94"><draw:object-ole xlink:href="./Obj194" xlink:type="simple" xlink:show="embed" xlink:actuate="onLoad"/><draw:image xlink:href="./ObjectReplacements/Obj194" xlink:type="simple" xlink:show="embed" xlink:actuate="onLoad"/></draw:frame></text:p>
          </table:table-cell>
          <table:table-cell table:style-name="Table47.A2" office:value-type="string">
            <text:p text:style-name="P10"><text:span text:style-name="T6">For assigning default privileges to admin.</text:span></text:p>
          </table:table-cell>
        </table:table-row>
        <table:table-row table:style-name="Table47.1">
          <table:table-cell table:style-name="Table47.A2" office:value-type="string">
            <text:p text:style-name="P10"><text:span text:style-name="T6">assignStaffPrivilege()</text:span></text:p>
            <text:p text:style-name="P14"><draw:frame draw:style-name="fr3" text:anchor-type="paragraph" svg:width="0.3937in" svg:height="0.3937in" draw:z-index="95"><draw:object-ole xlink:href="./Obj195" xlink:type="simple" xlink:show="embed" xlink:actuate="onLoad"/><draw:image xlink:href="./ObjectReplacements/Obj195" xlink:type="simple" xlink:show="embed" xlink:actuate="onLoad"/></draw:frame></text:p>
          </table:table-cell>
          <table:table-cell table:style-name="Table47.A2" office:value-type="string">
            <text:p text:style-name="P10"><text:span text:style-name="T6">For assigning default privileges to staff.</text:span></text:p>
          </table:table-cell>
        </table:table-row>
        <table:table-row table:style-name="Table47.1">
          <table:table-cell table:style-name="Table47.A2" office:value-type="string">
            <text:p text:style-name="P10"><text:span text:style-name="T6">AssignPrivilege()</text:span></text:p>
            <text:p text:style-name="P14"><draw:frame draw:style-name="fr3" text:anchor-type="paragraph" svg:width="0.3937in" svg:height="0.3937in" draw:z-index="96"><draw:object-ole xlink:href="./Obj196" xlink:type="simple" xlink:show="embed" xlink:actuate="onLoad"/><draw:image xlink:href="./ObjectReplacements/Obj196" xlink:type="simple" xlink:show="embed" xlink:actuate="onLoad"/></draw:frame></text:p>
          </table:table-cell>
          <table:table-cell table:style-name="Table47.A2" office:value-type="string">
            <text:p text:style-name="P10"><text:span text:style-name="T6">For assigning privileges to staff selected by the admin.</text:span></text:p>
          </table:table-cell>
        </table:table-row>
        <table:table-row table:style-name="Table47.1">
          <table:table-cell table:style-name="Table47.A2" office:value-type="string">
            <text:p text:style-name="P10"><draw:frame draw:style-name="fr3" text:anchor-type="paragraph" svg:width="0.3937in" svg:height="0.3937in" draw:z-index="97"><draw:object-ole xlink:href="./Obj197" xlink:type="simple" xlink:show="embed" xlink:actuate="onLoad"/><draw:image xlink:href="./ObjectReplacements/Obj197" xlink:type="simple" xlink:show="embed" xlink:actuate="onLoad"/></draw:frame><text:span text:style-name="T6">backupPrivilege()</text:span></text:p>
          </table:table-cell>
          <table:table-cell table:style-name="Table47.A2" office:value-type="string">
            <text:p text:style-name="P10"><text:span text:style-name="T6">For taking backup of privileges previously assigned to the staff.</text:span></text:p>
          </table:table-cell>
        </table:table-row>
        <text:soft-page-break/>
        <table:table-row table:style-name="Table47.1">
          <table:table-cell table:style-name="Table47.A2" office:value-type="string">
            <text:p text:style-name="P10"><text:span text:style-name="T6">rollbackPrivilege()</text:span></text:p>
            <text:p text:style-name="P14"><draw:frame draw:style-name="fr3" text:anchor-type="paragraph" svg:width="0.3937in" svg:height="0.3937in" draw:z-index="98"><draw:object-ole xlink:href="./Obj198" xlink:type="simple" xlink:show="embed" xlink:actuate="onLoad"/><draw:image xlink:href="./ObjectReplacements/Obj198" xlink:type="simple" xlink:show="embed" xlink:actuate="onLoad"/></draw:frame></text:p>
          </table:table-cell>
          <table:table-cell table:style-name="Table47.A2" office:value-type="string">
            <text:p text:style-name="P10"><text:span text:style-name="T6">For rolling back to the previously assigned privileges for a specific staff in a current session.</text:span></text:p>
          </table:table-cell>
        </table:table-row>
        <table:table-row table:style-name="Table47.1">
          <table:table-cell table:style-name="Table47.A2" office:value-type="string">
            <text:p text:style-name="P14"/>
          </table:table-cell>
          <table:table-cell table:style-name="Table47.A2" office:value-type="string">
            <text:p text:style-name="P14"/>
          </table:table-cell>
        </table:table-row>
        <table:table-row table:style-name="Table47.1">
          <table:table-cell table:style-name="Table47.A2" office:value-type="string">
            <text:p text:style-name="P10"><text:span text:style-name="T6">Class Used:</text:span></text:p>
          </table:table-cell>
          <table:table-cell table:style-name="Table47.A2" office:value-type="string">
            <text:p text:style-name="P10"><text:span text:style-name="T6">MyQueryResult</text:span></text:p>
          </table:table-cell>
        </table:table-row>
        <table:table-row table:style-name="Table47.1">
          <table:table-cell table:style-name="Table47.A4" office:value-type="string">
            <text:p text:style-name="P10"><text:span text:style-name="T6">Class Path:</text:span></text:p>
          </table:table-cell>
          <table:table-cell table:style-name="Table47.A4" office:value-type="string">
            <text:p text:style-name="P10"><text:span text:style-name="T6">Com.myapp.struts.MyQueryResult.java</text:span></text:p>
          </table:table-cell>
        </table:table-row>
        <table:table-row table:style-name="Table47.1">
          <table:table-cell table:style-name="Table47.A1" table:number-columns-spanned="2" office:value-type="string">
            <text:p text:style-name="P10"><text:span text:style-name="T6">Function Used from </text:span><text:span text:style-name="T11">MyQueryResult</text:span><text:span text:style-name="T6"> class:</text:span></text:p>
          </table:table-cell>
          <table:covered-table-cell/>
        </table:table-row>
        <table:table-row table:style-name="Table47.1">
          <table:table-cell table:style-name="Table47.A2" office:value-type="string">
            <text:p text:style-name="P10"><draw:frame draw:style-name="fr3" text:anchor-type="paragraph" svg:width="0.3937in" svg:height="0.3937in" draw:z-index="99"><draw:object-ole xlink:href="./Obj199" xlink:type="simple" xlink:show="embed" xlink:actuate="onLoad"/><draw:image xlink:href="./ObjectReplacements/Obj199" xlink:type="simple" xlink:show="embed" xlink:actuate="onLoad"/></draw:frame><text:span text:style-name="T6">getMyExecuteUpdate()</text:span></text:p>
          </table:table-cell>
          <table:table-cell table:style-name="Table47.A2" office:value-type="string">
            <text:p text:style-name="P10"><text:span text:style-name="T6"><text:s/>This method is used for executing query taking as a parameter and after execution returns number of rows affected as an integer number. </text:span></text:p>
          </table:table-cell>
        </table:table-row>
        <table:table-row table:style-name="Table47.1">
          <table:table-cell table:style-name="Table47.A2" office:value-type="string">
            <text:p text:style-name="P10"><text:span text:style-name="T6">getMyExecuteQuery()</text:span></text:p>
            <text:p text:style-name="P14"><draw:frame draw:style-name="fr3" text:anchor-type="paragraph" svg:width="0.3937in" svg:height="0.3937in" draw:z-index="100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  <table:table-cell table:style-name="Table47.A2" office:value-type="string">
            <text:p text:style-name="P10"><text:span text:style-name="T6">This method is used for executing query taking as a parameter and after execution returns a resultset.</text:span></text:p>
          </table:table-cell>
        </table:table-row>
        <table:table-row table:style-name="Table47.1">
          <table:table-cell table:style-name="Table47.A1" table:number-columns-spanned="3" office:value-type="string">
            <text:p text:style-name="P11"><text:span text:style-name="T6">Request Forwards On:</text:span></text:p>
          </table:table-cell>
          <table:covered-table-cell/>
          <table:covered-table-cell/>
          <table:table-cell table:style-name="Table47.A1" table:number-columns-spanned="65535" office:value-type="string">
            <text:p text:style-name="P11"><text:span text:style-name="T6">Purpose</text:span></text:p>
          </table:table-cell>
        </table:table-row>
        <table:table-row table:style-name="Table47.1">
          <table:table-cell table:style-name="Table47.A2" office:value-type="string">
            <text:p text:style-name="P10"><text:span text:style-name="T6">assign_privilege</text:span></text:p>
          </table:table-cell>
          <table:table-cell table:style-name="Table47.A2" table:number-columns-spanned="2" office:value-type="string">
            <text:p text:style-name="P10"><text:span text:style-name="T6">“/admin/pri_header.jsp"</text:span></text:p>
          </table:table-cell>
          <table:covered-table-cell/>
          <table:table-cell table:style-name="Table47.A2" table:number-columns-spanned="65535" office:value-type="string">
            <text:p text:style-name="P10"><text:span text:style-name="T6">For displaying selected privileges and require confirmation from admin for update privileges or roll back.</text:span></text:p>
          </table:table-cell>
        </table:table-row>
        <table:table-row table:style-name="Table47.1">
          <table:table-cell table:style-name="Table47.A2" office:value-type="string">
            <text:p text:style-name="P10"><text:span text:style-name="T6">view_privilege</text:span></text:p>
          </table:table-cell>
          <table:table-cell table:style-name="Table47.A2" table:number-columns-spanned="2" office:value-type="string">
            <text:p text:style-name="P10"><text:span text:style-name="T6">“/admin/view_privilege.jsp”</text:span></text:p>
          </table:table-cell>
          <table:covered-table-cell/>
          <table:table-cell table:style-name="Table47.A2" table:number-columns-spanned="65535" office:value-type="string">
            <text:p text:style-name="P10"><text:span text:style-name="T6">Displays All assigned privileges in a menu structure. </text:span></text:p>
          </table:table-cell>
        </table:table-row>
        <table:table-row table:style-name="Table47.1">
          <table:table-cell table:style-name="Table47.A2" office:value-type="string">
            <text:p text:style-name="P14"/>
          </table:table-cell>
          <table:table-cell table:style-name="Table47.A2" table:number-columns-spanned="2" office:value-type="string">
            <text:p text:style-name="P14"/>
          </table:table-cell>
          <table:covered-table-cell/>
          <table:table-cell table:style-name="Table47.A2" table:number-columns-spanned="65535" office:value-type="string">
            <text:p text:style-name="P14"/>
          </table:table-cell>
        </table:table-row>
      </table:table>
      <text:p text:style-name="P58"/>
      <text:p text:style-name="P16"><text:span text:style-name="T6">Tables Used:</text:span></text:p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column table:style-name="Table48.E"/>
        <table:table-row table:style-name="Table48.1">
          <table:table-cell table:style-name="Table48.A1" office:value-type="string">
            <text:p text:style-name="P10"><text:span text:style-name="T6">S.No.</text:span></text:p>
          </table:table-cell>
          <table:table-cell table:style-name="Table48.A1" office:value-type="string">
            <text:p text:style-name="P10"><text:span text:style-name="T6">Table Name</text:span></text:p>
          </table:table-cell>
          <table:table-cell table:style-name="Table48.A1" office:value-type="string">
            <text:p text:style-name="P10"><text:span text:style-name="T6">Select Operation</text:span></text:p>
          </table:table-cell>
          <table:table-cell table:style-name="Table48.A1" office:value-type="string">
            <text:p text:style-name="P10"><text:span text:style-name="T6">Column Used in where clause</text:span></text:p>
          </table:table-cell>
          <table:table-cell table:style-name="Table48.A1" office:value-type="string">
            <text:p text:style-name="P10"><text:span text:style-name="T6">Purpose</text:span></text:p>
          </table:table-cell>
        </table:table-row>
        <table:table-row table:style-name="Table48.1">
          <table:table-cell table:style-name="Table48.A1" office:value-type="string">
            <text:p text:style-name="P10"><text:span text:style-name="T6">1</text:span></text:p>
          </table:table-cell>
          <table:table-cell table:style-name="Table48.A1" office:value-type="string">
            <text:p text:style-name="P10"><text:span text:style-name="T6">login</text:span></text:p>
          </table:table-cell>
          <table:table-cell table:style-name="Table48.A1" office:value-type="string">
            <text:p text:style-name="P10"><text:span text:style-name="T6">user_id</text:span></text:p>
          </table:table-cell>
          <table:table-cell table:style-name="Table48.A1" office:value-type="string">
            <text:p text:style-name="P10"><text:span text:style-name="T10">user_id</text:span></text:p>
          </table:table-cell>
          <table:table-cell table:style-name="Table48.A1" office:value-type="string">
            <text:p text:style-name="P10"><text:span text:style-name="T6">For checking existing user_id in login table for assigning privileges.</text:span></text:p>
          </table:table-cell>
        </table:table-row>
        <table:table-row table:style-name="Table48.1">
          <table:table-cell table:style-name="Table48.A1" office:value-type="string">
            <text:p text:style-name="P10"><text:span text:style-name="T6">2</text:span></text:p>
          </table:table-cell>
          <table:table-cell table:style-name="Table48.A1" office:value-type="string">
            <text:p text:style-name="P10"><text:span text:style-name="T6">privilege</text:span></text:p>
          </table:table-cell>
          <table:table-cell table:style-name="Table48.A1" office:value-type="string">
            <text:p text:style-name="P10"><text:span text:style-name="T6">All columns are retrieved</text:span></text:p>
          </table:table-cell>
          <table:table-cell table:style-name="Table48.A1" office:value-type="string">
            <text:p text:style-name="P10"><text:span text:style-name="T10">staff_id,library_id</text:span></text:p>
          </table:table-cell>
          <table:table-cell table:style-name="Table48.A1" office:value-type="string">
            <text:p text:style-name="P10"><text:span text:style-name="T6">For checking privileges for sub-modules like acquisition, circulation etc. </text:span></text:p>
          </table:table-cell>
        </table:table-row>
        <table:table-row table:style-name="Table48.1">
          <table:table-cell table:style-name="Table48.A1" office:value-type="string">
            <text:p text:style-name="P10"><text:span text:style-name="T6">3</text:span></text:p>
          </table:table-cell>
          <table:table-cell table:style-name="Table48.A1" office:value-type="string">
            <text:p text:style-name="P10"><text:span text:style-name="T6">acq_privilege</text:span></text:p>
          </table:table-cell>
          <table:table-cell table:style-name="Table48.A1" office:value-type="string">
            <text:p text:style-name="P10"><text:span text:style-name="T6">All columns are retrieved</text:span></text:p>
          </table:table-cell>
          <table:table-cell table:style-name="Table48.A1" office:value-type="string">
            <text:p text:style-name="P10"><text:span text:style-name="T10">staff_id,library_id</text:span></text:p>
          </table:table-cell>
          <table:table-cell table:style-name="Table48.A1" office:value-type="string">
            <text:p text:style-name="P10"><text:span text:style-name="T6">For checking privileges for sub-modules of acquisition.</text:span></text:p>
          </table:table-cell>
        </table:table-row>
        <table:table-row table:style-name="Table48.1">
          <table:table-cell table:style-name="Table48.A1" office:value-type="string">
            <text:p text:style-name="P10"><text:span text:style-name="T6">4</text:span></text:p>
          </table:table-cell>
          <table:table-cell table:style-name="Table48.A1" office:value-type="string">
            <text:p text:style-name="P10"><text:span text:style-name="T6">cat_privilege</text:span></text:p>
          </table:table-cell>
          <table:table-cell table:style-name="Table48.A1" office:value-type="string">
            <text:p text:style-name="P10"><text:span text:style-name="T6">All columns are retrieved</text:span></text:p>
          </table:table-cell>
          <table:table-cell table:style-name="Table48.A1" office:value-type="string">
            <text:p text:style-name="P10"><text:span text:style-name="T10">staff_id,library_id</text:span></text:p>
          </table:table-cell>
          <table:table-cell table:style-name="Table48.A1" office:value-type="string">
            <text:p text:style-name="P10"><text:span text:style-name="T6">For checking privileges for sub-modules of cataloging.</text:span></text:p>
          </table:table-cell>
        </table:table-row>
        <table:table-row table:style-name="Table48.1">
          <table:table-cell table:style-name="Table48.A1" office:value-type="string">
            <text:p text:style-name="P10"><text:span text:style-name="T6">5</text:span></text:p>
          </table:table-cell>
          <table:table-cell table:style-name="Table48.A1" office:value-type="string">
            <text:p text:style-name="P10"><text:span text:style-name="T6">cir_privilege</text:span></text:p>
          </table:table-cell>
          <table:table-cell table:style-name="Table48.A1" office:value-type="string">
            <text:p text:style-name="P10"><text:span text:style-name="T6">All columns are retrieved</text:span></text:p>
          </table:table-cell>
          <table:table-cell table:style-name="Table48.A1" office:value-type="string">
            <text:p text:style-name="P10"><text:span text:style-name="T10">staff_id,library_id</text:span></text:p>
          </table:table-cell>
          <table:table-cell table:style-name="Table48.A1" office:value-type="string">
            <text:p text:style-name="P10"><text:span text:style-name="T6">For checking privileges for sub-modules of circulation.</text:span></text:p>
          </table:table-cell>
        </table:table-row>
        <table:table-row table:style-name="Table48.1">
          <table:table-cell table:style-name="Table48.A1" office:value-type="string">
            <text:p text:style-name="P10"><text:span text:style-name="T6">6</text:span></text:p>
          </table:table-cell>
          <table:table-cell table:style-name="Table48.A1" office:value-type="string">
            <text:p text:style-name="P10"><text:span text:style-name="T6">ser_privilege</text:span></text:p>
          </table:table-cell>
          <table:table-cell table:style-name="Table48.A1" office:value-type="string">
            <text:p text:style-name="P10"><text:span text:style-name="T6">All columns are retrieved</text:span></text:p>
          </table:table-cell>
          <table:table-cell table:style-name="Table48.A1" office:value-type="string">
            <text:p text:style-name="P10"><text:span text:style-name="T10">staff_id,library_id</text:span></text:p>
          </table:table-cell>
          <table:table-cell table:style-name="Table48.A1" office:value-type="string">
            <text:p text:style-name="P10"><text:span text:style-name="T6">For checking privileges for sub-modules of serial.</text:span></text:p>
          </table:table-cell>
        </table:table-row>
      </table:table>
      <text:p text:style-name="P65"/>
      <text:p text:style-name="P65"/>
      <text:p text:style-name="P62"><text:span text:style-name="T6">On success to “assign_privilege” request forwards to pri_header.jsp</text:span></text:p>
      <text:p text:style-name="P65"/>
      <text:p text:style-name="P62"><text:span text:style-name="T4">File Name of View Page:</text:span><text:span text:style-name="T6"> pri_header.jsp</text:span></text:p>
      <text:p text:style-name="P20"><text:span text:style-name="T4">Form Action Attribute:</text:span><text:span text:style-name="T6">”/</text:span> assign_privilege2<text:span text:style-name="T6">”</text:span></text:p>
      <text:p text:style-name="P53"/>
      <text:p text:style-name="P56"/>
      <text:p text:style-name="P56"/>
      <text:p text:style-name="P55"><text:span text:style-name="T6">Attributes:</text:span></text:p>
      <text:p text:style-name="P56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column table:style-name="Table49.E"/>
        <table:table-column table:style-name="Table49.F"/>
        <table:table-row table:style-name="Table49.1">
          <table:table-cell table:style-name="Table49.A1" office:value-type="string">
            <text:p text:style-name="P35"><text:span text:style-name="T4">S.No.</text:span></text:p>
          </table:table-cell>
          <table:table-cell table:style-name="Table49.A1" office:value-type="string">
            <text:p text:style-name="P35"><text:span text:style-name="T4">Attribute Name</text:span></text:p>
          </table:table-cell>
          <table:table-cell table:style-name="Table49.A1" office:value-type="string">
            <text:p text:style-name="P35"><text:span text:style-name="T4">Label </text:span></text:p>
          </table:table-cell>
          <table:table-cell table:style-name="Table49.A1" office:value-type="string">
            <text:p text:style-name="P35"><text:span text:style-name="T4">Field Name</text:span></text:p>
          </table:table-cell>
          <table:table-cell table:style-name="Table49.A1" office:value-type="string">
            <text:p text:style-name="P35"><text:span text:style-name="T4">Type</text:span></text:p>
          </table:table-cell>
          <table:table-cell table:style-name="Table49.A1" office:value-type="string">
            <text:p text:style-name="P35"><text:span text:style-name="T4">Validation</text:span></text:p>
          </table:table-cell>
        </table:table-row>
        <table:table-row table:style-name="Table49.1">
          <table:table-cell table:style-name="Table49.A1" office:value-type="string">
            <text:p text:style-name="P36"><text:span text:style-name="T6">1.</text:span></text:p>
          </table:table-cell>
          <table:table-cell table:style-name="Table49.A1" office:value-type="string">
            <text:p text:style-name="P35"><text:span text:style-name="T12">staff_id</text:span></text:p>
          </table:table-cell>
          <table:table-cell table:style-name="Table49.A1" office:value-type="string">
            <text:p text:style-name="P38"/>
          </table:table-cell>
          <table:table-cell table:style-name="Table49.A1" office:value-type="string">
            <text:p text:style-name="P35"><text:span text:style-name="T12">staff_id</text:span></text:p>
          </table:table-cell>
          <table:table-cell table:style-name="Table49.A1" office:value-type="string">
            <text:p text:style-name="P35"><text:span text:style-name="T12">Hidden</text:span></text:p>
          </table:table-cell>
          <table:table-cell table:style-name="Table49.A1" office:value-type="string">
            <text:p text:style-name="P38"/>
          </table:table-cell>
        </table:table-row>
        <table:table-row table:style-name="Table49.1">
          <table:table-cell table:style-name="Table49.A1" office:value-type="string">
            <text:p text:style-name="P36"><text:span text:style-name="T6">2.</text:span></text:p>
          </table:table-cell>
          <table:table-cell table:style-name="Table49.A1" office:value-type="string">
            <text:p text:style-name="P35"><text:span text:style-name="T12">staff_name</text:span></text:p>
          </table:table-cell>
          <table:table-cell table:style-name="Table49.A1" office:value-type="string">
            <text:p text:style-name="P38"/>
          </table:table-cell>
          <table:table-cell table:style-name="Table49.A1" office:value-type="string">
            <text:p text:style-name="P35"><text:span text:style-name="T12">staff_name</text:span></text:p>
          </table:table-cell>
          <table:table-cell table:style-name="Table49.A1" office:value-type="string">
            <text:p text:style-name="P35"><text:span text:style-name="T12">Hidden</text:span></text:p>
          </table:table-cell>
          <table:table-cell table:style-name="Table49.A1" office:value-type="string">
            <text:p text:style-name="P38"/>
          </table:table-cell>
        </table:table-row>
        <table:table-row table:style-name="Table49.1">
          <table:table-cell table:style-name="Table49.A1" office:value-type="string">
            <text:p text:style-name="P36"><text:span text:style-name="T6">3.</text:span></text:p>
          </table:table-cell>
          <table:table-cell table:style-name="Table49.A1" office:value-type="string">
            <text:p text:style-name="P35"><text:span text:style-name="T12">Confirm Privilege</text:span></text:p>
          </table:table-cell>
          <table:table-cell table:style-name="Table49.A1" office:value-type="string">
            <text:p text:style-name="P35"><text:span text:style-name="T12">Confirm Privilege</text:span></text:p>
          </table:table-cell>
          <table:table-cell table:style-name="Table49.A1" office:value-type="string">
            <text:p text:style-name="P35"><text:span text:style-name="T12">button</text:span></text:p>
          </table:table-cell>
          <table:table-cell table:style-name="Table49.A1" office:value-type="string">
            <text:p text:style-name="P35"><text:span text:style-name="T12">submit</text:span></text:p>
          </table:table-cell>
          <table:table-cell table:style-name="Table49.A1" office:value-type="string">
            <text:p text:style-name="P35"><text:span text:style-name="T12">quit()</text:span></text:p>
          </table:table-cell>
        </table:table-row>
        <table:table-row table:style-name="Table49.1">
          <table:table-cell table:style-name="Table49.A1" office:value-type="string">
            <text:p text:style-name="P36"><text:span text:style-name="T6">4.</text:span></text:p>
          </table:table-cell>
          <table:table-cell table:style-name="Table49.A1" office:value-type="string">
            <text:p text:style-name="P35"><text:span text:style-name="T12">Restore Previous Privilege</text:span></text:p>
          </table:table-cell>
          <table:table-cell table:style-name="Table49.A1" office:value-type="string">
            <text:p text:style-name="P35"><text:span text:style-name="T12">Restore Previous Privilege</text:span></text:p>
          </table:table-cell>
          <table:table-cell table:style-name="Table49.A1" office:value-type="string">
            <text:p text:style-name="P35"><text:span text:style-name="T12">button</text:span></text:p>
          </table:table-cell>
          <table:table-cell table:style-name="Table49.A1" office:value-type="string">
            <text:p text:style-name="P35"><text:span text:style-name="T12">submit</text:span></text:p>
          </table:table-cell>
          <table:table-cell table:style-name="Table49.A1" office:value-type="string">
            <text:p text:style-name="P38"/>
          </table:table-cell>
        </table:table-row>
      </table:table>
      <text:p text:style-name="P53"/>
      <text:p text:style-name="P56"/>
      <text:p text:style-name="P55"><text:span text:style-name="T6">Technology Used: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50.1">
          <table:table-cell table:style-name="Table50.A1" table:number-columns-spanned="3" office:value-type="string">
            <text:p text:style-name="P10"><text:span text:style-name="T6">Struts Form Bean Mapping:</text:span></text:p>
          </table:table-cell>
          <table:covered-table-cell/>
          <table:covered-table-cell/>
        </table:table-row>
        <table:table-row table:style-name="Table50.1">
          <table:table-cell table:style-name="Table50.A2" table:number-columns-spanned="2" office:value-type="string">
            <text:p text:style-name="P10"><text:span text:style-name="T6">Logical Name</text:span></text:p>
          </table:table-cell>
          <table:covered-table-cell/>
          <table:table-cell table:style-name="Table50.A2" office:value-type="string">
            <text:p text:style-name="P10"><text:span text:style-name="T6">PrivilegeActionForm</text:span></text:p>
          </table:table-cell>
        </table:table-row>
        <table:table-row table:style-name="Table50.1">
          <table:table-cell table:style-name="Table50.A2" table:number-columns-spanned="2" office:value-type="string">
            <text:p text:style-name="P10"><text:span text:style-name="T6">Physical Name</text:span></text:p>
          </table:table-cell>
          <table:covered-table-cell/>
          <table:table-cell table:style-name="Table50.A2" office:value-type="string">
            <text:p text:style-name="P10"><text:span text:style-name="T6">com.myapp.struts.admin.PrivilegeActionForm.java</text:span></text:p>
          </table:table-cell>
        </table:table-row>
        <table:table-row table:style-name="Table50.1">
          <table:table-cell table:style-name="Table50.A4" table:number-columns-spanned="2" office:value-type="string">
            <text:p text:style-name="P10"><text:span text:style-name="T6">Code:</text:span></text:p>
          </table:table-cell>
          <table:covered-table-cell/>
          <table:table-cell table:style-name="Table50.A4" office:value-type="string">
            <text:p text:style-name="P14"><draw:frame draw:style-name="fr3" text:anchor-type="paragraph" svg:width="0.3937in" svg:height="0.3937in" draw:z-index="101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</table:table-row>
        <table:table-row table:style-name="Table50.1">
          <table:table-cell table:style-name="Table50.A1" table:number-columns-spanned="3" office:value-type="string">
            <text:p text:style-name="P10"><text:span text:style-name="T6">Struts Action:</text:span></text:p>
          </table:table-cell>
          <table:covered-table-cell/>
          <table:covered-table-cell/>
        </table:table-row>
        <table:table-row table:style-name="Table50.1">
          <table:table-cell table:style-name="Table50.A2" table:number-columns-spanned="2" office:value-type="string">
            <text:p text:style-name="P10"><text:span text:style-name="T6">Logical Name:</text:span></text:p>
          </table:table-cell>
          <table:covered-table-cell/>
          <table:table-cell table:style-name="Table50.A2" office:value-type="string">
            <text:p text:style-name="P10"><text:span text:style-name="T6">assign_privilege2</text:span></text:p>
          </table:table-cell>
        </table:table-row>
        <table:table-row table:style-name="Table50.1">
          <table:table-cell table:style-name="Table50.A2" table:number-columns-spanned="2" office:value-type="string">
            <text:p text:style-name="P10"><text:span text:style-name="T6">Input JSP Form:</text:span></text:p>
          </table:table-cell>
          <table:covered-table-cell/>
          <table:table-cell table:style-name="Table50.A2" office:value-type="string">
            <text:p text:style-name="P10"><text:span text:style-name="T6">pri_header.jsp</text:span></text:p>
          </table:table-cell>
        </table:table-row>
        <table:table-row table:style-name="Table50.1">
          <table:table-cell table:style-name="Table50.A2" table:number-columns-spanned="2" office:value-type="string">
            <text:p text:style-name="P10"><text:span text:style-name="T6">Physical Path:</text:span></text:p>
          </table:table-cell>
          <table:covered-table-cell/>
          <table:table-cell table:style-name="Table50.A2" office:value-type="string">
            <text:p text:style-name="P10"><text:span text:style-name="T6">com.myapp.struts.admin.PrivilegeAction1.java</text:span></text:p>
          </table:table-cell>
        </table:table-row>
        <table:table-row table:style-name="Table50.1">
          <table:table-cell table:style-name="Table50.A2" table:number-columns-spanned="2" office:value-type="string">
            <text:p text:style-name="P10"><text:span text:style-name="T6">Code:</text:span></text:p>
          </table:table-cell>
          <table:covered-table-cell/>
          <table:table-cell table:style-name="Table50.A2" office:value-type="string">
            <text:p text:style-name="P14"><draw:frame draw:style-name="fr3" text:anchor-type="paragraph" svg:width="0.3937in" svg:height="0.3937in" draw:z-index="102"><draw:object-ole xlink:href="./Obj202" xlink:type="simple" xlink:show="embed" xlink:actuate="onLoad"/><draw:image xlink:href="./ObjectReplacements/Obj202" xlink:type="simple" xlink:show="embed" xlink:actuate="onLoad"/></draw:frame></text:p>
          </table:table-cell>
        </table:table-row>
        <table:table-row table:style-name="Table50.1">
          <table:table-cell table:style-name="Table50.A2" table:number-columns-spanned="2" office:value-type="string">
            <text:p text:style-name="P10"><text:span text:style-name="T6">Class Used:</text:span></text:p>
          </table:table-cell>
          <table:covered-table-cell/>
          <table:table-cell table:style-name="Table50.A2" office:value-type="string">
            <text:p text:style-name="P10"><text:span text:style-name="T6">Privilege</text:span></text:p>
          </table:table-cell>
        </table:table-row>
        <table:table-row table:style-name="Table50.1">
          <table:table-cell table:style-name="Table50.A4" table:number-columns-spanned="2" office:value-type="string">
            <text:p text:style-name="P10"><text:span text:style-name="T6">Class Path:</text:span></text:p>
          </table:table-cell>
          <table:covered-table-cell/>
          <table:table-cell table:style-name="Table50.A4" office:value-type="string">
            <text:p text:style-name="P10"><text:span text:style-name="T6">com.myapp.struts.admin.Privilege.java</text:span></text:p>
          </table:table-cell>
        </table:table-row>
        <table:table-row table:style-name="Table50.1">
          <table:table-cell table:style-name="Table50.A1" table:number-columns-spanned="3" office:value-type="string">
            <text:p text:style-name="P10"><text:span text:style-name="T6">Functions In </text:span><text:span text:style-name="T11">Privilege</text:span><text:span text:style-name="T6"> class:</text:span></text:p>
          </table:table-cell>
          <table:covered-table-cell/>
          <table:covered-table-cell/>
        </table:table-row>
        <table:table-row table:style-name="Table50.1">
          <table:table-cell table:style-name="Table50.A2" table:number-columns-spanned="2" office:value-type="string">
            <text:p text:style-name="P10"><text:span text:style-name="T6">assignAdminPrivilege()</text:span></text:p>
            <text:p text:style-name="P14"><draw:frame draw:style-name="fr3" text:anchor-type="paragraph" svg:width="0.3937in" svg:height="0.3937in" draw:z-index="103"><draw:object-ole xlink:href="./Obj203" xlink:type="simple" xlink:show="embed" xlink:actuate="onLoad"/><draw:image xlink:href="./ObjectReplacements/Obj203" xlink:type="simple" xlink:show="embed" xlink:actuate="onLoad"/></draw:frame></text:p>
          </table:table-cell>
          <table:covered-table-cell/>
          <table:table-cell table:style-name="Table50.A2" office:value-type="string">
            <text:p text:style-name="P10"><text:span text:style-name="T6">For assigning default privileges to admin.</text:span></text:p>
          </table:table-cell>
        </table:table-row>
        <table:table-row table:style-name="Table50.1">
          <table:table-cell table:style-name="Table50.A2" table:number-columns-spanned="2" office:value-type="string">
            <text:p text:style-name="P10"><text:span text:style-name="T6">assignStaffPrivilege()</text:span></text:p>
            <text:p text:style-name="P14"><draw:frame draw:style-name="fr3" text:anchor-type="paragraph" svg:width="0.3937in" svg:height="0.3937in" draw:z-index="104"><draw:object-ole xlink:href="./Obj204" xlink:type="simple" xlink:show="embed" xlink:actuate="onLoad"/><draw:image xlink:href="./ObjectReplacements/Obj204" xlink:type="simple" xlink:show="embed" xlink:actuate="onLoad"/></draw:frame></text:p>
          </table:table-cell>
          <table:covered-table-cell/>
          <table:table-cell table:style-name="Table50.A2" office:value-type="string">
            <text:p text:style-name="P10"><text:span text:style-name="T6">For assigning default privileges to staff.</text:span></text:p>
          </table:table-cell>
        </table:table-row>
        <table:table-row table:style-name="Table50.1">
          <table:table-cell table:style-name="Table50.A2" table:number-columns-spanned="2" office:value-type="string">
            <text:p text:style-name="P10"><text:span text:style-name="T6">AssignPrivilege()</text:span></text:p>
            <text:p text:style-name="P14"><draw:frame draw:style-name="fr3" text:anchor-type="paragraph" svg:width="0.3937in" svg:height="0.3937in" draw:z-index="105"><draw:object-ole xlink:href="./Obj205" xlink:type="simple" xlink:show="embed" xlink:actuate="onLoad"/><draw:image xlink:href="./ObjectReplacements/Obj205" xlink:type="simple" xlink:show="embed" xlink:actuate="onLoad"/></draw:frame></text:p>
          </table:table-cell>
          <table:covered-table-cell/>
          <table:table-cell table:style-name="Table50.A2" office:value-type="string">
            <text:p text:style-name="P10"><text:span text:style-name="T6">For assigning privileges to staff selected by the admin.</text:span></text:p>
          </table:table-cell>
        </table:table-row>
        <table:table-row table:style-name="Table50.1">
          <table:table-cell table:style-name="Table50.A2" table:number-columns-spanned="2" office:value-type="string">
            <text:p text:style-name="P10"><draw:frame draw:style-name="fr3" text:anchor-type="paragraph" svg:width="0.3937in" svg:height="0.3937in" draw:z-index="106"><draw:object-ole xlink:href="./Obj206" xlink:type="simple" xlink:show="embed" xlink:actuate="onLoad"/><draw:image xlink:href="./ObjectReplacements/Obj206" xlink:type="simple" xlink:show="embed" xlink:actuate="onLoad"/></draw:frame><text:span text:style-name="T6">backupPrivilege()</text:span></text:p>
          </table:table-cell>
          <table:covered-table-cell/>
          <table:table-cell table:style-name="Table50.A2" office:value-type="string">
            <text:p text:style-name="P10"><text:span text:style-name="T6">For taking backup of privileges previously assigned to the staff.</text:span></text:p>
          </table:table-cell>
        </table:table-row>
        <text:soft-page-break/>
        <table:table-row table:style-name="Table50.1">
          <table:table-cell table:style-name="Table50.A2" table:number-columns-spanned="2" office:value-type="string">
            <text:p text:style-name="P10"><text:span text:style-name="T6">rollbackPrivilege()</text:span></text:p>
            <text:p text:style-name="P14"><draw:frame draw:style-name="fr3" text:anchor-type="paragraph" svg:width="0.3937in" svg:height="0.3937in" draw:z-index="107"><draw:object-ole xlink:href="./Obj207" xlink:type="simple" xlink:show="embed" xlink:actuate="onLoad"/><draw:image xlink:href="./ObjectReplacements/Obj207" xlink:type="simple" xlink:show="embed" xlink:actuate="onLoad"/></draw:frame></text:p>
          </table:table-cell>
          <table:covered-table-cell/>
          <table:table-cell table:style-name="Table50.A2" office:value-type="string">
            <text:p text:style-name="P10"><text:span text:style-name="T6">For rolling back to the previously assigned privileges for a specific staff in a current session.</text:span></text:p>
          </table:table-cell>
        </table:table-row>
        <table:table-row table:style-name="Table50.1">
          <table:table-cell table:style-name="Table50.A2" table:number-columns-spanned="2" office:value-type="string">
            <text:p text:style-name="P14"/>
          </table:table-cell>
          <table:covered-table-cell/>
          <table:table-cell table:style-name="Table50.A2" office:value-type="string">
            <text:p text:style-name="P14"/>
          </table:table-cell>
        </table:table-row>
        <table:table-row table:style-name="Table50.1">
          <table:table-cell table:style-name="Table50.A2" table:number-columns-spanned="2" office:value-type="string">
            <text:p text:style-name="P10"><text:span text:style-name="T6">Class Used:</text:span></text:p>
          </table:table-cell>
          <table:covered-table-cell/>
          <table:table-cell table:style-name="Table50.A2" office:value-type="string">
            <text:p text:style-name="P10"><text:span text:style-name="T6">MyQueryResult</text:span></text:p>
          </table:table-cell>
        </table:table-row>
        <table:table-row table:style-name="Table50.1">
          <table:table-cell table:style-name="Table50.A4" table:number-columns-spanned="2" office:value-type="string">
            <text:p text:style-name="P10"><text:span text:style-name="T6">Class Path:</text:span></text:p>
          </table:table-cell>
          <table:covered-table-cell/>
          <table:table-cell table:style-name="Table50.A4" office:value-type="string">
            <text:p text:style-name="P10"><text:span text:style-name="T6">Com.myapp.struts.MyQueryResult.java</text:span></text:p>
          </table:table-cell>
        </table:table-row>
        <table:table-row table:style-name="Table50.1">
          <table:table-cell table:style-name="Table50.A1" table:number-columns-spanned="3" office:value-type="string">
            <text:p text:style-name="P10"><text:span text:style-name="T6">Function Used from </text:span><text:span text:style-name="T11">MyQueryResult</text:span><text:span text:style-name="T6"> class:</text:span></text:p>
          </table:table-cell>
          <table:covered-table-cell/>
          <table:covered-table-cell/>
        </table:table-row>
        <table:table-row table:style-name="Table50.1">
          <table:table-cell table:style-name="Table50.A2" office:value-type="string">
            <text:p text:style-name="P10"><draw:frame draw:style-name="fr3" text:anchor-type="paragraph" svg:width="0.3937in" svg:height="0.3937in" draw:z-index="108"><draw:object-ole xlink:href="./Obj208" xlink:type="simple" xlink:show="embed" xlink:actuate="onLoad"/><draw:image xlink:href="./ObjectReplacements/Obj208" xlink:type="simple" xlink:show="embed" xlink:actuate="onLoad"/></draw:frame><text:span text:style-name="T6">getMyExecuteUpdate()</text:span></text:p>
          </table:table-cell>
          <table:table-cell table:style-name="Table50.A2" table:number-columns-spanned="2" office:value-type="string">
            <text:p text:style-name="P10"><text:span text:style-name="T6"><text:s/>This method is used for executing query taking as a parameter and after execution returns number of rows affected as an integer number. </text:span></text:p>
          </table:table-cell>
          <table:covered-table-cell/>
        </table:table-row>
        <table:table-row table:style-name="Table50.1">
          <table:table-cell table:style-name="Table50.A2" office:value-type="string">
            <text:p text:style-name="P10"><text:span text:style-name="T6">getMyExecuteQuery()</text:span></text:p>
            <text:p text:style-name="P14"><draw:frame draw:style-name="fr3" text:anchor-type="paragraph" svg:width="0.3937in" svg:height="0.3937in" draw:z-index="109"><draw:object-ole xlink:href="./Obj209" xlink:type="simple" xlink:show="embed" xlink:actuate="onLoad"/><draw:image xlink:href="./ObjectReplacements/Obj209" xlink:type="simple" xlink:show="embed" xlink:actuate="onLoad"/></draw:frame></text:p>
          </table:table-cell>
          <table:table-cell table:style-name="Table50.A2" table:number-columns-spanned="2" office:value-type="string">
            <text:p text:style-name="P10"><text:span text:style-name="T6">This method is used for executing query taking as a parameter and after execution returns a resultset.</text:span></text:p>
          </table:table-cell>
          <table:covered-table-cell/>
        </table:table-row>
        <table:table-row table:style-name="Table50.1">
          <table:table-cell table:style-name="Table50.A1" table:number-columns-spanned="4" office:value-type="string">
            <text:p text:style-name="P11"><text:span text:style-name="T6">Request Forwards On:</text:span></text:p>
          </table:table-cell>
          <table:covered-table-cell/>
          <table:covered-table-cell/>
          <table:covered-table-cell/>
          <table:table-cell table:style-name="Table50.A1" table:number-columns-spanned="65535" office:value-type="string">
            <text:p text:style-name="P11"><text:span text:style-name="T6">Purpose</text:span></text:p>
          </table:table-cell>
        </table:table-row>
        <table:table-row table:style-name="Table50.1">
          <table:table-cell table:style-name="Table50.A2" office:value-type="string">
            <text:p text:style-name="P10"><text:span text:style-name="T6">success</text:span></text:p>
          </table:table-cell>
          <table:table-cell table:style-name="Table50.A2" table:number-columns-spanned="3" office:value-type="string">
            <text:p text:style-name="P10"><text:span text:style-name="T6">“/admin/privilege_message.jsp"</text:span></text:p>
          </table:table-cell>
          <table:covered-table-cell/>
          <table:covered-table-cell/>
          <table:table-cell table:style-name="Table50.A2" table:number-columns-spanned="65535" office:value-type="string">
            <text:p text:style-name="P10"><text:span text:style-name="T6">For displaying previously assigned privileges successfully roll-backed.</text:span></text:p>
          </table:table-cell>
        </table:table-row>
        <table:table-row table:style-name="Table50.1">
          <table:table-cell table:style-name="Table50.A2" office:value-type="string">
            <text:p text:style-name="P10"><text:span text:style-name="T6">restore</text:span></text:p>
          </table:table-cell>
          <table:table-cell table:style-name="Table50.A2" table:number-columns-spanned="3" office:value-type="string">
            <text:p text:style-name="P10"><text:span text:style-name="T6">“/admin/privilege_message1.jsp”</text:span></text:p>
          </table:table-cell>
          <table:covered-table-cell/>
          <table:covered-table-cell/>
          <table:table-cell table:style-name="Table50.A2" table:number-columns-spanned="65535" office:value-type="string">
            <text:p text:style-name="P10"><text:span text:style-name="T6">For displaying privileges successfully assigned. </text:span></text:p>
          </table:table-cell>
        </table:table-row>
        <table:table-row table:style-name="Table50.1">
          <table:table-cell table:style-name="Table50.A2" office:value-type="string">
            <text:p text:style-name="P14"/>
          </table:table-cell>
          <table:table-cell table:style-name="Table50.A2" table:number-columns-spanned="3" office:value-type="string">
            <text:p text:style-name="P14"/>
          </table:table-cell>
          <table:covered-table-cell/>
          <table:covered-table-cell/>
          <table:table-cell table:style-name="Table50.A2" table:number-columns-spanned="65535" office:value-type="string">
            <text:p text:style-name="P14"/>
          </table:table-cell>
        </table:table-row>
      </table:table>
      <text:p text:style-name="P58"/>
      <text:p text:style-name="P16"><text:span text:style-name="T6">Tables Used:</text:span></text:p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column table:style-name="Table51.E"/>
        <table:table-row table:style-name="Table51.1">
          <table:table-cell table:style-name="Table51.A1" office:value-type="string">
            <text:p text:style-name="P10"><text:span text:style-name="T6">S.No.</text:span></text:p>
          </table:table-cell>
          <table:table-cell table:style-name="Table51.A1" office:value-type="string">
            <text:p text:style-name="P10"><text:span text:style-name="T6">Table Name</text:span></text:p>
          </table:table-cell>
          <table:table-cell table:style-name="Table51.A1" office:value-type="string">
            <text:p text:style-name="P10"><text:span text:style-name="T6">Select Operation</text:span></text:p>
          </table:table-cell>
          <table:table-cell table:style-name="Table51.A1" office:value-type="string">
            <text:p text:style-name="P10"><text:span text:style-name="T6">Column Used in where clause</text:span></text:p>
          </table:table-cell>
          <table:table-cell table:style-name="Table51.A1" office:value-type="string">
            <text:p text:style-name="P10"><text:span text:style-name="T6">Purpose</text:span></text:p>
          </table:table-cell>
        </table:table-row>
        <table:table-row table:style-name="Table51.1">
          <table:table-cell table:style-name="Table51.A1" office:value-type="string">
            <text:p text:style-name="P10"><text:span text:style-name="T6">1</text:span></text:p>
          </table:table-cell>
          <table:table-cell table:style-name="Table51.A1" office:value-type="string">
            <text:p text:style-name="P10"><text:span text:style-name="T6">login</text:span></text:p>
          </table:table-cell>
          <table:table-cell table:style-name="Table51.A1" office:value-type="string">
            <text:p text:style-name="P10"><text:span text:style-name="T6">user_id</text:span></text:p>
          </table:table-cell>
          <table:table-cell table:style-name="Table51.A1" office:value-type="string">
            <text:p text:style-name="P10"><text:span text:style-name="T10">user_id</text:span></text:p>
          </table:table-cell>
          <table:table-cell table:style-name="Table51.A1" office:value-type="string">
            <text:p text:style-name="P10"><text:span text:style-name="T6">For checking existing user_id in login table for assigning privileges.</text:span></text:p>
          </table:table-cell>
        </table:table-row>
        <table:table-row table:style-name="Table51.1">
          <table:table-cell table:style-name="Table51.A1" office:value-type="string">
            <text:p text:style-name="P10"><text:span text:style-name="T6">2</text:span></text:p>
          </table:table-cell>
          <table:table-cell table:style-name="Table51.A1" office:value-type="string">
            <text:p text:style-name="P10"><text:span text:style-name="T6">privilege</text:span></text:p>
          </table:table-cell>
          <table:table-cell table:style-name="Table51.A1" office:value-type="string">
            <text:p text:style-name="P10"><text:span text:style-name="T6">All columns are retrieved</text:span></text:p>
          </table:table-cell>
          <table:table-cell table:style-name="Table51.A1" office:value-type="string">
            <text:p text:style-name="P10"><text:span text:style-name="T10">staff_id,library_id</text:span></text:p>
          </table:table-cell>
          <table:table-cell table:style-name="Table51.A1" office:value-type="string">
            <text:p text:style-name="P10"><text:span text:style-name="T6">For checking privileges for sub-modules like acquisition, circulation etc. </text:span></text:p>
          </table:table-cell>
        </table:table-row>
        <table:table-row table:style-name="Table51.1">
          <table:table-cell table:style-name="Table51.A1" office:value-type="string">
            <text:p text:style-name="P10"><text:span text:style-name="T6">3</text:span></text:p>
          </table:table-cell>
          <table:table-cell table:style-name="Table51.A1" office:value-type="string">
            <text:p text:style-name="P10"><text:span text:style-name="T6">acq_privilege</text:span></text:p>
          </table:table-cell>
          <table:table-cell table:style-name="Table51.A1" office:value-type="string">
            <text:p text:style-name="P10"><text:span text:style-name="T6">All columns are retrieved</text:span></text:p>
          </table:table-cell>
          <table:table-cell table:style-name="Table51.A1" office:value-type="string">
            <text:p text:style-name="P10"><text:span text:style-name="T10">staff_id,library_id</text:span></text:p>
          </table:table-cell>
          <table:table-cell table:style-name="Table51.A1" office:value-type="string">
            <text:p text:style-name="P10"><text:span text:style-name="T6">For checking privileges for sub-modules of acquisition.</text:span></text:p>
          </table:table-cell>
        </table:table-row>
        <table:table-row table:style-name="Table51.1">
          <table:table-cell table:style-name="Table51.A1" office:value-type="string">
            <text:p text:style-name="P10"><text:span text:style-name="T6">4</text:span></text:p>
          </table:table-cell>
          <table:table-cell table:style-name="Table51.A1" office:value-type="string">
            <text:p text:style-name="P10"><text:span text:style-name="T6">cat_privilege</text:span></text:p>
          </table:table-cell>
          <table:table-cell table:style-name="Table51.A1" office:value-type="string">
            <text:p text:style-name="P10"><text:span text:style-name="T6">All columns are retrieved</text:span></text:p>
          </table:table-cell>
          <table:table-cell table:style-name="Table51.A1" office:value-type="string">
            <text:p text:style-name="P10"><text:span text:style-name="T10">staff_id,library_id</text:span></text:p>
          </table:table-cell>
          <table:table-cell table:style-name="Table51.A1" office:value-type="string">
            <text:p text:style-name="P10"><text:span text:style-name="T6">For checking privileges for sub-modules of cataloging.</text:span></text:p>
          </table:table-cell>
        </table:table-row>
        <table:table-row table:style-name="Table51.1">
          <table:table-cell table:style-name="Table51.A1" office:value-type="string">
            <text:p text:style-name="P10"><text:span text:style-name="T6">5</text:span></text:p>
          </table:table-cell>
          <table:table-cell table:style-name="Table51.A1" office:value-type="string">
            <text:p text:style-name="P10"><text:span text:style-name="T6">cir_privilege</text:span></text:p>
          </table:table-cell>
          <table:table-cell table:style-name="Table51.A1" office:value-type="string">
            <text:p text:style-name="P10"><text:span text:style-name="T6">All columns are retrieved</text:span></text:p>
          </table:table-cell>
          <table:table-cell table:style-name="Table51.A1" office:value-type="string">
            <text:p text:style-name="P10"><text:span text:style-name="T10">staff_id,library_id</text:span></text:p>
          </table:table-cell>
          <table:table-cell table:style-name="Table51.A1" office:value-type="string">
            <text:p text:style-name="P10"><text:span text:style-name="T6">For checking privileges for sub-modules of circulation.</text:span></text:p>
          </table:table-cell>
        </table:table-row>
        <table:table-row table:style-name="Table51.1">
          <table:table-cell table:style-name="Table51.A1" office:value-type="string">
            <text:p text:style-name="P10"><text:span text:style-name="T6">6</text:span></text:p>
          </table:table-cell>
          <table:table-cell table:style-name="Table51.A1" office:value-type="string">
            <text:p text:style-name="P10"><text:span text:style-name="T6">ser_privilege</text:span></text:p>
          </table:table-cell>
          <table:table-cell table:style-name="Table51.A1" office:value-type="string">
            <text:p text:style-name="P10"><text:span text:style-name="T6">All columns are retrieved</text:span></text:p>
          </table:table-cell>
          <table:table-cell table:style-name="Table51.A1" office:value-type="string">
            <text:p text:style-name="P10"><text:span text:style-name="T10">staff_id,library_id</text:span></text:p>
          </table:table-cell>
          <table:table-cell table:style-name="Table51.A1" office:value-type="string">
            <text:p text:style-name="P10"><text:span text:style-name="T6">For checking privileges for sub-modules of serial.</text:span></text:p>
          </table:table-cell>
        </table:table-row>
      </table:table>
      <text:p text:style-name="P4"/>
      <text:p text:style-name="P64"/>
      <text:list xml:id="list706495109" text:continue-list="list2022481894" text:style-name="L16">
        <text:list-item>
          <text:p text:style-name="P67"><text:span text:style-name="T4">View Privileges:</text:span></text:p>
        </text:list-item>
      </text:list>
      <text:p text:style-name="P21"><text:span text:style-name="T4">File Name of View Page:</text:span><text:span text:style-name="T6"> view_privilege.jsp</text:span></text:p>
      <text:p text:style-name="P21"><text:span text:style-name="T6">This view page is used for displaying previously assigned privileges in the menu.</text:span></text:p>
      <text:p text:style-name="P26"/>
      <text:p text:style-name="P6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N" style:letter-kerning="true" style:font-size-asian="10pt" style:language-asian="en" style:country-asian="I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0pt" fo:language="en" fo:country="IN" style:letter-kerning="true" style:font-name-asian="Calibri1" style:font-size-asian="10pt" style:language-asian="en" style:country-asian="IN" style:font-name-complex="Mangal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fo:font-size="11pt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with-next="always"/>
      <style:text-properties fo:color="#4f81bd" style:font-name="Cambria" fo:font-size="13pt" fo:font-weight="bold" style:font-name-asian="Times New Roman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Mangal" style:font-size-complex="13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0.7874in" fo:margin-left="1in" fo:margin-right="1in" style:writing-mode="lr-tb" style:layout-grid-color="#c0c0c0" style:layout-grid-lines="251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raz</meta:initial-creator>
    <dc:creator>Faraz</dc:creator>
    <meta:editing-cycles>11</meta:editing-cycles>
    <meta:creation-date>2011-01-03T11:10:00</meta:creation-date>
    <dc:date>2011-01-04T13:31:00</dc:date>
    <meta:editing-duration>PT00H03M15S</meta:editing-duration>
    <meta:generator>OpenOffice.org/3.1$Linux OpenOffice.org_project/310m19$Build-9420</meta:generator>
    <meta:document-statistic meta:table-count="51" meta:image-count="0" meta:object-count="110" meta:page-count="26" meta:paragraph-count="1705" meta:word-count="4340" meta:character-count="31359"/>
    <meta:template xlink:type="simple" xlink:actuate="onRequest" xlink:title="Normal.dotm" xlink:href=""/>
  </office:meta>
</office:document-meta>
</file>